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7.87cm" svg:y="2.172cm">
            <draw:object draw:notify-on-update-of-ranges="Лист1.B1:Лист1.B1 Лист1.B2:Лист1.B463 Лист1.D1:Лист1.D1 Лист1.D2:Лист1.D463 Лист1.F1:Лист1.F1 Лист1.F2:Лист1.F463 Лист1.H1:Лист1.H1 Лист1.H2:Лист1.H4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il_6min</text:p>
          </table:table-cell>
          <table:table-cell office:value-type="string" calcext:value-type="string">
            <text:p><text:s/>Alfa_6min</text:p>
          </table:table-cell>
          <table:table-cell office:value-type="string" calcext:value-type="string">
            <text:p><text:s/>Toil_8min</text:p>
          </table:table-cell>
          <table:table-cell office:value-type="string" calcext:value-type="string">
            <text:p><text:s/>Alfa_8min</text:p>
          </table:table-cell>
          <table:table-cell office:value-type="string" calcext:value-type="string">
            <text:p><text:s/>Toil_10min</text:p>
          </table:table-cell>
          <table:table-cell office:value-type="string" calcext:value-type="string">
            <text:p><text:s/>Alfa_10min</text:p>
          </table:table-cell>
          <table:table-cell office:value-type="string" calcext:value-type="string">
            <text:p><text:s/>Toil_12min</text:p>
          </table:table-cell>
          <table:table-cell office:value-type="string" calcext:value-type="string">
            <text:p><text:s/>Alfa_12min</text:p>
          </table:table-cell>
          <table:table-cell table:number-columns-repeated="8"/>
        </table:table-row>
        <table:table-row table:style-name="ro1">
          <table:table-cell office:value-type="float" office:value="1.90104" calcext:value-type="float">
            <text:p>1,90104</text:p>
          </table:table-cell>
          <table:table-cell office:value-type="float" office:value="0.46936" calcext:value-type="float">
            <text:p>0,46936</text:p>
          </table:table-cell>
          <table:table-cell office:value-type="float" office:value="1.67905" calcext:value-type="float">
            <text:p>1,67905</text:p>
          </table:table-cell>
          <table:table-cell office:value-type="float" office:value="0.33888" calcext:value-type="float">
            <text:p>0,33888</text:p>
          </table:table-cell>
          <table:table-cell office:value-type="float" office:value="1.54157" calcext:value-type="float">
            <text:p>1,54157</text:p>
          </table:table-cell>
          <table:table-cell office:value-type="float" office:value="0.252806" calcext:value-type="float">
            <text:p>0,252806</text:p>
          </table:table-cell>
          <table:table-cell office:value-type="float" office:value="1.42035" calcext:value-type="float">
            <text:p>1,42035</text:p>
          </table:table-cell>
          <table:table-cell office:value-type="float" office:value="0.172944" calcext:value-type="float">
            <text:p>0,172944</text:p>
          </table:table-cell>
          <table:table-cell/>
          <table:table-cell office:value-type="float" office:value="0.65071" calcext:value-type="float">
            <text:p>0,65071</text:p>
          </table:table-cell>
          <table:table-cell/>
          <table:table-cell office:value-type="float" office:value="0.50287" calcext:value-type="float">
            <text:p>0,50287</text:p>
          </table:table-cell>
          <table:table-cell/>
          <table:table-cell office:value-type="float" office:value="0.406113" calcext:value-type="float">
            <text:p>0,406113</text:p>
          </table:table-cell>
          <table:table-cell/>
          <table:table-cell office:value-type="float" office:value="0.316881" calcext:value-type="float">
            <text:p>0,316881</text:p>
          </table:table-cell>
        </table:table-row>
        <table:table-row table:style-name="ro1">
          <table:table-cell office:value-type="float" office:value="4.44524" calcext:value-type="float">
            <text:p>4,44524</text:p>
          </table:table-cell>
          <table:table-cell office:value-type="float" office:value="0.494802" calcext:value-type="float">
            <text:p>0,494802</text:p>
          </table:table-cell>
          <table:table-cell office:value-type="float" office:value="3.9222" calcext:value-type="float">
            <text:p>3,9222</text:p>
          </table:table-cell>
          <table:table-cell office:value-type="float" office:value="0.361312" calcext:value-type="float">
            <text:p>0,361312</text:p>
          </table:table-cell>
          <table:table-cell office:value-type="float" office:value="3.59889" calcext:value-type="float">
            <text:p>3,59889</text:p>
          </table:table-cell>
          <table:table-cell office:value-type="float" office:value="0.273379" calcext:value-type="float">
            <text:p>0,273379</text:p>
          </table:table-cell>
          <table:table-cell office:value-type="float" office:value="3.31421" calcext:value-type="float">
            <text:p>3,31421</text:p>
          </table:table-cell>
          <table:table-cell office:value-type="float" office:value="0.191882" calcext:value-type="float">
            <text:p>0,191882</text:p>
          </table:table-cell>
          <table:table-cell table:number-columns-repeated="8"/>
        </table:table-row>
        <table:table-row table:style-name="ro1">
          <table:table-cell office:value-type="float" office:value="6.9292" calcext:value-type="float">
            <text:p>6,9292</text:p>
          </table:table-cell>
          <table:table-cell office:value-type="float" office:value="0.519642" calcext:value-type="float">
            <text:p>0,519642</text:p>
          </table:table-cell>
          <table:table-cell office:value-type="float" office:value="6.10911" calcext:value-type="float">
            <text:p>6,10911</text:p>
          </table:table-cell>
          <table:table-cell office:value-type="float" office:value="0.383181" calcext:value-type="float">
            <text:p>0,383181</text:p>
          </table:table-cell>
          <table:table-cell office:value-type="float" office:value="5.60289" calcext:value-type="float">
            <text:p>5,60289</text:p>
          </table:table-cell>
          <table:table-cell office:value-type="float" office:value="0.293419" calcext:value-type="float">
            <text:p>0,293419</text:p>
          </table:table-cell>
          <table:table-cell office:value-type="float" office:value="5.1576" calcext:value-type="float">
            <text:p>5,1576</text:p>
          </table:table-cell>
          <table:table-cell office:value-type="float" office:value="0.210316" calcext:value-type="float">
            <text:p>0,210316</text:p>
          </table:table-cell>
          <table:table-cell table:number-columns-repeated="8"/>
        </table:table-row>
        <table:table-row table:style-name="ro1">
          <table:table-cell office:value-type="float" office:value="9.3337" calcext:value-type="float">
            <text:p>9,3337</text:p>
          </table:table-cell>
          <table:table-cell office:value-type="float" office:value="0.543687" calcext:value-type="float">
            <text:p>0,543687</text:p>
          </table:table-cell>
          <table:table-cell office:value-type="float" office:value="8.22343" calcext:value-type="float">
            <text:p>8,22343</text:p>
          </table:table-cell>
          <table:table-cell office:value-type="float" office:value="0.404324" calcext:value-type="float">
            <text:p>0,404324</text:p>
          </table:table-cell>
          <table:table-cell office:value-type="float" office:value="7.53888" calcext:value-type="float">
            <text:p>7,53888</text:p>
          </table:table-cell>
          <table:table-cell office:value-type="float" office:value="0.312779" calcext:value-type="float">
            <text:p>0,312779</text:p>
          </table:table-cell>
          <table:table-cell office:value-type="float" office:value="6.93722" calcext:value-type="float">
            <text:p>6,93722</text:p>
          </table:table-cell>
          <table:table-cell office:value-type="float" office:value="0.228112" calcext:value-type="float">
            <text:p>0,228112</text:p>
          </table:table-cell>
          <table:table-cell table:number-columns-repeated="8"/>
        </table:table-row>
        <table:table-row table:style-name="ro1">
          <table:table-cell office:value-type="float" office:value="11.6603" calcext:value-type="float">
            <text:p>11,6603</text:p>
          </table:table-cell>
          <table:table-cell office:value-type="float" office:value="0.566953" calcext:value-type="float">
            <text:p>0,566953</text:p>
          </table:table-cell>
          <table:table-cell office:value-type="float" office:value="10.2668" calcext:value-type="float">
            <text:p>10,2668</text:p>
          </table:table-cell>
          <table:table-cell office:value-type="float" office:value="0.424758" calcext:value-type="float">
            <text:p>0,424758</text:p>
          </table:table-cell>
          <table:table-cell office:value-type="float" office:value="9.40859" calcext:value-type="float">
            <text:p>9,40859</text:p>
          </table:table-cell>
          <table:table-cell office:value-type="float" office:value="0.331476" calcext:value-type="float">
            <text:p>0,331476</text:p>
          </table:table-cell>
          <table:table-cell office:value-type="float" office:value="8.65485" calcext:value-type="float">
            <text:p>8,65485</text:p>
          </table:table-cell>
          <table:table-cell office:value-type="float" office:value="0.245288" calcext:value-type="float">
            <text:p>0,245288</text:p>
          </table:table-cell>
          <table:table-cell table:number-columns-repeated="8"/>
        </table:table-row>
        <table:table-row table:style-name="ro1">
          <table:table-cell office:value-type="float" office:value="13.9111" calcext:value-type="float">
            <text:p>13,9111</text:p>
          </table:table-cell>
          <table:table-cell office:value-type="float" office:value="0.589461" calcext:value-type="float">
            <text:p>0,589461</text:p>
          </table:table-cell>
          <table:table-cell office:value-type="float" office:value="12.2415" calcext:value-type="float">
            <text:p>12,2415</text:p>
          </table:table-cell>
          <table:table-cell office:value-type="float" office:value="0.444505" calcext:value-type="float">
            <text:p>0,444505</text:p>
          </table:table-cell>
          <table:table-cell office:value-type="float" office:value="11.2142" calcext:value-type="float">
            <text:p>11,2142</text:p>
          </table:table-cell>
          <table:table-cell office:value-type="float" office:value="0.349532" calcext:value-type="float">
            <text:p>0,349532</text:p>
          </table:table-cell>
          <table:table-cell office:value-type="float" office:value="10.3126" calcext:value-type="float">
            <text:p>10,3126</text:p>
          </table:table-cell>
          <table:table-cell office:value-type="float" office:value="0.261866" calcext:value-type="float">
            <text:p>0,261866</text:p>
          </table:table-cell>
          <table:table-cell table:number-columns-repeated="8"/>
        </table:table-row>
        <table:table-row table:style-name="ro1">
          <table:table-cell office:value-type="float" office:value="16.0885" calcext:value-type="float">
            <text:p>16,0885</text:p>
          </table:table-cell>
          <table:table-cell office:value-type="float" office:value="0.611235" calcext:value-type="float">
            <text:p>0,611235</text:p>
          </table:table-cell>
          <table:table-cell office:value-type="float" office:value="14.1498" calcext:value-type="float">
            <text:p>14,1498</text:p>
          </table:table-cell>
          <table:table-cell office:value-type="float" office:value="0.463588" calcext:value-type="float">
            <text:p>0,463588</text:p>
          </table:table-cell>
          <table:table-cell office:value-type="float" office:value="12.9578" calcext:value-type="float">
            <text:p>12,9578</text:p>
          </table:table-cell>
          <table:table-cell office:value-type="float" office:value="0.366969" calcext:value-type="float">
            <text:p>0,366969</text:p>
          </table:table-cell>
          <table:table-cell office:value-type="float" office:value="11.9125" calcext:value-type="float">
            <text:p>11,9125</text:p>
          </table:table-cell>
          <table:table-cell office:value-type="float" office:value="0.277865" calcext:value-type="float">
            <text:p>0,277865</text:p>
          </table:table-cell>
          <table:table-cell table:number-columns-repeated="8"/>
        </table:table-row>
        <table:table-row table:style-name="ro1">
          <table:table-cell office:value-type="float" office:value="18.1947" calcext:value-type="float">
            <text:p>18,1947</text:p>
          </table:table-cell>
          <table:table-cell office:value-type="float" office:value="0.632297" calcext:value-type="float">
            <text:p>0,632297</text:p>
          </table:table-cell>
          <table:table-cell office:value-type="float" office:value="15.9937" calcext:value-type="float">
            <text:p>15,9937</text:p>
          </table:table-cell>
          <table:table-cell office:value-type="float" office:value="0.482027" calcext:value-type="float">
            <text:p>0,482027</text:p>
          </table:table-cell>
          <table:table-cell office:value-type="float" office:value="14.6417" calcext:value-type="float">
            <text:p>14,6417</text:p>
          </table:table-cell>
          <table:table-cell office:value-type="float" office:value="0.383807" calcext:value-type="float">
            <text:p>0,383807</text:p>
          </table:table-cell>
          <table:table-cell office:value-type="float" office:value="13.4567" calcext:value-type="float">
            <text:p>13,4567</text:p>
          </table:table-cell>
          <table:table-cell office:value-type="float" office:value="0.293307" calcext:value-type="float">
            <text:p>0,293307</text:p>
          </table:table-cell>
          <table:table-cell table:number-columns-repeated="8"/>
        </table:table-row>
        <table:table-row table:style-name="ro1">
          <table:table-cell office:value-type="float" office:value="20.232" calcext:value-type="float">
            <text:p>20,232</text:p>
          </table:table-cell>
          <table:table-cell office:value-type="float" office:value="0.65267" calcext:value-type="float">
            <text:p>0,65267</text:p>
          </table:table-cell>
          <table:table-cell office:value-type="float" office:value="17.7755" calcext:value-type="float">
            <text:p>17,7755</text:p>
          </table:table-cell>
          <table:table-cell office:value-type="float" office:value="0.499845" calcext:value-type="float">
            <text:p>0,499845</text:p>
          </table:table-cell>
          <table:table-cell office:value-type="float" office:value="16.2679" calcext:value-type="float">
            <text:p>16,2679</text:p>
          </table:table-cell>
          <table:table-cell office:value-type="float" office:value="0.400069" calcext:value-type="float">
            <text:p>0,400069</text:p>
          </table:table-cell>
          <table:table-cell office:value-type="float" office:value="14.9472" calcext:value-type="float">
            <text:p>14,9472</text:p>
          </table:table-cell>
          <table:table-cell office:value-type="float" office:value="0.308212" calcext:value-type="float">
            <text:p>0,308212</text:p>
          </table:table-cell>
          <table:table-cell table:number-columns-repeated="8"/>
        </table:table-row>
        <table:table-row table:style-name="ro1">
          <table:table-cell office:value-type="float" office:value="22.2025" calcext:value-type="float">
            <text:p>22,2025</text:p>
          </table:table-cell>
          <table:table-cell office:value-type="float" office:value="0.672375" calcext:value-type="float">
            <text:p>0,672375</text:p>
          </table:table-cell>
          <table:table-cell office:value-type="float" office:value="19.4974" calcext:value-type="float">
            <text:p>19,4974</text:p>
          </table:table-cell>
          <table:table-cell office:value-type="float" office:value="0.517064" calcext:value-type="float">
            <text:p>0,517064</text:p>
          </table:table-cell>
          <table:table-cell office:value-type="float" office:value="17.8384" calcext:value-type="float">
            <text:p>17,8384</text:p>
          </table:table-cell>
          <table:table-cell office:value-type="float" office:value="0.415774" calcext:value-type="float">
            <text:p>0,415774</text:p>
          </table:table-cell>
          <table:table-cell office:value-type="float" office:value="16.386" calcext:value-type="float">
            <text:p>16,386</text:p>
          </table:table-cell>
          <table:table-cell office:value-type="float" office:value="0.3226" calcext:value-type="float">
            <text:p>0,3226</text:p>
          </table:table-cell>
          <table:table-cell table:number-columns-repeated="8"/>
        </table:table-row>
        <table:table-row table:style-name="ro1">
          <table:table-cell office:value-type="float" office:value="24.1087" calcext:value-type="float">
            <text:p>24,1087</text:p>
          </table:table-cell>
          <table:table-cell office:value-type="float" office:value="0.691437" calcext:value-type="float">
            <text:p>0,691437</text:p>
          </table:table-cell>
          <table:table-cell office:value-type="float" office:value="21.1615" calcext:value-type="float">
            <text:p>21,1615</text:p>
          </table:table-cell>
          <table:table-cell office:value-type="float" office:value="0.533705" calcext:value-type="float">
            <text:p>0,533705</text:p>
          </table:table-cell>
          <table:table-cell office:value-type="float" office:value="19.3555" calcext:value-type="float">
            <text:p>19,3555</text:p>
          </table:table-cell>
          <table:table-cell office:value-type="float" office:value="0.430945" calcext:value-type="float">
            <text:p>0,430945</text:p>
          </table:table-cell>
          <table:table-cell office:value-type="float" office:value="17.7751" calcext:value-type="float">
            <text:p>17,7751</text:p>
          </table:table-cell>
          <table:table-cell office:value-type="float" office:value="0.336491" calcext:value-type="float">
            <text:p>0,336491</text:p>
          </table:table-cell>
          <table:table-cell table:number-columns-repeated="8"/>
        </table:table-row>
        <table:table-row table:style-name="ro1">
          <table:table-cell office:value-type="float" office:value="25.9526" calcext:value-type="float">
            <text:p>25,9526</text:p>
          </table:table-cell>
          <table:table-cell office:value-type="float" office:value="0.709875" calcext:value-type="float">
            <text:p>0,709875</text:p>
          </table:table-cell>
          <table:table-cell office:value-type="float" office:value="22.7699" calcext:value-type="float">
            <text:p>22,7699</text:p>
          </table:table-cell>
          <table:table-cell office:value-type="float" office:value="0.549789" calcext:value-type="float">
            <text:p>0,549789</text:p>
          </table:table-cell>
          <table:table-cell office:value-type="float" office:value="20.8209" calcext:value-type="float">
            <text:p>20,8209</text:p>
          </table:table-cell>
          <table:table-cell office:value-type="float" office:value="0.445599" calcext:value-type="float">
            <text:p>0,445599</text:p>
          </table:table-cell>
          <table:table-cell office:value-type="float" office:value="19.1163" calcext:value-type="float">
            <text:p>19,1163</text:p>
          </table:table-cell>
          <table:table-cell office:value-type="float" office:value="0.349903" calcext:value-type="float">
            <text:p>0,349903</text:p>
          </table:table-cell>
          <table:table-cell table:number-columns-repeated="8"/>
        </table:table-row>
        <table:table-row table:style-name="ro1">
          <table:table-cell office:value-type="float" office:value="27.7363" calcext:value-type="float">
            <text:p>27,7363</text:p>
          </table:table-cell>
          <table:table-cell office:value-type="float" office:value="0.727713" calcext:value-type="float">
            <text:p>0,727713</text:p>
          </table:table-cell>
          <table:table-cell office:value-type="float" office:value="24.3246" calcext:value-type="float">
            <text:p>24,3246</text:p>
          </table:table-cell>
          <table:table-cell office:value-type="float" office:value="0.565336" calcext:value-type="float">
            <text:p>0,565336</text:p>
          </table:table-cell>
          <table:table-cell office:value-type="float" office:value="22.2367" calcext:value-type="float">
            <text:p>22,2367</text:p>
          </table:table-cell>
          <table:table-cell office:value-type="float" office:value="0.459757" calcext:value-type="float">
            <text:p>0,459757</text:p>
          </table:table-cell>
          <table:table-cell office:value-type="float" office:value="20.4115" calcext:value-type="float">
            <text:p>20,4115</text:p>
          </table:table-cell>
          <table:table-cell office:value-type="float" office:value="0.362855" calcext:value-type="float">
            <text:p>0,362855</text:p>
          </table:table-cell>
          <table:table-cell table:number-columns-repeated="8"/>
        </table:table-row>
        <table:table-row table:style-name="ro1">
          <table:table-cell office:value-type="float" office:value="29.4621" calcext:value-type="float">
            <text:p>29,4621</text:p>
          </table:table-cell>
          <table:table-cell office:value-type="float" office:value="0.744971" calcext:value-type="float">
            <text:p>0,744971</text:p>
          </table:table-cell>
          <table:table-cell office:value-type="float" office:value="25.8276" calcext:value-type="float">
            <text:p>25,8276</text:p>
          </table:table-cell>
          <table:table-cell office:value-type="float" office:value="0.580366" calcext:value-type="float">
            <text:p>0,580366</text:p>
          </table:table-cell>
          <table:table-cell office:value-type="float" office:value="23.6048" calcext:value-type="float">
            <text:p>23,6048</text:p>
          </table:table-cell>
          <table:table-cell office:value-type="float" office:value="0.473438" calcext:value-type="float">
            <text:p>0,473438</text:p>
          </table:table-cell>
          <table:table-cell office:value-type="float" office:value="21.6625" calcext:value-type="float">
            <text:p>21,6625</text:p>
          </table:table-cell>
          <table:table-cell office:value-type="float" office:value="0.375365" calcext:value-type="float">
            <text:p>0,375365</text:p>
          </table:table-cell>
          <table:table-cell table:number-columns-repeated="8"/>
        </table:table-row>
        <table:table-row table:style-name="ro1">
          <table:table-cell office:value-type="float" office:value="31.1319" calcext:value-type="float">
            <text:p>31,1319</text:p>
          </table:table-cell>
          <table:table-cell office:value-type="float" office:value="0.761669" calcext:value-type="float">
            <text:p>0,761669</text:p>
          </table:table-cell>
          <table:table-cell office:value-type="float" office:value="27.2808" calcext:value-type="float">
            <text:p>27,2808</text:p>
          </table:table-cell>
          <table:table-cell office:value-type="float" office:value="0.594898" calcext:value-type="float">
            <text:p>0,594898</text:p>
          </table:table-cell>
          <table:table-cell office:value-type="float" office:value="24.9269" calcext:value-type="float">
            <text:p>24,9269</text:p>
          </table:table-cell>
          <table:table-cell office:value-type="float" office:value="0.486659" calcext:value-type="float">
            <text:p>0,486659</text:p>
          </table:table-cell>
          <table:table-cell office:value-type="float" office:value="22.8711" calcext:value-type="float">
            <text:p>22,8711</text:p>
          </table:table-cell>
          <table:table-cell office:value-type="float" office:value="0.387451" calcext:value-type="float">
            <text:p>0,387451</text:p>
          </table:table-cell>
          <table:table-cell table:number-columns-repeated="8"/>
        </table:table-row>
        <table:table-row table:style-name="ro1">
          <table:table-cell office:value-type="float" office:value="32.7478" calcext:value-type="float">
            <text:p>32,7478</text:p>
          </table:table-cell>
          <table:table-cell office:value-type="float" office:value="0.777828" calcext:value-type="float">
            <text:p>0,777828</text:p>
          </table:table-cell>
          <table:table-cell office:value-type="float" office:value="28.686" calcext:value-type="float">
            <text:p>28,686</text:p>
          </table:table-cell>
          <table:table-cell office:value-type="float" office:value="0.60895" calcext:value-type="float">
            <text:p>0,60895</text:p>
          </table:table-cell>
          <table:table-cell office:value-type="float" office:value="26.2049" calcext:value-type="float">
            <text:p>26,2049</text:p>
          </table:table-cell>
          <table:table-cell office:value-type="float" office:value="0.499439" calcext:value-type="float">
            <text:p>0,499439</text:p>
          </table:table-cell>
          <table:table-cell office:value-type="float" office:value="24.0388" calcext:value-type="float">
            <text:p>24,0388</text:p>
          </table:table-cell>
          <table:table-cell office:value-type="float" office:value="0.399128" calcext:value-type="float">
            <text:p>0,399128</text:p>
          </table:table-cell>
          <table:table-cell table:number-columns-repeated="8"/>
        </table:table-row>
        <table:table-row table:style-name="ro1">
          <table:table-cell office:value-type="float" office:value="34.3116" calcext:value-type="float">
            <text:p>34,3116</text:p>
          </table:table-cell>
          <table:table-cell office:value-type="float" office:value="0.793466" calcext:value-type="float">
            <text:p>0,793466</text:p>
          </table:table-cell>
          <table:table-cell office:value-type="float" office:value="30.0452" calcext:value-type="float">
            <text:p>30,0452</text:p>
          </table:table-cell>
          <table:table-cell office:value-type="float" office:value="0.622542" calcext:value-type="float">
            <text:p>0,622542</text:p>
          </table:table-cell>
          <table:table-cell office:value-type="float" office:value="27.4404" calcext:value-type="float">
            <text:p>27,4404</text:p>
          </table:table-cell>
          <table:table-cell office:value-type="float" office:value="0.511794" calcext:value-type="float">
            <text:p>0,511794</text:p>
          </table:table-cell>
          <table:table-cell office:value-type="float" office:value="25.1672" calcext:value-type="float">
            <text:p>25,1672</text:p>
          </table:table-cell>
          <table:table-cell office:value-type="float" office:value="0.410412" calcext:value-type="float">
            <text:p>0,410412</text:p>
          </table:table-cell>
          <table:table-cell table:number-columns-repeated="8"/>
        </table:table-row>
        <table:table-row table:style-name="ro1">
          <table:table-cell office:value-type="float" office:value="35.8254" calcext:value-type="float">
            <text:p>35,8254</text:p>
          </table:table-cell>
          <table:table-cell office:value-type="float" office:value="0.808604" calcext:value-type="float">
            <text:p>0,808604</text:p>
          </table:table-cell>
          <table:table-cell office:value-type="float" office:value="31.3599" calcext:value-type="float">
            <text:p>31,3599</text:p>
          </table:table-cell>
          <table:table-cell office:value-type="float" office:value="0.635689" calcext:value-type="float">
            <text:p>0,635689</text:p>
          </table:table-cell>
          <table:table-cell office:value-type="float" office:value="28.635" calcext:value-type="float">
            <text:p>28,635</text:p>
          </table:table-cell>
          <table:table-cell office:value-type="float" office:value="0.52374" calcext:value-type="float">
            <text:p>0,52374</text:p>
          </table:table-cell>
          <table:table-cell office:value-type="float" office:value="26.258" calcext:value-type="float">
            <text:p>26,258</text:p>
          </table:table-cell>
          <table:table-cell office:value-type="float" office:value="0.42132" calcext:value-type="float">
            <text:p>0,42132</text:p>
          </table:table-cell>
          <table:table-cell table:number-columns-repeated="8"/>
        </table:table-row>
        <table:table-row table:style-name="ro1">
          <table:table-cell office:value-type="float" office:value="37.2908" calcext:value-type="float">
            <text:p>37,2908</text:p>
          </table:table-cell>
          <table:table-cell office:value-type="float" office:value="0.823258" calcext:value-type="float">
            <text:p>0,823258</text:p>
          </table:table-cell>
          <table:table-cell office:value-type="float" office:value="32.6319" calcext:value-type="float">
            <text:p>32,6319</text:p>
          </table:table-cell>
          <table:table-cell office:value-type="float" office:value="0.64841" calcext:value-type="float">
            <text:p>0,64841</text:p>
          </table:table-cell>
          <table:table-cell office:value-type="float" office:value="29.7905" calcext:value-type="float">
            <text:p>29,7905</text:p>
          </table:table-cell>
          <table:table-cell office:value-type="float" office:value="0.535295" calcext:value-type="float">
            <text:p>0,535295</text:p>
          </table:table-cell>
          <table:table-cell office:value-type="float" office:value="27.3127" calcext:value-type="float">
            <text:p>27,3127</text:p>
          </table:table-cell>
          <table:table-cell office:value-type="float" office:value="0.431867" calcext:value-type="float">
            <text:p>0,431867</text:p>
          </table:table-cell>
          <table:table-cell table:number-columns-repeated="8"/>
        </table:table-row>
        <table:table-row table:style-name="ro1">
          <table:table-cell office:value-type="float" office:value="38.7098" calcext:value-type="float">
            <text:p>38,7098</text:p>
          </table:table-cell>
          <table:table-cell office:value-type="float" office:value="0.837448" calcext:value-type="float">
            <text:p>0,837448</text:p>
          </table:table-cell>
          <table:table-cell office:value-type="float" office:value="33.8629" calcext:value-type="float">
            <text:p>33,8629</text:p>
          </table:table-cell>
          <table:table-cell office:value-type="float" office:value="0.660719" calcext:value-type="float">
            <text:p>0,660719</text:p>
          </table:table-cell>
          <table:table-cell office:value-type="float" office:value="30.9082" calcext:value-type="float">
            <text:p>30,9082</text:p>
          </table:table-cell>
          <table:table-cell office:value-type="float" office:value="0.546472" calcext:value-type="float">
            <text:p>0,546472</text:p>
          </table:table-cell>
          <table:table-cell office:value-type="float" office:value="28.3326" calcext:value-type="float">
            <text:p>28,3326</text:p>
          </table:table-cell>
          <table:table-cell office:value-type="float" office:value="0.442066" calcext:value-type="float">
            <text:p>0,442066</text:p>
          </table:table-cell>
          <table:table-cell table:number-columns-repeated="8"/>
        </table:table-row>
        <table:table-row table:style-name="ro1">
          <table:table-cell office:value-type="float" office:value="40.0839" calcext:value-type="float">
            <text:p>40,0839</text:p>
          </table:table-cell>
          <table:table-cell office:value-type="float" office:value="1.3446" calcext:value-type="float">
            <text:p>1,3446</text:p>
          </table:table-cell>
          <table:table-cell office:value-type="float" office:value="35.0544" calcext:value-type="float">
            <text:p>35,0544</text:p>
          </table:table-cell>
          <table:table-cell office:value-type="float" office:value="0.672634" calcext:value-type="float">
            <text:p>0,672634</text:p>
          </table:table-cell>
          <table:table-cell office:value-type="float" office:value="31.9898" calcext:value-type="float">
            <text:p>31,9898</text:p>
          </table:table-cell>
          <table:table-cell office:value-type="float" office:value="0.557288" calcext:value-type="float">
            <text:p>0,557288</text:p>
          </table:table-cell>
          <table:table-cell office:value-type="float" office:value="29.3192" calcext:value-type="float">
            <text:p>29,3192</text:p>
          </table:table-cell>
          <table:table-cell office:value-type="float" office:value="0.451932" calcext:value-type="float">
            <text:p>0,451932</text:p>
          </table:table-cell>
          <table:table-cell table:number-columns-repeated="8"/>
        </table:table-row>
        <table:table-row table:style-name="ro1">
          <table:table-cell office:value-type="float" office:value="39.4303" calcext:value-type="float">
            <text:p>39,4303</text:p>
          </table:table-cell>
          <table:table-cell office:value-type="float" office:value="1.30283" calcext:value-type="float">
            <text:p>1,30283</text:p>
          </table:table-cell>
          <table:table-cell office:value-type="float" office:value="34.5286" calcext:value-type="float">
            <text:p>34,5286</text:p>
          </table:table-cell>
          <table:table-cell office:value-type="float" office:value="0.667376" calcext:value-type="float">
            <text:p>0,667376</text:p>
          </table:table-cell>
          <table:table-cell office:value-type="float" office:value="31.54" calcext:value-type="float">
            <text:p>31,54</text:p>
          </table:table-cell>
          <table:table-cell office:value-type="float" office:value="0.55279" calcext:value-type="float">
            <text:p>0,55279</text:p>
          </table:table-cell>
          <table:table-cell office:value-type="float" office:value="28.9346" calcext:value-type="float">
            <text:p>28,9346</text:p>
          </table:table-cell>
          <table:table-cell office:value-type="float" office:value="0.448086" calcext:value-type="float">
            <text:p>0,448086</text:p>
          </table:table-cell>
          <table:table-cell table:number-columns-repeated="8"/>
        </table:table-row>
        <table:table-row table:style-name="ro1">
          <table:table-cell office:value-type="float" office:value="38.1529" calcext:value-type="float">
            <text:p>38,1529</text:p>
          </table:table-cell>
          <table:table-cell office:value-type="float" office:value="0.831879" calcext:value-type="float">
            <text:p>0,831879</text:p>
          </table:table-cell>
          <table:table-cell office:value-type="float" office:value="33.4689" calcext:value-type="float">
            <text:p>33,4689</text:p>
          </table:table-cell>
          <table:table-cell office:value-type="float" office:value="0.656779" calcext:value-type="float">
            <text:p>0,656779</text:p>
          </table:table-cell>
          <table:table-cell office:value-type="float" office:value="30.611" calcext:value-type="float">
            <text:p>30,611</text:p>
          </table:table-cell>
          <table:table-cell office:value-type="float" office:value="0.5435" calcext:value-type="float">
            <text:p>0,5435</text:p>
          </table:table-cell>
          <table:table-cell office:value-type="float" office:value="28.1183" calcext:value-type="float">
            <text:p>28,1183</text:p>
          </table:table-cell>
          <table:table-cell office:value-type="float" office:value="0.439923" calcext:value-type="float">
            <text:p>0,439923</text:p>
          </table:table-cell>
          <table:table-cell table:number-columns-repeated="8"/>
        </table:table-row>
        <table:table-row table:style-name="ro1">
          <table:table-cell office:value-type="float" office:value="36.9349" calcext:value-type="float">
            <text:p>36,9349</text:p>
          </table:table-cell>
          <table:table-cell office:value-type="float" office:value="0.819698" calcext:value-type="float">
            <text:p>0,819698</text:p>
          </table:table-cell>
          <table:table-cell office:value-type="float" office:value="32.4573" calcext:value-type="float">
            <text:p>32,4573</text:p>
          </table:table-cell>
          <table:table-cell office:value-type="float" office:value="0.646663" calcext:value-type="float">
            <text:p>0,646663</text:p>
          </table:table-cell>
          <table:table-cell office:value-type="float" office:value="29.7236" calcext:value-type="float">
            <text:p>29,7236</text:p>
          </table:table-cell>
          <table:table-cell office:value-type="float" office:value="0.534626" calcext:value-type="float">
            <text:p>0,534626</text:p>
          </table:table-cell>
          <table:table-cell office:value-type="float" office:value="27.3382" calcext:value-type="float">
            <text:p>27,3382</text:p>
          </table:table-cell>
          <table:table-cell office:value-type="float" office:value="0.432122" calcext:value-type="float">
            <text:p>0,432122</text:p>
          </table:table-cell>
          <table:table-cell table:number-columns-repeated="8"/>
        </table:table-row>
        <table:table-row table:style-name="ro1">
          <table:table-cell office:value-type="float" office:value="35.7855" calcext:value-type="float">
            <text:p>35,7855</text:p>
          </table:table-cell>
          <table:table-cell office:value-type="float" office:value="0.808205" calcext:value-type="float">
            <text:p>0,808205</text:p>
          </table:table-cell>
          <table:table-cell office:value-type="float" office:value="31.5023" calcext:value-type="float">
            <text:p>31,5023</text:p>
          </table:table-cell>
          <table:table-cell office:value-type="float" office:value="0.637113" calcext:value-type="float">
            <text:p>0,637113</text:p>
          </table:table-cell>
          <table:table-cell office:value-type="float" office:value="28.8858" calcext:value-type="float">
            <text:p>28,8858</text:p>
          </table:table-cell>
          <table:table-cell office:value-type="float" office:value="0.526248" calcext:value-type="float">
            <text:p>0,526248</text:p>
          </table:table-cell>
          <table:table-cell office:value-type="float" office:value="26.6015" calcext:value-type="float">
            <text:p>26,6015</text:p>
          </table:table-cell>
          <table:table-cell office:value-type="float" office:value="0.424755" calcext:value-type="float">
            <text:p>0,424755</text:p>
          </table:table-cell>
          <table:table-cell table:number-columns-repeated="8"/>
        </table:table-row>
        <table:table-row table:style-name="ro1">
          <table:table-cell office:value-type="float" office:value="34.7004" calcext:value-type="float">
            <text:p>34,7004</text:p>
          </table:table-cell>
          <table:table-cell office:value-type="float" office:value="0.797353" calcext:value-type="float">
            <text:p>0,797353</text:p>
          </table:table-cell>
          <table:table-cell office:value-type="float" office:value="30.6004" calcext:value-type="float">
            <text:p>30,6004</text:p>
          </table:table-cell>
          <table:table-cell office:value-type="float" office:value="0.628094" calcext:value-type="float">
            <text:p>0,628094</text:p>
          </table:table-cell>
          <table:table-cell office:value-type="float" office:value="28.0943" calcext:value-type="float">
            <text:p>28,0943</text:p>
          </table:table-cell>
          <table:table-cell office:value-type="float" office:value="0.518333" calcext:value-type="float">
            <text:p>0,518333</text:p>
          </table:table-cell>
          <table:table-cell office:value-type="float" office:value="25.9056" calcext:value-type="float">
            <text:p>25,9056</text:p>
          </table:table-cell>
          <table:table-cell office:value-type="float" office:value="0.417796" calcext:value-type="float">
            <text:p>0,417796</text:p>
          </table:table-cell>
          <table:table-cell table:number-columns-repeated="8"/>
        </table:table-row>
        <table:table-row table:style-name="ro1">
          <table:table-cell office:value-type="float" office:value="33.6754" calcext:value-type="float">
            <text:p>33,6754</text:p>
          </table:table-cell>
          <table:table-cell office:value-type="float" office:value="0.787104" calcext:value-type="float">
            <text:p>0,787104</text:p>
          </table:table-cell>
          <table:table-cell office:value-type="float" office:value="29.7481" calcext:value-type="float">
            <text:p>29,7481</text:p>
          </table:table-cell>
          <table:table-cell office:value-type="float" office:value="0.619571" calcext:value-type="float">
            <text:p>0,619571</text:p>
          </table:table-cell>
          <table:table-cell office:value-type="float" office:value="27.3463" calcext:value-type="float">
            <text:p>27,3463</text:p>
          </table:table-cell>
          <table:table-cell office:value-type="float" office:value="0.510853" calcext:value-type="float">
            <text:p>0,510853</text:p>
          </table:table-cell>
          <table:table-cell office:value-type="float" office:value="25.2479" calcext:value-type="float">
            <text:p>25,2479</text:p>
          </table:table-cell>
          <table:table-cell office:value-type="float" office:value="0.411219" calcext:value-type="float">
            <text:p>0,411219</text:p>
          </table:table-cell>
          <table:table-cell table:number-columns-repeated="8"/>
        </table:table-row>
        <table:table-row table:style-name="ro1">
          <table:table-cell office:value-type="float" office:value="32.7068" calcext:value-type="float">
            <text:p>32,7068</text:p>
          </table:table-cell>
          <table:table-cell office:value-type="float" office:value="0.777418" calcext:value-type="float">
            <text:p>0,777418</text:p>
          </table:table-cell>
          <table:table-cell office:value-type="float" office:value="28.9425" calcext:value-type="float">
            <text:p>28,9425</text:p>
          </table:table-cell>
          <table:table-cell office:value-type="float" office:value="0.611515" calcext:value-type="float">
            <text:p>0,611515</text:p>
          </table:table-cell>
          <table:table-cell office:value-type="float" office:value="26.6392" calcext:value-type="float">
            <text:p>26,6392</text:p>
          </table:table-cell>
          <table:table-cell office:value-type="float" office:value="0.503782" calcext:value-type="float">
            <text:p>0,503782</text:p>
          </table:table-cell>
          <table:table-cell office:value-type="float" office:value="24.6262" calcext:value-type="float">
            <text:p>24,6262</text:p>
          </table:table-cell>
          <table:table-cell office:value-type="float" office:value="0.405002" calcext:value-type="float">
            <text:p>0,405002</text:p>
          </table:table-cell>
          <table:table-cell table:number-columns-repeated="8"/>
        </table:table-row>
        <table:table-row table:style-name="ro1">
          <table:table-cell office:value-type="float" office:value="31.7911" calcext:value-type="float">
            <text:p>31,7911</text:p>
          </table:table-cell>
          <table:table-cell office:value-type="float" office:value="0.768261" calcext:value-type="float">
            <text:p>0,768261</text:p>
          </table:table-cell>
          <table:table-cell office:value-type="float" office:value="28.1807" calcext:value-type="float">
            <text:p>28,1807</text:p>
          </table:table-cell>
          <table:table-cell office:value-type="float" office:value="0.603897" calcext:value-type="float">
            <text:p>0,603897</text:p>
          </table:table-cell>
          <table:table-cell office:value-type="float" office:value="25.9706" calcext:value-type="float">
            <text:p>25,9706</text:p>
          </table:table-cell>
          <table:table-cell office:value-type="float" office:value="0.497095" calcext:value-type="float">
            <text:p>0,497095</text:p>
          </table:table-cell>
          <table:table-cell office:value-type="float" office:value="24.0382" calcext:value-type="float">
            <text:p>24,0382</text:p>
          </table:table-cell>
          <table:table-cell office:value-type="float" office:value="0.399122" calcext:value-type="float">
            <text:p>0,399122</text:p>
          </table:table-cell>
          <table:table-cell table:number-columns-repeated="8"/>
        </table:table-row>
        <table:table-row table:style-name="ro1">
          <table:table-cell office:value-type="float" office:value="30.9251" calcext:value-type="float">
            <text:p>30,9251</text:p>
          </table:table-cell>
          <table:table-cell office:value-type="float" office:value="0.759601" calcext:value-type="float">
            <text:p>0,759601</text:p>
          </table:table-cell>
          <table:table-cell office:value-type="float" office:value="27.4601" calcext:value-type="float">
            <text:p>27,4601</text:p>
          </table:table-cell>
          <table:table-cell office:value-type="float" office:value="0.596691" calcext:value-type="float">
            <text:p>0,596691</text:p>
          </table:table-cell>
          <table:table-cell office:value-type="float" office:value="25.338" calcext:value-type="float">
            <text:p>25,338</text:p>
          </table:table-cell>
          <table:table-cell office:value-type="float" office:value="0.49077" calcext:value-type="float">
            <text:p>0,49077</text:p>
          </table:table-cell>
          <table:table-cell office:value-type="float" office:value="23.4821" calcext:value-type="float">
            <text:p>23,4821</text:p>
          </table:table-cell>
          <table:table-cell office:value-type="float" office:value="0.393561" calcext:value-type="float">
            <text:p>0,393561</text:p>
          </table:table-cell>
          <table:table-cell table:number-columns-repeated="8"/>
        </table:table-row>
        <table:table-row table:style-name="ro1">
          <table:table-cell office:value-type="float" office:value="30.1057" calcext:value-type="float">
            <text:p>30,1057</text:p>
          </table:table-cell>
          <table:table-cell office:value-type="float" office:value="0.751407" calcext:value-type="float">
            <text:p>0,751407</text:p>
          </table:table-cell>
          <table:table-cell office:value-type="float" office:value="26.7781" calcext:value-type="float">
            <text:p>26,7781</text:p>
          </table:table-cell>
          <table:table-cell office:value-type="float" office:value="0.589871" calcext:value-type="float">
            <text:p>0,589871</text:p>
          </table:table-cell>
          <table:table-cell office:value-type="float" office:value="24.7394" calcext:value-type="float">
            <text:p>24,7394</text:p>
          </table:table-cell>
          <table:table-cell office:value-type="float" office:value="0.484784" calcext:value-type="float">
            <text:p>0,484784</text:p>
          </table:table-cell>
          <table:table-cell office:value-type="float" office:value="22.9558" calcext:value-type="float">
            <text:p>22,9558</text:p>
          </table:table-cell>
          <table:table-cell office:value-type="float" office:value="0.388298" calcext:value-type="float">
            <text:p>0,388298</text:p>
          </table:table-cell>
          <table:table-cell table:number-columns-repeated="8"/>
        </table:table-row>
        <table:table-row table:style-name="ro1">
          <table:table-cell office:value-type="float" office:value="29.3301" calcext:value-type="float">
            <text:p>29,3301</text:p>
          </table:table-cell>
          <table:table-cell office:value-type="float" office:value="0.743651" calcext:value-type="float">
            <text:p>0,743651</text:p>
          </table:table-cell>
          <table:table-cell office:value-type="float" office:value="26.1325" calcext:value-type="float">
            <text:p>26,1325</text:p>
          </table:table-cell>
          <table:table-cell office:value-type="float" office:value="0.583415" calcext:value-type="float">
            <text:p>0,583415</text:p>
          </table:table-cell>
          <table:table-cell office:value-type="float" office:value="24.1727" calcext:value-type="float">
            <text:p>24,1727</text:p>
          </table:table-cell>
          <table:table-cell office:value-type="float" office:value="0.479117" calcext:value-type="float">
            <text:p>0,479117</text:p>
          </table:table-cell>
          <table:table-cell office:value-type="float" office:value="22.4578" calcext:value-type="float">
            <text:p>22,4578</text:p>
          </table:table-cell>
          <table:table-cell office:value-type="float" office:value="0.383318" calcext:value-type="float">
            <text:p>0,383318</text:p>
          </table:table-cell>
          <table:table-cell table:number-columns-repeated="8"/>
        </table:table-row>
        <table:table-row table:style-name="ro1">
          <table:table-cell office:value-type="float" office:value="28.5957" calcext:value-type="float">
            <text:p>28,5957</text:p>
          </table:table-cell>
          <table:table-cell office:value-type="float" office:value="0.736307" calcext:value-type="float">
            <text:p>0,736307</text:p>
          </table:table-cell>
          <table:table-cell office:value-type="float" office:value="25.5212" calcext:value-type="float">
            <text:p>25,5212</text:p>
          </table:table-cell>
          <table:table-cell office:value-type="float" office:value="0.577302" calcext:value-type="float">
            <text:p>0,577302</text:p>
          </table:table-cell>
          <table:table-cell office:value-type="float" office:value="23.6361" calcext:value-type="float">
            <text:p>23,6361</text:p>
          </table:table-cell>
          <table:table-cell office:value-type="float" office:value="0.473751" calcext:value-type="float">
            <text:p>0,473751</text:p>
          </table:table-cell>
          <table:table-cell office:value-type="float" office:value="21.9862" calcext:value-type="float">
            <text:p>21,9862</text:p>
          </table:table-cell>
          <table:table-cell office:value-type="float" office:value="0.378602" calcext:value-type="float">
            <text:p>0,378602</text:p>
          </table:table-cell>
          <table:table-cell table:number-columns-repeated="8"/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0.72935" calcext:value-type="float">
            <text:p>0,72935</text:p>
          </table:table-cell>
          <table:table-cell office:value-type="float" office:value="24.9421" calcext:value-type="float">
            <text:p>24,9421</text:p>
          </table:table-cell>
          <table:table-cell office:value-type="float" office:value="0.57151" calcext:value-type="float">
            <text:p>0,57151</text:p>
          </table:table-cell>
          <table:table-cell office:value-type="float" office:value="23.1279" calcext:value-type="float">
            <text:p>23,1279</text:p>
          </table:table-cell>
          <table:table-cell office:value-type="float" office:value="0.468669" calcext:value-type="float">
            <text:p>0,468669</text:p>
          </table:table-cell>
          <table:table-cell office:value-type="float" office:value="21.5396" calcext:value-type="float">
            <text:p>21,5396</text:p>
          </table:table-cell>
          <table:table-cell office:value-type="float" office:value="0.374136" calcext:value-type="float">
            <text:p>0,374136</text:p>
          </table:table-cell>
          <table:table-cell table:number-columns-repeated="8"/>
        </table:table-row>
        <table:table-row table:style-name="ro1">
          <table:table-cell office:value-type="float" office:value="27.2406" calcext:value-type="float">
            <text:p>27,2406</text:p>
          </table:table-cell>
          <table:table-cell office:value-type="float" office:value="0.722756" calcext:value-type="float">
            <text:p>0,722756</text:p>
          </table:table-cell>
          <table:table-cell office:value-type="float" office:value="24.3932" calcext:value-type="float">
            <text:p>24,3932</text:p>
          </table:table-cell>
          <table:table-cell office:value-type="float" office:value="0.566022" calcext:value-type="float">
            <text:p>0,566022</text:p>
          </table:table-cell>
          <table:table-cell office:value-type="float" office:value="22.6463" calcext:value-type="float">
            <text:p>22,6463</text:p>
          </table:table-cell>
          <table:table-cell office:value-type="float" office:value="0.463853" calcext:value-type="float">
            <text:p>0,463853</text:p>
          </table:table-cell>
          <table:table-cell office:value-type="float" office:value="21.1165" calcext:value-type="float">
            <text:p>21,1165</text:p>
          </table:table-cell>
          <table:table-cell office:value-type="float" office:value="0.369905" calcext:value-type="float">
            <text:p>0,369905</text:p>
          </table:table-cell>
          <table:table-cell table:number-columns-repeated="8"/>
        </table:table-row>
        <table:table-row table:style-name="ro1">
          <table:table-cell office:value-type="float" office:value="26.6156" calcext:value-type="float">
            <text:p>26,6156</text:p>
          </table:table-cell>
          <table:table-cell office:value-type="float" office:value="0.716506" calcext:value-type="float">
            <text:p>0,716506</text:p>
          </table:table-cell>
          <table:table-cell office:value-type="float" office:value="23.8729" calcext:value-type="float">
            <text:p>23,8729</text:p>
          </table:table-cell>
          <table:table-cell office:value-type="float" office:value="0.560819" calcext:value-type="float">
            <text:p>0,560819</text:p>
          </table:table-cell>
          <table:table-cell office:value-type="float" office:value="22.1898" calcext:value-type="float">
            <text:p>22,1898</text:p>
          </table:table-cell>
          <table:table-cell office:value-type="float" office:value="0.459288" calcext:value-type="float">
            <text:p>0,459288</text:p>
          </table:table-cell>
          <table:table-cell office:value-type="float" office:value="20.7155" calcext:value-type="float">
            <text:p>20,7155</text:p>
          </table:table-cell>
          <table:table-cell office:value-type="float" office:value="0.365895" calcext:value-type="float">
            <text:p>0,365895</text:p>
          </table:table-cell>
          <table:table-cell table:number-columns-repeated="8"/>
        </table:table-row>
        <table:table-row table:style-name="ro1">
          <table:table-cell office:value-type="float" office:value="26.0227" calcext:value-type="float">
            <text:p>26,0227</text:p>
          </table:table-cell>
          <table:table-cell office:value-type="float" office:value="0.710577" calcext:value-type="float">
            <text:p>0,710577</text:p>
          </table:table-cell>
          <table:table-cell office:value-type="float" office:value="23.3795" calcext:value-type="float">
            <text:p>23,3795</text:p>
          </table:table-cell>
          <table:table-cell office:value-type="float" office:value="0.555885" calcext:value-type="float">
            <text:p>0,555885</text:p>
          </table:table-cell>
          <table:table-cell office:value-type="float" office:value="21.7569" calcext:value-type="float">
            <text:p>21,7569</text:p>
          </table:table-cell>
          <table:table-cell office:value-type="float" office:value="0.454959" calcext:value-type="float">
            <text:p>0,454959</text:p>
          </table:table-cell>
          <table:table-cell office:value-type="float" office:value="20.3354" calcext:value-type="float">
            <text:p>20,3354</text:p>
          </table:table-cell>
          <table:table-cell office:value-type="float" office:value="0.362094" calcext:value-type="float">
            <text:p>0,362094</text:p>
          </table:table-cell>
          <table:table-cell table:number-columns-repeated="8"/>
        </table:table-row>
        <table:table-row table:style-name="ro1">
          <table:table-cell office:value-type="float" office:value="25.4602" calcext:value-type="float">
            <text:p>25,4602</text:p>
          </table:table-cell>
          <table:table-cell office:value-type="float" office:value="0.704952" calcext:value-type="float">
            <text:p>0,704952</text:p>
          </table:table-cell>
          <table:table-cell office:value-type="float" office:value="22.9114" calcext:value-type="float">
            <text:p>22,9114</text:p>
          </table:table-cell>
          <table:table-cell office:value-type="float" office:value="0.551204" calcext:value-type="float">
            <text:p>0,551204</text:p>
          </table:table-cell>
          <table:table-cell office:value-type="float" office:value="21.3463" calcext:value-type="float">
            <text:p>21,3463</text:p>
          </table:table-cell>
          <table:table-cell office:value-type="float" office:value="0.450853" calcext:value-type="float">
            <text:p>0,450853</text:p>
          </table:table-cell>
          <table:table-cell office:value-type="float" office:value="19.975" calcext:value-type="float">
            <text:p>19,975</text:p>
          </table:table-cell>
          <table:table-cell office:value-type="float" office:value="0.35849" calcext:value-type="float">
            <text:p>0,35849</text:p>
          </table:table-cell>
          <table:table-cell table:number-columns-repeated="8"/>
        </table:table-row>
        <table:table-row table:style-name="ro1">
          <table:table-cell office:value-type="float" office:value="24.9263" calcext:value-type="float">
            <text:p>24,9263</text:p>
          </table:table-cell>
          <table:table-cell office:value-type="float" office:value="0.699613" calcext:value-type="float">
            <text:p>0,699613</text:p>
          </table:table-cell>
          <table:table-cell office:value-type="float" office:value="22.4671" calcext:value-type="float">
            <text:p>22,4671</text:p>
          </table:table-cell>
          <table:table-cell office:value-type="float" office:value="0.546761" calcext:value-type="float">
            <text:p>0,546761</text:p>
          </table:table-cell>
          <table:table-cell office:value-type="float" office:value="20.9568" calcext:value-type="float">
            <text:p>20,9568</text:p>
          </table:table-cell>
          <table:table-cell office:value-type="float" office:value="0.446958" calcext:value-type="float">
            <text:p>0,446958</text:p>
          </table:table-cell>
          <table:table-cell office:value-type="float" office:value="19.6332" calcext:value-type="float">
            <text:p>19,6332</text:p>
          </table:table-cell>
          <table:table-cell office:value-type="float" office:value="0.355072" calcext:value-type="float">
            <text:p>0,355072</text:p>
          </table:table-cell>
          <table:table-cell table:number-columns-repeated="8"/>
        </table:table-row>
        <table:table-row table:style-name="ro1">
          <table:table-cell office:value-type="float" office:value="24.4193" calcext:value-type="float">
            <text:p>24,4193</text:p>
          </table:table-cell>
          <table:table-cell office:value-type="float" office:value="0.694543" calcext:value-type="float">
            <text:p>0,694543</text:p>
          </table:table-cell>
          <table:table-cell office:value-type="float" office:value="22.0454" calcext:value-type="float">
            <text:p>22,0454</text:p>
          </table:table-cell>
          <table:table-cell office:value-type="float" office:value="0.542544" calcext:value-type="float">
            <text:p>0,542544</text:p>
          </table:table-cell>
          <table:table-cell office:value-type="float" office:value="20.5871" calcext:value-type="float">
            <text:p>20,5871</text:p>
          </table:table-cell>
          <table:table-cell office:value-type="float" office:value="0.44326" calcext:value-type="float">
            <text:p>0,44326</text:p>
          </table:table-cell>
          <table:table-cell office:value-type="float" office:value="19.3088" calcext:value-type="float">
            <text:p>19,3088</text:p>
          </table:table-cell>
          <table:table-cell office:value-type="float" office:value="0.351828" calcext:value-type="float">
            <text:p>0,351828</text:p>
          </table:table-cell>
          <table:table-cell table:number-columns-repeated="8"/>
        </table:table-row>
        <table:table-row table:style-name="ro1">
          <table:table-cell office:value-type="float" office:value="23.9377" calcext:value-type="float">
            <text:p>23,9377</text:p>
          </table:table-cell>
          <table:table-cell office:value-type="float" office:value="0.689727" calcext:value-type="float">
            <text:p>0,689727</text:p>
          </table:table-cell>
          <table:table-cell office:value-type="float" office:value="21.6448" calcext:value-type="float">
            <text:p>21,6448</text:p>
          </table:table-cell>
          <table:table-cell office:value-type="float" office:value="0.538538" calcext:value-type="float">
            <text:p>0,538538</text:p>
          </table:table-cell>
          <table:table-cell office:value-type="float" office:value="20.236" calcext:value-type="float">
            <text:p>20,236</text:p>
          </table:table-cell>
          <table:table-cell office:value-type="float" office:value="0.43975" calcext:value-type="float">
            <text:p>0,43975</text:p>
          </table:table-cell>
          <table:table-cell office:value-type="float" office:value="19.001" calcext:value-type="float">
            <text:p>19,001</text:p>
          </table:table-cell>
          <table:table-cell office:value-type="float" office:value="0.34875" calcext:value-type="float">
            <text:p>0,34875</text:p>
          </table:table-cell>
          <table:table-cell table:number-columns-repeated="8"/>
        </table:table-row>
        <table:table-row table:style-name="ro1">
          <table:table-cell office:value-type="float" office:value="23.48" calcext:value-type="float">
            <text:p>23,48</text:p>
          </table:table-cell>
          <table:table-cell office:value-type="float" office:value="0.68515" calcext:value-type="float">
            <text:p>0,68515</text:p>
          </table:table-cell>
          <table:table-cell office:value-type="float" office:value="21.2642" calcext:value-type="float">
            <text:p>21,2642</text:p>
          </table:table-cell>
          <table:table-cell office:value-type="float" office:value="0.534733" calcext:value-type="float">
            <text:p>0,534733</text:p>
          </table:table-cell>
          <table:table-cell office:value-type="float" office:value="19.9026" calcext:value-type="float">
            <text:p>19,9026</text:p>
          </table:table-cell>
          <table:table-cell office:value-type="float" office:value="0.436416" calcext:value-type="float">
            <text:p>0,436416</text:p>
          </table:table-cell>
          <table:table-cell office:value-type="float" office:value="18.7088" calcext:value-type="float">
            <text:p>18,7088</text:p>
          </table:table-cell>
          <table:table-cell office:value-type="float" office:value="0.345827" calcext:value-type="float">
            <text:p>0,345827</text:p>
          </table:table-cell>
          <table:table-cell table:number-columns-repeated="8"/>
        </table:table-row>
        <table:table-row table:style-name="ro1">
          <table:table-cell office:value-type="float" office:value="24.8755" calcext:value-type="float">
            <text:p>24,8755</text:p>
          </table:table-cell>
          <table:table-cell office:value-type="float" office:value="0.699105" calcext:value-type="float">
            <text:p>0,699105</text:p>
          </table:table-cell>
          <table:table-cell office:value-type="float" office:value="22.4709" calcext:value-type="float">
            <text:p>22,4709</text:p>
          </table:table-cell>
          <table:table-cell office:value-type="float" office:value="0.546799" calcext:value-type="float">
            <text:p>0,546799</text:p>
          </table:table-cell>
          <table:table-cell office:value-type="float" office:value="20.9941" calcext:value-type="float">
            <text:p>20,9941</text:p>
          </table:table-cell>
          <table:table-cell office:value-type="float" office:value="0.447331" calcext:value-type="float">
            <text:p>0,447331</text:p>
          </table:table-cell>
          <table:table-cell office:value-type="float" office:value="19.7" calcext:value-type="float">
            <text:p>19,7</text:p>
          </table:table-cell>
          <table:table-cell office:value-type="float" office:value="0.35574" calcext:value-type="float">
            <text:p>0,35574</text:p>
          </table:table-cell>
          <table:table-cell table:number-columns-repeated="8"/>
        </table:table-row>
        <table:table-row table:style-name="ro1">
          <table:table-cell office:value-type="float" office:value="26.8741" calcext:value-type="float">
            <text:p>26,8741</text:p>
          </table:table-cell>
          <table:table-cell office:value-type="float" office:value="0.719091" calcext:value-type="float">
            <text:p>0,719091</text:p>
          </table:table-cell>
          <table:table-cell office:value-type="float" office:value="24.1926" calcext:value-type="float">
            <text:p>24,1926</text:p>
          </table:table-cell>
          <table:table-cell office:value-type="float" office:value="0.564016" calcext:value-type="float">
            <text:p>0,564016</text:p>
          </table:table-cell>
          <table:table-cell office:value-type="float" office:value="22.5472" calcext:value-type="float">
            <text:p>22,5472</text:p>
          </table:table-cell>
          <table:table-cell office:value-type="float" office:value="0.462862" calcext:value-type="float">
            <text:p>0,462862</text:p>
          </table:table-cell>
          <table:table-cell office:value-type="float" office:value="21.1062" calcext:value-type="float">
            <text:p>21,1062</text:p>
          </table:table-cell>
          <table:table-cell office:value-type="float" office:value="0.369802" calcext:value-type="float">
            <text:p>0,369802</text:p>
          </table:table-cell>
          <table:table-cell table:number-columns-repeated="8"/>
        </table:table-row>
        <table:table-row table:style-name="ro1">
          <table:table-cell office:value-type="float" office:value="28.8191" calcext:value-type="float">
            <text:p>28,8191</text:p>
          </table:table-cell>
          <table:table-cell office:value-type="float" office:value="0.738541" calcext:value-type="float">
            <text:p>0,738541</text:p>
          </table:table-cell>
          <table:table-cell office:value-type="float" office:value="25.8663" calcext:value-type="float">
            <text:p>25,8663</text:p>
          </table:table-cell>
          <table:table-cell office:value-type="float" office:value="0.580753" calcext:value-type="float">
            <text:p>0,580753</text:p>
          </table:table-cell>
          <table:table-cell office:value-type="float" office:value="24.056" calcext:value-type="float">
            <text:p>24,056</text:p>
          </table:table-cell>
          <table:table-cell office:value-type="float" office:value="0.47795" calcext:value-type="float">
            <text:p>0,47795</text:p>
          </table:table-cell>
          <table:table-cell office:value-type="float" office:value="22.4716" calcext:value-type="float">
            <text:p>22,4716</text:p>
          </table:table-cell>
          <table:table-cell office:value-type="float" office:value="0.383457" calcext:value-type="float">
            <text:p>0,383457</text:p>
          </table:table-cell>
          <table:table-cell table:number-columns-repeated="8"/>
        </table:table-row>
        <table:table-row table:style-name="ro1">
          <table:table-cell office:value-type="float" office:value="30.6953" calcext:value-type="float">
            <text:p>30,6953</text:p>
          </table:table-cell>
          <table:table-cell office:value-type="float" office:value="0.757303" calcext:value-type="float">
            <text:p>0,757303</text:p>
          </table:table-cell>
          <table:table-cell office:value-type="float" office:value="27.4795" calcext:value-type="float">
            <text:p>27,4795</text:p>
          </table:table-cell>
          <table:table-cell office:value-type="float" office:value="0.596885" calcext:value-type="float">
            <text:p>0,596885</text:p>
          </table:table-cell>
          <table:table-cell office:value-type="float" office:value="25.5096" calcext:value-type="float">
            <text:p>25,5096</text:p>
          </table:table-cell>
          <table:table-cell office:value-type="float" office:value="0.492486" calcext:value-type="float">
            <text:p>0,492486</text:p>
          </table:table-cell>
          <table:table-cell office:value-type="float" office:value="23.7865" calcext:value-type="float">
            <text:p>23,7865</text:p>
          </table:table-cell>
          <table:table-cell office:value-type="float" office:value="0.396605" calcext:value-type="float">
            <text:p>0,396605</text:p>
          </table:table-cell>
          <table:table-cell table:number-columns-repeated="8"/>
        </table:table-row>
        <table:table-row table:style-name="ro1">
          <table:table-cell office:value-type="float" office:value="32.5049" calcext:value-type="float">
            <text:p>32,5049</text:p>
          </table:table-cell>
          <table:table-cell office:value-type="float" office:value="0.775399" calcext:value-type="float">
            <text:p>0,775399</text:p>
          </table:table-cell>
          <table:table-cell office:value-type="float" office:value="29.0342" calcext:value-type="float">
            <text:p>29,0342</text:p>
          </table:table-cell>
          <table:table-cell office:value-type="float" office:value="0.612432" calcext:value-type="float">
            <text:p>0,612432</text:p>
          </table:table-cell>
          <table:table-cell office:value-type="float" office:value="26.9099" calcext:value-type="float">
            <text:p>26,9099</text:p>
          </table:table-cell>
          <table:table-cell office:value-type="float" office:value="0.506489" calcext:value-type="float">
            <text:p>0,506489</text:p>
          </table:table-cell>
          <table:table-cell office:value-type="float" office:value="25.0527" calcext:value-type="float">
            <text:p>25,0527</text:p>
          </table:table-cell>
          <table:table-cell office:value-type="float" office:value="0.409267" calcext:value-type="float">
            <text:p>0,409267</text:p>
          </table:table-cell>
          <table:table-cell table:number-columns-repeated="8"/>
        </table:table-row>
        <table:table-row table:style-name="ro1">
          <table:table-cell office:value-type="float" office:value="34.2503" calcext:value-type="float">
            <text:p>34,2503</text:p>
          </table:table-cell>
          <table:table-cell office:value-type="float" office:value="0.792853" calcext:value-type="float">
            <text:p>0,792853</text:p>
          </table:table-cell>
          <table:table-cell office:value-type="float" office:value="30.5329" calcext:value-type="float">
            <text:p>30,5329</text:p>
          </table:table-cell>
          <table:table-cell office:value-type="float" office:value="0.627419" calcext:value-type="float">
            <text:p>0,627419</text:p>
          </table:table-cell>
          <table:table-cell office:value-type="float" office:value="28.2591" calcext:value-type="float">
            <text:p>28,2591</text:p>
          </table:table-cell>
          <table:table-cell office:value-type="float" office:value="0.519981" calcext:value-type="float">
            <text:p>0,519981</text:p>
          </table:table-cell>
          <table:table-cell office:value-type="float" office:value="26.2722" calcext:value-type="float">
            <text:p>26,2722</text:p>
          </table:table-cell>
          <table:table-cell office:value-type="float" office:value="0.421462" calcext:value-type="float">
            <text:p>0,421462</text:p>
          </table:table-cell>
          <table:table-cell table:number-columns-repeated="8"/>
        </table:table-row>
        <table:table-row table:style-name="ro1">
          <table:table-cell office:value-type="float" office:value="35.9339" calcext:value-type="float">
            <text:p>35,9339</text:p>
          </table:table-cell>
          <table:table-cell office:value-type="float" office:value="0.809689" calcext:value-type="float">
            <text:p>0,809689</text:p>
          </table:table-cell>
          <table:table-cell office:value-type="float" office:value="31.9775" calcext:value-type="float">
            <text:p>31,9775</text:p>
          </table:table-cell>
          <table:table-cell office:value-type="float" office:value="0.641865" calcext:value-type="float">
            <text:p>0,641865</text:p>
          </table:table-cell>
          <table:table-cell office:value-type="float" office:value="29.5592" calcext:value-type="float">
            <text:p>29,5592</text:p>
          </table:table-cell>
          <table:table-cell office:value-type="float" office:value="0.532982" calcext:value-type="float">
            <text:p>0,532982</text:p>
          </table:table-cell>
          <table:table-cell office:value-type="float" office:value="27.4471" calcext:value-type="float">
            <text:p>27,4471</text:p>
          </table:table-cell>
          <table:table-cell office:value-type="float" office:value="0.433211" calcext:value-type="float">
            <text:p>0,433211</text:p>
          </table:table-cell>
          <table:table-cell table:number-columns-repeated="8"/>
        </table:table-row>
        <table:table-row table:style-name="ro1">
          <table:table-cell office:value-type="float" office:value="37.5582" calcext:value-type="float">
            <text:p>37,5582</text:p>
          </table:table-cell>
          <table:table-cell office:value-type="float" office:value="0.825932" calcext:value-type="float">
            <text:p>0,825932</text:p>
          </table:table-cell>
          <table:table-cell office:value-type="float" office:value="33.3704" calcext:value-type="float">
            <text:p>33,3704</text:p>
          </table:table-cell>
          <table:table-cell office:value-type="float" office:value="0.655794" calcext:value-type="float">
            <text:p>0,655794</text:p>
          </table:table-cell>
          <table:table-cell office:value-type="float" office:value="30.8123" calcext:value-type="float">
            <text:p>30,8123</text:p>
          </table:table-cell>
          <table:table-cell office:value-type="float" office:value="0.545513" calcext:value-type="float">
            <text:p>0,545513</text:p>
          </table:table-cell>
          <table:table-cell office:value-type="float" office:value="28.579" calcext:value-type="float">
            <text:p>28,579</text:p>
          </table:table-cell>
          <table:table-cell office:value-type="float" office:value="0.44453" calcext:value-type="float">
            <text:p>0,44453</text:p>
          </table:table-cell>
          <table:table-cell table:number-columns-repeated="8"/>
        </table:table-row>
        <table:table-row table:style-name="ro1">
          <table:table-cell office:value-type="float" office:value="39.1253" calcext:value-type="float">
            <text:p>39,1253</text:p>
          </table:table-cell>
          <table:table-cell office:value-type="float" office:value="1.28378" calcext:value-type="float">
            <text:p>1,28378</text:p>
          </table:table-cell>
          <table:table-cell office:value-type="float" office:value="34.7136" calcext:value-type="float">
            <text:p>34,7136</text:p>
          </table:table-cell>
          <table:table-cell office:value-type="float" office:value="0.669226" calcext:value-type="float">
            <text:p>0,669226</text:p>
          </table:table-cell>
          <table:table-cell office:value-type="float" office:value="32.0202" calcext:value-type="float">
            <text:p>32,0202</text:p>
          </table:table-cell>
          <table:table-cell office:value-type="float" office:value="0.557592" calcext:value-type="float">
            <text:p>0,557592</text:p>
          </table:table-cell>
          <table:table-cell office:value-type="float" office:value="29.6699" calcext:value-type="float">
            <text:p>29,6699</text:p>
          </table:table-cell>
          <table:table-cell office:value-type="float" office:value="0.45544" calcext:value-type="float">
            <text:p>0,45544</text:p>
          </table:table-cell>
          <table:table-cell table:number-columns-repeated="8"/>
        </table:table-row>
        <table:table-row table:style-name="ro1">
          <table:table-cell office:value-type="float" office:value="40.6374" calcext:value-type="float">
            <text:p>40,6374</text:p>
          </table:table-cell>
          <table:table-cell office:value-type="float" office:value="1.38102" calcext:value-type="float">
            <text:p>1,38102</text:p>
          </table:table-cell>
          <table:table-cell office:value-type="float" office:value="36.009" calcext:value-type="float">
            <text:p>36,009</text:p>
          </table:table-cell>
          <table:table-cell office:value-type="float" office:value="0.68218" calcext:value-type="float">
            <text:p>0,68218</text:p>
          </table:table-cell>
          <table:table-cell office:value-type="float" office:value="33.1849" calcext:value-type="float">
            <text:p>33,1849</text:p>
          </table:table-cell>
          <table:table-cell office:value-type="float" office:value="0.569239" calcext:value-type="float">
            <text:p>0,569239</text:p>
          </table:table-cell>
          <table:table-cell office:value-type="float" office:value="30.7215" calcext:value-type="float">
            <text:p>30,7215</text:p>
          </table:table-cell>
          <table:table-cell office:value-type="float" office:value="0.465955" calcext:value-type="float">
            <text:p>0,465955</text:p>
          </table:table-cell>
          <table:table-cell table:number-columns-repeated="8"/>
        </table:table-row>
        <table:table-row table:style-name="ro1">
          <table:table-cell office:value-type="float" office:value="42.0968" calcext:value-type="float">
            <text:p>42,0968</text:p>
          </table:table-cell>
          <table:table-cell office:value-type="float" office:value="1.48184" calcext:value-type="float">
            <text:p>1,48184</text:p>
          </table:table-cell>
          <table:table-cell office:value-type="float" office:value="37.2587" calcext:value-type="float">
            <text:p>37,2587</text:p>
          </table:table-cell>
          <table:table-cell office:value-type="float" office:value="0.694677" calcext:value-type="float">
            <text:p>0,694677</text:p>
          </table:table-cell>
          <table:table-cell office:value-type="float" office:value="34.3081" calcext:value-type="float">
            <text:p>34,3081</text:p>
          </table:table-cell>
          <table:table-cell office:value-type="float" office:value="0.580471" calcext:value-type="float">
            <text:p>0,580471</text:p>
          </table:table-cell>
          <table:table-cell office:value-type="float" office:value="31.7354" calcext:value-type="float">
            <text:p>31,7354</text:p>
          </table:table-cell>
          <table:table-cell office:value-type="float" office:value="0.476094" calcext:value-type="float">
            <text:p>0,476094</text:p>
          </table:table-cell>
          <table:table-cell table:number-columns-repeated="8"/>
        </table:table-row>
        <table:table-row table:style-name="ro1">
          <table:table-cell office:value-type="float" office:value="43.5056" calcext:value-type="float">
            <text:p>43,5056</text:p>
          </table:table-cell>
          <table:table-cell office:value-type="float" office:value="1.58613" calcext:value-type="float">
            <text:p>1,58613</text:p>
          </table:table-cell>
          <table:table-cell office:value-type="float" office:value="38.4644" calcext:value-type="float">
            <text:p>38,4644</text:p>
          </table:table-cell>
          <table:table-cell office:value-type="float" office:value="0.706734" calcext:value-type="float">
            <text:p>0,706734</text:p>
          </table:table-cell>
          <table:table-cell office:value-type="float" office:value="35.3916" calcext:value-type="float">
            <text:p>35,3916</text:p>
          </table:table-cell>
          <table:table-cell office:value-type="float" office:value="0.591306" calcext:value-type="float">
            <text:p>0,591306</text:p>
          </table:table-cell>
          <table:table-cell office:value-type="float" office:value="32.7132" calcext:value-type="float">
            <text:p>32,7132</text:p>
          </table:table-cell>
          <table:table-cell office:value-type="float" office:value="0.485872" calcext:value-type="float">
            <text:p>0,485872</text:p>
          </table:table-cell>
          <table:table-cell table:number-columns-repeated="8"/>
        </table:table-row>
        <table:table-row table:style-name="ro1">
          <table:table-cell office:value-type="float" office:value="44.8656" calcext:value-type="float">
            <text:p>44,8656</text:p>
          </table:table-cell>
          <table:table-cell office:value-type="float" office:value="1.69377" calcext:value-type="float">
            <text:p>1,69377</text:p>
          </table:table-cell>
          <table:table-cell office:value-type="float" office:value="39.628" calcext:value-type="float">
            <text:p>39,628</text:p>
          </table:table-cell>
          <table:table-cell office:value-type="float" office:value="0.71837" calcext:value-type="float">
            <text:p>0,71837</text:p>
          </table:table-cell>
          <table:table-cell office:value-type="float" office:value="36.4369" calcext:value-type="float">
            <text:p>36,4369</text:p>
          </table:table-cell>
          <table:table-cell office:value-type="float" office:value="0.601759" calcext:value-type="float">
            <text:p>0,601759</text:p>
          </table:table-cell>
          <table:table-cell office:value-type="float" office:value="33.6564" calcext:value-type="float">
            <text:p>33,6564</text:p>
          </table:table-cell>
          <table:table-cell office:value-type="float" office:value="0.495304" calcext:value-type="float">
            <text:p>0,495304</text:p>
          </table:table-cell>
          <table:table-cell table:number-columns-repeated="8"/>
        </table:table-row>
        <table:table-row table:style-name="ro1">
          <table:table-cell office:value-type="float" office:value="46.1788" calcext:value-type="float">
            <text:p>46,1788</text:p>
          </table:table-cell>
          <table:table-cell office:value-type="float" office:value="1.80464" calcext:value-type="float">
            <text:p>1,80464</text:p>
          </table:table-cell>
          <table:table-cell office:value-type="float" office:value="40.7511" calcext:value-type="float">
            <text:p>40,7511</text:p>
          </table:table-cell>
          <table:table-cell office:value-type="float" office:value="0.729602" calcext:value-type="float">
            <text:p>0,729602</text:p>
          </table:table-cell>
          <table:table-cell office:value-type="float" office:value="37.4457" calcext:value-type="float">
            <text:p>37,4457</text:p>
          </table:table-cell>
          <table:table-cell office:value-type="float" office:value="0.611847" calcext:value-type="float">
            <text:p>0,611847</text:p>
          </table:table-cell>
          <table:table-cell office:value-type="float" office:value="34.5665" calcext:value-type="float">
            <text:p>34,5665</text:p>
          </table:table-cell>
          <table:table-cell office:value-type="float" office:value="0.504405" calcext:value-type="float">
            <text:p>0,504405</text:p>
          </table:table-cell>
          <table:table-cell table:number-columns-repeated="8"/>
        </table:table-row>
        <table:table-row table:style-name="ro1">
          <table:table-cell office:value-type="float" office:value="47.4471" calcext:value-type="float">
            <text:p>47,4471</text:p>
          </table:table-cell>
          <table:table-cell office:value-type="float" office:value="1.91861" calcext:value-type="float">
            <text:p>1,91861</text:p>
          </table:table-cell>
          <table:table-cell office:value-type="float" office:value="41.8356" calcext:value-type="float">
            <text:p>41,8356</text:p>
          </table:table-cell>
          <table:table-cell office:value-type="float" office:value="0.740445" calcext:value-type="float">
            <text:p>0,740445</text:p>
          </table:table-cell>
          <table:table-cell office:value-type="float" office:value="38.4195" calcext:value-type="float">
            <text:p>38,4195</text:p>
          </table:table-cell>
          <table:table-cell office:value-type="float" office:value="0.621585" calcext:value-type="float">
            <text:p>0,621585</text:p>
          </table:table-cell>
          <table:table-cell office:value-type="float" office:value="35.4448" calcext:value-type="float">
            <text:p>35,4448</text:p>
          </table:table-cell>
          <table:table-cell office:value-type="float" office:value="0.513188" calcext:value-type="float">
            <text:p>0,513188</text:p>
          </table:table-cell>
          <table:table-cell table:number-columns-repeated="8"/>
        </table:table-row>
        <table:table-row table:style-name="ro1">
          <table:table-cell office:value-type="float" office:value="48.6724" calcext:value-type="float">
            <text:p>48,6724</text:p>
          </table:table-cell>
          <table:table-cell office:value-type="float" office:value="2.03553" calcext:value-type="float">
            <text:p>2,03553</text:p>
          </table:table-cell>
          <table:table-cell office:value-type="float" office:value="42.8828" calcext:value-type="float">
            <text:p>42,8828</text:p>
          </table:table-cell>
          <table:table-cell office:value-type="float" office:value="1.23943" calcext:value-type="float">
            <text:p>1,23943</text:p>
          </table:table-cell>
          <table:table-cell office:value-type="float" office:value="39.3598" calcext:value-type="float">
            <text:p>39,3598</text:p>
          </table:table-cell>
          <table:table-cell office:value-type="float" office:value="0.630988" calcext:value-type="float">
            <text:p>0,630988</text:p>
          </table:table-cell>
          <table:table-cell office:value-type="float" office:value="36.2928" calcext:value-type="float">
            <text:p>36,2928</text:p>
          </table:table-cell>
          <table:table-cell office:value-type="float" office:value="0.521668" calcext:value-type="float">
            <text:p>0,521668</text:p>
          </table:table-cell>
          <table:table-cell table:number-columns-repeated="8"/>
        </table:table-row>
        <table:table-row table:style-name="ro1">
          <table:table-cell office:value-type="float" office:value="49.8562" calcext:value-type="float">
            <text:p>49,8562</text:p>
          </table:table-cell>
          <table:table-cell office:value-type="float" office:value="2.15526" calcext:value-type="float">
            <text:p>2,15526</text:p>
          </table:table-cell>
          <table:table-cell office:value-type="float" office:value="43.8944" calcext:value-type="float">
            <text:p>43,8944</text:p>
          </table:table-cell>
          <table:table-cell office:value-type="float" office:value="1.30147" calcext:value-type="float">
            <text:p>1,30147</text:p>
          </table:table-cell>
          <table:table-cell office:value-type="float" office:value="40.2679" calcext:value-type="float">
            <text:p>40,2679</text:p>
          </table:table-cell>
          <table:table-cell office:value-type="float" office:value="0.640069" calcext:value-type="float">
            <text:p>0,640069</text:p>
          </table:table-cell>
          <table:table-cell office:value-type="float" office:value="37.1117" calcext:value-type="float">
            <text:p>37,1117</text:p>
          </table:table-cell>
          <table:table-cell office:value-type="float" office:value="0.529857" calcext:value-type="float">
            <text:p>0,529857</text:p>
          </table:table-cell>
          <table:table-cell table:number-columns-repeated="8"/>
        </table:table-row>
        <table:table-row table:style-name="ro1">
          <table:table-cell office:value-type="float" office:value="51.0003" calcext:value-type="float">
            <text:p>51,0003</text:p>
          </table:table-cell>
          <table:table-cell office:value-type="float" office:value="2.27767" calcext:value-type="float">
            <text:p>2,27767</text:p>
          </table:table-cell>
          <table:table-cell office:value-type="float" office:value="44.8719" calcext:value-type="float">
            <text:p>44,8719</text:p>
          </table:table-cell>
          <table:table-cell office:value-type="float" office:value="1.36436" calcext:value-type="float">
            <text:p>1,36436</text:p>
          </table:table-cell>
          <table:table-cell office:value-type="float" office:value="41.1452" calcext:value-type="float">
            <text:p>41,1452</text:p>
          </table:table-cell>
          <table:table-cell office:value-type="float" office:value="0.648842" calcext:value-type="float">
            <text:p>0,648842</text:p>
          </table:table-cell>
          <table:table-cell office:value-type="float" office:value="37.9027" calcext:value-type="float">
            <text:p>37,9027</text:p>
          </table:table-cell>
          <table:table-cell office:value-type="float" office:value="0.537767" calcext:value-type="float">
            <text:p>0,537767</text:p>
          </table:table-cell>
          <table:table-cell table:number-columns-repeated="8"/>
        </table:table-row>
        <table:table-row table:style-name="ro1">
          <table:table-cell office:value-type="float" office:value="52.1063" calcext:value-type="float">
            <text:p>52,1063</text:p>
          </table:table-cell>
          <table:table-cell office:value-type="float" office:value="2.4026" calcext:value-type="float">
            <text:p>2,4026</text:p>
          </table:table-cell>
          <table:table-cell office:value-type="float" office:value="45.8165" calcext:value-type="float">
            <text:p>45,8165</text:p>
          </table:table-cell>
          <table:table-cell office:value-type="float" office:value="1.42803" calcext:value-type="float">
            <text:p>1,42803</text:p>
          </table:table-cell>
          <table:table-cell office:value-type="float" office:value="41.9931" calcext:value-type="float">
            <text:p>41,9931</text:p>
          </table:table-cell>
          <table:table-cell office:value-type="float" office:value="0.65732" calcext:value-type="float">
            <text:p>0,65732</text:p>
          </table:table-cell>
          <table:table-cell office:value-type="float" office:value="38.6671" calcext:value-type="float">
            <text:p>38,6671</text:p>
          </table:table-cell>
          <table:table-cell office:value-type="float" office:value="0.545411" calcext:value-type="float">
            <text:p>0,545411</text:p>
          </table:table-cell>
          <table:table-cell table:number-columns-repeated="8"/>
        </table:table-row>
        <table:table-row table:style-name="ro1">
          <table:table-cell office:value-type="float" office:value="53.1758" calcext:value-type="float">
            <text:p>53,1758</text:p>
          </table:table-cell>
          <table:table-cell office:value-type="float" office:value="2.52991" calcext:value-type="float">
            <text:p>2,52991</text:p>
          </table:table-cell>
          <table:table-cell office:value-type="float" office:value="46.7298" calcext:value-type="float">
            <text:p>46,7298</text:p>
          </table:table-cell>
          <table:table-cell office:value-type="float" office:value="1.49241" calcext:value-type="float">
            <text:p>1,49241</text:p>
          </table:table-cell>
          <table:table-cell office:value-type="float" office:value="42.8126" calcext:value-type="float">
            <text:p>42,8126</text:p>
          </table:table-cell>
          <table:table-cell office:value-type="float" office:value="0.665516" calcext:value-type="float">
            <text:p>0,665516</text:p>
          </table:table-cell>
          <table:table-cell office:value-type="float" office:value="39.4059" calcext:value-type="float">
            <text:p>39,4059</text:p>
          </table:table-cell>
          <table:table-cell office:value-type="float" office:value="0.552799" calcext:value-type="float">
            <text:p>0,552799</text:p>
          </table:table-cell>
          <table:table-cell table:number-columns-repeated="8"/>
        </table:table-row>
        <table:table-row table:style-name="ro1">
          <table:table-cell office:value-type="float" office:value="54.2101" calcext:value-type="float">
            <text:p>54,2101</text:p>
          </table:table-cell>
          <table:table-cell office:value-type="float" office:value="2.65946" calcext:value-type="float">
            <text:p>2,65946</text:p>
          </table:table-cell>
          <table:table-cell office:value-type="float" office:value="47.613" calcext:value-type="float">
            <text:p>47,613</text:p>
          </table:table-cell>
          <table:table-cell office:value-type="float" office:value="1.55742" calcext:value-type="float">
            <text:p>1,55742</text:p>
          </table:table-cell>
          <table:table-cell office:value-type="float" office:value="43.6051" calcext:value-type="float">
            <text:p>43,6051</text:p>
          </table:table-cell>
          <table:table-cell office:value-type="float" office:value="0.673441" calcext:value-type="float">
            <text:p>0,673441</text:p>
          </table:table-cell>
          <table:table-cell office:value-type="float" office:value="40.1202" calcext:value-type="float">
            <text:p>40,1202</text:p>
          </table:table-cell>
          <table:table-cell office:value-type="float" office:value="0.559942" calcext:value-type="float">
            <text:p>0,559942</text:p>
          </table:table-cell>
          <table:table-cell table:number-columns-repeated="8"/>
        </table:table-row>
        <table:table-row table:style-name="ro1">
          <table:table-cell office:value-type="float" office:value="53.1118" calcext:value-type="float">
            <text:p>53,1118</text:p>
          </table:table-cell>
          <table:table-cell office:value-type="float" office:value="2.5221" calcext:value-type="float">
            <text:p>2,5221</text:p>
          </table:table-cell>
          <table:table-cell office:value-type="float" office:value="46.7003" calcext:value-type="float">
            <text:p>46,7003</text:p>
          </table:table-cell>
          <table:table-cell office:value-type="float" office:value="1.49028" calcext:value-type="float">
            <text:p>1,49028</text:p>
          </table:table-cell>
          <table:table-cell office:value-type="float" office:value="42.802" calcext:value-type="float">
            <text:p>42,802</text:p>
          </table:table-cell>
          <table:table-cell office:value-type="float" office:value="0.665409" calcext:value-type="float">
            <text:p>0,665409</text:p>
          </table:table-cell>
          <table:table-cell office:value-type="float" office:value="39.4104" calcext:value-type="float">
            <text:p>39,4104</text:p>
          </table:table-cell>
          <table:table-cell office:value-type="float" office:value="0.552844" calcext:value-type="float">
            <text:p>0,552844</text:p>
          </table:table-cell>
          <table:table-cell table:number-columns-repeated="8"/>
        </table:table-row>
        <table:table-row table:style-name="ro1">
          <table:table-cell office:value-type="float" office:value="51.3881" calcext:value-type="float">
            <text:p>51,3881</text:p>
          </table:table-cell>
          <table:table-cell office:value-type="float" office:value="2.32071" calcext:value-type="float">
            <text:p>2,32071</text:p>
          </table:table-cell>
          <table:table-cell office:value-type="float" office:value="45.2537" calcext:value-type="float">
            <text:p>45,2537</text:p>
          </table:table-cell>
          <table:table-cell office:value-type="float" office:value="1.38975" calcext:value-type="float">
            <text:p>1,38975</text:p>
          </table:table-cell>
          <table:table-cell office:value-type="float" office:value="41.5205" calcext:value-type="float">
            <text:p>41,5205</text:p>
          </table:table-cell>
          <table:table-cell office:value-type="float" office:value="0.652595" calcext:value-type="float">
            <text:p>0,652595</text:p>
          </table:table-cell>
          <table:table-cell office:value-type="float" office:value="38.2707" calcext:value-type="float">
            <text:p>38,2707</text:p>
          </table:table-cell>
          <table:table-cell office:value-type="float" office:value="0.541447" calcext:value-type="float">
            <text:p>0,541447</text:p>
          </table:table-cell>
          <table:table-cell table:number-columns-repeated="8"/>
        </table:table-row>
        <table:table-row table:style-name="ro1">
          <table:table-cell office:value-type="float" office:value="49.7478" calcext:value-type="float">
            <text:p>49,7478</text:p>
          </table:table-cell>
          <table:table-cell office:value-type="float" office:value="2.14401" calcext:value-type="float">
            <text:p>2,14401</text:p>
          </table:table-cell>
          <table:table-cell office:value-type="float" office:value="43.8753" calcext:value-type="float">
            <text:p>43,8753</text:p>
          </table:table-cell>
          <table:table-cell office:value-type="float" office:value="1.30027" calcext:value-type="float">
            <text:p>1,30027</text:p>
          </table:table-cell>
          <table:table-cell office:value-type="float" office:value="40.2985" calcext:value-type="float">
            <text:p>40,2985</text:p>
          </table:table-cell>
          <table:table-cell office:value-type="float" office:value="0.640375" calcext:value-type="float">
            <text:p>0,640375</text:p>
          </table:table-cell>
          <table:table-cell office:value-type="float" office:value="37.183" calcext:value-type="float">
            <text:p>37,183</text:p>
          </table:table-cell>
          <table:table-cell office:value-type="float" office:value="0.530571" calcext:value-type="float">
            <text:p>0,530571</text:p>
          </table:table-cell>
          <table:table-cell table:number-columns-repeated="8"/>
        </table:table-row>
        <table:table-row table:style-name="ro1">
          <table:table-cell office:value-type="float" office:value="48.1983" calcext:value-type="float">
            <text:p>48,1983</text:p>
          </table:table-cell>
          <table:table-cell office:value-type="float" office:value="1.98946" calcext:value-type="float">
            <text:p>1,98946</text:p>
          </table:table-cell>
          <table:table-cell office:value-type="float" office:value="42.5719" calcext:value-type="float">
            <text:p>42,5719</text:p>
          </table:table-cell>
          <table:table-cell office:value-type="float" office:value="1.22096" calcext:value-type="float">
            <text:p>1,22096</text:p>
          </table:table-cell>
          <table:table-cell office:value-type="float" office:value="39.1424" calcext:value-type="float">
            <text:p>39,1424</text:p>
          </table:table-cell>
          <table:table-cell office:value-type="float" office:value="0.628814" calcext:value-type="float">
            <text:p>0,628814</text:p>
          </table:table-cell>
          <table:table-cell office:value-type="float" office:value="36.1536" calcext:value-type="float">
            <text:p>36,1536</text:p>
          </table:table-cell>
          <table:table-cell office:value-type="float" office:value="0.520276" calcext:value-type="float">
            <text:p>0,520276</text:p>
          </table:table-cell>
          <table:table-cell table:number-columns-repeated="8"/>
        </table:table-row>
        <table:table-row table:style-name="ro1">
          <table:table-cell office:value-type="float" office:value="46.7334" calcext:value-type="float">
            <text:p>46,7334</text:p>
          </table:table-cell>
          <table:table-cell office:value-type="float" office:value="1.85362" calcext:value-type="float">
            <text:p>1,85362</text:p>
          </table:table-cell>
          <table:table-cell office:value-type="float" office:value="41.3386" calcext:value-type="float">
            <text:p>41,3386</text:p>
          </table:table-cell>
          <table:table-cell office:value-type="float" office:value="0.735476" calcext:value-type="float">
            <text:p>0,735476</text:p>
          </table:table-cell>
          <table:table-cell office:value-type="float" office:value="38.0479" calcext:value-type="float">
            <text:p>38,0479</text:p>
          </table:table-cell>
          <table:table-cell office:value-type="float" office:value="0.617869" calcext:value-type="float">
            <text:p>0,617869</text:p>
          </table:table-cell>
          <table:table-cell office:value-type="float" office:value="35.1786" calcext:value-type="float">
            <text:p>35,1786</text:p>
          </table:table-cell>
          <table:table-cell office:value-type="float" office:value="0.510526" calcext:value-type="float">
            <text:p>0,510526</text:p>
          </table:table-cell>
          <table:table-cell table:number-columns-repeated="8"/>
        </table:table-row>
        <table:table-row table:style-name="ro1">
          <table:table-cell office:value-type="float" office:value="45.3477" calcext:value-type="float">
            <text:p>45,3477</text:p>
          </table:table-cell>
          <table:table-cell office:value-type="float" office:value="1.73366" calcext:value-type="float">
            <text:p>1,73366</text:p>
          </table:table-cell>
          <table:table-cell office:value-type="float" office:value="40.1711" calcext:value-type="float">
            <text:p>40,1711</text:p>
          </table:table-cell>
          <table:table-cell office:value-type="float" office:value="0.723801" calcext:value-type="float">
            <text:p>0,723801</text:p>
          </table:table-cell>
          <table:table-cell office:value-type="float" office:value="37.0113" calcext:value-type="float">
            <text:p>37,0113</text:p>
          </table:table-cell>
          <table:table-cell office:value-type="float" office:value="0.607503" calcext:value-type="float">
            <text:p>0,607503</text:p>
          </table:table-cell>
          <table:table-cell office:value-type="float" office:value="34.2548" calcext:value-type="float">
            <text:p>34,2548</text:p>
          </table:table-cell>
          <table:table-cell office:value-type="float" office:value="0.501288" calcext:value-type="float">
            <text:p>0,501288</text:p>
          </table:table-cell>
          <table:table-cell table:number-columns-repeated="8"/>
        </table:table-row>
        <table:table-row table:style-name="ro1">
          <table:table-cell office:value-type="float" office:value="44.0361" calcext:value-type="float">
            <text:p>44,0361</text:p>
          </table:table-cell>
          <table:table-cell office:value-type="float" office:value="1.62728" calcext:value-type="float">
            <text:p>1,62728</text:p>
          </table:table-cell>
          <table:table-cell office:value-type="float" office:value="39.065" calcext:value-type="float">
            <text:p>39,065</text:p>
          </table:table-cell>
          <table:table-cell office:value-type="float" office:value="0.71274" calcext:value-type="float">
            <text:p>0,71274</text:p>
          </table:table-cell>
          <table:table-cell office:value-type="float" office:value="36.0288" calcext:value-type="float">
            <text:p>36,0288</text:p>
          </table:table-cell>
          <table:table-cell office:value-type="float" office:value="0.597678" calcext:value-type="float">
            <text:p>0,597678</text:p>
          </table:table-cell>
          <table:table-cell office:value-type="float" office:value="33.379" calcext:value-type="float">
            <text:p>33,379</text:p>
          </table:table-cell>
          <table:table-cell office:value-type="float" office:value="0.49253" calcext:value-type="float">
            <text:p>0,49253</text:p>
          </table:table-cell>
          <table:table-cell table:number-columns-repeated="8"/>
        </table:table-row>
        <table:table-row table:style-name="ro1">
          <table:table-cell office:value-type="float" office:value="42.7939" calcext:value-type="float">
            <text:p>42,7939</text:p>
          </table:table-cell>
          <table:table-cell office:value-type="float" office:value="1.53256" calcext:value-type="float">
            <text:p>1,53256</text:p>
          </table:table-cell>
          <table:table-cell office:value-type="float" office:value="38.0168" calcext:value-type="float">
            <text:p>38,0168</text:p>
          </table:table-cell>
          <table:table-cell office:value-type="float" office:value="0.702258" calcext:value-type="float">
            <text:p>0,702258</text:p>
          </table:table-cell>
          <table:table-cell office:value-type="float" office:value="35.0973" calcext:value-type="float">
            <text:p>35,0973</text:p>
          </table:table-cell>
          <table:table-cell office:value-type="float" office:value="0.588363" calcext:value-type="float">
            <text:p>0,588363</text:p>
          </table:table-cell>
          <table:table-cell office:value-type="float" office:value="32.5483" calcext:value-type="float">
            <text:p>32,5483</text:p>
          </table:table-cell>
          <table:table-cell office:value-type="float" office:value="0.484223" calcext:value-type="float">
            <text:p>0,484223</text:p>
          </table:table-cell>
          <table:table-cell table:number-columns-repeated="8"/>
        </table:table-row>
        <table:table-row table:style-name="ro1">
          <table:table-cell office:value-type="float" office:value="41.6167" calcext:value-type="float">
            <text:p>41,6167</text:p>
          </table:table-cell>
          <table:table-cell office:value-type="float" office:value="1.44788" calcext:value-type="float">
            <text:p>1,44788</text:p>
          </table:table-cell>
          <table:table-cell office:value-type="float" office:value="37.0227" calcext:value-type="float">
            <text:p>37,0227</text:p>
          </table:table-cell>
          <table:table-cell office:value-type="float" office:value="0.692317" calcext:value-type="float">
            <text:p>0,692317</text:p>
          </table:table-cell>
          <table:table-cell office:value-type="float" office:value="34.2137" calcext:value-type="float">
            <text:p>34,2137</text:p>
          </table:table-cell>
          <table:table-cell office:value-type="float" office:value="0.579526" calcext:value-type="float">
            <text:p>0,579526</text:p>
          </table:table-cell>
          <table:table-cell office:value-type="float" office:value="31.7601" calcext:value-type="float">
            <text:p>31,7601</text:p>
          </table:table-cell>
          <table:table-cell office:value-type="float" office:value="0.47634" calcext:value-type="float">
            <text:p>0,47634</text:p>
          </table:table-cell>
          <table:table-cell table:number-columns-repeated="8"/>
        </table:table-row>
        <table:table-row table:style-name="ro1">
          <table:table-cell office:value-type="float" office:value="40.5005" calcext:value-type="float">
            <text:p>40,5005</text:p>
          </table:table-cell>
          <table:table-cell office:value-type="float" office:value="1.37192" calcext:value-type="float">
            <text:p>1,37192</text:p>
          </table:table-cell>
          <table:table-cell office:value-type="float" office:value="36.0796" calcext:value-type="float">
            <text:p>36,0796</text:p>
          </table:table-cell>
          <table:table-cell office:value-type="float" office:value="0.682886" calcext:value-type="float">
            <text:p>0,682886</text:p>
          </table:table-cell>
          <table:table-cell office:value-type="float" office:value="33.3749" calcext:value-type="float">
            <text:p>33,3749</text:p>
          </table:table-cell>
          <table:table-cell office:value-type="float" office:value="0.571139" calcext:value-type="float">
            <text:p>0,571139</text:p>
          </table:table-cell>
          <table:table-cell office:value-type="float" office:value="31.0117" calcext:value-type="float">
            <text:p>31,0117</text:p>
          </table:table-cell>
          <table:table-cell office:value-type="float" office:value="0.468857" calcext:value-type="float">
            <text:p>0,468857</text:p>
          </table:table-cell>
          <table:table-cell table:number-columns-repeated="8"/>
        </table:table-row>
        <table:table-row table:style-name="ro1">
          <table:table-cell office:value-type="float" office:value="39.4415" calcext:value-type="float">
            <text:p>39,4415</text:p>
          </table:table-cell>
          <table:table-cell office:value-type="float" office:value="1.30353" calcext:value-type="float">
            <text:p>1,30353</text:p>
          </table:table-cell>
          <table:table-cell office:value-type="float" office:value="35.1842" calcext:value-type="float">
            <text:p>35,1842</text:p>
          </table:table-cell>
          <table:table-cell office:value-type="float" office:value="0.673932" calcext:value-type="float">
            <text:p>0,673932</text:p>
          </table:table-cell>
          <table:table-cell office:value-type="float" office:value="32.5785" calcext:value-type="float">
            <text:p>32,5785</text:p>
          </table:table-cell>
          <table:table-cell office:value-type="float" office:value="0.563175" calcext:value-type="float">
            <text:p>0,563175</text:p>
          </table:table-cell>
          <table:table-cell office:value-type="float" office:value="30.3008" calcext:value-type="float">
            <text:p>30,3008</text:p>
          </table:table-cell>
          <table:table-cell office:value-type="float" office:value="0.461748" calcext:value-type="float">
            <text:p>0,461748</text:p>
          </table:table-cell>
          <table:table-cell table:number-columns-repeated="8"/>
        </table:table-row>
        <table:table-row table:style-name="ro1">
          <table:table-cell office:value-type="float" office:value="38.4362" calcext:value-type="float">
            <text:p>38,4362</text:p>
          </table:table-cell>
          <table:table-cell office:value-type="float" office:value="0.834712" calcext:value-type="float">
            <text:p>0,834712</text:p>
          </table:table-cell>
          <table:table-cell office:value-type="float" office:value="34.3338" calcext:value-type="float">
            <text:p>34,3338</text:p>
          </table:table-cell>
          <table:table-cell office:value-type="float" office:value="0.665428" calcext:value-type="float">
            <text:p>0,665428</text:p>
          </table:table-cell>
          <table:table-cell office:value-type="float" office:value="31.8218" calcext:value-type="float">
            <text:p>31,8218</text:p>
          </table:table-cell>
          <table:table-cell office:value-type="float" office:value="0.555607" calcext:value-type="float">
            <text:p>0,555607</text:p>
          </table:table-cell>
          <table:table-cell office:value-type="float" office:value="29.6253" calcext:value-type="float">
            <text:p>29,6253</text:p>
          </table:table-cell>
          <table:table-cell office:value-type="float" office:value="0.454993" calcext:value-type="float">
            <text:p>0,454993</text:p>
          </table:table-cell>
          <table:table-cell table:number-columns-repeated="8"/>
        </table:table-row>
        <table:table-row table:style-name="ro1">
          <table:table-cell office:value-type="float" office:value="37.4813" calcext:value-type="float">
            <text:p>37,4813</text:p>
          </table:table-cell>
          <table:table-cell office:value-type="float" office:value="0.825163" calcext:value-type="float">
            <text:p>0,825163</text:p>
          </table:table-cell>
          <table:table-cell office:value-type="float" office:value="33.5257" calcext:value-type="float">
            <text:p>33,5257</text:p>
          </table:table-cell>
          <table:table-cell office:value-type="float" office:value="0.657347" calcext:value-type="float">
            <text:p>0,657347</text:p>
          </table:table-cell>
          <table:table-cell office:value-type="float" office:value="31.1025" calcext:value-type="float">
            <text:p>31,1025</text:p>
          </table:table-cell>
          <table:table-cell office:value-type="float" office:value="0.548415" calcext:value-type="float">
            <text:p>0,548415</text:p>
          </table:table-cell>
          <table:table-cell office:value-type="float" office:value="28.9831" calcext:value-type="float">
            <text:p>28,9831</text:p>
          </table:table-cell>
          <table:table-cell office:value-type="float" office:value="0.448571" calcext:value-type="float">
            <text:p>0,448571</text:p>
          </table:table-cell>
          <table:table-cell table:number-columns-repeated="8"/>
        </table:table-row>
        <table:table-row table:style-name="ro1">
          <table:table-cell office:value-type="float" office:value="36.5739" calcext:value-type="float">
            <text:p>36,5739</text:p>
          </table:table-cell>
          <table:table-cell office:value-type="float" office:value="0.816089" calcext:value-type="float">
            <text:p>0,816089</text:p>
          </table:table-cell>
          <table:table-cell office:value-type="float" office:value="32.7573" calcext:value-type="float">
            <text:p>32,7573</text:p>
          </table:table-cell>
          <table:table-cell office:value-type="float" office:value="0.649663" calcext:value-type="float">
            <text:p>0,649663</text:p>
          </table:table-cell>
          <table:table-cell office:value-type="float" office:value="30.4184" calcext:value-type="float">
            <text:p>30,4184</text:p>
          </table:table-cell>
          <table:table-cell office:value-type="float" office:value="0.541574" calcext:value-type="float">
            <text:p>0,541574</text:p>
          </table:table-cell>
          <table:table-cell office:value-type="float" office:value="28.3722" calcext:value-type="float">
            <text:p>28,3722</text:p>
          </table:table-cell>
          <table:table-cell office:value-type="float" office:value="0.442462" calcext:value-type="float">
            <text:p>0,442462</text:p>
          </table:table-cell>
          <table:table-cell table:number-columns-repeated="8"/>
        </table:table-row>
        <table:table-row table:style-name="ro1">
          <table:table-cell office:value-type="float" office:value="35.711" calcext:value-type="float">
            <text:p>35,711</text:p>
          </table:table-cell>
          <table:table-cell office:value-type="float" office:value="0.80746" calcext:value-type="float">
            <text:p>0,80746</text:p>
          </table:table-cell>
          <table:table-cell office:value-type="float" office:value="32.0264" calcext:value-type="float">
            <text:p>32,0264</text:p>
          </table:table-cell>
          <table:table-cell office:value-type="float" office:value="0.642354" calcext:value-type="float">
            <text:p>0,642354</text:p>
          </table:table-cell>
          <table:table-cell office:value-type="float" office:value="29.7675" calcext:value-type="float">
            <text:p>29,7675</text:p>
          </table:table-cell>
          <table:table-cell office:value-type="float" office:value="0.535065" calcext:value-type="float">
            <text:p>0,535065</text:p>
          </table:table-cell>
          <table:table-cell office:value-type="float" office:value="27.7908" calcext:value-type="float">
            <text:p>27,7908</text:p>
          </table:table-cell>
          <table:table-cell office:value-type="float" office:value="0.436648" calcext:value-type="float">
            <text:p>0,436648</text:p>
          </table:table-cell>
          <table:table-cell table:number-columns-repeated="8"/>
        </table:table-row>
        <table:table-row table:style-name="ro1">
          <table:table-cell office:value-type="float" office:value="34.8901" calcext:value-type="float">
            <text:p>34,8901</text:p>
          </table:table-cell>
          <table:table-cell office:value-type="float" office:value="0.79925" calcext:value-type="float">
            <text:p>0,79925</text:p>
          </table:table-cell>
          <table:table-cell office:value-type="float" office:value="31.3307" calcext:value-type="float">
            <text:p>31,3307</text:p>
          </table:table-cell>
          <table:table-cell office:value-type="float" office:value="0.635397" calcext:value-type="float">
            <text:p>0,635397</text:p>
          </table:table-cell>
          <table:table-cell office:value-type="float" office:value="29.1479" calcext:value-type="float">
            <text:p>29,1479</text:p>
          </table:table-cell>
          <table:table-cell office:value-type="float" office:value="0.528869" calcext:value-type="float">
            <text:p>0,528869</text:p>
          </table:table-cell>
          <table:table-cell office:value-type="float" office:value="27.2373" calcext:value-type="float">
            <text:p>27,2373</text:p>
          </table:table-cell>
          <table:table-cell office:value-type="float" office:value="0.431113" calcext:value-type="float">
            <text:p>0,431113</text:p>
          </table:table-cell>
          <table:table-cell table:number-columns-repeated="8"/>
        </table:table-row>
        <table:table-row table:style-name="ro1">
          <table:table-cell office:value-type="float" office:value="34.1086" calcext:value-type="float">
            <text:p>34,1086</text:p>
          </table:table-cell>
          <table:table-cell office:value-type="float" office:value="0.791436" calcext:value-type="float">
            <text:p>0,791436</text:p>
          </table:table-cell>
          <table:table-cell office:value-type="float" office:value="30.6682" calcext:value-type="float">
            <text:p>30,6682</text:p>
          </table:table-cell>
          <table:table-cell office:value-type="float" office:value="0.628772" calcext:value-type="float">
            <text:p>0,628772</text:p>
          </table:table-cell>
          <table:table-cell office:value-type="float" office:value="28.5577" calcext:value-type="float">
            <text:p>28,5577</text:p>
          </table:table-cell>
          <table:table-cell office:value-type="float" office:value="0.522967" calcext:value-type="float">
            <text:p>0,522967</text:p>
          </table:table-cell>
          <table:table-cell office:value-type="float" office:value="26.71" calcext:value-type="float">
            <text:p>26,71</text:p>
          </table:table-cell>
          <table:table-cell office:value-type="float" office:value="0.42584" calcext:value-type="float">
            <text:p>0,42584</text:p>
          </table:table-cell>
          <table:table-cell table:number-columns-repeated="8"/>
        </table:table-row>
        <table:table-row table:style-name="ro1">
          <table:table-cell office:value-type="float" office:value="33.3643" calcext:value-type="float">
            <text:p>33,3643</text:p>
          </table:table-cell>
          <table:table-cell office:value-type="float" office:value="0.783993" calcext:value-type="float">
            <text:p>0,783993</text:p>
          </table:table-cell>
          <table:table-cell office:value-type="float" office:value="30.037" calcext:value-type="float">
            <text:p>30,037</text:p>
          </table:table-cell>
          <table:table-cell office:value-type="float" office:value="0.62246" calcext:value-type="float">
            <text:p>0,62246</text:p>
          </table:table-cell>
          <table:table-cell office:value-type="float" office:value="27.9954" calcext:value-type="float">
            <text:p>27,9954</text:p>
          </table:table-cell>
          <table:table-cell office:value-type="float" office:value="0.517344" calcext:value-type="float">
            <text:p>0,517344</text:p>
          </table:table-cell>
          <table:table-cell office:value-type="float" office:value="26.2075" calcext:value-type="float">
            <text:p>26,2075</text:p>
          </table:table-cell>
          <table:table-cell office:value-type="float" office:value="0.420816" calcext:value-type="float">
            <text:p>0,420816</text:p>
          </table:table-cell>
          <table:table-cell table:number-columns-repeated="8"/>
        </table:table-row>
        <table:table-row table:style-name="ro1">
          <table:table-cell office:value-type="float" office:value="32.6549" calcext:value-type="float">
            <text:p>32,6549</text:p>
          </table:table-cell>
          <table:table-cell office:value-type="float" office:value="0.776899" calcext:value-type="float">
            <text:p>0,776899</text:p>
          </table:table-cell>
          <table:table-cell office:value-type="float" office:value="29.4354" calcext:value-type="float">
            <text:p>29,4354</text:p>
          </table:table-cell>
          <table:table-cell office:value-type="float" office:value="0.616444" calcext:value-type="float">
            <text:p>0,616444</text:p>
          </table:table-cell>
          <table:table-cell office:value-type="float" office:value="27.4592" calcext:value-type="float">
            <text:p>27,4592</text:p>
          </table:table-cell>
          <table:table-cell office:value-type="float" office:value="0.511982" calcext:value-type="float">
            <text:p>0,511982</text:p>
          </table:table-cell>
          <table:table-cell office:value-type="float" office:value="25.7284" calcext:value-type="float">
            <text:p>25,7284</text:p>
          </table:table-cell>
          <table:table-cell office:value-type="float" office:value="0.416024" calcext:value-type="float">
            <text:p>0,416024</text:p>
          </table:table-cell>
          <table:table-cell table:number-columns-repeated="8"/>
        </table:table-row>
        <table:table-row table:style-name="ro1">
          <table:table-cell office:value-type="float" office:value="31.9786" calcext:value-type="float">
            <text:p>31,9786</text:p>
          </table:table-cell>
          <table:table-cell office:value-type="float" office:value="0.770136" calcext:value-type="float">
            <text:p>0,770136</text:p>
          </table:table-cell>
          <table:table-cell office:value-type="float" office:value="28.8615" calcext:value-type="float">
            <text:p>28,8615</text:p>
          </table:table-cell>
          <table:table-cell office:value-type="float" office:value="0.610705" calcext:value-type="float">
            <text:p>0,610705</text:p>
          </table:table-cell>
          <table:table-cell office:value-type="float" office:value="26.9478" calcext:value-type="float">
            <text:p>26,9478</text:p>
          </table:table-cell>
          <table:table-cell office:value-type="float" office:value="0.506868" calcext:value-type="float">
            <text:p>0,506868</text:p>
          </table:table-cell>
          <table:table-cell office:value-type="float" office:value="25.2714" calcext:value-type="float">
            <text:p>25,2714</text:p>
          </table:table-cell>
          <table:table-cell office:value-type="float" office:value="0.411454" calcext:value-type="float">
            <text:p>0,411454</text:p>
          </table:table-cell>
          <table:table-cell table:number-columns-repeated="8"/>
        </table:table-row>
        <table:table-row table:style-name="ro1">
          <table:table-cell office:value-type="float" office:value="31.3334" calcext:value-type="float">
            <text:p>31,3334</text:p>
          </table:table-cell>
          <table:table-cell office:value-type="float" office:value="0.763684" calcext:value-type="float">
            <text:p>0,763684</text:p>
          </table:table-cell>
          <table:table-cell office:value-type="float" office:value="28.314" calcext:value-type="float">
            <text:p>28,314</text:p>
          </table:table-cell>
          <table:table-cell office:value-type="float" office:value="0.60523" calcext:value-type="float">
            <text:p>0,60523</text:p>
          </table:table-cell>
          <table:table-cell office:value-type="float" office:value="26.4597" calcext:value-type="float">
            <text:p>26,4597</text:p>
          </table:table-cell>
          <table:table-cell office:value-type="float" office:value="0.501987" calcext:value-type="float">
            <text:p>0,501987</text:p>
          </table:table-cell>
          <table:table-cell office:value-type="float" office:value="24.8352" calcext:value-type="float">
            <text:p>24,8352</text:p>
          </table:table-cell>
          <table:table-cell office:value-type="float" office:value="0.407092" calcext:value-type="float">
            <text:p>0,407092</text:p>
          </table:table-cell>
          <table:table-cell table:number-columns-repeated="8"/>
        </table:table-row>
        <table:table-row table:style-name="ro1">
          <table:table-cell office:value-type="float" office:value="32.611" calcext:value-type="float">
            <text:p>32,611</text:p>
          </table:table-cell>
          <table:table-cell office:value-type="float" office:value="0.77646" calcext:value-type="float">
            <text:p>0,77646</text:p>
          </table:table-cell>
          <table:table-cell office:value-type="float" office:value="29.4082" calcext:value-type="float">
            <text:p>29,4082</text:p>
          </table:table-cell>
          <table:table-cell office:value-type="float" office:value="0.616172" calcext:value-type="float">
            <text:p>0,616172</text:p>
          </table:table-cell>
          <table:table-cell office:value-type="float" office:value="27.443" calcext:value-type="float">
            <text:p>27,443</text:p>
          </table:table-cell>
          <table:table-cell office:value-type="float" office:value="0.51182" calcext:value-type="float">
            <text:p>0,51182</text:p>
          </table:table-cell>
          <table:table-cell office:value-type="float" office:value="25.7221" calcext:value-type="float">
            <text:p>25,7221</text:p>
          </table:table-cell>
          <table:table-cell office:value-type="float" office:value="0.415961" calcext:value-type="float">
            <text:p>0,415961</text:p>
          </table:table-cell>
          <table:table-cell table:number-columns-repeated="8"/>
        </table:table-row>
        <table:table-row table:style-name="ro1">
          <table:table-cell office:value-type="float" office:value="34.5064" calcext:value-type="float">
            <text:p>34,5064</text:p>
          </table:table-cell>
          <table:table-cell office:value-type="float" office:value="0.795414" calcext:value-type="float">
            <text:p>0,795414</text:p>
          </table:table-cell>
          <table:table-cell office:value-type="float" office:value="31.0296" calcext:value-type="float">
            <text:p>31,0296</text:p>
          </table:table-cell>
          <table:table-cell office:value-type="float" office:value="0.632386" calcext:value-type="float">
            <text:p>0,632386</text:p>
          </table:table-cell>
          <table:table-cell office:value-type="float" office:value="28.8983" calcext:value-type="float">
            <text:p>28,8983</text:p>
          </table:table-cell>
          <table:table-cell office:value-type="float" office:value="0.526373" calcext:value-type="float">
            <text:p>0,526373</text:p>
          </table:table-cell>
          <table:table-cell office:value-type="float" office:value="27.0333" calcext:value-type="float">
            <text:p>27,0333</text:p>
          </table:table-cell>
          <table:table-cell office:value-type="float" office:value="0.429073" calcext:value-type="float">
            <text:p>0,429073</text:p>
          </table:table-cell>
          <table:table-cell table:number-columns-repeated="8"/>
        </table:table-row>
        <table:table-row table:style-name="ro1">
          <table:table-cell office:value-type="float" office:value="36.347" calcext:value-type="float">
            <text:p>36,347</text:p>
          </table:table-cell>
          <table:table-cell office:value-type="float" office:value="0.81382" calcext:value-type="float">
            <text:p>0,81382</text:p>
          </table:table-cell>
          <table:table-cell office:value-type="float" office:value="32.6027" calcext:value-type="float">
            <text:p>32,6027</text:p>
          </table:table-cell>
          <table:table-cell office:value-type="float" office:value="0.648117" calcext:value-type="float">
            <text:p>0,648117</text:p>
          </table:table-cell>
          <table:table-cell office:value-type="float" office:value="30.3096" calcext:value-type="float">
            <text:p>30,3096</text:p>
          </table:table-cell>
          <table:table-cell office:value-type="float" office:value="0.540486" calcext:value-type="float">
            <text:p>0,540486</text:p>
          </table:table-cell>
          <table:table-cell office:value-type="float" office:value="28.3042" calcext:value-type="float">
            <text:p>28,3042</text:p>
          </table:table-cell>
          <table:table-cell office:value-type="float" office:value="0.441782" calcext:value-type="float">
            <text:p>0,441782</text:p>
          </table:table-cell>
          <table:table-cell table:number-columns-repeated="8"/>
        </table:table-row>
        <table:table-row table:style-name="ro1">
          <table:table-cell office:value-type="float" office:value="38.1181" calcext:value-type="float">
            <text:p>38,1181</text:p>
          </table:table-cell>
          <table:table-cell office:value-type="float" office:value="0.831531" calcext:value-type="float">
            <text:p>0,831531</text:p>
          </table:table-cell>
          <table:table-cell office:value-type="float" office:value="34.1153" calcext:value-type="float">
            <text:p>34,1153</text:p>
          </table:table-cell>
          <table:table-cell office:value-type="float" office:value="0.663243" calcext:value-type="float">
            <text:p>0,663243</text:p>
          </table:table-cell>
          <table:table-cell office:value-type="float" office:value="31.6659" calcext:value-type="float">
            <text:p>31,6659</text:p>
          </table:table-cell>
          <table:table-cell office:value-type="float" office:value="0.554049" calcext:value-type="float">
            <text:p>0,554049</text:p>
          </table:table-cell>
          <table:table-cell office:value-type="float" office:value="29.5252" calcext:value-type="float">
            <text:p>29,5252</text:p>
          </table:table-cell>
          <table:table-cell office:value-type="float" office:value="0.453992" calcext:value-type="float">
            <text:p>0,453992</text:p>
          </table:table-cell>
          <table:table-cell table:number-columns-repeated="8"/>
        </table:table-row>
        <table:table-row table:style-name="ro1">
          <table:table-cell office:value-type="float" office:value="39.822" calcext:value-type="float">
            <text:p>39,822</text:p>
          </table:table-cell>
          <table:table-cell office:value-type="float" office:value="1.32771" calcext:value-type="float">
            <text:p>1,32771</text:p>
          </table:table-cell>
          <table:table-cell office:value-type="float" office:value="35.5696" calcext:value-type="float">
            <text:p>35,5696</text:p>
          </table:table-cell>
          <table:table-cell office:value-type="float" office:value="0.677786" calcext:value-type="float">
            <text:p>0,677786</text:p>
          </table:table-cell>
          <table:table-cell office:value-type="float" office:value="32.9695" calcext:value-type="float">
            <text:p>32,9695</text:p>
          </table:table-cell>
          <table:table-cell office:value-type="float" office:value="0.567085" calcext:value-type="float">
            <text:p>0,567085</text:p>
          </table:table-cell>
          <table:table-cell office:value-type="float" office:value="30.6983" calcext:value-type="float">
            <text:p>30,6983</text:p>
          </table:table-cell>
          <table:table-cell office:value-type="float" office:value="0.465723" calcext:value-type="float">
            <text:p>0,465723</text:p>
          </table:table-cell>
          <table:table-cell table:number-columns-repeated="8"/>
        </table:table-row>
        <table:table-row table:style-name="ro1">
          <table:table-cell office:value-type="float" office:value="41.4614" calcext:value-type="float">
            <text:p>41,4614</text:p>
          </table:table-cell>
          <table:table-cell office:value-type="float" office:value="1.43706" calcext:value-type="float">
            <text:p>1,43706</text:p>
          </table:table-cell>
          <table:table-cell office:value-type="float" office:value="36.968" calcext:value-type="float">
            <text:p>36,968</text:p>
          </table:table-cell>
          <table:table-cell office:value-type="float" office:value="0.69177" calcext:value-type="float">
            <text:p>0,69177</text:p>
          </table:table-cell>
          <table:table-cell office:value-type="float" office:value="34.2225" calcext:value-type="float">
            <text:p>34,2225</text:p>
          </table:table-cell>
          <table:table-cell office:value-type="float" office:value="0.579615" calcext:value-type="float">
            <text:p>0,579615</text:p>
          </table:table-cell>
          <table:table-cell office:value-type="float" office:value="31.8256" calcext:value-type="float">
            <text:p>31,8256</text:p>
          </table:table-cell>
          <table:table-cell office:value-type="float" office:value="0.476996" calcext:value-type="float">
            <text:p>0,476996</text:p>
          </table:table-cell>
          <table:table-cell table:number-columns-repeated="8"/>
        </table:table-row>
        <table:table-row table:style-name="ro1">
          <table:table-cell office:value-type="float" office:value="43.0388" calcext:value-type="float">
            <text:p>43,0388</text:p>
          </table:table-cell>
          <table:table-cell office:value-type="float" office:value="1.55078" calcext:value-type="float">
            <text:p>1,55078</text:p>
          </table:table-cell>
          <table:table-cell office:value-type="float" office:value="38.3129" calcext:value-type="float">
            <text:p>38,3129</text:p>
          </table:table-cell>
          <table:table-cell office:value-type="float" office:value="0.705219" calcext:value-type="float">
            <text:p>0,705219</text:p>
          </table:table-cell>
          <table:table-cell office:value-type="float" office:value="35.4272" calcext:value-type="float">
            <text:p>35,4272</text:p>
          </table:table-cell>
          <table:table-cell office:value-type="float" office:value="0.591662" calcext:value-type="float">
            <text:p>0,591662</text:p>
          </table:table-cell>
          <table:table-cell office:value-type="float" office:value="32.909" calcext:value-type="float">
            <text:p>32,909</text:p>
          </table:table-cell>
          <table:table-cell office:value-type="float" office:value="0.48783" calcext:value-type="float">
            <text:p>0,48783</text:p>
          </table:table-cell>
          <table:table-cell table:number-columns-repeated="8"/>
        </table:table-row>
        <table:table-row table:style-name="ro1">
          <table:table-cell office:value-type="float" office:value="44.5568" calcext:value-type="float">
            <text:p>44,5568</text:p>
          </table:table-cell>
          <table:table-cell office:value-type="float" office:value="1.66871" calcext:value-type="float">
            <text:p>1,66871</text:p>
          </table:table-cell>
          <table:table-cell office:value-type="float" office:value="39.6064" calcext:value-type="float">
            <text:p>39,6064</text:p>
          </table:table-cell>
          <table:table-cell office:value-type="float" office:value="0.718154" calcext:value-type="float">
            <text:p>0,718154</text:p>
          </table:table-cell>
          <table:table-cell office:value-type="float" office:value="36.5855" calcext:value-type="float">
            <text:p>36,5855</text:p>
          </table:table-cell>
          <table:table-cell office:value-type="float" office:value="0.603245" calcext:value-type="float">
            <text:p>0,603245</text:p>
          </table:table-cell>
          <table:table-cell office:value-type="float" office:value="33.9505" calcext:value-type="float">
            <text:p>33,9505</text:p>
          </table:table-cell>
          <table:table-cell office:value-type="float" office:value="0.498245" calcext:value-type="float">
            <text:p>0,498245</text:p>
          </table:table-cell>
          <table:table-cell table:number-columns-repeated="8"/>
        </table:table-row>
        <table:table-row table:style-name="ro1">
          <table:table-cell office:value-type="float" office:value="46.0177" calcext:value-type="float">
            <text:p>46,0177</text:p>
          </table:table-cell>
          <table:table-cell office:value-type="float" office:value="1.79066" calcext:value-type="float">
            <text:p>1,79066</text:p>
          </table:table-cell>
          <table:table-cell office:value-type="float" office:value="40.8508" calcext:value-type="float">
            <text:p>40,8508</text:p>
          </table:table-cell>
          <table:table-cell office:value-type="float" office:value="0.730598" calcext:value-type="float">
            <text:p>0,730598</text:p>
          </table:table-cell>
          <table:table-cell office:value-type="float" office:value="37.6995" calcext:value-type="float">
            <text:p>37,6995</text:p>
          </table:table-cell>
          <table:table-cell office:value-type="float" office:value="0.614385" calcext:value-type="float">
            <text:p>0,614385</text:p>
          </table:table-cell>
          <table:table-cell office:value-type="float" office:value="34.952" calcext:value-type="float">
            <text:p>34,952</text:p>
          </table:table-cell>
          <table:table-cell office:value-type="float" office:value="0.50826" calcext:value-type="float">
            <text:p>0,50826</text:p>
          </table:table-cell>
          <table:table-cell table:number-columns-repeated="8"/>
        </table:table-row>
        <table:table-row table:style-name="ro1">
          <table:table-cell office:value-type="float" office:value="47.424" calcext:value-type="float">
            <text:p>47,424</text:p>
          </table:table-cell>
          <table:table-cell office:value-type="float" office:value="1.91647" calcext:value-type="float">
            <text:p>1,91647</text:p>
          </table:table-cell>
          <table:table-cell office:value-type="float" office:value="42.0481" calcext:value-type="float">
            <text:p>42,0481</text:p>
          </table:table-cell>
          <table:table-cell office:value-type="float" office:value="1.19048" calcext:value-type="float">
            <text:p>1,19048</text:p>
          </table:table-cell>
          <table:table-cell office:value-type="float" office:value="38.7712" calcext:value-type="float">
            <text:p>38,7712</text:p>
          </table:table-cell>
          <table:table-cell office:value-type="float" office:value="0.625102" calcext:value-type="float">
            <text:p>0,625102</text:p>
          </table:table-cell>
          <table:table-cell office:value-type="float" office:value="35.9151" calcext:value-type="float">
            <text:p>35,9151</text:p>
          </table:table-cell>
          <table:table-cell office:value-type="float" office:value="0.517891" calcext:value-type="float">
            <text:p>0,517891</text:p>
          </table:table-cell>
          <table:table-cell table:number-columns-repeated="8"/>
        </table:table-row>
        <table:table-row table:style-name="ro1">
          <table:table-cell office:value-type="float" office:value="48.7779" calcext:value-type="float">
            <text:p>48,7779</text:p>
          </table:table-cell>
          <table:table-cell office:value-type="float" office:value="2.04593" calcext:value-type="float">
            <text:p>2,04593</text:p>
          </table:table-cell>
          <table:table-cell office:value-type="float" office:value="43.2004" calcext:value-type="float">
            <text:p>43,2004</text:p>
          </table:table-cell>
          <table:table-cell office:value-type="float" office:value="1.25858" calcext:value-type="float">
            <text:p>1,25858</text:p>
          </table:table-cell>
          <table:table-cell office:value-type="float" office:value="39.8023" calcext:value-type="float">
            <text:p>39,8023</text:p>
          </table:table-cell>
          <table:table-cell office:value-type="float" office:value="0.635413" calcext:value-type="float">
            <text:p>0,635413</text:p>
          </table:table-cell>
          <table:table-cell office:value-type="float" office:value="36.8416" calcext:value-type="float">
            <text:p>36,8416</text:p>
          </table:table-cell>
          <table:table-cell office:value-type="float" office:value="0.527156" calcext:value-type="float">
            <text:p>0,527156</text:p>
          </table:table-cell>
          <table:table-cell table:number-columns-repeated="8"/>
        </table:table-row>
        <table:table-row table:style-name="ro1">
          <table:table-cell office:value-type="float" office:value="50.0816" calcext:value-type="float">
            <text:p>50,0816</text:p>
          </table:table-cell>
          <table:table-cell office:value-type="float" office:value="2.17884" calcext:value-type="float">
            <text:p>2,17884</text:p>
          </table:table-cell>
          <table:table-cell office:value-type="float" office:value="44.3096" calcext:value-type="float">
            <text:p>44,3096</text:p>
          </table:table-cell>
          <table:table-cell office:value-type="float" office:value="1.32782" calcext:value-type="float">
            <text:p>1,32782</text:p>
          </table:table-cell>
          <table:table-cell office:value-type="float" office:value="40.7946" calcext:value-type="float">
            <text:p>40,7946</text:p>
          </table:table-cell>
          <table:table-cell office:value-type="float" office:value="0.645336" calcext:value-type="float">
            <text:p>0,645336</text:p>
          </table:table-cell>
          <table:table-cell office:value-type="float" office:value="37.7331" calcext:value-type="float">
            <text:p>37,7331</text:p>
          </table:table-cell>
          <table:table-cell office:value-type="float" office:value="0.536071" calcext:value-type="float">
            <text:p>0,536071</text:p>
          </table:table-cell>
          <table:table-cell table:number-columns-repeated="8"/>
        </table:table-row>
        <table:table-row table:style-name="ro1">
          <table:table-cell office:value-type="float" office:value="51.3371" calcext:value-type="float">
            <text:p>51,3371</text:p>
          </table:table-cell>
          <table:table-cell office:value-type="float" office:value="2.31501" calcext:value-type="float">
            <text:p>2,31501</text:p>
          </table:table-cell>
          <table:table-cell office:value-type="float" office:value="45.3776" calcext:value-type="float">
            <text:p>45,3776</text:p>
          </table:table-cell>
          <table:table-cell office:value-type="float" office:value="1.39808" calcext:value-type="float">
            <text:p>1,39808</text:p>
          </table:table-cell>
          <table:table-cell office:value-type="float" office:value="41.7498" calcext:value-type="float">
            <text:p>41,7498</text:p>
          </table:table-cell>
          <table:table-cell office:value-type="float" office:value="0.654888" calcext:value-type="float">
            <text:p>0,654888</text:p>
          </table:table-cell>
          <table:table-cell office:value-type="float" office:value="38.5911" calcext:value-type="float">
            <text:p>38,5911</text:p>
          </table:table-cell>
          <table:table-cell office:value-type="float" office:value="0.544651" calcext:value-type="float">
            <text:p>0,544651</text:p>
          </table:table-cell>
          <table:table-cell table:number-columns-repeated="8"/>
        </table:table-row>
        <table:table-row table:style-name="ro1">
          <table:table-cell office:value-type="float" office:value="52.5466" calcext:value-type="float">
            <text:p>52,5466</text:p>
          </table:table-cell>
          <table:table-cell office:value-type="float" office:value="2.45422" calcext:value-type="float">
            <text:p>2,45422</text:p>
          </table:table-cell>
          <table:table-cell office:value-type="float" office:value="46.406" calcext:value-type="float">
            <text:p>46,406</text:p>
          </table:table-cell>
          <table:table-cell office:value-type="float" office:value="1.46926" calcext:value-type="float">
            <text:p>1,46926</text:p>
          </table:table-cell>
          <table:table-cell office:value-type="float" office:value="42.6696" calcext:value-type="float">
            <text:p>42,6696</text:p>
          </table:table-cell>
          <table:table-cell office:value-type="float" office:value="0.664086" calcext:value-type="float">
            <text:p>0,664086</text:p>
          </table:table-cell>
          <table:table-cell office:value-type="float" office:value="39.4172" calcext:value-type="float">
            <text:p>39,4172</text:p>
          </table:table-cell>
          <table:table-cell office:value-type="float" office:value="0.552912" calcext:value-type="float">
            <text:p>0,552912</text:p>
          </table:table-cell>
          <table:table-cell table:number-columns-repeated="8"/>
        </table:table-row>
        <table:table-row table:style-name="ro1">
          <table:table-cell office:value-type="float" office:value="53.712" calcext:value-type="float">
            <text:p>53,712</text:p>
          </table:table-cell>
          <table:table-cell office:value-type="float" office:value="2.59626" calcext:value-type="float">
            <text:p>2,59626</text:p>
          </table:table-cell>
          <table:table-cell office:value-type="float" office:value="47.3968" calcext:value-type="float">
            <text:p>47,3968</text:p>
          </table:table-cell>
          <table:table-cell office:value-type="float" office:value="1.54124" calcext:value-type="float">
            <text:p>1,54124</text:p>
          </table:table-cell>
          <table:table-cell office:value-type="float" office:value="43.5555" calcext:value-type="float">
            <text:p>43,5555</text:p>
          </table:table-cell>
          <table:table-cell office:value-type="float" office:value="0.672945" calcext:value-type="float">
            <text:p>0,672945</text:p>
          </table:table-cell>
          <table:table-cell office:value-type="float" office:value="40.2127" calcext:value-type="float">
            <text:p>40,2127</text:p>
          </table:table-cell>
          <table:table-cell office:value-type="float" office:value="0.560867" calcext:value-type="float">
            <text:p>0,560867</text:p>
          </table:table-cell>
          <table:table-cell table:number-columns-repeated="8"/>
        </table:table-row>
        <table:table-row table:style-name="ro1">
          <table:table-cell office:value-type="float" office:value="54.8351" calcext:value-type="float">
            <text:p>54,8351</text:p>
          </table:table-cell>
          <table:table-cell office:value-type="float" office:value="2.74093" calcext:value-type="float">
            <text:p>2,74093</text:p>
          </table:table-cell>
          <table:table-cell office:value-type="float" office:value="48.3514" calcext:value-type="float">
            <text:p>48,3514</text:p>
          </table:table-cell>
          <table:table-cell office:value-type="float" office:value="1.61394" calcext:value-type="float">
            <text:p>1,61394</text:p>
          </table:table-cell>
          <table:table-cell office:value-type="float" office:value="44.4089" calcext:value-type="float">
            <text:p>44,4089</text:p>
          </table:table-cell>
          <table:table-cell office:value-type="float" office:value="1.1564" calcext:value-type="float">
            <text:p>1,1564</text:p>
          </table:table-cell>
          <table:table-cell office:value-type="float" office:value="40.9791" calcext:value-type="float">
            <text:p>40,9791</text:p>
          </table:table-cell>
          <table:table-cell office:value-type="float" office:value="0.568531" calcext:value-type="float">
            <text:p>0,568531</text:p>
          </table:table-cell>
          <table:table-cell table:number-columns-repeated="8"/>
        </table:table-row>
        <table:table-row table:style-name="ro1">
          <table:table-cell office:value-type="float" office:value="55.9177" calcext:value-type="float">
            <text:p>55,9177</text:p>
          </table:table-cell>
          <table:table-cell office:value-type="float" office:value="2.88801" calcext:value-type="float">
            <text:p>2,88801</text:p>
          </table:table-cell>
          <table:table-cell office:value-type="float" office:value="49.2714" calcext:value-type="float">
            <text:p>49,2714</text:p>
          </table:table-cell>
          <table:table-cell office:value-type="float" office:value="1.68725" calcext:value-type="float">
            <text:p>1,68725</text:p>
          </table:table-cell>
          <table:table-cell office:value-type="float" office:value="45.2314" calcext:value-type="float">
            <text:p>45,2314</text:p>
          </table:table-cell>
          <table:table-cell office:value-type="float" office:value="1.20324" calcext:value-type="float">
            <text:p>1,20324</text:p>
          </table:table-cell>
          <table:table-cell office:value-type="float" office:value="41.7175" calcext:value-type="float">
            <text:p>41,7175</text:p>
          </table:table-cell>
          <table:table-cell office:value-type="float" office:value="0.575915" calcext:value-type="float">
            <text:p>0,575915</text:p>
          </table:table-cell>
          <table:table-cell table:number-columns-repeated="8"/>
        </table:table-row>
        <table:table-row table:style-name="ro1">
          <table:table-cell office:value-type="float" office:value="56.9616" calcext:value-type="float">
            <text:p>56,9616</text:p>
          </table:table-cell>
          <table:table-cell office:value-type="float" office:value="3.03729" calcext:value-type="float">
            <text:p>3,03729</text:p>
          </table:table-cell>
          <table:table-cell office:value-type="float" office:value="50.1584" calcext:value-type="float">
            <text:p>50,1584</text:p>
          </table:table-cell>
          <table:table-cell office:value-type="float" office:value="1.76107" calcext:value-type="float">
            <text:p>1,76107</text:p>
          </table:table-cell>
          <table:table-cell office:value-type="float" office:value="46.0243" calcext:value-type="float">
            <text:p>46,0243</text:p>
          </table:table-cell>
          <table:table-cell office:value-type="float" office:value="1.2502" calcext:value-type="float">
            <text:p>1,2502</text:p>
          </table:table-cell>
          <table:table-cell office:value-type="float" office:value="42.4293" calcext:value-type="float">
            <text:p>42,4293</text:p>
          </table:table-cell>
          <table:table-cell office:value-type="float" office:value="0.583033" calcext:value-type="float">
            <text:p>0,583033</text:p>
          </table:table-cell>
          <table:table-cell table:number-columns-repeated="8"/>
        </table:table-row>
        <table:table-row table:style-name="ro1">
          <table:table-cell office:value-type="float" office:value="57.9683" calcext:value-type="float">
            <text:p>57,9683</text:p>
          </table:table-cell>
          <table:table-cell office:value-type="float" office:value="3.18857" calcext:value-type="float">
            <text:p>3,18857</text:p>
          </table:table-cell>
          <table:table-cell office:value-type="float" office:value="51.0137" calcext:value-type="float">
            <text:p>51,0137</text:p>
          </table:table-cell>
          <table:table-cell office:value-type="float" office:value="1.83532" calcext:value-type="float">
            <text:p>1,83532</text:p>
          </table:table-cell>
          <table:table-cell office:value-type="float" office:value="46.7888" calcext:value-type="float">
            <text:p>46,7888</text:p>
          </table:table-cell>
          <table:table-cell office:value-type="float" office:value="1.29721" calcext:value-type="float">
            <text:p>1,29721</text:p>
          </table:table-cell>
          <table:table-cell office:value-type="float" office:value="43.1156" calcext:value-type="float">
            <text:p>43,1156</text:p>
          </table:table-cell>
          <table:table-cell office:value-type="float" office:value="0.589896" calcext:value-type="float">
            <text:p>0,589896</text:p>
          </table:table-cell>
          <table:table-cell table:number-columns-repeated="8"/>
        </table:table-row>
        <table:table-row table:style-name="ro1">
          <table:table-cell office:value-type="float" office:value="58.9396" calcext:value-type="float">
            <text:p>58,9396</text:p>
          </table:table-cell>
          <table:table-cell office:value-type="float" office:value="3.34166" calcext:value-type="float">
            <text:p>3,34166</text:p>
          </table:table-cell>
          <table:table-cell office:value-type="float" office:value="51.8388" calcext:value-type="float">
            <text:p>51,8388</text:p>
          </table:table-cell>
          <table:table-cell office:value-type="float" office:value="1.90991" calcext:value-type="float">
            <text:p>1,90991</text:p>
          </table:table-cell>
          <table:table-cell office:value-type="float" office:value="47.5262" calcext:value-type="float">
            <text:p>47,5262</text:p>
          </table:table-cell>
          <table:table-cell office:value-type="float" office:value="1.34422" calcext:value-type="float">
            <text:p>1,34422</text:p>
          </table:table-cell>
          <table:table-cell office:value-type="float" office:value="43.7775" calcext:value-type="float">
            <text:p>43,7775</text:p>
          </table:table-cell>
          <table:table-cell office:value-type="float" office:value="0.596515" calcext:value-type="float">
            <text:p>0,596515</text:p>
          </table:table-cell>
          <table:table-cell table:number-columns-repeated="8"/>
        </table:table-row>
        <table:table-row table:style-name="ro1">
          <table:table-cell office:value-type="float" office:value="59.8769" calcext:value-type="float">
            <text:p>59,8769</text:p>
          </table:table-cell>
          <table:table-cell office:value-type="float" office:value="3.49635" calcext:value-type="float">
            <text:p>3,49635</text:p>
          </table:table-cell>
          <table:table-cell office:value-type="float" office:value="52.635" calcext:value-type="float">
            <text:p>52,635</text:p>
          </table:table-cell>
          <table:table-cell office:value-type="float" office:value="1.98476" calcext:value-type="float">
            <text:p>1,98476</text:p>
          </table:table-cell>
          <table:table-cell office:value-type="float" office:value="48.2378" calcext:value-type="float">
            <text:p>48,2378</text:p>
          </table:table-cell>
          <table:table-cell office:value-type="float" office:value="1.39121" calcext:value-type="float">
            <text:p>1,39121</text:p>
          </table:table-cell>
          <table:table-cell office:value-type="float" office:value="44.4162" calcext:value-type="float">
            <text:p>44,4162</text:p>
          </table:table-cell>
          <table:table-cell office:value-type="float" office:value="0.602902" calcext:value-type="float">
            <text:p>0,602902</text:p>
          </table:table-cell>
          <table:table-cell table:number-columns-repeated="8"/>
        </table:table-row>
        <table:table-row table:style-name="ro1">
          <table:table-cell office:value-type="float" office:value="58.6366" calcext:value-type="float">
            <text:p>58,6366</text:p>
          </table:table-cell>
          <table:table-cell office:value-type="float" office:value="3.29314" calcext:value-type="float">
            <text:p>3,29314</text:p>
          </table:table-cell>
          <table:table-cell office:value-type="float" office:value="51.6013" calcext:value-type="float">
            <text:p>51,6013</text:p>
          </table:table-cell>
          <table:table-cell office:value-type="float" office:value="1.88814" calcext:value-type="float">
            <text:p>1,88814</text:p>
          </table:table-cell>
          <table:table-cell office:value-type="float" office:value="47.3257" calcext:value-type="float">
            <text:p>47,3257</text:p>
          </table:table-cell>
          <table:table-cell office:value-type="float" office:value="1.33127" calcext:value-type="float">
            <text:p>1,33127</text:p>
          </table:table-cell>
          <table:table-cell office:value-type="float" office:value="43.6075" calcext:value-type="float">
            <text:p>43,6075</text:p>
          </table:table-cell>
          <table:table-cell office:value-type="float" office:value="0.594815" calcext:value-type="float">
            <text:p>0,594815</text:p>
          </table:table-cell>
          <table:table-cell table:number-columns-repeated="8"/>
        </table:table-row>
        <table:table-row table:style-name="ro1">
          <table:table-cell office:value-type="float" office:value="56.7679" calcext:value-type="float">
            <text:p>56,7679</text:p>
          </table:table-cell>
          <table:table-cell office:value-type="float" office:value="3.00903" calcext:value-type="float">
            <text:p>3,00903</text:p>
          </table:table-cell>
          <table:table-cell office:value-type="float" office:value="50.0315" calcext:value-type="float">
            <text:p>50,0315</text:p>
          </table:table-cell>
          <table:table-cell office:value-type="float" office:value="1.75032" calcext:value-type="float">
            <text:p>1,75032</text:p>
          </table:table-cell>
          <table:table-cell office:value-type="float" office:value="45.9334" calcext:value-type="float">
            <text:p>45,9334</text:p>
          </table:table-cell>
          <table:table-cell office:value-type="float" office:value="1.24472" calcext:value-type="float">
            <text:p>1,24472</text:p>
          </table:table-cell>
          <table:table-cell office:value-type="float" office:value="42.3672" calcext:value-type="float">
            <text:p>42,3672</text:p>
          </table:table-cell>
          <table:table-cell office:value-type="float" office:value="0.582413" calcext:value-type="float">
            <text:p>0,582413</text:p>
          </table:table-cell>
          <table:table-cell table:number-columns-repeated="8"/>
        </table:table-row>
        <table:table-row table:style-name="ro1">
          <table:table-cell office:value-type="float" office:value="54.9896" calcext:value-type="float">
            <text:p>54,9896</text:p>
          </table:table-cell>
          <table:table-cell office:value-type="float" office:value="2.76145" calcext:value-type="float">
            <text:p>2,76145</text:p>
          </table:table-cell>
          <table:table-cell office:value-type="float" office:value="48.5353" calcext:value-type="float">
            <text:p>48,5353</text:p>
          </table:table-cell>
          <table:table-cell office:value-type="float" office:value="1.62834" calcext:value-type="float">
            <text:p>1,62834</text:p>
          </table:table-cell>
          <table:table-cell office:value-type="float" office:value="44.6053" calcext:value-type="float">
            <text:p>44,6053</text:p>
          </table:table-cell>
          <table:table-cell office:value-type="float" office:value="1.16742" calcext:value-type="float">
            <text:p>1,16742</text:p>
          </table:table-cell>
          <table:table-cell office:value-type="float" office:value="41.1833" calcext:value-type="float">
            <text:p>41,1833</text:p>
          </table:table-cell>
          <table:table-cell office:value-type="float" office:value="0.570573" calcext:value-type="float">
            <text:p>0,570573</text:p>
          </table:table-cell>
          <table:table-cell table:number-columns-repeated="8"/>
        </table:table-row>
        <table:table-row table:style-name="ro1">
          <table:table-cell office:value-type="float" office:value="53.3084" calcext:value-type="float">
            <text:p>53,3084</text:p>
          </table:table-cell>
          <table:table-cell office:value-type="float" office:value="2.54616" calcext:value-type="float">
            <text:p>2,54616</text:p>
          </table:table-cell>
          <table:table-cell office:value-type="float" office:value="47.1192" calcext:value-type="float">
            <text:p>47,1192</text:p>
          </table:table-cell>
          <table:table-cell office:value-type="float" office:value="1.52073" calcext:value-type="float">
            <text:p>1,52073</text:p>
          </table:table-cell>
          <table:table-cell office:value-type="float" office:value="43.3475" calcext:value-type="float">
            <text:p>43,3475</text:p>
          </table:table-cell>
          <table:table-cell office:value-type="float" office:value="0.670865" calcext:value-type="float">
            <text:p>0,670865</text:p>
          </table:table-cell>
          <table:table-cell office:value-type="float" office:value="40.0614" calcext:value-type="float">
            <text:p>40,0614</text:p>
          </table:table-cell>
          <table:table-cell office:value-type="float" office:value="0.559354" calcext:value-type="float">
            <text:p>0,559354</text:p>
          </table:table-cell>
          <table:table-cell table:number-columns-repeated="8"/>
        </table:table-row>
        <table:table-row table:style-name="ro1">
          <table:table-cell office:value-type="float" office:value="51.7178" calcext:value-type="float">
            <text:p>51,7178</text:p>
          </table:table-cell>
          <table:table-cell office:value-type="float" office:value="2.35795" calcext:value-type="float">
            <text:p>2,35795</text:p>
          </table:table-cell>
          <table:table-cell office:value-type="float" office:value="45.7781" calcext:value-type="float">
            <text:p>45,7781</text:p>
          </table:table-cell>
          <table:table-cell office:value-type="float" office:value="1.42538" calcext:value-type="float">
            <text:p>1,42538</text:p>
          </table:table-cell>
          <table:table-cell office:value-type="float" office:value="42.1556" calcext:value-type="float">
            <text:p>42,1556</text:p>
          </table:table-cell>
          <table:table-cell office:value-type="float" office:value="0.658945" calcext:value-type="float">
            <text:p>0,658945</text:p>
          </table:table-cell>
          <table:table-cell office:value-type="float" office:value="38.9976" calcext:value-type="float">
            <text:p>38,9976</text:p>
          </table:table-cell>
          <table:table-cell office:value-type="float" office:value="0.548716" calcext:value-type="float">
            <text:p>0,548716</text:p>
          </table:table-cell>
          <table:table-cell table:number-columns-repeated="8"/>
        </table:table-row>
        <table:table-row table:style-name="ro1">
          <table:table-cell office:value-type="float" office:value="50.212" calcext:value-type="float">
            <text:p>50,212</text:p>
          </table:table-cell>
          <table:table-cell office:value-type="float" office:value="2.1926" calcext:value-type="float">
            <text:p>2,1926</text:p>
          </table:table-cell>
          <table:table-cell office:value-type="float" office:value="44.5071" calcext:value-type="float">
            <text:p>44,5071</text:p>
          </table:table-cell>
          <table:table-cell office:value-type="float" office:value="1.34054" calcext:value-type="float">
            <text:p>1,34054</text:p>
          </table:table-cell>
          <table:table-cell office:value-type="float" office:value="41.0252" calcext:value-type="float">
            <text:p>41,0252</text:p>
          </table:table-cell>
          <table:table-cell office:value-type="float" office:value="0.647642" calcext:value-type="float">
            <text:p>0,647642</text:p>
          </table:table-cell>
          <table:table-cell office:value-type="float" office:value="37.9883" calcext:value-type="float">
            <text:p>37,9883</text:p>
          </table:table-cell>
          <table:table-cell office:value-type="float" office:value="0.538623" calcext:value-type="float">
            <text:p>0,538623</text:p>
          </table:table-cell>
          <table:table-cell table:number-columns-repeated="8"/>
        </table:table-row>
        <table:table-row table:style-name="ro1">
          <table:table-cell office:value-type="float" office:value="48.7853" calcext:value-type="float">
            <text:p>48,7853</text:p>
          </table:table-cell>
          <table:table-cell office:value-type="float" office:value="2.04666" calcext:value-type="float">
            <text:p>2,04666</text:p>
          </table:table-cell>
          <table:table-cell office:value-type="float" office:value="43.3018" calcext:value-type="float">
            <text:p>43,3018</text:p>
          </table:table-cell>
          <table:table-cell office:value-type="float" office:value="1.26476" calcext:value-type="float">
            <text:p>1,26476</text:p>
          </table:table-cell>
          <table:table-cell office:value-type="float" office:value="39.9527" calcext:value-type="float">
            <text:p>39,9527</text:p>
          </table:table-cell>
          <table:table-cell office:value-type="float" office:value="0.636917" calcext:value-type="float">
            <text:p>0,636917</text:p>
          </table:table-cell>
          <table:table-cell office:value-type="float" office:value="37.0302" calcext:value-type="float">
            <text:p>37,0302</text:p>
          </table:table-cell>
          <table:table-cell office:value-type="float" office:value="0.529042" calcext:value-type="float">
            <text:p>0,529042</text:p>
          </table:table-cell>
          <table:table-cell table:number-columns-repeated="8"/>
        </table:table-row>
        <table:table-row table:style-name="ro1">
          <table:table-cell office:value-type="float" office:value="47.4328" calcext:value-type="float">
            <text:p>47,4328</text:p>
          </table:table-cell>
          <table:table-cell office:value-type="float" office:value="1.91728" calcext:value-type="float">
            <text:p>1,91728</text:p>
          </table:table-cell>
          <table:table-cell office:value-type="float" office:value="42.1581" calcext:value-type="float">
            <text:p>42,1581</text:p>
          </table:table-cell>
          <table:table-cell office:value-type="float" office:value="1.19681" calcext:value-type="float">
            <text:p>1,19681</text:p>
          </table:table-cell>
          <table:table-cell office:value-type="float" office:value="38.9345" calcext:value-type="float">
            <text:p>38,9345</text:p>
          </table:table-cell>
          <table:table-cell office:value-type="float" office:value="0.626734" calcext:value-type="float">
            <text:p>0,626734</text:p>
          </table:table-cell>
          <table:table-cell office:value-type="float" office:value="36.1202" calcext:value-type="float">
            <text:p>36,1202</text:p>
          </table:table-cell>
          <table:table-cell office:value-type="float" office:value="0.519942" calcext:value-type="float">
            <text:p>0,519942</text:p>
          </table:table-cell>
          <table:table-cell table:number-columns-repeated="8"/>
        </table:table-row>
        <table:table-row table:style-name="ro1">
          <table:table-cell office:value-type="float" office:value="46.1497" calcext:value-type="float">
            <text:p>46,1497</text:p>
          </table:table-cell>
          <table:table-cell office:value-type="float" office:value="1.80211" calcext:value-type="float">
            <text:p>1,80211</text:p>
          </table:table-cell>
          <table:table-cell office:value-type="float" office:value="41.0722" calcext:value-type="float">
            <text:p>41,0722</text:p>
          </table:table-cell>
          <table:table-cell office:value-type="float" office:value="0.732812" calcext:value-type="float">
            <text:p>0,732812</text:p>
          </table:table-cell>
          <table:table-cell office:value-type="float" office:value="37.9672" calcext:value-type="float">
            <text:p>37,9672</text:p>
          </table:table-cell>
          <table:table-cell office:value-type="float" office:value="0.617062" calcext:value-type="float">
            <text:p>0,617062</text:p>
          </table:table-cell>
          <table:table-cell office:value-type="float" office:value="35.2554" calcext:value-type="float">
            <text:p>35,2554</text:p>
          </table:table-cell>
          <table:table-cell office:value-type="float" office:value="0.511294" calcext:value-type="float">
            <text:p>0,511294</text:p>
          </table:table-cell>
          <table:table-cell table:number-columns-repeated="8"/>
        </table:table-row>
        <table:table-row table:style-name="ro1">
          <table:table-cell office:value-type="float" office:value="44.9318" calcext:value-type="float">
            <text:p>44,9318</text:p>
          </table:table-cell>
          <table:table-cell office:value-type="float" office:value="1.6992" calcext:value-type="float">
            <text:p>1,6992</text:p>
          </table:table-cell>
          <table:table-cell office:value-type="float" office:value="40.0406" calcext:value-type="float">
            <text:p>40,0406</text:p>
          </table:table-cell>
          <table:table-cell office:value-type="float" office:value="0.722496" calcext:value-type="float">
            <text:p>0,722496</text:p>
          </table:table-cell>
          <table:table-cell office:value-type="float" office:value="37.0479" calcext:value-type="float">
            <text:p>37,0479</text:p>
          </table:table-cell>
          <table:table-cell office:value-type="float" office:value="0.607869" calcext:value-type="float">
            <text:p>0,607869</text:p>
          </table:table-cell>
          <table:table-cell office:value-type="float" office:value="34.4331" calcext:value-type="float">
            <text:p>34,4331</text:p>
          </table:table-cell>
          <table:table-cell office:value-type="float" office:value="0.50307" calcext:value-type="float">
            <text:p>0,50307</text:p>
          </table:table-cell>
          <table:table-cell table:number-columns-repeated="8"/>
        </table:table-row>
        <table:table-row table:style-name="ro1">
          <table:table-cell office:value-type="float" office:value="43.7749" calcext:value-type="float">
            <text:p>43,7749</text:p>
          </table:table-cell>
          <table:table-cell office:value-type="float" office:value="1.60689" calcext:value-type="float">
            <text:p>1,60689</text:p>
          </table:table-cell>
          <table:table-cell office:value-type="float" office:value="39.0599" calcext:value-type="float">
            <text:p>39,0599</text:p>
          </table:table-cell>
          <table:table-cell office:value-type="float" office:value="0.712689" calcext:value-type="float">
            <text:p>0,712689</text:p>
          </table:table-cell>
          <table:table-cell office:value-type="float" office:value="36.1736" calcext:value-type="float">
            <text:p>36,1736</text:p>
          </table:table-cell>
          <table:table-cell office:value-type="float" office:value="0.599126" calcext:value-type="float">
            <text:p>0,599126</text:p>
          </table:table-cell>
          <table:table-cell office:value-type="float" office:value="33.6507" calcext:value-type="float">
            <text:p>33,6507</text:p>
          </table:table-cell>
          <table:table-cell office:value-type="float" office:value="0.495248" calcext:value-type="float">
            <text:p>0,495248</text:p>
          </table:table-cell>
          <table:table-cell table:number-columns-repeated="8"/>
        </table:table-row>
        <table:table-row table:style-name="ro1">
          <table:table-cell office:value-type="float" office:value="42.6753" calcext:value-type="float">
            <text:p>42,6753</text:p>
          </table:table-cell>
          <table:table-cell office:value-type="float" office:value="1.5238" calcext:value-type="float">
            <text:p>1,5238</text:p>
          </table:table-cell>
          <table:table-cell office:value-type="float" office:value="38.1272" calcext:value-type="float">
            <text:p>38,1272</text:p>
          </table:table-cell>
          <table:table-cell office:value-type="float" office:value="0.703362" calcext:value-type="float">
            <text:p>0,703362</text:p>
          </table:table-cell>
          <table:table-cell office:value-type="float" office:value="35.3417" calcext:value-type="float">
            <text:p>35,3417</text:p>
          </table:table-cell>
          <table:table-cell office:value-type="float" office:value="0.590807" calcext:value-type="float">
            <text:p>0,590807</text:p>
          </table:table-cell>
          <table:table-cell office:value-type="float" office:value="32.9061" calcext:value-type="float">
            <text:p>32,9061</text:p>
          </table:table-cell>
          <table:table-cell office:value-type="float" office:value="0.487801" calcext:value-type="float">
            <text:p>0,487801</text:p>
          </table:table-cell>
          <table:table-cell table:number-columns-repeated="8"/>
        </table:table-row>
        <table:table-row table:style-name="ro1">
          <table:table-cell office:value-type="float" office:value="41.6295" calcext:value-type="float">
            <text:p>41,6295</text:p>
          </table:table-cell>
          <table:table-cell office:value-type="float" office:value="1.44878" calcext:value-type="float">
            <text:p>1,44878</text:p>
          </table:table-cell>
          <table:table-cell office:value-type="float" office:value="37.2395" calcext:value-type="float">
            <text:p>37,2395</text:p>
          </table:table-cell>
          <table:table-cell office:value-type="float" office:value="0.694485" calcext:value-type="float">
            <text:p>0,694485</text:p>
          </table:table-cell>
          <table:table-cell office:value-type="float" office:value="34.5496" calcext:value-type="float">
            <text:p>34,5496</text:p>
          </table:table-cell>
          <table:table-cell office:value-type="float" office:value="0.582886" calcext:value-type="float">
            <text:p>0,582886</text:p>
          </table:table-cell>
          <table:table-cell office:value-type="float" office:value="32.1969" calcext:value-type="float">
            <text:p>32,1969</text:p>
          </table:table-cell>
          <table:table-cell office:value-type="float" office:value="0.480709" calcext:value-type="float">
            <text:p>0,480709</text:p>
          </table:table-cell>
          <table:table-cell table:number-columns-repeated="8"/>
        </table:table-row>
        <table:table-row table:style-name="ro1">
          <table:table-cell office:value-type="float" office:value="40.6343" calcext:value-type="float">
            <text:p>40,6343</text:p>
          </table:table-cell>
          <table:table-cell office:value-type="float" office:value="1.38081" calcext:value-type="float">
            <text:p>1,38081</text:p>
          </table:table-cell>
          <table:table-cell office:value-type="float" office:value="36.3943" calcext:value-type="float">
            <text:p>36,3943</text:p>
          </table:table-cell>
          <table:table-cell office:value-type="float" office:value="0.686033" calcext:value-type="float">
            <text:p>0,686033</text:p>
          </table:table-cell>
          <table:table-cell office:value-type="float" office:value="33.7952" calcext:value-type="float">
            <text:p>33,7952</text:p>
          </table:table-cell>
          <table:table-cell office:value-type="float" office:value="0.575342" calcext:value-type="float">
            <text:p>0,575342</text:p>
          </table:table-cell>
          <table:table-cell office:value-type="float" office:value="31.5212" calcext:value-type="float">
            <text:p>31,5212</text:p>
          </table:table-cell>
          <table:table-cell office:value-type="float" office:value="0.473952" calcext:value-type="float">
            <text:p>0,473952</text:p>
          </table:table-cell>
          <table:table-cell table:number-columns-repeated="8"/>
        </table:table-row>
        <table:table-row table:style-name="ro1">
          <table:table-cell office:value-type="float" office:value="39.6866" calcext:value-type="float">
            <text:p>39,6866</text:p>
          </table:table-cell>
          <table:table-cell office:value-type="float" office:value="1.31906" calcext:value-type="float">
            <text:p>1,31906</text:p>
          </table:table-cell>
          <table:table-cell office:value-type="float" office:value="35.5889" calcext:value-type="float">
            <text:p>35,5889</text:p>
          </table:table-cell>
          <table:table-cell office:value-type="float" office:value="0.67798" calcext:value-type="float">
            <text:p>0,67798</text:p>
          </table:table-cell>
          <table:table-cell office:value-type="float" office:value="33.0761" calcext:value-type="float">
            <text:p>33,0761</text:p>
          </table:table-cell>
          <table:table-cell office:value-type="float" office:value="0.568151" calcext:value-type="float">
            <text:p>0,568151</text:p>
          </table:table-cell>
          <table:table-cell office:value-type="float" office:value="30.8769" calcext:value-type="float">
            <text:p>30,8769</text:p>
          </table:table-cell>
          <table:table-cell office:value-type="float" office:value="0.467509" calcext:value-type="float">
            <text:p>0,467509</text:p>
          </table:table-cell>
          <table:table-cell table:number-columns-repeated="8"/>
        </table:table-row>
        <table:table-row table:style-name="ro1">
          <table:table-cell office:value-type="float" office:value="38.7837" calcext:value-type="float">
            <text:p>38,7837</text:p>
          </table:table-cell>
          <table:table-cell office:value-type="float" office:value="0.838187" calcext:value-type="float">
            <text:p>0,838187</text:p>
          </table:table-cell>
          <table:table-cell office:value-type="float" office:value="34.8212" calcext:value-type="float">
            <text:p>34,8212</text:p>
          </table:table-cell>
          <table:table-cell office:value-type="float" office:value="0.670302" calcext:value-type="float">
            <text:p>0,670302</text:p>
          </table:table-cell>
          <table:table-cell office:value-type="float" office:value="32.3903" calcext:value-type="float">
            <text:p>32,3903</text:p>
          </table:table-cell>
          <table:table-cell office:value-type="float" office:value="0.561293" calcext:value-type="float">
            <text:p>0,561293</text:p>
          </table:table-cell>
          <table:table-cell office:value-type="float" office:value="30.2624" calcext:value-type="float">
            <text:p>30,2624</text:p>
          </table:table-cell>
          <table:table-cell office:value-type="float" office:value="0.461364" calcext:value-type="float">
            <text:p>0,461364</text:p>
          </table:table-cell>
          <table:table-cell table:number-columns-repeated="8"/>
        </table:table-row>
        <table:table-row table:style-name="ro1">
          <table:table-cell office:value-type="float" office:value="37.9229" calcext:value-type="float">
            <text:p>37,9229</text:p>
          </table:table-cell>
          <table:table-cell office:value-type="float" office:value="0.829579" calcext:value-type="float">
            <text:p>0,829579</text:p>
          </table:table-cell>
          <table:table-cell office:value-type="float" office:value="34.0889" calcext:value-type="float">
            <text:p>34,0889</text:p>
          </table:table-cell>
          <table:table-cell office:value-type="float" office:value="0.662979" calcext:value-type="float">
            <text:p>0,662979</text:p>
          </table:table-cell>
          <table:table-cell office:value-type="float" office:value="31.736" calcext:value-type="float">
            <text:p>31,736</text:p>
          </table:table-cell>
          <table:table-cell office:value-type="float" office:value="0.55475" calcext:value-type="float">
            <text:p>0,55475</text:p>
          </table:table-cell>
          <table:table-cell office:value-type="float" office:value="29.6759" calcext:value-type="float">
            <text:p>29,6759</text:p>
          </table:table-cell>
          <table:table-cell office:value-type="float" office:value="0.455499" calcext:value-type="float">
            <text:p>0,455499</text:p>
          </table:table-cell>
          <table:table-cell table:number-columns-repeated="8"/>
        </table:table-row>
        <table:table-row table:style-name="ro1">
          <table:table-cell office:value-type="float" office:value="37.1018" calcext:value-type="float">
            <text:p>37,1018</text:p>
          </table:table-cell>
          <table:table-cell office:value-type="float" office:value="0.821368" calcext:value-type="float">
            <text:p>0,821368</text:p>
          </table:table-cell>
          <table:table-cell office:value-type="float" office:value="33.39" calcext:value-type="float">
            <text:p>33,39</text:p>
          </table:table-cell>
          <table:table-cell office:value-type="float" office:value="0.65599" calcext:value-type="float">
            <text:p>0,65599</text:p>
          </table:table-cell>
          <table:table-cell office:value-type="float" office:value="31.1114" calcext:value-type="float">
            <text:p>31,1114</text:p>
          </table:table-cell>
          <table:table-cell office:value-type="float" office:value="0.548504" calcext:value-type="float">
            <text:p>0,548504</text:p>
          </table:table-cell>
          <table:table-cell office:value-type="float" office:value="29.1158" calcext:value-type="float">
            <text:p>29,1158</text:p>
          </table:table-cell>
          <table:table-cell office:value-type="float" office:value="0.449898" calcext:value-type="float">
            <text:p>0,449898</text:p>
          </table:table-cell>
          <table:table-cell table:number-columns-repeated="8"/>
        </table:table-row>
        <table:table-row table:style-name="ro1">
          <table:table-cell office:value-type="float" office:value="36.318" calcext:value-type="float">
            <text:p>36,318</text:p>
          </table:table-cell>
          <table:table-cell office:value-type="float" office:value="0.81353" calcext:value-type="float">
            <text:p>0,81353</text:p>
          </table:table-cell>
          <table:table-cell office:value-type="float" office:value="32.7225" calcext:value-type="float">
            <text:p>32,7225</text:p>
          </table:table-cell>
          <table:table-cell office:value-type="float" office:value="0.649315" calcext:value-type="float">
            <text:p>0,649315</text:p>
          </table:table-cell>
          <table:table-cell office:value-type="float" office:value="30.5148" calcext:value-type="float">
            <text:p>30,5148</text:p>
          </table:table-cell>
          <table:table-cell office:value-type="float" office:value="0.542537" calcext:value-type="float">
            <text:p>0,542537</text:p>
          </table:table-cell>
          <table:table-cell office:value-type="float" office:value="28.5808" calcext:value-type="float">
            <text:p>28,5808</text:p>
          </table:table-cell>
          <table:table-cell office:value-type="float" office:value="0.444548" calcext:value-type="float">
            <text:p>0,444548</text:p>
          </table:table-cell>
          <table:table-cell table:number-columns-repeated="8"/>
        </table:table-row>
        <table:table-row table:style-name="ro1">
          <table:table-cell office:value-type="float" office:value="35.5694" calcext:value-type="float">
            <text:p>35,5694</text:p>
          </table:table-cell>
          <table:table-cell office:value-type="float" office:value="0.806044" calcext:value-type="float">
            <text:p>0,806044</text:p>
          </table:table-cell>
          <table:table-cell office:value-type="float" office:value="32.0848" calcext:value-type="float">
            <text:p>32,0848</text:p>
          </table:table-cell>
          <table:table-cell office:value-type="float" office:value="0.642938" calcext:value-type="float">
            <text:p>0,642938</text:p>
          </table:table-cell>
          <table:table-cell office:value-type="float" office:value="29.9445" calcext:value-type="float">
            <text:p>29,9445</text:p>
          </table:table-cell>
          <table:table-cell office:value-type="float" office:value="0.536835" calcext:value-type="float">
            <text:p>0,536835</text:p>
          </table:table-cell>
          <table:table-cell office:value-type="float" office:value="28.0693" calcext:value-type="float">
            <text:p>28,0693</text:p>
          </table:table-cell>
          <table:table-cell office:value-type="float" office:value="0.439433" calcext:value-type="float">
            <text:p>0,439433</text:p>
          </table:table-cell>
          <table:table-cell table:number-columns-repeated="8"/>
        </table:table-row>
        <table:table-row table:style-name="ro1">
          <table:table-cell office:value-type="float" office:value="34.8541" calcext:value-type="float">
            <text:p>34,8541</text:p>
          </table:table-cell>
          <table:table-cell office:value-type="float" office:value="0.798891" calcext:value-type="float">
            <text:p>0,798891</text:p>
          </table:table-cell>
          <table:table-cell office:value-type="float" office:value="31.4752" calcext:value-type="float">
            <text:p>31,4752</text:p>
          </table:table-cell>
          <table:table-cell office:value-type="float" office:value="0.636842" calcext:value-type="float">
            <text:p>0,636842</text:p>
          </table:table-cell>
          <table:table-cell office:value-type="float" office:value="29.3993" calcext:value-type="float">
            <text:p>29,3993</text:p>
          </table:table-cell>
          <table:table-cell office:value-type="float" office:value="0.531383" calcext:value-type="float">
            <text:p>0,531383</text:p>
          </table:table-cell>
          <table:table-cell office:value-type="float" office:value="27.5801" calcext:value-type="float">
            <text:p>27,5801</text:p>
          </table:table-cell>
          <table:table-cell office:value-type="float" office:value="0.434541" calcext:value-type="float">
            <text:p>0,434541</text:p>
          </table:table-cell>
          <table:table-cell table:number-columns-repeated="8"/>
        </table:table-row>
        <table:table-row table:style-name="ro1">
          <table:table-cell office:value-type="float" office:value="36.0917" calcext:value-type="float">
            <text:p>36,0917</text:p>
          </table:table-cell>
          <table:table-cell office:value-type="float" office:value="0.811267" calcext:value-type="float">
            <text:p>0,811267</text:p>
          </table:table-cell>
          <table:table-cell office:value-type="float" office:value="32.531" calcext:value-type="float">
            <text:p>32,531</text:p>
          </table:table-cell>
          <table:table-cell office:value-type="float" office:value="0.6474" calcext:value-type="float">
            <text:p>0,6474</text:p>
          </table:table-cell>
          <table:table-cell office:value-type="float" office:value="30.3453" calcext:value-type="float">
            <text:p>30,3453</text:p>
          </table:table-cell>
          <table:table-cell office:value-type="float" office:value="0.540842" calcext:value-type="float">
            <text:p>0,540842</text:p>
          </table:table-cell>
          <table:table-cell office:value-type="float" office:value="28.431" calcext:value-type="float">
            <text:p>28,431</text:p>
          </table:table-cell>
          <table:table-cell office:value-type="float" office:value="0.44305" calcext:value-type="float">
            <text:p>0,44305</text:p>
          </table:table-cell>
          <table:table-cell table:number-columns-repeated="8"/>
        </table:table-row>
        <table:table-row table:style-name="ro1">
          <table:table-cell office:value-type="float" office:value="37.9529" calcext:value-type="float">
            <text:p>37,9529</text:p>
          </table:table-cell>
          <table:table-cell office:value-type="float" office:value="0.829878" calcext:value-type="float">
            <text:p>0,829878</text:p>
          </table:table-cell>
          <table:table-cell office:value-type="float" office:value="34.1184" calcext:value-type="float">
            <text:p>34,1184</text:p>
          </table:table-cell>
          <table:table-cell office:value-type="float" office:value="0.663274" calcext:value-type="float">
            <text:p>0,663274</text:p>
          </table:table-cell>
          <table:table-cell office:value-type="float" office:value="31.7672" calcext:value-type="float">
            <text:p>31,7672</text:p>
          </table:table-cell>
          <table:table-cell office:value-type="float" office:value="0.555062" calcext:value-type="float">
            <text:p>0,555062</text:p>
          </table:table-cell>
          <table:table-cell office:value-type="float" office:value="29.7096" calcext:value-type="float">
            <text:p>29,7096</text:p>
          </table:table-cell>
          <table:table-cell office:value-type="float" office:value="0.455836" calcext:value-type="float">
            <text:p>0,455836</text:p>
          </table:table-cell>
          <table:table-cell table:number-columns-repeated="8"/>
        </table:table-row>
        <table:table-row table:style-name="ro1">
          <table:table-cell office:value-type="float" office:value="39.7579" calcext:value-type="float">
            <text:p>39,7579</text:p>
          </table:table-cell>
          <table:table-cell office:value-type="float" office:value="1.3236" calcext:value-type="float">
            <text:p>1,3236</text:p>
          </table:table-cell>
          <table:table-cell office:value-type="float" office:value="35.6568" calcext:value-type="float">
            <text:p>35,6568</text:p>
          </table:table-cell>
          <table:table-cell office:value-type="float" office:value="0.678657" calcext:value-type="float">
            <text:p>0,678657</text:p>
          </table:table-cell>
          <table:table-cell office:value-type="float" office:value="33.1445" calcext:value-type="float">
            <text:p>33,1445</text:p>
          </table:table-cell>
          <table:table-cell office:value-type="float" office:value="0.568835" calcext:value-type="float">
            <text:p>0,568835</text:p>
          </table:table-cell>
          <table:table-cell office:value-type="float" office:value="30.9474" calcext:value-type="float">
            <text:p>30,9474</text:p>
          </table:table-cell>
          <table:table-cell office:value-type="float" office:value="0.468214" calcext:value-type="float">
            <text:p>0,468214</text:p>
          </table:table-cell>
          <table:table-cell table:number-columns-repeated="8"/>
        </table:table-row>
        <table:table-row table:style-name="ro1">
          <table:table-cell office:value-type="float" office:value="41.4923" calcext:value-type="float">
            <text:p>41,4923</text:p>
          </table:table-cell>
          <table:table-cell office:value-type="float" office:value="1.43921" calcext:value-type="float">
            <text:p>1,43921</text:p>
          </table:table-cell>
          <table:table-cell office:value-type="float" office:value="37.1338" calcext:value-type="float">
            <text:p>37,1338</text:p>
          </table:table-cell>
          <table:table-cell office:value-type="float" office:value="0.693429" calcext:value-type="float">
            <text:p>0,693429</text:p>
          </table:table-cell>
          <table:table-cell office:value-type="float" office:value="34.4664" calcext:value-type="float">
            <text:p>34,4664</text:p>
          </table:table-cell>
          <table:table-cell office:value-type="float" office:value="0.582054" calcext:value-type="float">
            <text:p>0,582054</text:p>
          </table:table-cell>
          <table:table-cell office:value-type="float" office:value="32.135" calcext:value-type="float">
            <text:p>32,135</text:p>
          </table:table-cell>
          <table:table-cell office:value-type="float" office:value="0.48009" calcext:value-type="float">
            <text:p>0,48009</text:p>
          </table:table-cell>
          <table:table-cell table:number-columns-repeated="8"/>
        </table:table-row>
        <table:table-row table:style-name="ro1">
          <table:table-cell office:value-type="float" office:value="43.1585" calcext:value-type="float">
            <text:p>43,1585</text:p>
          </table:table-cell>
          <table:table-cell office:value-type="float" office:value="1.55977" calcext:value-type="float">
            <text:p>1,55977</text:p>
          </table:table-cell>
          <table:table-cell office:value-type="float" office:value="38.552" calcext:value-type="float">
            <text:p>38,552</text:p>
          </table:table-cell>
          <table:table-cell office:value-type="float" office:value="0.70761" calcext:value-type="float">
            <text:p>0,70761</text:p>
          </table:table-cell>
          <table:table-cell office:value-type="float" office:value="35.735" calcext:value-type="float">
            <text:p>35,735</text:p>
          </table:table-cell>
          <table:table-cell office:value-type="float" office:value="0.59474" calcext:value-type="float">
            <text:p>0,59474</text:p>
          </table:table-cell>
          <table:table-cell office:value-type="float" office:value="33.2744" calcext:value-type="float">
            <text:p>33,2744</text:p>
          </table:table-cell>
          <table:table-cell office:value-type="float" office:value="0.491484" calcext:value-type="float">
            <text:p>0,491484</text:p>
          </table:table-cell>
          <table:table-cell table:number-columns-repeated="8"/>
        </table:table-row>
        <table:table-row table:style-name="ro1">
          <table:table-cell office:value-type="float" office:value="44.7592" calcext:value-type="float">
            <text:p>44,7592</text:p>
          </table:table-cell>
          <table:table-cell office:value-type="float" office:value="1.6851" calcext:value-type="float">
            <text:p>1,6851</text:p>
          </table:table-cell>
          <table:table-cell office:value-type="float" office:value="39.9137" calcext:value-type="float">
            <text:p>39,9137</text:p>
          </table:table-cell>
          <table:table-cell office:value-type="float" office:value="0.721227" calcext:value-type="float">
            <text:p>0,721227</text:p>
          </table:table-cell>
          <table:table-cell office:value-type="float" office:value="36.9527" calcext:value-type="float">
            <text:p>36,9527</text:p>
          </table:table-cell>
          <table:table-cell office:value-type="float" office:value="0.606917" calcext:value-type="float">
            <text:p>0,606917</text:p>
          </table:table-cell>
          <table:table-cell office:value-type="float" office:value="34.3677" calcext:value-type="float">
            <text:p>34,3677</text:p>
          </table:table-cell>
          <table:table-cell office:value-type="float" office:value="0.502417" calcext:value-type="float">
            <text:p>0,502417</text:p>
          </table:table-cell>
          <table:table-cell table:number-columns-repeated="8"/>
        </table:table-row>
        <table:table-row table:style-name="ro1">
          <table:table-cell office:value-type="float" office:value="46.2972" calcext:value-type="float">
            <text:p>46,2972</text:p>
          </table:table-cell>
          <table:table-cell office:value-type="float" office:value="1.81499" calcext:value-type="float">
            <text:p>1,81499</text:p>
          </table:table-cell>
          <table:table-cell office:value-type="float" office:value="41.2213" calcext:value-type="float">
            <text:p>41,2213</text:p>
          </table:table-cell>
          <table:table-cell office:value-type="float" office:value="0.734303" calcext:value-type="float">
            <text:p>0,734303</text:p>
          </table:table-cell>
          <table:table-cell office:value-type="float" office:value="38.1218" calcext:value-type="float">
            <text:p>38,1218</text:p>
          </table:table-cell>
          <table:table-cell office:value-type="float" office:value="0.618608" calcext:value-type="float">
            <text:p>0,618608</text:p>
          </table:table-cell>
          <table:table-cell office:value-type="float" office:value="35.417" calcext:value-type="float">
            <text:p>35,417</text:p>
          </table:table-cell>
          <table:table-cell office:value-type="float" office:value="0.51291" calcext:value-type="float">
            <text:p>0,51291</text:p>
          </table:table-cell>
          <table:table-cell table:number-columns-repeated="8"/>
        </table:table-row>
        <table:table-row table:style-name="ro1">
          <table:table-cell office:value-type="float" office:value="47.7752" calcext:value-type="float">
            <text:p>47,7752</text:p>
          </table:table-cell>
          <table:table-cell office:value-type="float" office:value="1.94924" calcext:value-type="float">
            <text:p>1,94924</text:p>
          </table:table-cell>
          <table:table-cell office:value-type="float" office:value="42.4774" calcext:value-type="float">
            <text:p>42,4774</text:p>
          </table:table-cell>
          <table:table-cell office:value-type="float" office:value="1.2154" calcext:value-type="float">
            <text:p>1,2154</text:p>
          </table:table-cell>
          <table:table-cell office:value-type="float" office:value="39.2443" calcext:value-type="float">
            <text:p>39,2443</text:p>
          </table:table-cell>
          <table:table-cell office:value-type="float" office:value="0.629833" calcext:value-type="float">
            <text:p>0,629833</text:p>
          </table:table-cell>
          <table:table-cell office:value-type="float" office:value="36.4243" calcext:value-type="float">
            <text:p>36,4243</text:p>
          </table:table-cell>
          <table:table-cell office:value-type="float" office:value="0.522983" calcext:value-type="float">
            <text:p>0,522983</text:p>
          </table:table-cell>
          <table:table-cell table:number-columns-repeated="8"/>
        </table:table-row>
        <table:table-row table:style-name="ro1">
          <table:table-cell office:value-type="float" office:value="49.1956" calcext:value-type="float">
            <text:p>49,1956</text:p>
          </table:table-cell>
          <table:table-cell office:value-type="float" office:value="2.0876" calcext:value-type="float">
            <text:p>2,0876</text:p>
          </table:table-cell>
          <table:table-cell office:value-type="float" office:value="43.6839" calcext:value-type="float">
            <text:p>43,6839</text:p>
          </table:table-cell>
          <table:table-cell office:value-type="float" office:value="1.28831" calcext:value-type="float">
            <text:p>1,28831</text:p>
          </table:table-cell>
          <table:table-cell office:value-type="float" office:value="40.3223" calcext:value-type="float">
            <text:p>40,3223</text:p>
          </table:table-cell>
          <table:table-cell office:value-type="float" office:value="0.640613" calcext:value-type="float">
            <text:p>0,640613</text:p>
          </table:table-cell>
          <table:table-cell office:value-type="float" office:value="37.3915" calcext:value-type="float">
            <text:p>37,3915</text:p>
          </table:table-cell>
          <table:table-cell office:value-type="float" office:value="0.532655" calcext:value-type="float">
            <text:p>0,532655</text:p>
          </table:table-cell>
          <table:table-cell table:number-columns-repeated="8"/>
        </table:table-row>
        <table:table-row table:style-name="ro1">
          <table:table-cell office:value-type="float" office:value="50.5608" calcext:value-type="float">
            <text:p>50,5608</text:p>
          </table:table-cell>
          <table:table-cell office:value-type="float" office:value="2.22984" calcext:value-type="float">
            <text:p>2,22984</text:p>
          </table:table-cell>
          <table:table-cell office:value-type="float" office:value="44.8432" calcext:value-type="float">
            <text:p>44,8432</text:p>
          </table:table-cell>
          <table:table-cell office:value-type="float" office:value="1.36247" calcext:value-type="float">
            <text:p>1,36247</text:p>
          </table:table-cell>
          <table:table-cell office:value-type="float" office:value="41.3579" calcext:value-type="float">
            <text:p>41,3579</text:p>
          </table:table-cell>
          <table:table-cell office:value-type="float" office:value="0.650969" calcext:value-type="float">
            <text:p>0,650969</text:p>
          </table:table-cell>
          <table:table-cell office:value-type="float" office:value="38.3204" calcext:value-type="float">
            <text:p>38,3204</text:p>
          </table:table-cell>
          <table:table-cell office:value-type="float" office:value="0.541944" calcext:value-type="float">
            <text:p>0,541944</text:p>
          </table:table-cell>
          <table:table-cell table:number-columns-repeated="8"/>
        </table:table-row>
        <table:table-row table:style-name="ro1">
          <table:table-cell office:value-type="float" office:value="51.8733" calcext:value-type="float">
            <text:p>51,8733</text:p>
          </table:table-cell>
          <table:table-cell office:value-type="float" office:value="2.37571" calcext:value-type="float">
            <text:p>2,37571</text:p>
          </table:table-cell>
          <table:table-cell office:value-type="float" office:value="45.9573" calcext:value-type="float">
            <text:p>45,9573</text:p>
          </table:table-cell>
          <table:table-cell office:value-type="float" office:value="1.43777" calcext:value-type="float">
            <text:p>1,43777</text:p>
          </table:table-cell>
          <table:table-cell office:value-type="float" office:value="42.3529" calcext:value-type="float">
            <text:p>42,3529</text:p>
          </table:table-cell>
          <table:table-cell office:value-type="float" office:value="0.660919" calcext:value-type="float">
            <text:p>0,660919</text:p>
          </table:table-cell>
          <table:table-cell office:value-type="float" office:value="39.2126" calcext:value-type="float">
            <text:p>39,2126</text:p>
          </table:table-cell>
          <table:table-cell office:value-type="float" office:value="0.550866" calcext:value-type="float">
            <text:p>0,550866</text:p>
          </table:table-cell>
          <table:table-cell table:number-columns-repeated="8"/>
        </table:table-row>
        <table:table-row table:style-name="ro1">
          <table:table-cell office:value-type="float" office:value="53.1352" calcext:value-type="float">
            <text:p>53,1352</text:p>
          </table:table-cell>
          <table:table-cell office:value-type="float" office:value="2.52496" calcext:value-type="float">
            <text:p>2,52496</text:p>
          </table:table-cell>
          <table:table-cell office:value-type="float" office:value="47.0282" calcext:value-type="float">
            <text:p>47,0282</text:p>
          </table:table-cell>
          <table:table-cell office:value-type="float" office:value="1.51406" calcext:value-type="float">
            <text:p>1,51406</text:p>
          </table:table-cell>
          <table:table-cell office:value-type="float" office:value="43.309" calcext:value-type="float">
            <text:p>43,309</text:p>
          </table:table-cell>
          <table:table-cell office:value-type="float" office:value="0.67048" calcext:value-type="float">
            <text:p>0,67048</text:p>
          </table:table-cell>
          <table:table-cell office:value-type="float" office:value="40.07" calcext:value-type="float">
            <text:p>40,07</text:p>
          </table:table-cell>
          <table:table-cell office:value-type="float" office:value="0.55944" calcext:value-type="float">
            <text:p>0,55944</text:p>
          </table:table-cell>
          <table:table-cell table:number-columns-repeated="8"/>
        </table:table-row>
        <table:table-row table:style-name="ro1">
          <table:table-cell office:value-type="float" office:value="54.3488" calcext:value-type="float">
            <text:p>54,3488</text:p>
          </table:table-cell>
          <table:table-cell office:value-type="float" office:value="2.67733" calcext:value-type="float">
            <text:p>2,67733</text:p>
          </table:table-cell>
          <table:table-cell office:value-type="float" office:value="48.0578" calcext:value-type="float">
            <text:p>48,0578</text:p>
          </table:table-cell>
          <table:table-cell office:value-type="float" office:value="1.59123" calcext:value-type="float">
            <text:p>1,59123</text:p>
          </table:table-cell>
          <table:table-cell office:value-type="float" office:value="44.2282" calcext:value-type="float">
            <text:p>44,2282</text:p>
          </table:table-cell>
          <table:table-cell office:value-type="float" office:value="1.14635" calcext:value-type="float">
            <text:p>1,14635</text:p>
          </table:table-cell>
          <table:table-cell office:value-type="float" office:value="40.894" calcext:value-type="float">
            <text:p>40,894</text:p>
          </table:table-cell>
          <table:table-cell office:value-type="float" office:value="0.56768" calcext:value-type="float">
            <text:p>0,56768</text:p>
          </table:table-cell>
          <table:table-cell table:number-columns-repeated="8"/>
        </table:table-row>
        <table:table-row table:style-name="ro1">
          <table:table-cell office:value-type="float" office:value="55.5162" calcext:value-type="float">
            <text:p>55,5162</text:p>
          </table:table-cell>
          <table:table-cell office:value-type="float" office:value="2.83256" calcext:value-type="float">
            <text:p>2,83256</text:p>
          </table:table-cell>
          <table:table-cell office:value-type="float" office:value="49.0479" calcext:value-type="float">
            <text:p>49,0479</text:p>
          </table:table-cell>
          <table:table-cell office:value-type="float" office:value="1.66914" calcext:value-type="float">
            <text:p>1,66914</text:p>
          </table:table-cell>
          <table:table-cell office:value-type="float" office:value="45.112" calcext:value-type="float">
            <text:p>45,112</text:p>
          </table:table-cell>
          <table:table-cell office:value-type="float" office:value="1.19632" calcext:value-type="float">
            <text:p>1,19632</text:p>
          </table:table-cell>
          <table:table-cell office:value-type="float" office:value="41.6861" calcext:value-type="float">
            <text:p>41,6861</text:p>
          </table:table-cell>
          <table:table-cell office:value-type="float" office:value="0.575601" calcext:value-type="float">
            <text:p>0,575601</text:p>
          </table:table-cell>
          <table:table-cell table:number-columns-repeated="8"/>
        </table:table-row>
        <table:table-row table:style-name="ro1">
          <table:table-cell office:value-type="float" office:value="56.6393" calcext:value-type="float">
            <text:p>56,6393</text:p>
          </table:table-cell>
          <table:table-cell office:value-type="float" office:value="2.9904" calcext:value-type="float">
            <text:p>2,9904</text:p>
          </table:table-cell>
          <table:table-cell office:value-type="float" office:value="50.0003" calcext:value-type="float">
            <text:p>50,0003</text:p>
          </table:table-cell>
          <table:table-cell office:value-type="float" office:value="1.74768" calcext:value-type="float">
            <text:p>1,74768</text:p>
          </table:table-cell>
          <table:table-cell office:value-type="float" office:value="45.9619" calcext:value-type="float">
            <text:p>45,9619</text:p>
          </table:table-cell>
          <table:table-cell office:value-type="float" office:value="1.24644" calcext:value-type="float">
            <text:p>1,24644</text:p>
          </table:table-cell>
          <table:table-cell office:value-type="float" office:value="42.4479" calcext:value-type="float">
            <text:p>42,4479</text:p>
          </table:table-cell>
          <table:table-cell office:value-type="float" office:value="0.583219" calcext:value-type="float">
            <text:p>0,583219</text:p>
          </table:table-cell>
          <table:table-cell table:number-columns-repeated="8"/>
        </table:table-row>
        <table:table-row table:style-name="ro1">
          <table:table-cell office:value-type="float" office:value="57.7202" calcext:value-type="float">
            <text:p>57,7202</text:p>
          </table:table-cell>
          <table:table-cell office:value-type="float" office:value="3.1506" calcext:value-type="float">
            <text:p>3,1506</text:p>
          </table:table-cell>
          <table:table-cell office:value-type="float" office:value="50.9167" calcext:value-type="float">
            <text:p>50,9167</text:p>
          </table:table-cell>
          <table:table-cell office:value-type="float" office:value="1.82674" calcext:value-type="float">
            <text:p>1,82674</text:p>
          </table:table-cell>
          <table:table-cell office:value-type="float" office:value="46.7797" calcext:value-type="float">
            <text:p>46,7797</text:p>
          </table:table-cell>
          <table:table-cell office:value-type="float" office:value="1.29664" calcext:value-type="float">
            <text:p>1,29664</text:p>
          </table:table-cell>
          <table:table-cell office:value-type="float" office:value="43.1807" calcext:value-type="float">
            <text:p>43,1807</text:p>
          </table:table-cell>
          <table:table-cell office:value-type="float" office:value="0.590547" calcext:value-type="float">
            <text:p>0,590547</text:p>
          </table:table-cell>
          <table:table-cell table:number-columns-repeated="8"/>
        </table:table-row>
        <table:table-row table:style-name="ro1">
          <table:table-cell office:value-type="float" office:value="58.7606" calcext:value-type="float">
            <text:p>58,7606</text:p>
          </table:table-cell>
          <table:table-cell office:value-type="float" office:value="3.3129" calcext:value-type="float">
            <text:p>3,3129</text:p>
          </table:table-cell>
          <table:table-cell office:value-type="float" office:value="51.7986" calcext:value-type="float">
            <text:p>51,7986</text:p>
          </table:table-cell>
          <table:table-cell office:value-type="float" office:value="1.90621" calcext:value-type="float">
            <text:p>1,90621</text:p>
          </table:table-cell>
          <table:table-cell office:value-type="float" office:value="47.5666" calcext:value-type="float">
            <text:p>47,5666</text:p>
          </table:table-cell>
          <table:table-cell office:value-type="float" office:value="1.34685" calcext:value-type="float">
            <text:p>1,34685</text:p>
          </table:table-cell>
          <table:table-cell office:value-type="float" office:value="43.8858" calcext:value-type="float">
            <text:p>43,8858</text:p>
          </table:table-cell>
          <table:table-cell office:value-type="float" office:value="0.597598" calcext:value-type="float">
            <text:p>0,597598</text:p>
          </table:table-cell>
          <table:table-cell table:number-columns-repeated="8"/>
        </table:table-row>
        <table:table-row table:style-name="ro1">
          <table:table-cell office:value-type="float" office:value="59.7623" calcext:value-type="float">
            <text:p>59,7623</text:p>
          </table:table-cell>
          <table:table-cell office:value-type="float" office:value="3.47707" calcext:value-type="float">
            <text:p>3,47707</text:p>
          </table:table-cell>
          <table:table-cell office:value-type="float" office:value="52.6477" calcext:value-type="float">
            <text:p>52,6477</text:p>
          </table:table-cell>
          <table:table-cell office:value-type="float" office:value="1.98597" calcext:value-type="float">
            <text:p>1,98597</text:p>
          </table:table-cell>
          <table:table-cell office:value-type="float" office:value="48.3241" calcext:value-type="float">
            <text:p>48,3241</text:p>
          </table:table-cell>
          <table:table-cell office:value-type="float" office:value="1.39702" calcext:value-type="float">
            <text:p>1,39702</text:p>
          </table:table-cell>
          <table:table-cell office:value-type="float" office:value="44.5644" calcext:value-type="float">
            <text:p>44,5644</text:p>
          </table:table-cell>
          <table:table-cell office:value-type="float" office:value="0.604385" calcext:value-type="float">
            <text:p>0,604385</text:p>
          </table:table-cell>
          <table:table-cell table:number-columns-repeated="8"/>
        </table:table-row>
        <table:table-row table:style-name="ro1">
          <table:table-cell office:value-type="float" office:value="60.7271" calcext:value-type="float">
            <text:p>60,7271</text:p>
          </table:table-cell>
          <table:table-cell office:value-type="float" office:value="3.64286" calcext:value-type="float">
            <text:p>3,64286</text:p>
          </table:table-cell>
          <table:table-cell office:value-type="float" office:value="53.4653" calcext:value-type="float">
            <text:p>53,4653</text:p>
          </table:table-cell>
          <table:table-cell office:value-type="float" office:value="2.06594" calcext:value-type="float">
            <text:p>2,06594</text:p>
          </table:table-cell>
          <table:table-cell office:value-type="float" office:value="49.0535" calcext:value-type="float">
            <text:p>49,0535</text:p>
          </table:table-cell>
          <table:table-cell office:value-type="float" office:value="1.44709" calcext:value-type="float">
            <text:p>1,44709</text:p>
          </table:table-cell>
          <table:table-cell office:value-type="float" office:value="45.2179" calcext:value-type="float">
            <text:p>45,2179</text:p>
          </table:table-cell>
          <table:table-cell office:value-type="float" office:value="0.610919" calcext:value-type="float">
            <text:p>0,610919</text:p>
          </table:table-cell>
          <table:table-cell table:number-columns-repeated="8"/>
        </table:table-row>
        <table:table-row table:style-name="ro1">
          <table:table-cell office:value-type="float" office:value="61.6565" calcext:value-type="float">
            <text:p>61,6565</text:p>
          </table:table-cell>
          <table:table-cell office:value-type="float" office:value="3.81005" calcext:value-type="float">
            <text:p>3,81005</text:p>
          </table:table-cell>
          <table:table-cell office:value-type="float" office:value="54.2529" calcext:value-type="float">
            <text:p>54,2529</text:p>
          </table:table-cell>
          <table:table-cell office:value-type="float" office:value="2.14602" calcext:value-type="float">
            <text:p>2,14602</text:p>
          </table:table-cell>
          <table:table-cell office:value-type="float" office:value="49.7561" calcext:value-type="float">
            <text:p>49,7561</text:p>
          </table:table-cell>
          <table:table-cell office:value-type="float" office:value="1.49702" calcext:value-type="float">
            <text:p>1,49702</text:p>
          </table:table-cell>
          <table:table-cell office:value-type="float" office:value="45.8473" calcext:value-type="float">
            <text:p>45,8473</text:p>
          </table:table-cell>
          <table:table-cell office:value-type="float" office:value="0.617213" calcext:value-type="float">
            <text:p>0,617213</text:p>
          </table:table-cell>
          <table:table-cell table:number-columns-repeated="8"/>
        </table:table-row>
        <table:table-row table:style-name="ro1">
          <table:table-cell office:value-type="float" office:value="62.5522" calcext:value-type="float">
            <text:p>62,5522</text:p>
          </table:table-cell>
          <table:table-cell office:value-type="float" office:value="3.97842" calcext:value-type="float">
            <text:p>3,97842</text:p>
          </table:table-cell>
          <table:table-cell office:value-type="float" office:value="55.0119" calcext:value-type="float">
            <text:p>55,0119</text:p>
          </table:table-cell>
          <table:table-cell office:value-type="float" office:value="2.22611" calcext:value-type="float">
            <text:p>2,22611</text:p>
          </table:table-cell>
          <table:table-cell office:value-type="float" office:value="50.433" calcext:value-type="float">
            <text:p>50,433</text:p>
          </table:table-cell>
          <table:table-cell office:value-type="float" office:value="1.54676" calcext:value-type="float">
            <text:p>1,54676</text:p>
          </table:table-cell>
          <table:table-cell office:value-type="float" office:value="46.4537" calcext:value-type="float">
            <text:p>46,4537</text:p>
          </table:table-cell>
          <table:table-cell office:value-type="float" office:value="1.11765" calcext:value-type="float">
            <text:p>1,11765</text:p>
          </table:table-cell>
          <table:table-cell table:number-columns-repeated="8"/>
        </table:table-row>
        <table:table-row table:style-name="ro1">
          <table:table-cell office:value-type="float" office:value="61.2487" calcext:value-type="float">
            <text:p>61,2487</text:p>
          </table:table-cell>
          <table:table-cell office:value-type="float" office:value="3.73577" calcext:value-type="float">
            <text:p>3,73577</text:p>
          </table:table-cell>
          <table:table-cell office:value-type="float" office:value="53.9245" calcext:value-type="float">
            <text:p>53,9245</text:p>
          </table:table-cell>
          <table:table-cell office:value-type="float" office:value="2.11226" calcext:value-type="float">
            <text:p>2,11226</text:p>
          </table:table-cell>
          <table:table-cell office:value-type="float" office:value="49.4728" calcext:value-type="float">
            <text:p>49,4728</text:p>
          </table:table-cell>
          <table:table-cell office:value-type="float" office:value="1.47668" calcext:value-type="float">
            <text:p>1,47668</text:p>
          </table:table-cell>
          <table:table-cell office:value-type="float" office:value="45.6014" calcext:value-type="float">
            <text:p>45,6014</text:p>
          </table:table-cell>
          <table:table-cell office:value-type="float" office:value="0.614754" calcext:value-type="float">
            <text:p>0,614754</text:p>
          </table:table-cell>
          <table:table-cell table:number-columns-repeated="8"/>
        </table:table-row>
        <table:table-row table:style-name="ro1">
          <table:table-cell office:value-type="float" office:value="59.3151" calcext:value-type="float">
            <text:p>59,3151</text:p>
          </table:table-cell>
          <table:table-cell office:value-type="float" office:value="3.40279" calcext:value-type="float">
            <text:p>3,40279</text:p>
          </table:table-cell>
          <table:table-cell office:value-type="float" office:value="52.2997" calcext:value-type="float">
            <text:p>52,2997</text:p>
          </table:table-cell>
          <table:table-cell office:value-type="float" office:value="1.95288" calcext:value-type="float">
            <text:p>1,95288</text:p>
          </table:table-cell>
          <table:table-cell office:value-type="float" office:value="48.0312" calcext:value-type="float">
            <text:p>48,0312</text:p>
          </table:table-cell>
          <table:table-cell office:value-type="float" office:value="1.3774" calcext:value-type="float">
            <text:p>1,3774</text:p>
          </table:table-cell>
          <table:table-cell office:value-type="float" office:value="44.3166" calcext:value-type="float">
            <text:p>44,3166</text:p>
          </table:table-cell>
          <table:table-cell office:value-type="float" office:value="0.601906" calcext:value-type="float">
            <text:p>0,601906</text:p>
          </table:table-cell>
          <table:table-cell table:number-columns-repeated="8"/>
        </table:table-row>
        <table:table-row table:style-name="ro1">
          <table:table-cell office:value-type="float" office:value="57.4749" calcext:value-type="float">
            <text:p>57,4749</text:p>
          </table:table-cell>
          <table:table-cell office:value-type="float" office:value="3.11351" calcext:value-type="float">
            <text:p>3,11351</text:p>
          </table:table-cell>
          <table:table-cell office:value-type="float" office:value="50.7509" calcext:value-type="float">
            <text:p>50,7509</text:p>
          </table:table-cell>
          <table:table-cell office:value-type="float" office:value="1.81218" calcext:value-type="float">
            <text:p>1,81218</text:p>
          </table:table-cell>
          <table:table-cell office:value-type="float" office:value="46.6559" calcext:value-type="float">
            <text:p>46,6559</text:p>
          </table:table-cell>
          <table:table-cell office:value-type="float" office:value="1.28891" calcext:value-type="float">
            <text:p>1,28891</text:p>
          </table:table-cell>
          <table:table-cell office:value-type="float" office:value="43.0899" calcext:value-type="float">
            <text:p>43,0899</text:p>
          </table:table-cell>
          <table:table-cell office:value-type="float" office:value="0.589639" calcext:value-type="float">
            <text:p>0,589639</text:p>
          </table:table-cell>
          <table:table-cell table:number-columns-repeated="8"/>
        </table:table-row>
        <table:table-row table:style-name="ro1">
          <table:table-cell office:value-type="float" office:value="55.7346" calcext:value-type="float">
            <text:p>55,7346</text:p>
          </table:table-cell>
          <table:table-cell office:value-type="float" office:value="2.86259" calcext:value-type="float">
            <text:p>2,86259</text:p>
          </table:table-cell>
          <table:table-cell office:value-type="float" office:value="49.2844" calcext:value-type="float">
            <text:p>49,2844</text:p>
          </table:table-cell>
          <table:table-cell office:value-type="float" office:value="1.68831" calcext:value-type="float">
            <text:p>1,68831</text:p>
          </table:table-cell>
          <table:table-cell office:value-type="float" office:value="45.3527" calcext:value-type="float">
            <text:p>45,3527</text:p>
          </table:table-cell>
          <table:table-cell office:value-type="float" office:value="1.21031" calcext:value-type="float">
            <text:p>1,21031</text:p>
          </table:table-cell>
          <table:table-cell office:value-type="float" office:value="41.9267" calcext:value-type="float">
            <text:p>41,9267</text:p>
          </table:table-cell>
          <table:table-cell office:value-type="float" office:value="0.578008" calcext:value-type="float">
            <text:p>0,578008</text:p>
          </table:table-cell>
          <table:table-cell table:number-columns-repeated="8"/>
        </table:table-row>
        <table:table-row table:style-name="ro1">
          <table:table-cell office:value-type="float" office:value="54.0875" calcext:value-type="float">
            <text:p>54,0875</text:p>
          </table:table-cell>
          <table:table-cell office:value-type="float" office:value="2.64376" calcext:value-type="float">
            <text:p>2,64376</text:p>
          </table:table-cell>
          <table:table-cell office:value-type="float" office:value="47.8948" calcext:value-type="float">
            <text:p>47,8948</text:p>
          </table:table-cell>
          <table:table-cell office:value-type="float" office:value="1.57876" calcext:value-type="float">
            <text:p>1,57876</text:p>
          </table:table-cell>
          <table:table-cell office:value-type="float" office:value="44.117" calcext:value-type="float">
            <text:p>44,117</text:p>
          </table:table-cell>
          <table:table-cell office:value-type="float" office:value="0.67856" calcext:value-type="float">
            <text:p>0,67856</text:p>
          </table:table-cell>
          <table:table-cell office:value-type="float" office:value="40.8232" calcext:value-type="float">
            <text:p>40,8232</text:p>
          </table:table-cell>
          <table:table-cell office:value-type="float" office:value="0.566972" calcext:value-type="float">
            <text:p>0,566972</text:p>
          </table:table-cell>
          <table:table-cell table:number-columns-repeated="8"/>
        </table:table-row>
        <table:table-row table:style-name="ro1">
          <table:table-cell office:value-type="float" office:value="52.5275" calcext:value-type="float">
            <text:p>52,5275</text:p>
          </table:table-cell>
          <table:table-cell office:value-type="float" office:value="2.45195" calcext:value-type="float">
            <text:p>2,45195</text:p>
          </table:table-cell>
          <table:table-cell office:value-type="float" office:value="46.5773" calcext:value-type="float">
            <text:p>46,5773</text:p>
          </table:table-cell>
          <table:table-cell office:value-type="float" office:value="1.48146" calcext:value-type="float">
            <text:p>1,48146</text:p>
          </table:table-cell>
          <table:table-cell office:value-type="float" office:value="42.9446" calcext:value-type="float">
            <text:p>42,9446</text:p>
          </table:table-cell>
          <table:table-cell office:value-type="float" office:value="0.666836" calcext:value-type="float">
            <text:p>0,666836</text:p>
          </table:table-cell>
          <table:table-cell office:value-type="float" office:value="39.7756" calcext:value-type="float">
            <text:p>39,7756</text:p>
          </table:table-cell>
          <table:table-cell office:value-type="float" office:value="0.556496" calcext:value-type="float">
            <text:p>0,556496</text:p>
          </table:table-cell>
          <table:table-cell table:number-columns-repeated="8"/>
        </table:table-row>
        <table:table-row table:style-name="ro1">
          <table:table-cell office:value-type="float" office:value="51.0489" calcext:value-type="float">
            <text:p>51,0489</text:p>
          </table:table-cell>
          <table:table-cell office:value-type="float" office:value="2.28301" calcext:value-type="float">
            <text:p>2,28301</text:p>
          </table:table-cell>
          <table:table-cell office:value-type="float" office:value="45.3272" calcext:value-type="float">
            <text:p>45,3272</text:p>
          </table:table-cell>
          <table:table-cell office:value-type="float" office:value="1.39469" calcext:value-type="float">
            <text:p>1,39469</text:p>
          </table:table-cell>
          <table:table-cell office:value-type="float" office:value="41.8315" calcext:value-type="float">
            <text:p>41,8315</text:p>
          </table:table-cell>
          <table:table-cell office:value-type="float" office:value="0.655705" calcext:value-type="float">
            <text:p>0,655705</text:p>
          </table:table-cell>
          <table:table-cell office:value-type="float" office:value="38.7805" calcext:value-type="float">
            <text:p>38,7805</text:p>
          </table:table-cell>
          <table:table-cell office:value-type="float" office:value="0.546545" calcext:value-type="float">
            <text:p>0,546545</text:p>
          </table:table-cell>
          <table:table-cell table:number-columns-repeated="8"/>
        </table:table-row>
        <table:table-row table:style-name="ro1">
          <table:table-cell office:value-type="float" office:value="49.6464" calcext:value-type="float">
            <text:p>49,6464</text:p>
          </table:table-cell>
          <table:table-cell office:value-type="float" office:value="2.13354" calcext:value-type="float">
            <text:p>2,13354</text:p>
          </table:table-cell>
          <table:table-cell office:value-type="float" office:value="44.1403" calcext:value-type="float">
            <text:p>44,1403</text:p>
          </table:table-cell>
          <table:table-cell office:value-type="float" office:value="1.31701" calcext:value-type="float">
            <text:p>1,31701</text:p>
          </table:table-cell>
          <table:table-cell office:value-type="float" office:value="40.7741" calcext:value-type="float">
            <text:p>40,7741</text:p>
          </table:table-cell>
          <table:table-cell office:value-type="float" office:value="0.645131" calcext:value-type="float">
            <text:p>0,645131</text:p>
          </table:table-cell>
          <table:table-cell office:value-type="float" office:value="37.8347" calcext:value-type="float">
            <text:p>37,8347</text:p>
          </table:table-cell>
          <table:table-cell office:value-type="float" office:value="0.537088" calcext:value-type="float">
            <text:p>0,537088</text:p>
          </table:table-cell>
          <table:table-cell table:number-columns-repeated="8"/>
        </table:table-row>
        <table:table-row table:style-name="ro1">
          <table:table-cell office:value-type="float" office:value="48.3154" calcext:value-type="float">
            <text:p>48,3154</text:p>
          </table:table-cell>
          <table:table-cell office:value-type="float" office:value="2.00074" calcext:value-type="float">
            <text:p>2,00074</text:p>
          </table:table-cell>
          <table:table-cell office:value-type="float" office:value="43.0128" calcext:value-type="float">
            <text:p>43,0128</text:p>
          </table:table-cell>
          <table:table-cell office:value-type="float" office:value="1.24724" calcext:value-type="float">
            <text:p>1,24724</text:p>
          </table:table-cell>
          <table:table-cell office:value-type="float" office:value="39.769" calcext:value-type="float">
            <text:p>39,769</text:p>
          </table:table-cell>
          <table:table-cell office:value-type="float" office:value="0.63508" calcext:value-type="float">
            <text:p>0,63508</text:p>
          </table:table-cell>
          <table:table-cell office:value-type="float" office:value="36.9353" calcext:value-type="float">
            <text:p>36,9353</text:p>
          </table:table-cell>
          <table:table-cell office:value-type="float" office:value="0.528093" calcext:value-type="float">
            <text:p>0,528093</text:p>
          </table:table-cell>
          <table:table-cell table:number-columns-repeated="8"/>
        </table:table-row>
        <table:table-row table:style-name="ro1">
          <table:table-cell office:value-type="float" office:value="47.0511" calcext:value-type="float">
            <text:p>47,0511</text:p>
          </table:table-cell>
          <table:table-cell office:value-type="float" office:value="1.88228" calcext:value-type="float">
            <text:p>1,88228</text:p>
          </table:table-cell>
          <table:table-cell office:value-type="float" office:value="41.941" calcext:value-type="float">
            <text:p>41,941</text:p>
          </table:table-cell>
          <table:table-cell office:value-type="float" office:value="0.7415" calcext:value-type="float">
            <text:p>0,7415</text:p>
          </table:table-cell>
          <table:table-cell office:value-type="float" office:value="38.8131" calcext:value-type="float">
            <text:p>38,8131</text:p>
          </table:table-cell>
          <table:table-cell office:value-type="float" office:value="0.625521" calcext:value-type="float">
            <text:p>0,625521</text:p>
          </table:table-cell>
          <table:table-cell office:value-type="float" office:value="36.0795" calcext:value-type="float">
            <text:p>36,0795</text:p>
          </table:table-cell>
          <table:table-cell office:value-type="float" office:value="0.519535" calcext:value-type="float">
            <text:p>0,519535</text:p>
          </table:table-cell>
          <table:table-cell table:number-columns-repeated="8"/>
        </table:table-row>
        <table:table-row table:style-name="ro1">
          <table:table-cell office:value-type="float" office:value="45.8497" calcext:value-type="float">
            <text:p>45,8497</text:p>
          </table:table-cell>
          <table:table-cell office:value-type="float" office:value="1.77619" calcext:value-type="float">
            <text:p>1,77619</text:p>
          </table:table-cell>
          <table:table-cell office:value-type="float" office:value="40.9216" calcext:value-type="float">
            <text:p>40,9216</text:p>
          </table:table-cell>
          <table:table-cell office:value-type="float" office:value="0.731306" calcext:value-type="float">
            <text:p>0,731306</text:p>
          </table:table-cell>
          <table:table-cell office:value-type="float" office:value="37.9034" calcext:value-type="float">
            <text:p>37,9034</text:p>
          </table:table-cell>
          <table:table-cell office:value-type="float" office:value="0.616424" calcext:value-type="float">
            <text:p>0,616424</text:p>
          </table:table-cell>
          <table:table-cell office:value-type="float" office:value="35.2647" calcext:value-type="float">
            <text:p>35,2647</text:p>
          </table:table-cell>
          <table:table-cell office:value-type="float" office:value="0.511387" calcext:value-type="float">
            <text:p>0,511387</text:p>
          </table:table-cell>
          <table:table-cell table:number-columns-repeated="8"/>
        </table:table-row>
        <table:table-row table:style-name="ro1">
          <table:table-cell office:value-type="float" office:value="44.707" calcext:value-type="float">
            <text:p>44,707</text:p>
          </table:table-cell>
          <table:table-cell office:value-type="float" office:value="1.68086" calcext:value-type="float">
            <text:p>1,68086</text:p>
          </table:table-cell>
          <table:table-cell office:value-type="float" office:value="39.9513" calcext:value-type="float">
            <text:p>39,9513</text:p>
          </table:table-cell>
          <table:table-cell office:value-type="float" office:value="0.721603" calcext:value-type="float">
            <text:p>0,721603</text:p>
          </table:table-cell>
          <table:table-cell office:value-type="float" office:value="37.0372" calcext:value-type="float">
            <text:p>37,0372</text:p>
          </table:table-cell>
          <table:table-cell office:value-type="float" office:value="0.607762" calcext:value-type="float">
            <text:p>0,607762</text:p>
          </table:table-cell>
          <table:table-cell office:value-type="float" office:value="34.4886" calcext:value-type="float">
            <text:p>34,4886</text:p>
          </table:table-cell>
          <table:table-cell office:value-type="float" office:value="0.503626" calcext:value-type="float">
            <text:p>0,503626</text:p>
          </table:table-cell>
          <table:table-cell table:number-columns-repeated="8"/>
        </table:table-row>
        <table:table-row table:style-name="ro1">
          <table:table-cell office:value-type="float" office:value="43.6197" calcext:value-type="float">
            <text:p>43,6197</text:p>
          </table:table-cell>
          <table:table-cell office:value-type="float" office:value="1.59489" calcext:value-type="float">
            <text:p>1,59489</text:p>
          </table:table-cell>
          <table:table-cell office:value-type="float" office:value="39.0272" calcext:value-type="float">
            <text:p>39,0272</text:p>
          </table:table-cell>
          <table:table-cell office:value-type="float" office:value="0.712363" calcext:value-type="float">
            <text:p>0,712363</text:p>
          </table:table-cell>
          <table:table-cell office:value-type="float" office:value="36.2119" calcext:value-type="float">
            <text:p>36,2119</text:p>
          </table:table-cell>
          <table:table-cell office:value-type="float" office:value="0.599509" calcext:value-type="float">
            <text:p>0,599509</text:p>
          </table:table-cell>
          <table:table-cell office:value-type="float" office:value="33.7488" calcext:value-type="float">
            <text:p>33,7488</text:p>
          </table:table-cell>
          <table:table-cell office:value-type="float" office:value="0.496228" calcext:value-type="float">
            <text:p>0,496228</text:p>
          </table:table-cell>
          <table:table-cell table:number-columns-repeated="8"/>
        </table:table-row>
        <table:table-row table:style-name="ro1">
          <table:table-cell office:value-type="float" office:value="42.5843" calcext:value-type="float">
            <text:p>42,5843</text:p>
          </table:table-cell>
          <table:table-cell office:value-type="float" office:value="1.51712" calcext:value-type="float">
            <text:p>1,51712</text:p>
          </table:table-cell>
          <table:table-cell office:value-type="float" office:value="38.1467" calcext:value-type="float">
            <text:p>38,1467</text:p>
          </table:table-cell>
          <table:table-cell office:value-type="float" office:value="0.703557" calcext:value-type="float">
            <text:p>0,703557</text:p>
          </table:table-cell>
          <table:table-cell office:value-type="float" office:value="35.4252" calcext:value-type="float">
            <text:p>35,4252</text:p>
          </table:table-cell>
          <table:table-cell office:value-type="float" office:value="0.591641" calcext:value-type="float">
            <text:p>0,591641</text:p>
          </table:table-cell>
          <table:table-cell office:value-type="float" office:value="33.0433" calcext:value-type="float">
            <text:p>33,0433</text:p>
          </table:table-cell>
          <table:table-cell office:value-type="float" office:value="0.489173" calcext:value-type="float">
            <text:p>0,489173</text:p>
          </table:table-cell>
          <table:table-cell table:number-columns-repeated="8"/>
        </table:table-row>
        <table:table-row table:style-name="ro1">
          <table:table-cell office:value-type="float" office:value="41.5977" calcext:value-type="float">
            <text:p>41,5977</text:p>
          </table:table-cell>
          <table:table-cell office:value-type="float" office:value="1.44655" calcext:value-type="float">
            <text:p>1,44655</text:p>
          </table:table-cell>
          <table:table-cell office:value-type="float" office:value="37.3072" calcext:value-type="float">
            <text:p>37,3072</text:p>
          </table:table-cell>
          <table:table-cell office:value-type="float" office:value="0.695162" calcext:value-type="float">
            <text:p>0,695162</text:p>
          </table:table-cell>
          <table:table-cell office:value-type="float" office:value="34.6747" calcext:value-type="float">
            <text:p>34,6747</text:p>
          </table:table-cell>
          <table:table-cell office:value-type="float" office:value="0.584137" calcext:value-type="float">
            <text:p>0,584137</text:p>
          </table:table-cell>
          <table:table-cell office:value-type="float" office:value="32.3702" calcext:value-type="float">
            <text:p>32,3702</text:p>
          </table:table-cell>
          <table:table-cell office:value-type="float" office:value="0.482442" calcext:value-type="float">
            <text:p>0,482442</text:p>
          </table:table-cell>
          <table:table-cell table:number-columns-repeated="8"/>
        </table:table-row>
        <table:table-row table:style-name="ro1">
          <table:table-cell office:value-type="float" office:value="40.657" calcext:value-type="float">
            <text:p>40,657</text:p>
          </table:table-cell>
          <table:table-cell office:value-type="float" office:value="1.38233" calcext:value-type="float">
            <text:p>1,38233</text:p>
          </table:table-cell>
          <table:table-cell office:value-type="float" office:value="36.5063" calcext:value-type="float">
            <text:p>36,5063</text:p>
          </table:table-cell>
          <table:table-cell office:value-type="float" office:value="0.687153" calcext:value-type="float">
            <text:p>0,687153</text:p>
          </table:table-cell>
          <table:table-cell office:value-type="float" office:value="33.9585" calcext:value-type="float">
            <text:p>33,9585</text:p>
          </table:table-cell>
          <table:table-cell office:value-type="float" office:value="0.576975" calcext:value-type="float">
            <text:p>0,576975</text:p>
          </table:table-cell>
          <table:table-cell office:value-type="float" office:value="31.7276" calcext:value-type="float">
            <text:p>31,7276</text:p>
          </table:table-cell>
          <table:table-cell office:value-type="float" office:value="0.476016" calcext:value-type="float">
            <text:p>0,476016</text:p>
          </table:table-cell>
          <table:table-cell table:number-columns-repeated="8"/>
        </table:table-row>
        <table:table-row table:style-name="ro1">
          <table:table-cell office:value-type="float" office:value="39.7596" calcext:value-type="float">
            <text:p>39,7596</text:p>
          </table:table-cell>
          <table:table-cell office:value-type="float" office:value="1.32371" calcext:value-type="float">
            <text:p>1,32371</text:p>
          </table:table-cell>
          <table:table-cell office:value-type="float" office:value="35.7417" calcext:value-type="float">
            <text:p>35,7417</text:p>
          </table:table-cell>
          <table:table-cell office:value-type="float" office:value="0.679507" calcext:value-type="float">
            <text:p>0,679507</text:p>
          </table:table-cell>
          <table:table-cell office:value-type="float" office:value="33.2746" calcext:value-type="float">
            <text:p>33,2746</text:p>
          </table:table-cell>
          <table:table-cell office:value-type="float" office:value="0.570136" calcext:value-type="float">
            <text:p>0,570136</text:p>
          </table:table-cell>
          <table:table-cell office:value-type="float" office:value="31.1137" calcext:value-type="float">
            <text:p>31,1137</text:p>
          </table:table-cell>
          <table:table-cell office:value-type="float" office:value="0.469877" calcext:value-type="float">
            <text:p>0,469877</text:p>
          </table:table-cell>
          <table:table-cell table:number-columns-repeated="8"/>
        </table:table-row>
        <table:table-row table:style-name="ro1">
          <table:table-cell office:value-type="float" office:value="38.903" calcext:value-type="float">
            <text:p>38,903</text:p>
          </table:table-cell>
          <table:table-cell office:value-type="float" office:value="0.83938" calcext:value-type="float">
            <text:p>0,83938</text:p>
          </table:table-cell>
          <table:table-cell office:value-type="float" office:value="35.0114" calcext:value-type="float">
            <text:p>35,0114</text:p>
          </table:table-cell>
          <table:table-cell office:value-type="float" office:value="0.672204" calcext:value-type="float">
            <text:p>0,672204</text:p>
          </table:table-cell>
          <table:table-cell office:value-type="float" office:value="32.6211" calcext:value-type="float">
            <text:p>32,6211</text:p>
          </table:table-cell>
          <table:table-cell office:value-type="float" office:value="0.563601" calcext:value-type="float">
            <text:p>0,563601</text:p>
          </table:table-cell>
          <table:table-cell office:value-type="float" office:value="30.527" calcext:value-type="float">
            <text:p>30,527</text:p>
          </table:table-cell>
          <table:table-cell office:value-type="float" office:value="0.46401" calcext:value-type="float">
            <text:p>0,46401</text:p>
          </table:table-cell>
          <table:table-cell table:number-columns-repeated="8"/>
        </table:table-row>
        <table:table-row table:style-name="ro1">
          <table:table-cell office:value-type="float" office:value="38.0847" calcext:value-type="float">
            <text:p>38,0847</text:p>
          </table:table-cell>
          <table:table-cell office:value-type="float" office:value="0.831197" calcext:value-type="float">
            <text:p>0,831197</text:p>
          </table:table-cell>
          <table:table-cell office:value-type="float" office:value="34.3135" calcext:value-type="float">
            <text:p>34,3135</text:p>
          </table:table-cell>
          <table:table-cell office:value-type="float" office:value="0.665225" calcext:value-type="float">
            <text:p>0,665225</text:p>
          </table:table-cell>
          <table:table-cell office:value-type="float" office:value="31.9964" calcext:value-type="float">
            <text:p>31,9964</text:p>
          </table:table-cell>
          <table:table-cell office:value-type="float" office:value="0.557354" calcext:value-type="float">
            <text:p>0,557354</text:p>
          </table:table-cell>
          <table:table-cell office:value-type="float" office:value="29.966" calcext:value-type="float">
            <text:p>29,966</text:p>
          </table:table-cell>
          <table:table-cell office:value-type="float" office:value="0.4584" calcext:value-type="float">
            <text:p>0,4584</text:p>
          </table:table-cell>
          <table:table-cell table:number-columns-repeated="8"/>
        </table:table-row>
        <table:table-row table:style-name="ro1">
          <table:table-cell office:value-type="float" office:value="37.3026" calcext:value-type="float">
            <text:p>37,3026</text:p>
          </table:table-cell>
          <table:table-cell office:value-type="float" office:value="0.823376" calcext:value-type="float">
            <text:p>0,823376</text:p>
          </table:table-cell>
          <table:table-cell office:value-type="float" office:value="33.6461" calcext:value-type="float">
            <text:p>33,6461</text:p>
          </table:table-cell>
          <table:table-cell office:value-type="float" office:value="0.658551" calcext:value-type="float">
            <text:p>0,658551</text:p>
          </table:table-cell>
          <table:table-cell office:value-type="float" office:value="31.3989" calcext:value-type="float">
            <text:p>31,3989</text:p>
          </table:table-cell>
          <table:table-cell office:value-type="float" office:value="0.551379" calcext:value-type="float">
            <text:p>0,551379</text:p>
          </table:table-cell>
          <table:table-cell office:value-type="float" office:value="29.4292" calcext:value-type="float">
            <text:p>29,4292</text:p>
          </table:table-cell>
          <table:table-cell office:value-type="float" office:value="0.453032" calcext:value-type="float">
            <text:p>0,453032</text:p>
          </table:table-cell>
          <table:table-cell table:number-columns-repeated="8"/>
        </table:table-row>
        <table:table-row table:style-name="ro1">
          <table:table-cell office:value-type="float" office:value="36.5547" calcext:value-type="float">
            <text:p>36,5547</text:p>
          </table:table-cell>
          <table:table-cell office:value-type="float" office:value="0.815897" calcext:value-type="float">
            <text:p>0,815897</text:p>
          </table:table-cell>
          <table:table-cell office:value-type="float" office:value="33.0076" calcext:value-type="float">
            <text:p>33,0076</text:p>
          </table:table-cell>
          <table:table-cell office:value-type="float" office:value="0.652166" calcext:value-type="float">
            <text:p>0,652166</text:p>
          </table:table-cell>
          <table:table-cell office:value-type="float" office:value="30.827" calcext:value-type="float">
            <text:p>30,827</text:p>
          </table:table-cell>
          <table:table-cell office:value-type="float" office:value="0.54566" calcext:value-type="float">
            <text:p>0,54566</text:p>
          </table:table-cell>
          <table:table-cell office:value-type="float" office:value="28.9154" calcext:value-type="float">
            <text:p>28,9154</text:p>
          </table:table-cell>
          <table:table-cell office:value-type="float" office:value="0.447894" calcext:value-type="float">
            <text:p>0,447894</text:p>
          </table:table-cell>
          <table:table-cell table:number-columns-repeated="8"/>
        </table:table-row>
        <table:table-row table:style-name="ro1">
          <table:table-cell office:value-type="float" office:value="37.7742" calcext:value-type="float">
            <text:p>37,7742</text:p>
          </table:table-cell>
          <table:table-cell office:value-type="float" office:value="0.828092" calcext:value-type="float">
            <text:p>0,828092</text:p>
          </table:table-cell>
          <table:table-cell office:value-type="float" office:value="34.0458" calcext:value-type="float">
            <text:p>34,0458</text:p>
          </table:table-cell>
          <table:table-cell office:value-type="float" office:value="0.662548" calcext:value-type="float">
            <text:p>0,662548</text:p>
          </table:table-cell>
          <table:table-cell office:value-type="float" office:value="31.7559" calcext:value-type="float">
            <text:p>31,7559</text:p>
          </table:table-cell>
          <table:table-cell office:value-type="float" office:value="0.554949" calcext:value-type="float">
            <text:p>0,554949</text:p>
          </table:table-cell>
          <table:table-cell office:value-type="float" office:value="29.7497" calcext:value-type="float">
            <text:p>29,7497</text:p>
          </table:table-cell>
          <table:table-cell office:value-type="float" office:value="0.456237" calcext:value-type="float">
            <text:p>0,456237</text:p>
          </table:table-cell>
          <table:table-cell table:number-columns-repeated="8"/>
        </table:table-row>
        <table:table-row table:style-name="ro1">
          <table:table-cell office:value-type="float" office:value="39.6199" calcext:value-type="float">
            <text:p>39,6199</text:p>
          </table:table-cell>
          <table:table-cell office:value-type="float" office:value="1.31481" calcext:value-type="float">
            <text:p>1,31481</text:p>
          </table:table-cell>
          <table:table-cell office:value-type="float" office:value="35.6178" calcext:value-type="float">
            <text:p>35,6178</text:p>
          </table:table-cell>
          <table:table-cell office:value-type="float" office:value="0.678268" calcext:value-type="float">
            <text:p>0,678268</text:p>
          </table:table-cell>
          <table:table-cell office:value-type="float" office:value="33.1626" calcext:value-type="float">
            <text:p>33,1626</text:p>
          </table:table-cell>
          <table:table-cell office:value-type="float" office:value="0.569016" calcext:value-type="float">
            <text:p>0,569016</text:p>
          </table:table-cell>
          <table:table-cell office:value-type="float" office:value="31.0134" calcext:value-type="float">
            <text:p>31,0134</text:p>
          </table:table-cell>
          <table:table-cell office:value-type="float" office:value="0.468874" calcext:value-type="float">
            <text:p>0,468874</text:p>
          </table:table-cell>
          <table:table-cell table:number-columns-repeated="8"/>
        </table:table-row>
        <table:table-row table:style-name="ro1">
          <table:table-cell office:value-type="float" office:value="41.4087" calcext:value-type="float">
            <text:p>41,4087</text:p>
          </table:table-cell>
          <table:table-cell office:value-type="float" office:value="1.43341" calcext:value-type="float">
            <text:p>1,43341</text:p>
          </table:table-cell>
          <table:table-cell office:value-type="float" office:value="37.1402" calcext:value-type="float">
            <text:p>37,1402</text:p>
          </table:table-cell>
          <table:table-cell office:value-type="float" office:value="0.693492" calcext:value-type="float">
            <text:p>0,693492</text:p>
          </table:table-cell>
          <table:table-cell office:value-type="float" office:value="34.5243" calcext:value-type="float">
            <text:p>34,5243</text:p>
          </table:table-cell>
          <table:table-cell office:value-type="float" office:value="0.582633" calcext:value-type="float">
            <text:p>0,582633</text:p>
          </table:table-cell>
          <table:table-cell office:value-type="float" office:value="32.2359" calcext:value-type="float">
            <text:p>32,2359</text:p>
          </table:table-cell>
          <table:table-cell office:value-type="float" office:value="0.481099" calcext:value-type="float">
            <text:p>0,481099</text:p>
          </table:table-cell>
          <table:table-cell table:number-columns-repeated="8"/>
        </table:table-row>
        <table:table-row table:style-name="ro1">
          <table:table-cell office:value-type="float" office:value="43.1262" calcext:value-type="float">
            <text:p>43,1262</text:p>
          </table:table-cell>
          <table:table-cell office:value-type="float" office:value="1.55735" calcext:value-type="float">
            <text:p>1,55735</text:p>
          </table:table-cell>
          <table:table-cell office:value-type="float" office:value="38.6009" calcext:value-type="float">
            <text:p>38,6009</text:p>
          </table:table-cell>
          <table:table-cell office:value-type="float" office:value="0.708099" calcext:value-type="float">
            <text:p>0,708099</text:p>
          </table:table-cell>
          <table:table-cell office:value-type="float" office:value="35.8302" calcext:value-type="float">
            <text:p>35,8302</text:p>
          </table:table-cell>
          <table:table-cell office:value-type="float" office:value="0.595692" calcext:value-type="float">
            <text:p>0,595692</text:p>
          </table:table-cell>
          <table:table-cell office:value-type="float" office:value="33.408" calcext:value-type="float">
            <text:p>33,408</text:p>
          </table:table-cell>
          <table:table-cell office:value-type="float" office:value="0.49282" calcext:value-type="float">
            <text:p>0,49282</text:p>
          </table:table-cell>
          <table:table-cell table:number-columns-repeated="8"/>
        </table:table-row>
        <table:table-row table:style-name="ro1">
          <table:table-cell office:value-type="float" office:value="44.775" calcext:value-type="float">
            <text:p>44,775</text:p>
          </table:table-cell>
          <table:table-cell office:value-type="float" office:value="1.68639" calcext:value-type="float">
            <text:p>1,68639</text:p>
          </table:table-cell>
          <table:table-cell office:value-type="float" office:value="40.0023" calcext:value-type="float">
            <text:p>40,0023</text:p>
          </table:table-cell>
          <table:table-cell office:value-type="float" office:value="0.722113" calcext:value-type="float">
            <text:p>0,722113</text:p>
          </table:table-cell>
          <table:table-cell office:value-type="float" office:value="37.0826" calcext:value-type="float">
            <text:p>37,0826</text:p>
          </table:table-cell>
          <table:table-cell office:value-type="float" office:value="0.608216" calcext:value-type="float">
            <text:p>0,608216</text:p>
          </table:table-cell>
          <table:table-cell office:value-type="float" office:value="34.5317" calcext:value-type="float">
            <text:p>34,5317</text:p>
          </table:table-cell>
          <table:table-cell office:value-type="float" office:value="0.504057" calcext:value-type="float">
            <text:p>0,504057</text:p>
          </table:table-cell>
          <table:table-cell table:number-columns-repeated="8"/>
        </table:table-row>
        <table:table-row table:style-name="ro1">
          <table:table-cell office:value-type="float" office:value="46.3579" calcext:value-type="float">
            <text:p>46,3579</text:p>
          </table:table-cell>
          <table:table-cell office:value-type="float" office:value="1.82032" calcext:value-type="float">
            <text:p>1,82032</text:p>
          </table:table-cell>
          <table:table-cell office:value-type="float" office:value="41.3469" calcext:value-type="float">
            <text:p>41,3469</text:p>
          </table:table-cell>
          <table:table-cell office:value-type="float" office:value="0.735559" calcext:value-type="float">
            <text:p>0,735559</text:p>
          </table:table-cell>
          <table:table-cell office:value-type="float" office:value="38.2839" calcext:value-type="float">
            <text:p>38,2839</text:p>
          </table:table-cell>
          <table:table-cell office:value-type="float" office:value="0.620229" calcext:value-type="float">
            <text:p>0,620229</text:p>
          </table:table-cell>
          <table:table-cell office:value-type="float" office:value="35.6092" calcext:value-type="float">
            <text:p>35,6092</text:p>
          </table:table-cell>
          <table:table-cell office:value-type="float" office:value="0.514832" calcext:value-type="float">
            <text:p>0,514832</text:p>
          </table:table-cell>
          <table:table-cell table:number-columns-repeated="8"/>
        </table:table-row>
        <table:table-row table:style-name="ro1">
          <table:table-cell office:value-type="float" office:value="47.8776" calcext:value-type="float">
            <text:p>47,8776</text:p>
          </table:table-cell>
          <table:table-cell office:value-type="float" office:value="1.9589" calcext:value-type="float">
            <text:p>1,9589</text:p>
          </table:table-cell>
          <table:table-cell office:value-type="float" office:value="42.6373" calcext:value-type="float">
            <text:p>42,6373</text:p>
          </table:table-cell>
          <table:table-cell office:value-type="float" office:value="1.22482" calcext:value-type="float">
            <text:p>1,22482</text:p>
          </table:table-cell>
          <table:table-cell office:value-type="float" office:value="39.4363" calcext:value-type="float">
            <text:p>39,4363</text:p>
          </table:table-cell>
          <table:table-cell office:value-type="float" office:value="0.631753" calcext:value-type="float">
            <text:p>0,631753</text:p>
          </table:table-cell>
          <table:table-cell office:value-type="float" office:value="36.6426" calcext:value-type="float">
            <text:p>36,6426</text:p>
          </table:table-cell>
          <table:table-cell office:value-type="float" office:value="0.525166" calcext:value-type="float">
            <text:p>0,525166</text:p>
          </table:table-cell>
          <table:table-cell table:number-columns-repeated="8"/>
        </table:table-row>
        <table:table-row table:style-name="ro1">
          <table:table-cell office:value-type="float" office:value="49.3368" calcext:value-type="float">
            <text:p>49,3368</text:p>
          </table:table-cell>
          <table:table-cell office:value-type="float" office:value="2.10189" calcext:value-type="float">
            <text:p>2,10189</text:p>
          </table:table-cell>
          <table:table-cell office:value-type="float" office:value="43.8757" calcext:value-type="float">
            <text:p>43,8757</text:p>
          </table:table-cell>
          <table:table-cell office:value-type="float" office:value="1.30029" calcext:value-type="float">
            <text:p>1,30029</text:p>
          </table:table-cell>
          <table:table-cell office:value-type="float" office:value="40.542" calcext:value-type="float">
            <text:p>40,542</text:p>
          </table:table-cell>
          <table:table-cell office:value-type="float" office:value="0.64281" calcext:value-type="float">
            <text:p>0,64281</text:p>
          </table:table-cell>
          <table:table-cell office:value-type="float" office:value="37.6338" calcext:value-type="float">
            <text:p>37,6338</text:p>
          </table:table-cell>
          <table:table-cell office:value-type="float" office:value="0.535078" calcext:value-type="float">
            <text:p>0,535078</text:p>
          </table:table-cell>
          <table:table-cell table:number-columns-repeated="8"/>
        </table:table-row>
        <table:table-row table:style-name="ro1">
          <table:table-cell office:value-type="float" office:value="50.7382" calcext:value-type="float">
            <text:p>50,7382</text:p>
          </table:table-cell>
          <table:table-cell office:value-type="float" office:value="2.24902" calcext:value-type="float">
            <text:p>2,24902</text:p>
          </table:table-cell>
          <table:table-cell office:value-type="float" office:value="45.0645" calcext:value-type="float">
            <text:p>45,0645</text:p>
          </table:table-cell>
          <table:table-cell office:value-type="float" office:value="1.37711" calcext:value-type="float">
            <text:p>1,37711</text:p>
          </table:table-cell>
          <table:table-cell office:value-type="float" office:value="41.6031" calcext:value-type="float">
            <text:p>41,6031</text:p>
          </table:table-cell>
          <table:table-cell office:value-type="float" office:value="0.653421" calcext:value-type="float">
            <text:p>0,653421</text:p>
          </table:table-cell>
          <table:table-cell office:value-type="float" office:value="38.5849" calcext:value-type="float">
            <text:p>38,5849</text:p>
          </table:table-cell>
          <table:table-cell office:value-type="float" office:value="0.544588" calcext:value-type="float">
            <text:p>0,544588</text:p>
          </table:table-cell>
          <table:table-cell table:number-columns-repeated="8"/>
        </table:table-row>
        <table:table-row table:style-name="ro1">
          <table:table-cell office:value-type="float" office:value="52.0841" calcext:value-type="float">
            <text:p>52,0841</text:p>
          </table:table-cell>
          <table:table-cell office:value-type="float" office:value="2.40002" calcext:value-type="float">
            <text:p>2,40002</text:p>
          </table:table-cell>
          <table:table-cell office:value-type="float" office:value="46.2058" calcext:value-type="float">
            <text:p>46,2058</text:p>
          </table:table-cell>
          <table:table-cell office:value-type="float" office:value="1.45512" calcext:value-type="float">
            <text:p>1,45512</text:p>
          </table:table-cell>
          <table:table-cell office:value-type="float" office:value="42.6216" calcext:value-type="float">
            <text:p>42,6216</text:p>
          </table:table-cell>
          <table:table-cell office:value-type="float" office:value="0.663606" calcext:value-type="float">
            <text:p>0,663606</text:p>
          </table:table-cell>
          <table:table-cell office:value-type="float" office:value="39.4975" calcext:value-type="float">
            <text:p>39,4975</text:p>
          </table:table-cell>
          <table:table-cell office:value-type="float" office:value="0.553715" calcext:value-type="float">
            <text:p>0,553715</text:p>
          </table:table-cell>
          <table:table-cell table:number-columns-repeated="8"/>
        </table:table-row>
        <table:table-row table:style-name="ro1">
          <table:table-cell office:value-type="float" office:value="53.377" calcext:value-type="float">
            <text:p>53,377</text:p>
          </table:table-cell>
          <table:table-cell office:value-type="float" office:value="2.55461" calcext:value-type="float">
            <text:p>2,55461</text:p>
          </table:table-cell>
          <table:table-cell office:value-type="float" office:value="47.3018" calcext:value-type="float">
            <text:p>47,3018</text:p>
          </table:table-cell>
          <table:table-cell office:value-type="float" office:value="1.5342" calcext:value-type="float">
            <text:p>1,5342</text:p>
          </table:table-cell>
          <table:table-cell office:value-type="float" office:value="43.5995" calcext:value-type="float">
            <text:p>43,5995</text:p>
          </table:table-cell>
          <table:table-cell office:value-type="float" office:value="0.673385" calcext:value-type="float">
            <text:p>0,673385</text:p>
          </table:table-cell>
          <table:table-cell office:value-type="float" office:value="40.3735" calcext:value-type="float">
            <text:p>40,3735</text:p>
          </table:table-cell>
          <table:table-cell office:value-type="float" office:value="0.562475" calcext:value-type="float">
            <text:p>0,562475</text:p>
          </table:table-cell>
          <table:table-cell table:number-columns-repeated="8"/>
        </table:table-row>
        <table:table-row table:style-name="ro1">
          <table:table-cell office:value-type="float" office:value="54.6192" calcext:value-type="float">
            <text:p>54,6192</text:p>
          </table:table-cell>
          <table:table-cell office:value-type="float" office:value="2.71251" calcext:value-type="float">
            <text:p>2,71251</text:p>
          </table:table-cell>
          <table:table-cell office:value-type="float" office:value="48.3546" calcext:value-type="float">
            <text:p>48,3546</text:p>
          </table:table-cell>
          <table:table-cell office:value-type="float" office:value="1.61419" calcext:value-type="float">
            <text:p>1,61419</text:p>
          </table:table-cell>
          <table:table-cell office:value-type="float" office:value="44.5385" calcext:value-type="float">
            <text:p>44,5385</text:p>
          </table:table-cell>
          <table:table-cell office:value-type="float" office:value="1.16366" calcext:value-type="float">
            <text:p>1,16366</text:p>
          </table:table-cell>
          <table:table-cell office:value-type="float" office:value="41.2146" calcext:value-type="float">
            <text:p>41,2146</text:p>
          </table:table-cell>
          <table:table-cell office:value-type="float" office:value="0.570887" calcext:value-type="float">
            <text:p>0,570887</text:p>
          </table:table-cell>
          <table:table-cell table:number-columns-repeated="8"/>
        </table:table-row>
        <table:table-row table:style-name="ro1">
          <table:table-cell office:value-type="float" office:value="55.8129" calcext:value-type="float">
            <text:p>55,8129</text:p>
          </table:table-cell>
          <table:table-cell office:value-type="float" office:value="2.87344" calcext:value-type="float">
            <text:p>2,87344</text:p>
          </table:table-cell>
          <table:table-cell office:value-type="float" office:value="49.3659" calcext:value-type="float">
            <text:p>49,3659</text:p>
          </table:table-cell>
          <table:table-cell office:value-type="float" office:value="1.69497" calcext:value-type="float">
            <text:p>1,69497</text:p>
          </table:table-cell>
          <table:table-cell office:value-type="float" office:value="45.4405" calcext:value-type="float">
            <text:p>45,4405</text:p>
          </table:table-cell>
          <table:table-cell office:value-type="float" office:value="1.21545" calcext:value-type="float">
            <text:p>1,21545</text:p>
          </table:table-cell>
          <table:table-cell office:value-type="float" office:value="42.0224" calcext:value-type="float">
            <text:p>42,0224</text:p>
          </table:table-cell>
          <table:table-cell office:value-type="float" office:value="0.578964" calcext:value-type="float">
            <text:p>0,578964</text:p>
          </table:table-cell>
          <table:table-cell table:number-columns-repeated="8"/>
        </table:table-row>
        <table:table-row table:style-name="ro1">
          <table:table-cell office:value-type="float" office:value="56.9603" calcext:value-type="float">
            <text:p>56,9603</text:p>
          </table:table-cell>
          <table:table-cell office:value-type="float" office:value="3.03711" calcext:value-type="float">
            <text:p>3,03711</text:p>
          </table:table-cell>
          <table:table-cell office:value-type="float" office:value="50.3378" calcext:value-type="float">
            <text:p>50,3378</text:p>
          </table:table-cell>
          <table:table-cell office:value-type="float" office:value="1.77639" calcext:value-type="float">
            <text:p>1,77639</text:p>
          </table:table-cell>
          <table:table-cell office:value-type="float" office:value="46.3071" calcext:value-type="float">
            <text:p>46,3071</text:p>
          </table:table-cell>
          <table:table-cell office:value-type="float" office:value="1.26739" calcext:value-type="float">
            <text:p>1,26739</text:p>
          </table:table-cell>
          <table:table-cell office:value-type="float" office:value="42.7984" calcext:value-type="float">
            <text:p>42,7984</text:p>
          </table:table-cell>
          <table:table-cell office:value-type="float" office:value="0.586724" calcext:value-type="float">
            <text:p>0,586724</text:p>
          </table:table-cell>
          <table:table-cell table:number-columns-repeated="8"/>
        </table:table-row>
        <table:table-row table:style-name="ro1">
          <table:table-cell office:value-type="float" office:value="58.0634" calcext:value-type="float">
            <text:p>58,0634</text:p>
          </table:table-cell>
          <table:table-cell office:value-type="float" office:value="3.20324" calcext:value-type="float">
            <text:p>3,20324</text:p>
          </table:table-cell>
          <table:table-cell office:value-type="float" office:value="51.2719" calcext:value-type="float">
            <text:p>51,2719</text:p>
          </table:table-cell>
          <table:table-cell office:value-type="float" office:value="1.85834" calcext:value-type="float">
            <text:p>1,85834</text:p>
          </table:table-cell>
          <table:table-cell office:value-type="float" office:value="47.1399" calcext:value-type="float">
            <text:p>47,1399</text:p>
          </table:table-cell>
          <table:table-cell office:value-type="float" office:value="1.31939" calcext:value-type="float">
            <text:p>1,31939</text:p>
          </table:table-cell>
          <table:table-cell office:value-type="float" office:value="43.544" calcext:value-type="float">
            <text:p>43,544</text:p>
          </table:table-cell>
          <table:table-cell office:value-type="float" office:value="0.59418" calcext:value-type="float">
            <text:p>0,59418</text:p>
          </table:table-cell>
          <table:table-cell table:number-columns-repeated="8"/>
        </table:table-row>
        <table:table-row table:style-name="ro1">
          <table:table-cell office:value-type="float" office:value="59.1241" calcext:value-type="float">
            <text:p>59,1241</text:p>
          </table:table-cell>
          <table:table-cell office:value-type="float" office:value="3.37156" calcext:value-type="float">
            <text:p>3,37156</text:p>
          </table:table-cell>
          <table:table-cell office:value-type="float" office:value="52.17" calcext:value-type="float">
            <text:p>52,17</text:p>
          </table:table-cell>
          <table:table-cell office:value-type="float" office:value="1.9407" calcext:value-type="float">
            <text:p>1,9407</text:p>
          </table:table-cell>
          <table:table-cell office:value-type="float" office:value="47.9405" calcext:value-type="float">
            <text:p>47,9405</text:p>
          </table:table-cell>
          <table:table-cell office:value-type="float" office:value="1.37138" calcext:value-type="float">
            <text:p>1,37138</text:p>
          </table:table-cell>
          <table:table-cell office:value-type="float" office:value="44.2607" calcext:value-type="float">
            <text:p>44,2607</text:p>
          </table:table-cell>
          <table:table-cell office:value-type="float" office:value="0.601347" calcext:value-type="float">
            <text:p>0,601347</text:p>
          </table:table-cell>
          <table:table-cell table:number-columns-repeated="8"/>
        </table:table-row>
        <table:table-row table:style-name="ro1">
          <table:table-cell office:value-type="float" office:value="60.1443" calcext:value-type="float">
            <text:p>60,1443</text:p>
          </table:table-cell>
          <table:table-cell office:value-type="float" office:value="3.54179" calcext:value-type="float">
            <text:p>3,54179</text:p>
          </table:table-cell>
          <table:table-cell office:value-type="float" office:value="53.0337" calcext:value-type="float">
            <text:p>53,0337</text:p>
          </table:table-cell>
          <table:table-cell office:value-type="float" office:value="2.02333" calcext:value-type="float">
            <text:p>2,02333</text:p>
          </table:table-cell>
          <table:table-cell office:value-type="float" office:value="48.7104" calcext:value-type="float">
            <text:p>48,7104</text:p>
          </table:table-cell>
          <table:table-cell office:value-type="float" office:value="1.42332" calcext:value-type="float">
            <text:p>1,42332</text:p>
          </table:table-cell>
          <table:table-cell office:value-type="float" office:value="44.9498" calcext:value-type="float">
            <text:p>44,9498</text:p>
          </table:table-cell>
          <table:table-cell office:value-type="float" office:value="0.608238" calcext:value-type="float">
            <text:p>0,608238</text:p>
          </table:table-cell>
          <table:table-cell table:number-columns-repeated="8"/>
        </table:table-row>
        <table:table-row table:style-name="ro1">
          <table:table-cell office:value-type="float" office:value="61.1259" calcext:value-type="float">
            <text:p>61,1259</text:p>
          </table:table-cell>
          <table:table-cell office:value-type="float" office:value="3.71368" calcext:value-type="float">
            <text:p>3,71368</text:p>
          </table:table-cell>
          <table:table-cell office:value-type="float" office:value="53.8646" calcext:value-type="float">
            <text:p>53,8646</text:p>
          </table:table-cell>
          <table:table-cell office:value-type="float" office:value="2.10615" calcext:value-type="float">
            <text:p>2,10615</text:p>
          </table:table-cell>
          <table:table-cell office:value-type="float" office:value="49.4509" calcext:value-type="float">
            <text:p>49,4509</text:p>
          </table:table-cell>
          <table:table-cell office:value-type="float" office:value="1.47513" calcext:value-type="float">
            <text:p>1,47513</text:p>
          </table:table-cell>
          <table:table-cell office:value-type="float" office:value="45.6126" calcext:value-type="float">
            <text:p>45,6126</text:p>
          </table:table-cell>
          <table:table-cell office:value-type="float" office:value="0.614866" calcext:value-type="float">
            <text:p>0,614866</text:p>
          </table:table-cell>
          <table:table-cell table:number-columns-repeated="8"/>
        </table:table-row>
        <table:table-row table:style-name="ro1">
          <table:table-cell office:value-type="float" office:value="62.0705" calcext:value-type="float">
            <text:p>62,0705</text:p>
          </table:table-cell>
          <table:table-cell office:value-type="float" office:value="3.88698" calcext:value-type="float">
            <text:p>3,88698</text:p>
          </table:table-cell>
          <table:table-cell office:value-type="float" office:value="54.6641" calcext:value-type="float">
            <text:p>54,6641</text:p>
          </table:table-cell>
          <table:table-cell office:value-type="float" office:value="2.18904" calcext:value-type="float">
            <text:p>2,18904</text:p>
          </table:table-cell>
          <table:table-cell office:value-type="float" office:value="50.1635" calcext:value-type="float">
            <text:p>50,1635</text:p>
          </table:table-cell>
          <table:table-cell office:value-type="float" office:value="1.52676" calcext:value-type="float">
            <text:p>1,52676</text:p>
          </table:table-cell>
          <table:table-cell office:value-type="float" office:value="46.2503" calcext:value-type="float">
            <text:p>46,2503</text:p>
          </table:table-cell>
          <table:table-cell office:value-type="float" office:value="0.621243" calcext:value-type="float">
            <text:p>0,621243</text:p>
          </table:table-cell>
          <table:table-cell table:number-columns-repeated="8"/>
        </table:table-row>
        <table:table-row table:style-name="ro1">
          <table:table-cell office:value-type="float" office:value="62.9799" calcext:value-type="float">
            <text:p>62,9799</text:p>
          </table:table-cell>
          <table:table-cell office:value-type="float" office:value="4.06143" calcext:value-type="float">
            <text:p>4,06143</text:p>
          </table:table-cell>
          <table:table-cell office:value-type="float" office:value="55.4337" calcext:value-type="float">
            <text:p>55,4337</text:p>
          </table:table-cell>
          <table:table-cell office:value-type="float" office:value="2.27191" calcext:value-type="float">
            <text:p>2,27191</text:p>
          </table:table-cell>
          <table:table-cell office:value-type="float" office:value="50.8493" calcext:value-type="float">
            <text:p>50,8493</text:p>
          </table:table-cell>
          <table:table-cell office:value-type="float" office:value="1.57816" calcext:value-type="float">
            <text:p>1,57816</text:p>
          </table:table-cell>
          <table:table-cell office:value-type="float" office:value="46.864" calcext:value-type="float">
            <text:p>46,864</text:p>
          </table:table-cell>
          <table:table-cell office:value-type="float" office:value="1.14001" calcext:value-type="float">
            <text:p>1,14001</text:p>
          </table:table-cell>
          <table:table-cell table:number-columns-repeated="8"/>
        </table:table-row>
        <table:table-row table:style-name="ro1">
          <table:table-cell office:value-type="float" office:value="63.8555" calcext:value-type="float">
            <text:p>63,8555</text:p>
          </table:table-cell>
          <table:table-cell office:value-type="float" office:value="4.23681" calcext:value-type="float">
            <text:p>4,23681</text:p>
          </table:table-cell>
          <table:table-cell office:value-type="float" office:value="56.1747" calcext:value-type="float">
            <text:p>56,1747</text:p>
          </table:table-cell>
          <table:table-cell office:value-type="float" office:value="2.35466" calcext:value-type="float">
            <text:p>2,35466</text:p>
          </table:table-cell>
          <table:table-cell office:value-type="float" office:value="51.5096" calcext:value-type="float">
            <text:p>51,5096</text:p>
          </table:table-cell>
          <table:table-cell office:value-type="float" office:value="1.62928" calcext:value-type="float">
            <text:p>1,62928</text:p>
          </table:table-cell>
          <table:table-cell office:value-type="float" office:value="47.4548" calcext:value-type="float">
            <text:p>47,4548</text:p>
          </table:table-cell>
          <table:table-cell office:value-type="float" office:value="1.173" calcext:value-type="float">
            <text:p>1,173</text:p>
          </table:table-cell>
          <table:table-cell table:number-columns-repeated="8"/>
        </table:table-row>
        <table:table-row table:style-name="ro1">
          <table:table-cell office:value-type="float" office:value="62.5215" calcext:value-type="float">
            <text:p>62,5215</text:p>
          </table:table-cell>
          <table:table-cell office:value-type="float" office:value="3.97254" calcext:value-type="float">
            <text:p>3,97254</text:p>
          </table:table-cell>
          <table:table-cell office:value-type="float" office:value="55.0614" calcext:value-type="float">
            <text:p>55,0614</text:p>
          </table:table-cell>
          <table:table-cell office:value-type="float" office:value="2.23144" calcext:value-type="float">
            <text:p>2,23144</text:p>
          </table:table-cell>
          <table:table-cell office:value-type="float" office:value="50.5259" calcext:value-type="float">
            <text:p>50,5259</text:p>
          </table:table-cell>
          <table:table-cell office:value-type="float" office:value="1.55371" calcext:value-type="float">
            <text:p>1,55371</text:p>
          </table:table-cell>
          <table:table-cell office:value-type="float" office:value="46.5813" calcext:value-type="float">
            <text:p>46,5813</text:p>
          </table:table-cell>
          <table:table-cell office:value-type="float" office:value="1.12456" calcext:value-type="float">
            <text:p>1,12456</text:p>
          </table:table-cell>
          <table:table-cell table:number-columns-repeated="8"/>
        </table:table-row>
        <table:table-row table:style-name="ro1">
          <table:table-cell office:value-type="float" office:value="60.5565" calcext:value-type="float">
            <text:p>60,5565</text:p>
          </table:table-cell>
          <table:table-cell office:value-type="float" office:value="3.61298" calcext:value-type="float">
            <text:p>3,61298</text:p>
          </table:table-cell>
          <table:table-cell office:value-type="float" office:value="53.4098" calcext:value-type="float">
            <text:p>53,4098</text:p>
          </table:table-cell>
          <table:table-cell office:value-type="float" office:value="2.06041" calcext:value-type="float">
            <text:p>2,06041</text:p>
          </table:table-cell>
          <table:table-cell office:value-type="float" office:value="49.0604" calcext:value-type="float">
            <text:p>49,0604</text:p>
          </table:table-cell>
          <table:table-cell office:value-type="float" office:value="1.44758" calcext:value-type="float">
            <text:p>1,44758</text:p>
          </table:table-cell>
          <table:table-cell office:value-type="float" office:value="45.2749" calcext:value-type="float">
            <text:p>45,2749</text:p>
          </table:table-cell>
          <table:table-cell office:value-type="float" office:value="0.611489" calcext:value-type="float">
            <text:p>0,611489</text:p>
          </table:table-cell>
          <table:table-cell table:number-columns-repeated="8"/>
        </table:table-row>
        <table:table-row table:style-name="ro1">
          <table:table-cell office:value-type="float" office:value="58.6864" calcext:value-type="float">
            <text:p>58,6864</text:p>
          </table:table-cell>
          <table:table-cell office:value-type="float" office:value="3.30105" calcext:value-type="float">
            <text:p>3,30105</text:p>
          </table:table-cell>
          <table:table-cell office:value-type="float" office:value="51.8355" calcext:value-type="float">
            <text:p>51,8355</text:p>
          </table:table-cell>
          <table:table-cell office:value-type="float" office:value="1.90961" calcext:value-type="float">
            <text:p>1,90961</text:p>
          </table:table-cell>
          <table:table-cell office:value-type="float" office:value="47.6622" calcext:value-type="float">
            <text:p>47,6622</text:p>
          </table:table-cell>
          <table:table-cell office:value-type="float" office:value="1.35308" calcext:value-type="float">
            <text:p>1,35308</text:p>
          </table:table-cell>
          <table:table-cell office:value-type="float" office:value="44.0274" calcext:value-type="float">
            <text:p>44,0274</text:p>
          </table:table-cell>
          <table:table-cell office:value-type="float" office:value="0.599013" calcext:value-type="float">
            <text:p>0,599013</text:p>
          </table:table-cell>
          <table:table-cell table:number-columns-repeated="8"/>
        </table:table-row>
        <table:table-row table:style-name="ro1">
          <table:table-cell office:value-type="float" office:value="56.9175" calcext:value-type="float">
            <text:p>56,9175</text:p>
          </table:table-cell>
          <table:table-cell office:value-type="float" office:value="3.03084" calcext:value-type="float">
            <text:p>3,03084</text:p>
          </table:table-cell>
          <table:table-cell office:value-type="float" office:value="50.3446" calcext:value-type="float">
            <text:p>50,3446</text:p>
          </table:table-cell>
          <table:table-cell office:value-type="float" office:value="1.77698" calcext:value-type="float">
            <text:p>1,77698</text:p>
          </table:table-cell>
          <table:table-cell office:value-type="float" office:value="46.3369" calcext:value-type="float">
            <text:p>46,3369</text:p>
          </table:table-cell>
          <table:table-cell office:value-type="float" office:value="1.26921" calcext:value-type="float">
            <text:p>1,26921</text:p>
          </table:table-cell>
          <table:table-cell office:value-type="float" office:value="42.8442" calcext:value-type="float">
            <text:p>42,8442</text:p>
          </table:table-cell>
          <table:table-cell office:value-type="float" office:value="0.587182" calcext:value-type="float">
            <text:p>0,587182</text:p>
          </table:table-cell>
          <table:table-cell table:number-columns-repeated="8"/>
        </table:table-row>
        <table:table-row table:style-name="ro1">
          <table:table-cell office:value-type="float" office:value="55.2431" calcext:value-type="float">
            <text:p>55,2431</text:p>
          </table:table-cell>
          <table:table-cell office:value-type="float" office:value="2.79546" calcext:value-type="float">
            <text:p>2,79546</text:p>
          </table:table-cell>
          <table:table-cell office:value-type="float" office:value="48.9315" calcext:value-type="float">
            <text:p>48,9315</text:p>
          </table:table-cell>
          <table:table-cell office:value-type="float" office:value="1.65979" calcext:value-type="float">
            <text:p>1,65979</text:p>
          </table:table-cell>
          <table:table-cell office:value-type="float" office:value="45.08" calcext:value-type="float">
            <text:p>45,08</text:p>
          </table:table-cell>
          <table:table-cell office:value-type="float" office:value="1.19448" calcext:value-type="float">
            <text:p>1,19448</text:p>
          </table:table-cell>
          <table:table-cell office:value-type="float" office:value="41.7214" calcext:value-type="float">
            <text:p>41,7214</text:p>
          </table:table-cell>
          <table:table-cell office:value-type="float" office:value="0.575954" calcext:value-type="float">
            <text:p>0,575954</text:p>
          </table:table-cell>
          <table:table-cell table:number-columns-repeated="8"/>
        </table:table-row>
        <table:table-row table:style-name="ro1">
          <table:table-cell office:value-type="float" office:value="53.6568" calcext:value-type="float">
            <text:p>53,6568</text:p>
          </table:table-cell>
          <table:table-cell office:value-type="float" office:value="2.58936" calcext:value-type="float">
            <text:p>2,58936</text:p>
          </table:table-cell>
          <table:table-cell office:value-type="float" office:value="47.5914" calcext:value-type="float">
            <text:p>47,5914</text:p>
          </table:table-cell>
          <table:table-cell office:value-type="float" office:value="1.5558" calcext:value-type="float">
            <text:p>1,5558</text:p>
          </table:table-cell>
          <table:table-cell office:value-type="float" office:value="43.8871" calcext:value-type="float">
            <text:p>43,8871</text:p>
          </table:table-cell>
          <table:table-cell office:value-type="float" office:value="0.676261" calcext:value-type="float">
            <text:p>0,676261</text:p>
          </table:table-cell>
          <table:table-cell office:value-type="float" office:value="40.6551" calcext:value-type="float">
            <text:p>40,6551</text:p>
          </table:table-cell>
          <table:table-cell office:value-type="float" office:value="0.565291" calcext:value-type="float">
            <text:p>0,565291</text:p>
          </table:table-cell>
          <table:table-cell table:number-columns-repeated="8"/>
        </table:table-row>
        <table:table-row table:style-name="ro1">
          <table:table-cell office:value-type="float" office:value="52.1531" calcext:value-type="float">
            <text:p>52,1531</text:p>
          </table:table-cell>
          <table:table-cell office:value-type="float" office:value="2.40803" calcext:value-type="float">
            <text:p>2,40803</text:p>
          </table:table-cell>
          <table:table-cell office:value-type="float" office:value="46.3195" calcext:value-type="float">
            <text:p>46,3195</text:p>
          </table:table-cell>
          <table:table-cell office:value-type="float" office:value="1.46313" calcext:value-type="float">
            <text:p>1,46313</text:p>
          </table:table-cell>
          <table:table-cell office:value-type="float" office:value="42.7543" calcext:value-type="float">
            <text:p>42,7543</text:p>
          </table:table-cell>
          <table:table-cell office:value-type="float" office:value="0.664933" calcext:value-type="float">
            <text:p>0,664933</text:p>
          </table:table-cell>
          <table:table-cell office:value-type="float" office:value="39.642" calcext:value-type="float">
            <text:p>39,642</text:p>
          </table:table-cell>
          <table:table-cell office:value-type="float" office:value="0.55516" calcext:value-type="float">
            <text:p>0,55516</text:p>
          </table:table-cell>
          <table:table-cell table:number-columns-repeated="8"/>
        </table:table-row>
        <table:table-row table:style-name="ro1">
          <table:table-cell office:value-type="float" office:value="50.7265" calcext:value-type="float">
            <text:p>50,7265</text:p>
          </table:table-cell>
          <table:table-cell office:value-type="float" office:value="2.24775" calcext:value-type="float">
            <text:p>2,24775</text:p>
          </table:table-cell>
          <table:table-cell office:value-type="float" office:value="45.1117" calcext:value-type="float">
            <text:p>45,1117</text:p>
          </table:table-cell>
          <table:table-cell office:value-type="float" office:value="1.38025" calcext:value-type="float">
            <text:p>1,38025</text:p>
          </table:table-cell>
          <table:table-cell office:value-type="float" office:value="41.6778" calcext:value-type="float">
            <text:p>41,6778</text:p>
          </table:table-cell>
          <table:table-cell office:value-type="float" office:value="0.654169" calcext:value-type="float">
            <text:p>0,654169</text:p>
          </table:table-cell>
          <table:table-cell office:value-type="float" office:value="38.6788" calcext:value-type="float">
            <text:p>38,6788</text:p>
          </table:table-cell>
          <table:table-cell office:value-type="float" office:value="0.545528" calcext:value-type="float">
            <text:p>0,545528</text:p>
          </table:table-cell>
          <table:table-cell table:number-columns-repeated="8"/>
        </table:table-row>
        <table:table-row table:style-name="ro1">
          <table:table-cell office:value-type="float" office:value="49.3722" calcext:value-type="float">
            <text:p>49,3722</text:p>
          </table:table-cell>
          <table:table-cell office:value-type="float" office:value="2.10548" calcext:value-type="float">
            <text:p>2,10548</text:p>
          </table:table-cell>
          <table:table-cell office:value-type="float" office:value="43.964" calcext:value-type="float">
            <text:p>43,964</text:p>
          </table:table-cell>
          <table:table-cell office:value-type="float" office:value="1.30585" calcext:value-type="float">
            <text:p>1,30585</text:p>
          </table:table-cell>
          <table:table-cell office:value-type="float" office:value="40.6544" calcext:value-type="float">
            <text:p>40,6544</text:p>
          </table:table-cell>
          <table:table-cell office:value-type="float" office:value="0.643934" calcext:value-type="float">
            <text:p>0,643934</text:p>
          </table:table-cell>
          <table:table-cell office:value-type="float" office:value="37.7625" calcext:value-type="float">
            <text:p>37,7625</text:p>
          </table:table-cell>
          <table:table-cell office:value-type="float" office:value="0.536365" calcext:value-type="float">
            <text:p>0,536365</text:p>
          </table:table-cell>
          <table:table-cell table:number-columns-repeated="8"/>
        </table:table-row>
        <table:table-row table:style-name="ro1">
          <table:table-cell office:value-type="float" office:value="48.0856" calcext:value-type="float">
            <text:p>48,0856</text:p>
          </table:table-cell>
          <table:table-cell office:value-type="float" office:value="1.97867" calcext:value-type="float">
            <text:p>1,97867</text:p>
          </table:table-cell>
          <table:table-cell office:value-type="float" office:value="42.8727" calcext:value-type="float">
            <text:p>42,8727</text:p>
          </table:table-cell>
          <table:table-cell office:value-type="float" office:value="1.23883" calcext:value-type="float">
            <text:p>1,23883</text:p>
          </table:table-cell>
          <table:table-cell office:value-type="float" office:value="39.6806" calcext:value-type="float">
            <text:p>39,6806</text:p>
          </table:table-cell>
          <table:table-cell office:value-type="float" office:value="0.634196" calcext:value-type="float">
            <text:p>0,634196</text:p>
          </table:table-cell>
          <table:table-cell office:value-type="float" office:value="36.8903" calcext:value-type="float">
            <text:p>36,8903</text:p>
          </table:table-cell>
          <table:table-cell office:value-type="float" office:value="0.527643" calcext:value-type="float">
            <text:p>0,527643</text:p>
          </table:table-cell>
          <table:table-cell table:number-columns-repeated="8"/>
        </table:table-row>
        <table:table-row table:style-name="ro1">
          <table:table-cell office:value-type="float" office:value="46.8625" calcext:value-type="float">
            <text:p>46,8625</text:p>
          </table:table-cell>
          <table:table-cell office:value-type="float" office:value="1.86521" calcext:value-type="float">
            <text:p>1,86521</text:p>
          </table:table-cell>
          <table:table-cell office:value-type="float" office:value="41.8343" calcext:value-type="float">
            <text:p>41,8343</text:p>
          </table:table-cell>
          <table:table-cell office:value-type="float" office:value="0.740434" calcext:value-type="float">
            <text:p>0,740434</text:p>
          </table:table-cell>
          <table:table-cell office:value-type="float" office:value="38.7537" calcext:value-type="float">
            <text:p>38,7537</text:p>
          </table:table-cell>
          <table:table-cell office:value-type="float" office:value="0.624927" calcext:value-type="float">
            <text:p>0,624927</text:p>
          </table:table-cell>
          <table:table-cell office:value-type="float" office:value="36.0597" calcext:value-type="float">
            <text:p>36,0597</text:p>
          </table:table-cell>
          <table:table-cell office:value-type="float" office:value="0.519337" calcext:value-type="float">
            <text:p>0,519337</text:p>
          </table:table-cell>
          <table:table-cell table:number-columns-repeated="8"/>
        </table:table-row>
        <table:table-row table:style-name="ro1">
          <table:table-cell office:value-type="float" office:value="45.699" calcext:value-type="float">
            <text:p>45,699</text:p>
          </table:table-cell>
          <table:table-cell office:value-type="float" office:value="1.76332" calcext:value-type="float">
            <text:p>1,76332</text:p>
          </table:table-cell>
          <table:table-cell office:value-type="float" office:value="40.8458" calcext:value-type="float">
            <text:p>40,8458</text:p>
          </table:table-cell>
          <table:table-cell office:value-type="float" office:value="0.730548" calcext:value-type="float">
            <text:p>0,730548</text:p>
          </table:table-cell>
          <table:table-cell office:value-type="float" office:value="37.8707" calcext:value-type="float">
            <text:p>37,8707</text:p>
          </table:table-cell>
          <table:table-cell office:value-type="float" office:value="0.616097" calcext:value-type="float">
            <text:p>0,616097</text:p>
          </table:table-cell>
          <table:table-cell office:value-type="float" office:value="35.2681" calcext:value-type="float">
            <text:p>35,2681</text:p>
          </table:table-cell>
          <table:table-cell office:value-type="float" office:value="0.511422" calcext:value-type="float">
            <text:p>0,511422</text:p>
          </table:table-cell>
          <table:table-cell table:number-columns-repeated="8"/>
        </table:table-row>
        <table:table-row table:style-name="ro1">
          <table:table-cell office:value-type="float" office:value="44.5915" calcext:value-type="float">
            <text:p>44,5915</text:p>
          </table:table-cell>
          <table:table-cell office:value-type="float" office:value="1.67151" calcext:value-type="float">
            <text:p>1,67151</text:p>
          </table:table-cell>
          <table:table-cell office:value-type="float" office:value="39.904" calcext:value-type="float">
            <text:p>39,904</text:p>
          </table:table-cell>
          <table:table-cell office:value-type="float" office:value="0.721131" calcext:value-type="float">
            <text:p>0,721131</text:p>
          </table:table-cell>
          <table:table-cell office:value-type="float" office:value="37.0292" calcext:value-type="float">
            <text:p>37,0292</text:p>
          </table:table-cell>
          <table:table-cell office:value-type="float" office:value="0.607682" calcext:value-type="float">
            <text:p>0,607682</text:p>
          </table:table-cell>
          <table:table-cell office:value-type="float" office:value="34.5135" calcext:value-type="float">
            <text:p>34,5135</text:p>
          </table:table-cell>
          <table:table-cell office:value-type="float" office:value="0.503875" calcext:value-type="float">
            <text:p>0,503875</text:p>
          </table:table-cell>
          <table:table-cell table:number-columns-repeated="8"/>
        </table:table-row>
        <table:table-row table:style-name="ro1">
          <table:table-cell office:value-type="float" office:value="43.5366" calcext:value-type="float">
            <text:p>43,5366</text:p>
          </table:table-cell>
          <table:table-cell office:value-type="float" office:value="1.58851" calcext:value-type="float">
            <text:p>1,58851</text:p>
          </table:table-cell>
          <table:table-cell office:value-type="float" office:value="39.0064" calcext:value-type="float">
            <text:p>39,0064</text:p>
          </table:table-cell>
          <table:table-cell office:value-type="float" office:value="0.712154" calcext:value-type="float">
            <text:p>0,712154</text:p>
          </table:table-cell>
          <table:table-cell office:value-type="float" office:value="36.2267" calcext:value-type="float">
            <text:p>36,2267</text:p>
          </table:table-cell>
          <table:table-cell office:value-type="float" office:value="0.599657" calcext:value-type="float">
            <text:p>0,599657</text:p>
          </table:table-cell>
          <table:table-cell office:value-type="float" office:value="33.7935" calcext:value-type="float">
            <text:p>33,7935</text:p>
          </table:table-cell>
          <table:table-cell office:value-type="float" office:value="0.496675" calcext:value-type="float">
            <text:p>0,496675</text:p>
          </table:table-cell>
          <table:table-cell table:number-columns-repeated="8"/>
        </table:table-row>
        <table:table-row table:style-name="ro1">
          <table:table-cell office:value-type="float" office:value="42.5311" calcext:value-type="float">
            <text:p>42,5311</text:p>
          </table:table-cell>
          <table:table-cell office:value-type="float" office:value="1.51323" calcext:value-type="float">
            <text:p>1,51323</text:p>
          </table:table-cell>
          <table:table-cell office:value-type="float" office:value="38.1502" calcext:value-type="float">
            <text:p>38,1502</text:p>
          </table:table-cell>
          <table:table-cell office:value-type="float" office:value="0.703592" calcext:value-type="float">
            <text:p>0,703592</text:p>
          </table:table-cell>
          <table:table-cell office:value-type="float" office:value="35.461" calcext:value-type="float">
            <text:p>35,461</text:p>
          </table:table-cell>
          <table:table-cell office:value-type="float" office:value="0.592" calcext:value-type="float">
            <text:p>0,592</text:p>
          </table:table-cell>
          <table:table-cell office:value-type="float" office:value="33.1062" calcext:value-type="float">
            <text:p>33,1062</text:p>
          </table:table-cell>
          <table:table-cell office:value-type="float" office:value="0.489802" calcext:value-type="float">
            <text:p>0,489802</text:p>
          </table:table-cell>
          <table:table-cell table:number-columns-repeated="8"/>
        </table:table-row>
        <table:table-row table:style-name="ro1">
          <table:table-cell office:value-type="float" office:value="41.5721" calcext:value-type="float">
            <text:p>41,5721</text:p>
          </table:table-cell>
          <table:table-cell office:value-type="float" office:value="1.44477" calcext:value-type="float">
            <text:p>1,44477</text:p>
          </table:table-cell>
          <table:table-cell office:value-type="float" office:value="37.3331" calcext:value-type="float">
            <text:p>37,3331</text:p>
          </table:table-cell>
          <table:table-cell office:value-type="float" office:value="0.695421" calcext:value-type="float">
            <text:p>0,695421</text:p>
          </table:table-cell>
          <table:table-cell office:value-type="float" office:value="34.7299" calcext:value-type="float">
            <text:p>34,7299</text:p>
          </table:table-cell>
          <table:table-cell office:value-type="float" office:value="0.584689" calcext:value-type="float">
            <text:p>0,584689</text:p>
          </table:table-cell>
          <table:table-cell office:value-type="float" office:value="32.4498" calcext:value-type="float">
            <text:p>32,4498</text:p>
          </table:table-cell>
          <table:table-cell office:value-type="float" office:value="0.483238" calcext:value-type="float">
            <text:p>0,483238</text:p>
          </table:table-cell>
          <table:table-cell table:number-columns-repeated="8"/>
        </table:table-row>
        <table:table-row table:style-name="ro1">
          <table:table-cell office:value-type="float" office:value="40.657" calcext:value-type="float">
            <text:p>40,657</text:p>
          </table:table-cell>
          <table:table-cell office:value-type="float" office:value="1.38232" calcext:value-type="float">
            <text:p>1,38232</text:p>
          </table:table-cell>
          <table:table-cell office:value-type="float" office:value="36.5528" calcext:value-type="float">
            <text:p>36,5528</text:p>
          </table:table-cell>
          <table:table-cell office:value-type="float" office:value="0.687618" calcext:value-type="float">
            <text:p>0,687618</text:p>
          </table:table-cell>
          <table:table-cell office:value-type="float" office:value="34.0316" calcext:value-type="float">
            <text:p>34,0316</text:p>
          </table:table-cell>
          <table:table-cell office:value-type="float" office:value="0.577706" calcext:value-type="float">
            <text:p>0,577706</text:p>
          </table:table-cell>
          <table:table-cell office:value-type="float" office:value="31.8226" calcext:value-type="float">
            <text:p>31,8226</text:p>
          </table:table-cell>
          <table:table-cell office:value-type="float" office:value="0.476966" calcext:value-type="float">
            <text:p>0,476966</text:p>
          </table:table-cell>
          <table:table-cell table:number-columns-repeated="8"/>
        </table:table-row>
        <table:table-row table:style-name="ro1">
          <table:table-cell office:value-type="float" office:value="39.7831" calcext:value-type="float">
            <text:p>39,7831</text:p>
          </table:table-cell>
          <table:table-cell office:value-type="float" office:value="1.32521" calcext:value-type="float">
            <text:p>1,32521</text:p>
          </table:table-cell>
          <table:table-cell office:value-type="float" office:value="35.8072" calcext:value-type="float">
            <text:p>35,8072</text:p>
          </table:table-cell>
          <table:table-cell office:value-type="float" office:value="0.680163" calcext:value-type="float">
            <text:p>0,680163</text:p>
          </table:table-cell>
          <table:table-cell office:value-type="float" office:value="33.364" calcext:value-type="float">
            <text:p>33,364</text:p>
          </table:table-cell>
          <table:table-cell office:value-type="float" office:value="0.57103" calcext:value-type="float">
            <text:p>0,57103</text:p>
          </table:table-cell>
          <table:table-cell office:value-type="float" office:value="31.2229" calcext:value-type="float">
            <text:p>31,2229</text:p>
          </table:table-cell>
          <table:table-cell office:value-type="float" office:value="0.470969" calcext:value-type="float">
            <text:p>0,470969</text:p>
          </table:table-cell>
          <table:table-cell table:number-columns-repeated="8"/>
        </table:table-row>
        <table:table-row table:style-name="ro1">
          <table:table-cell office:value-type="float" office:value="38.9481" calcext:value-type="float">
            <text:p>38,9481</text:p>
          </table:table-cell>
          <table:table-cell office:value-type="float" office:value="0.839831" calcext:value-type="float">
            <text:p>0,839831</text:p>
          </table:table-cell>
          <table:table-cell office:value-type="float" office:value="35.0945" calcext:value-type="float">
            <text:p>35,0945</text:p>
          </table:table-cell>
          <table:table-cell office:value-type="float" office:value="0.673035" calcext:value-type="float">
            <text:p>0,673035</text:p>
          </table:table-cell>
          <table:table-cell office:value-type="float" office:value="32.7256" calcext:value-type="float">
            <text:p>32,7256</text:p>
          </table:table-cell>
          <table:table-cell office:value-type="float" office:value="0.564646" calcext:value-type="float">
            <text:p>0,564646</text:p>
          </table:table-cell>
          <table:table-cell office:value-type="float" office:value="30.6491" calcext:value-type="float">
            <text:p>30,6491</text:p>
          </table:table-cell>
          <table:table-cell office:value-type="float" office:value="0.465231" calcext:value-type="float">
            <text:p>0,465231</text:p>
          </table:table-cell>
          <table:table-cell table:number-columns-repeated="8"/>
        </table:table-row>
        <table:table-row table:style-name="ro1">
          <table:table-cell office:value-type="float" office:value="38.1497" calcext:value-type="float">
            <text:p>38,1497</text:p>
          </table:table-cell>
          <table:table-cell office:value-type="float" office:value="0.831847" calcext:value-type="float">
            <text:p>0,831847</text:p>
          </table:table-cell>
          <table:table-cell office:value-type="float" office:value="34.4126" calcext:value-type="float">
            <text:p>34,4126</text:p>
          </table:table-cell>
          <table:table-cell office:value-type="float" office:value="0.666216" calcext:value-type="float">
            <text:p>0,666216</text:p>
          </table:table-cell>
          <table:table-cell office:value-type="float" office:value="32.1147" calcext:value-type="float">
            <text:p>32,1147</text:p>
          </table:table-cell>
          <table:table-cell office:value-type="float" office:value="0.558537" calcext:value-type="float">
            <text:p>0,558537</text:p>
          </table:table-cell>
          <table:table-cell office:value-type="float" office:value="30.1" calcext:value-type="float">
            <text:p>30,1</text:p>
          </table:table-cell>
          <table:table-cell office:value-type="float" office:value="0.45974" calcext:value-type="float">
            <text:p>0,45974</text:p>
          </table:table-cell>
          <table:table-cell table:number-columns-repeated="8"/>
        </table:table-row>
        <table:table-row table:style-name="ro1">
          <table:table-cell office:value-type="float" office:value="37.3859" calcext:value-type="float">
            <text:p>37,3859</text:p>
          </table:table-cell>
          <table:table-cell office:value-type="float" office:value="0.824209" calcext:value-type="float">
            <text:p>0,824209</text:p>
          </table:table-cell>
          <table:table-cell office:value-type="float" office:value="33.7599" calcext:value-type="float">
            <text:p>33,7599</text:p>
          </table:table-cell>
          <table:table-cell office:value-type="float" office:value="0.659689" calcext:value-type="float">
            <text:p>0,659689</text:p>
          </table:table-cell>
          <table:table-cell office:value-type="float" office:value="31.5297" calcext:value-type="float">
            <text:p>31,5297</text:p>
          </table:table-cell>
          <table:table-cell office:value-type="float" office:value="0.552688" calcext:value-type="float">
            <text:p>0,552688</text:p>
          </table:table-cell>
          <table:table-cell office:value-type="float" office:value="29.574" calcext:value-type="float">
            <text:p>29,574</text:p>
          </table:table-cell>
          <table:table-cell office:value-type="float" office:value="0.45448" calcext:value-type="float">
            <text:p>0,45448</text:p>
          </table:table-cell>
          <table:table-cell table:number-columns-repeated="8"/>
        </table:table-row>
        <table:table-row table:style-name="ro1">
          <table:table-cell office:value-type="float" office:value="38.5967" calcext:value-type="float">
            <text:p>38,5967</text:p>
          </table:table-cell>
          <table:table-cell office:value-type="float" office:value="0.836316" calcext:value-type="float">
            <text:p>0,836316</text:p>
          </table:table-cell>
          <table:table-cell office:value-type="float" office:value="34.7896" calcext:value-type="float">
            <text:p>34,7896</text:p>
          </table:table-cell>
          <table:table-cell office:value-type="float" office:value="0.669986" calcext:value-type="float">
            <text:p>0,669986</text:p>
          </table:table-cell>
          <table:table-cell office:value-type="float" office:value="32.4503" calcext:value-type="float">
            <text:p>32,4503</text:p>
          </table:table-cell>
          <table:table-cell office:value-type="float" office:value="0.561893" calcext:value-type="float">
            <text:p>0,561893</text:p>
          </table:table-cell>
          <table:table-cell office:value-type="float" office:value="30.4003" calcext:value-type="float">
            <text:p>30,4003</text:p>
          </table:table-cell>
          <table:table-cell office:value-type="float" office:value="0.462743" calcext:value-type="float">
            <text:p>0,462743</text:p>
          </table:table-cell>
          <table:table-cell table:number-columns-repeated="8"/>
        </table:table-row>
        <table:table-row table:style-name="ro1">
          <table:table-cell office:value-type="float" office:value="40.4348" calcext:value-type="float">
            <text:p>40,4348</text:p>
          </table:table-cell>
          <table:table-cell office:value-type="float" office:value="1.36757" calcext:value-type="float">
            <text:p>1,36757</text:p>
          </table:table-cell>
          <table:table-cell office:value-type="float" office:value="36.3541" calcext:value-type="float">
            <text:p>36,3541</text:p>
          </table:table-cell>
          <table:table-cell office:value-type="float" office:value="0.685631" calcext:value-type="float">
            <text:p>0,685631</text:p>
          </table:table-cell>
          <table:table-cell office:value-type="float" office:value="33.8496" calcext:value-type="float">
            <text:p>33,8496</text:p>
          </table:table-cell>
          <table:table-cell office:value-type="float" office:value="0.575886" calcext:value-type="float">
            <text:p>0,575886</text:p>
          </table:table-cell>
          <table:table-cell office:value-type="float" office:value="31.6566" calcext:value-type="float">
            <text:p>31,6566</text:p>
          </table:table-cell>
          <table:table-cell office:value-type="float" office:value="0.475306" calcext:value-type="float">
            <text:p>0,475306</text:p>
          </table:table-cell>
          <table:table-cell table:number-columns-repeated="8"/>
        </table:table-row>
        <table:table-row table:style-name="ro1">
          <table:table-cell office:value-type="float" office:value="42.2158" calcext:value-type="float">
            <text:p>42,2158</text:p>
          </table:table-cell>
          <table:table-cell office:value-type="float" office:value="1.49037" calcext:value-type="float">
            <text:p>1,49037</text:p>
          </table:table-cell>
          <table:table-cell office:value-type="float" office:value="37.8688" calcext:value-type="float">
            <text:p>37,8688</text:p>
          </table:table-cell>
          <table:table-cell office:value-type="float" office:value="0.700777" calcext:value-type="float">
            <text:p>0,700777</text:p>
          </table:table-cell>
          <table:table-cell office:value-type="float" office:value="35.2036" calcext:value-type="float">
            <text:p>35,2036</text:p>
          </table:table-cell>
          <table:table-cell office:value-type="float" office:value="0.589426" calcext:value-type="float">
            <text:p>0,589426</text:p>
          </table:table-cell>
          <table:table-cell office:value-type="float" office:value="32.8717" calcext:value-type="float">
            <text:p>32,8717</text:p>
          </table:table-cell>
          <table:table-cell office:value-type="float" office:value="0.487457" calcext:value-type="float">
            <text:p>0,487457</text:p>
          </table:table-cell>
          <table:table-cell table:number-columns-repeated="8"/>
        </table:table-row>
        <table:table-row table:style-name="ro1">
          <table:table-cell office:value-type="float" office:value="43.9252" calcext:value-type="float">
            <text:p>43,9252</text:p>
          </table:table-cell>
          <table:table-cell office:value-type="float" office:value="1.61859" calcext:value-type="float">
            <text:p>1,61859</text:p>
          </table:table-cell>
          <table:table-cell office:value-type="float" office:value="39.3215" calcext:value-type="float">
            <text:p>39,3215</text:p>
          </table:table-cell>
          <table:table-cell office:value-type="float" office:value="0.715305" calcext:value-type="float">
            <text:p>0,715305</text:p>
          </table:table-cell>
          <table:table-cell office:value-type="float" office:value="36.5018" calcext:value-type="float">
            <text:p>36,5018</text:p>
          </table:table-cell>
          <table:table-cell office:value-type="float" office:value="0.602408" calcext:value-type="float">
            <text:p>0,602408</text:p>
          </table:table-cell>
          <table:table-cell office:value-type="float" office:value="34.0363" calcext:value-type="float">
            <text:p>34,0363</text:p>
          </table:table-cell>
          <table:table-cell office:value-type="float" office:value="0.499103" calcext:value-type="float">
            <text:p>0,499103</text:p>
          </table:table-cell>
          <table:table-cell table:number-columns-repeated="8"/>
        </table:table-row>
        <table:table-row table:style-name="ro1">
          <table:table-cell office:value-type="float" office:value="45.5655" calcext:value-type="float">
            <text:p>45,5655</text:p>
          </table:table-cell>
          <table:table-cell office:value-type="float" office:value="1.75199" calcext:value-type="float">
            <text:p>1,75199</text:p>
          </table:table-cell>
          <table:table-cell office:value-type="float" office:value="40.7147" calcext:value-type="float">
            <text:p>40,7147</text:p>
          </table:table-cell>
          <table:table-cell office:value-type="float" office:value="0.729237" calcext:value-type="float">
            <text:p>0,729237</text:p>
          </table:table-cell>
          <table:table-cell office:value-type="float" office:value="37.7463" calcext:value-type="float">
            <text:p>37,7463</text:p>
          </table:table-cell>
          <table:table-cell office:value-type="float" office:value="0.614852" calcext:value-type="float">
            <text:p>0,614852</text:p>
          </table:table-cell>
          <table:table-cell office:value-type="float" office:value="35.1523" calcext:value-type="float">
            <text:p>35,1523</text:p>
          </table:table-cell>
          <table:table-cell office:value-type="float" office:value="0.510263" calcext:value-type="float">
            <text:p>0,510263</text:p>
          </table:table-cell>
          <table:table-cell table:number-columns-repeated="8"/>
        </table:table-row>
        <table:table-row table:style-name="ro1">
          <table:table-cell office:value-type="float" office:value="47.1397" calcext:value-type="float">
            <text:p>47,1397</text:p>
          </table:table-cell>
          <table:table-cell office:value-type="float" office:value="1.89034" calcext:value-type="float">
            <text:p>1,89034</text:p>
          </table:table-cell>
          <table:table-cell office:value-type="float" office:value="42.051" calcext:value-type="float">
            <text:p>42,051</text:p>
          </table:table-cell>
          <table:table-cell office:value-type="float" office:value="1.19064" calcext:value-type="float">
            <text:p>1,19064</text:p>
          </table:table-cell>
          <table:table-cell office:value-type="float" office:value="38.9395" calcext:value-type="float">
            <text:p>38,9395</text:p>
          </table:table-cell>
          <table:table-cell office:value-type="float" office:value="0.626785" calcext:value-type="float">
            <text:p>0,626785</text:p>
          </table:table-cell>
          <table:table-cell office:value-type="float" office:value="36.222" calcext:value-type="float">
            <text:p>36,222</text:p>
          </table:table-cell>
          <table:table-cell office:value-type="float" office:value="0.52096" calcext:value-type="float">
            <text:p>0,52096</text:p>
          </table:table-cell>
          <table:table-cell table:number-columns-repeated="8"/>
        </table:table-row>
        <table:table-row table:style-name="ro1">
          <table:table-cell office:value-type="float" office:value="48.6505" calcext:value-type="float">
            <text:p>48,6505</text:p>
          </table:table-cell>
          <table:table-cell office:value-type="float" office:value="2.03338" calcext:value-type="float">
            <text:p>2,03338</text:p>
          </table:table-cell>
          <table:table-cell office:value-type="float" office:value="43.3329" calcext:value-type="float">
            <text:p>43,3329</text:p>
          </table:table-cell>
          <table:table-cell office:value-type="float" office:value="1.26666" calcext:value-type="float">
            <text:p>1,26666</text:p>
          </table:table-cell>
          <table:table-cell office:value-type="float" office:value="40.0837" calcext:value-type="float">
            <text:p>40,0837</text:p>
          </table:table-cell>
          <table:table-cell office:value-type="float" office:value="0.638227" calcext:value-type="float">
            <text:p>0,638227</text:p>
          </table:table-cell>
          <table:table-cell office:value-type="float" office:value="37.2475" calcext:value-type="float">
            <text:p>37,2475</text:p>
          </table:table-cell>
          <table:table-cell office:value-type="float" office:value="0.531215" calcext:value-type="float">
            <text:p>0,531215</text:p>
          </table:table-cell>
          <table:table-cell table:number-columns-repeated="8"/>
        </table:table-row>
        <table:table-row table:style-name="ro1">
          <table:table-cell office:value-type="float" office:value="50.1006" calcext:value-type="float">
            <text:p>50,1006</text:p>
          </table:table-cell>
          <table:table-cell office:value-type="float" office:value="2.18084" calcext:value-type="float">
            <text:p>2,18084</text:p>
          </table:table-cell>
          <table:table-cell office:value-type="float" office:value="44.5627" calcext:value-type="float">
            <text:p>44,5627</text:p>
          </table:table-cell>
          <table:table-cell office:value-type="float" office:value="1.34414" calcext:value-type="float">
            <text:p>1,34414</text:p>
          </table:table-cell>
          <table:table-cell office:value-type="float" office:value="41.1812" calcext:value-type="float">
            <text:p>41,1812</text:p>
          </table:table-cell>
          <table:table-cell office:value-type="float" office:value="0.649202" calcext:value-type="float">
            <text:p>0,649202</text:p>
          </table:table-cell>
          <table:table-cell office:value-type="float" office:value="38.2309" calcext:value-type="float">
            <text:p>38,2309</text:p>
          </table:table-cell>
          <table:table-cell office:value-type="float" office:value="0.541049" calcext:value-type="float">
            <text:p>0,541049</text:p>
          </table:table-cell>
          <table:table-cell table:number-columns-repeated="8"/>
        </table:table-row>
        <table:table-row table:style-name="ro1">
          <table:table-cell office:value-type="float" office:value="51.4927" calcext:value-type="float">
            <text:p>51,4927</text:p>
          </table:table-cell>
          <table:table-cell office:value-type="float" office:value="2.33246" calcext:value-type="float">
            <text:p>2,33246</text:p>
          </table:table-cell>
          <table:table-cell office:value-type="float" office:value="45.7428" calcext:value-type="float">
            <text:p>45,7428</text:p>
          </table:table-cell>
          <table:table-cell office:value-type="float" office:value="1.42295" calcext:value-type="float">
            <text:p>1,42295</text:p>
          </table:table-cell>
          <table:table-cell office:value-type="float" office:value="42.234" calcext:value-type="float">
            <text:p>42,234</text:p>
          </table:table-cell>
          <table:table-cell office:value-type="float" office:value="0.65973" calcext:value-type="float">
            <text:p>0,65973</text:p>
          </table:table-cell>
          <table:table-cell office:value-type="float" office:value="39.174" calcext:value-type="float">
            <text:p>39,174</text:p>
          </table:table-cell>
          <table:table-cell office:value-type="float" office:value="0.55048" calcext:value-type="float">
            <text:p>0,55048</text:p>
          </table:table-cell>
          <table:table-cell table:number-columns-repeated="8"/>
        </table:table-row>
        <table:table-row table:style-name="ro1">
          <table:table-cell office:value-type="float" office:value="52.8292" calcext:value-type="float">
            <text:p>52,8292</text:p>
          </table:table-cell>
          <table:table-cell office:value-type="float" office:value="2.48793" calcext:value-type="float">
            <text:p>2,48793</text:p>
          </table:table-cell>
          <table:table-cell office:value-type="float" office:value="46.8753" calcext:value-type="float">
            <text:p>46,8753</text:p>
          </table:table-cell>
          <table:table-cell office:value-type="float" office:value="1.50293" calcext:value-type="float">
            <text:p>1,50293</text:p>
          </table:table-cell>
          <table:table-cell office:value-type="float" office:value="43.2442" calcext:value-type="float">
            <text:p>43,2442</text:p>
          </table:table-cell>
          <table:table-cell office:value-type="float" office:value="0.669832" calcext:value-type="float">
            <text:p>0,669832</text:p>
          </table:table-cell>
          <table:table-cell office:value-type="float" office:value="40.0787" calcext:value-type="float">
            <text:p>40,0787</text:p>
          </table:table-cell>
          <table:table-cell office:value-type="float" office:value="0.559527" calcext:value-type="float">
            <text:p>0,559527</text:p>
          </table:table-cell>
          <table:table-cell table:number-columns-repeated="8"/>
        </table:table-row>
        <table:table-row table:style-name="ro1">
          <table:table-cell office:value-type="float" office:value="54.1125" calcext:value-type="float">
            <text:p>54,1125</text:p>
          </table:table-cell>
          <table:table-cell office:value-type="float" office:value="2.64696" calcext:value-type="float">
            <text:p>2,64696</text:p>
          </table:table-cell>
          <table:table-cell office:value-type="float" office:value="47.9625" calcext:value-type="float">
            <text:p>47,9625</text:p>
          </table:table-cell>
          <table:table-cell office:value-type="float" office:value="1.58392" calcext:value-type="float">
            <text:p>1,58392</text:p>
          </table:table-cell>
          <table:table-cell office:value-type="float" office:value="44.2136" calcext:value-type="float">
            <text:p>44,2136</text:p>
          </table:table-cell>
          <table:table-cell office:value-type="float" office:value="1.14555" calcext:value-type="float">
            <text:p>1,14555</text:p>
          </table:table-cell>
          <table:table-cell office:value-type="float" office:value="40.9467" calcext:value-type="float">
            <text:p>40,9467</text:p>
          </table:table-cell>
          <table:table-cell office:value-type="float" office:value="0.568207" calcext:value-type="float">
            <text:p>0,568207</text:p>
          </table:table-cell>
          <table:table-cell table:number-columns-repeated="8"/>
        </table:table-row>
        <table:table-row table:style-name="ro1">
          <table:table-cell office:value-type="float" office:value="55.3451" calcext:value-type="float">
            <text:p>55,3451</text:p>
          </table:table-cell>
          <table:table-cell office:value-type="float" office:value="2.80926" calcext:value-type="float">
            <text:p>2,80926</text:p>
          </table:table-cell>
          <table:table-cell office:value-type="float" office:value="49.0063" calcext:value-type="float">
            <text:p>49,0063</text:p>
          </table:table-cell>
          <table:table-cell office:value-type="float" office:value="1.66579" calcext:value-type="float">
            <text:p>1,66579</text:p>
          </table:table-cell>
          <table:table-cell office:value-type="float" office:value="45.1442" calcext:value-type="float">
            <text:p>45,1442</text:p>
          </table:table-cell>
          <table:table-cell office:value-type="float" office:value="1.19819" calcext:value-type="float">
            <text:p>1,19819</text:p>
          </table:table-cell>
          <table:table-cell office:value-type="float" office:value="41.7798" calcext:value-type="float">
            <text:p>41,7798</text:p>
          </table:table-cell>
          <table:table-cell office:value-type="float" office:value="0.576539" calcext:value-type="float">
            <text:p>0,576539</text:p>
          </table:table-cell>
          <table:table-cell table:number-columns-repeated="8"/>
        </table:table-row>
        <table:table-row table:style-name="ro1">
          <table:table-cell office:value-type="float" office:value="56.5291" calcext:value-type="float">
            <text:p>56,5291</text:p>
          </table:table-cell>
          <table:table-cell office:value-type="float" office:value="2.97453" calcext:value-type="float">
            <text:p>2,97453</text:p>
          </table:table-cell>
          <table:table-cell office:value-type="float" office:value="50.0087" calcext:value-type="float">
            <text:p>50,0087</text:p>
          </table:table-cell>
          <table:table-cell office:value-type="float" office:value="1.7484" calcext:value-type="float">
            <text:p>1,7484</text:p>
          </table:table-cell>
          <table:table-cell office:value-type="float" office:value="46.0378" calcext:value-type="float">
            <text:p>46,0378</text:p>
          </table:table-cell>
          <table:table-cell office:value-type="float" office:value="1.25101" calcext:value-type="float">
            <text:p>1,25101</text:p>
          </table:table-cell>
          <table:table-cell office:value-type="float" office:value="42.5796" calcext:value-type="float">
            <text:p>42,5796</text:p>
          </table:table-cell>
          <table:table-cell office:value-type="float" office:value="0.584536" calcext:value-type="float">
            <text:p>0,584536</text:p>
          </table:table-cell>
          <table:table-cell table:number-columns-repeated="8"/>
        </table:table-row>
        <table:table-row table:style-name="ro1">
          <table:table-cell office:value-type="float" office:value="57.6667" calcext:value-type="float">
            <text:p>57,6667</text:p>
          </table:table-cell>
          <table:table-cell office:value-type="float" office:value="3.14248" calcext:value-type="float">
            <text:p>3,14248</text:p>
          </table:table-cell>
          <table:table-cell office:value-type="float" office:value="50.9716" calcext:value-type="float">
            <text:p>50,9716</text:p>
          </table:table-cell>
          <table:table-cell office:value-type="float" office:value="1.8316" calcext:value-type="float">
            <text:p>1,8316</text:p>
          </table:table-cell>
          <table:table-cell office:value-type="float" office:value="46.8959" calcext:value-type="float">
            <text:p>46,8959</text:p>
          </table:table-cell>
          <table:table-cell office:value-type="float" office:value="1.30394" calcext:value-type="float">
            <text:p>1,30394</text:p>
          </table:table-cell>
          <table:table-cell office:value-type="float" office:value="43.3476" calcext:value-type="float">
            <text:p>43,3476</text:p>
          </table:table-cell>
          <table:table-cell office:value-type="float" office:value="0.592216" calcext:value-type="float">
            <text:p>0,592216</text:p>
          </table:table-cell>
          <table:table-cell table:number-columns-repeated="8"/>
        </table:table-row>
        <table:table-row table:style-name="ro1">
          <table:table-cell office:value-type="float" office:value="58.76" calcext:value-type="float">
            <text:p>58,76</text:p>
          </table:table-cell>
          <table:table-cell office:value-type="float" office:value="3.3128" calcext:value-type="float">
            <text:p>3,3128</text:p>
          </table:table-cell>
          <table:table-cell office:value-type="float" office:value="51.8968" calcext:value-type="float">
            <text:p>51,8968</text:p>
          </table:table-cell>
          <table:table-cell office:value-type="float" office:value="1.91526" calcext:value-type="float">
            <text:p>1,91526</text:p>
          </table:table-cell>
          <table:table-cell office:value-type="float" office:value="47.7203" calcext:value-type="float">
            <text:p>47,7203</text:p>
          </table:table-cell>
          <table:table-cell office:value-type="float" office:value="1.35688" calcext:value-type="float">
            <text:p>1,35688</text:p>
          </table:table-cell>
          <table:table-cell office:value-type="float" office:value="44.0853" calcext:value-type="float">
            <text:p>44,0853</text:p>
          </table:table-cell>
          <table:table-cell office:value-type="float" office:value="0.599593" calcext:value-type="float">
            <text:p>0,599593</text:p>
          </table:table-cell>
          <table:table-cell table:number-columns-repeated="8"/>
        </table:table-row>
        <table:table-row table:style-name="ro1">
          <table:table-cell office:value-type="float" office:value="59.8108" calcext:value-type="float">
            <text:p>59,8108</text:p>
          </table:table-cell>
          <table:table-cell office:value-type="float" office:value="3.48522" calcext:value-type="float">
            <text:p>3,48522</text:p>
          </table:table-cell>
          <table:table-cell office:value-type="float" office:value="52.7859" calcext:value-type="float">
            <text:p>52,7859</text:p>
          </table:table-cell>
          <table:table-cell office:value-type="float" office:value="1.99927" calcext:value-type="float">
            <text:p>1,99927</text:p>
          </table:table-cell>
          <table:table-cell office:value-type="float" office:value="48.5125" calcext:value-type="float">
            <text:p>48,5125</text:p>
          </table:table-cell>
          <table:table-cell office:value-type="float" office:value="1.40979" calcext:value-type="float">
            <text:p>1,40979</text:p>
          </table:table-cell>
          <table:table-cell office:value-type="float" office:value="44.7941" calcext:value-type="float">
            <text:p>44,7941</text:p>
          </table:table-cell>
          <table:table-cell office:value-type="float" office:value="0.606681" calcext:value-type="float">
            <text:p>0,606681</text:p>
          </table:table-cell>
          <table:table-cell table:number-columns-repeated="8"/>
        </table:table-row>
        <table:table-row table:style-name="ro1">
          <table:table-cell office:value-type="float" office:value="60.8212" calcext:value-type="float">
            <text:p>60,8212</text:p>
          </table:table-cell>
          <table:table-cell office:value-type="float" office:value="3.65945" calcext:value-type="float">
            <text:p>3,65945</text:p>
          </table:table-cell>
          <table:table-cell office:value-type="float" office:value="53.6407" calcext:value-type="float">
            <text:p>53,6407</text:p>
          </table:table-cell>
          <table:table-cell office:value-type="float" office:value="2.08351" calcext:value-type="float">
            <text:p>2,08351</text:p>
          </table:table-cell>
          <table:table-cell office:value-type="float" office:value="49.274" calcext:value-type="float">
            <text:p>49,274</text:p>
          </table:table-cell>
          <table:table-cell office:value-type="float" office:value="1.46258" calcext:value-type="float">
            <text:p>1,46258</text:p>
          </table:table-cell>
          <table:table-cell office:value-type="float" office:value="45.4753" calcext:value-type="float">
            <text:p>45,4753</text:p>
          </table:table-cell>
          <table:table-cell office:value-type="float" office:value="0.613493" calcext:value-type="float">
            <text:p>0,613493</text:p>
          </table:table-cell>
          <table:table-cell table:number-columns-repeated="8"/>
        </table:table-row>
        <table:table-row table:style-name="ro1">
          <table:table-cell office:value-type="float" office:value="61.7929" calcext:value-type="float">
            <text:p>61,7929</text:p>
          </table:table-cell>
          <table:table-cell office:value-type="float" office:value="3.83523" calcext:value-type="float">
            <text:p>3,83523</text:p>
          </table:table-cell>
          <table:table-cell office:value-type="float" office:value="54.4626" calcext:value-type="float">
            <text:p>54,4626</text:p>
          </table:table-cell>
          <table:table-cell office:value-type="float" office:value="2.16785" calcext:value-type="float">
            <text:p>2,16785</text:p>
          </table:table-cell>
          <table:table-cell office:value-type="float" office:value="50.0062" calcext:value-type="float">
            <text:p>50,0062</text:p>
          </table:table-cell>
          <table:table-cell office:value-type="float" office:value="1.51521" calcext:value-type="float">
            <text:p>1,51521</text:p>
          </table:table-cell>
          <table:table-cell office:value-type="float" office:value="46.1303" calcext:value-type="float">
            <text:p>46,1303</text:p>
          </table:table-cell>
          <table:table-cell office:value-type="float" office:value="0.620043" calcext:value-type="float">
            <text:p>0,620043</text:p>
          </table:table-cell>
          <table:table-cell table:number-columns-repeated="8"/>
        </table:table-row>
        <table:table-row table:style-name="ro1">
          <table:table-cell office:value-type="float" office:value="62.7277" calcext:value-type="float">
            <text:p>62,7277</text:p>
          </table:table-cell>
          <table:table-cell office:value-type="float" office:value="4.01229" calcext:value-type="float">
            <text:p>4,01229</text:p>
          </table:table-cell>
          <table:table-cell office:value-type="float" office:value="55.2532" calcext:value-type="float">
            <text:p>55,2532</text:p>
          </table:table-cell>
          <table:table-cell office:value-type="float" office:value="2.2522" calcext:value-type="float">
            <text:p>2,2522</text:p>
          </table:table-cell>
          <table:table-cell office:value-type="float" office:value="50.7104" calcext:value-type="float">
            <text:p>50,7104</text:p>
          </table:table-cell>
          <table:table-cell office:value-type="float" office:value="1.56761" calcext:value-type="float">
            <text:p>1,56761</text:p>
          </table:table-cell>
          <table:table-cell office:value-type="float" office:value="46.7601" calcext:value-type="float">
            <text:p>46,7601</text:p>
          </table:table-cell>
          <table:table-cell office:value-type="float" office:value="1.13431" calcext:value-type="float">
            <text:p>1,13431</text:p>
          </table:table-cell>
          <table:table-cell table:number-columns-repeated="8"/>
        </table:table-row>
        <table:table-row table:style-name="ro1">
          <table:table-cell office:value-type="float" office:value="63.6272" calcext:value-type="float">
            <text:p>63,6272</text:p>
          </table:table-cell>
          <table:table-cell office:value-type="float" office:value="4.19038" calcext:value-type="float">
            <text:p>4,19038</text:p>
          </table:table-cell>
          <table:table-cell office:value-type="float" office:value="56.014" calcext:value-type="float">
            <text:p>56,014</text:p>
          </table:table-cell>
          <table:table-cell office:value-type="float" office:value="2.33646" calcext:value-type="float">
            <text:p>2,33646</text:p>
          </table:table-cell>
          <table:table-cell office:value-type="float" office:value="51.388" calcext:value-type="float">
            <text:p>51,388</text:p>
          </table:table-cell>
          <table:table-cell office:value-type="float" office:value="1.61974" calcext:value-type="float">
            <text:p>1,61974</text:p>
          </table:table-cell>
          <table:table-cell office:value-type="float" office:value="47.3661" calcext:value-type="float">
            <text:p>47,3661</text:p>
          </table:table-cell>
          <table:table-cell office:value-type="float" office:value="1.16798" calcext:value-type="float">
            <text:p>1,16798</text:p>
          </table:table-cell>
          <table:table-cell table:number-columns-repeated="8"/>
        </table:table-row>
        <table:table-row table:style-name="ro1">
          <table:table-cell office:value-type="float" office:value="64.4931" calcext:value-type="float">
            <text:p>64,4931</text:p>
          </table:table-cell>
          <table:table-cell office:value-type="float" office:value="4.36926" calcext:value-type="float">
            <text:p>4,36926</text:p>
          </table:table-cell>
          <table:table-cell office:value-type="float" office:value="56.7462" calcext:value-type="float">
            <text:p>56,7462</text:p>
          </table:table-cell>
          <table:table-cell office:value-type="float" office:value="2.42054" calcext:value-type="float">
            <text:p>2,42054</text:p>
          </table:table-cell>
          <table:table-cell office:value-type="float" office:value="52.0401" calcext:value-type="float">
            <text:p>52,0401</text:p>
          </table:table-cell>
          <table:table-cell office:value-type="float" office:value="1.67155" calcext:value-type="float">
            <text:p>1,67155</text:p>
          </table:table-cell>
          <table:table-cell office:value-type="float" office:value="47.9493" calcext:value-type="float">
            <text:p>47,9493</text:p>
          </table:table-cell>
          <table:table-cell office:value-type="float" office:value="1.20134" calcext:value-type="float">
            <text:p>1,20134</text:p>
          </table:table-cell>
          <table:table-cell table:number-columns-repeated="8"/>
        </table:table-row>
        <table:table-row table:style-name="ro1">
          <table:table-cell office:value-type="float" office:value="63.1441" calcext:value-type="float">
            <text:p>63,1441</text:p>
          </table:table-cell>
          <table:table-cell office:value-type="float" office:value="4.09377" calcext:value-type="float">
            <text:p>4,09377</text:p>
          </table:table-cell>
          <table:table-cell office:value-type="float" office:value="55.6201" calcext:value-type="float">
            <text:p>55,6201</text:p>
          </table:table-cell>
          <table:table-cell office:value-type="float" office:value="2.29245" calcext:value-type="float">
            <text:p>2,29245</text:p>
          </table:table-cell>
          <table:table-cell office:value-type="float" office:value="51.0449" calcext:value-type="float">
            <text:p>51,0449</text:p>
          </table:table-cell>
          <table:table-cell office:value-type="float" office:value="1.59314" calcext:value-type="float">
            <text:p>1,59314</text:p>
          </table:table-cell>
          <table:table-cell office:value-type="float" office:value="47.0653" calcext:value-type="float">
            <text:p>47,0653</text:p>
          </table:table-cell>
          <table:table-cell office:value-type="float" office:value="1.15114" calcext:value-type="float">
            <text:p>1,15114</text:p>
          </table:table-cell>
          <table:table-cell table:number-columns-repeated="8"/>
        </table:table-row>
        <table:table-row table:style-name="ro1">
          <table:table-cell office:value-type="float" office:value="61.1638" calcext:value-type="float">
            <text:p>61,1638</text:p>
          </table:table-cell>
          <table:table-cell office:value-type="float" office:value="3.72048" calcext:value-type="float">
            <text:p>3,72048</text:p>
          </table:table-cell>
          <table:table-cell office:value-type="float" office:value="53.9555" calcext:value-type="float">
            <text:p>53,9555</text:p>
          </table:table-cell>
          <table:table-cell office:value-type="float" office:value="2.11542" calcext:value-type="float">
            <text:p>2,11542</text:p>
          </table:table-cell>
          <table:table-cell office:value-type="float" office:value="49.5677" calcext:value-type="float">
            <text:p>49,5677</text:p>
          </table:table-cell>
          <table:table-cell office:value-type="float" office:value="1.48347" calcext:value-type="float">
            <text:p>1,48347</text:p>
          </table:table-cell>
          <table:table-cell office:value-type="float" office:value="45.7482" calcext:value-type="float">
            <text:p>45,7482</text:p>
          </table:table-cell>
          <table:table-cell office:value-type="float" office:value="0.616222" calcext:value-type="float">
            <text:p>0,616222</text:p>
          </table:table-cell>
          <table:table-cell table:number-columns-repeated="8"/>
        </table:table-row>
        <table:table-row table:style-name="ro1">
          <table:table-cell office:value-type="float" office:value="59.279" calcext:value-type="float">
            <text:p>59,279</text:p>
          </table:table-cell>
          <table:table-cell office:value-type="float" office:value="3.39687" calcext:value-type="float">
            <text:p>3,39687</text:p>
          </table:table-cell>
          <table:table-cell office:value-type="float" office:value="52.3686" calcext:value-type="float">
            <text:p>52,3686</text:p>
          </table:table-cell>
          <table:table-cell office:value-type="float" office:value="1.9594" calcext:value-type="float">
            <text:p>1,9594</text:p>
          </table:table-cell>
          <table:table-cell office:value-type="float" office:value="48.1581" calcext:value-type="float">
            <text:p>48,1581</text:p>
          </table:table-cell>
          <table:table-cell office:value-type="float" office:value="1.38587" calcext:value-type="float">
            <text:p>1,38587</text:p>
          </table:table-cell>
          <table:table-cell office:value-type="float" office:value="44.4904" calcext:value-type="float">
            <text:p>44,4904</text:p>
          </table:table-cell>
          <table:table-cell office:value-type="float" office:value="0.603644" calcext:value-type="float">
            <text:p>0,603644</text:p>
          </table:table-cell>
          <table:table-cell table:number-columns-repeated="8"/>
        </table:table-row>
        <table:table-row table:style-name="ro1">
          <table:table-cell office:value-type="float" office:value="57.4962" calcext:value-type="float">
            <text:p>57,4962</text:p>
          </table:table-cell>
          <table:table-cell office:value-type="float" office:value="3.11671" calcext:value-type="float">
            <text:p>3,11671</text:p>
          </table:table-cell>
          <table:table-cell office:value-type="float" office:value="50.8657" calcext:value-type="float">
            <text:p>50,8657</text:p>
          </table:table-cell>
          <table:table-cell office:value-type="float" office:value="1.82225" calcext:value-type="float">
            <text:p>1,82225</text:p>
          </table:table-cell>
          <table:table-cell office:value-type="float" office:value="46.8219" calcext:value-type="float">
            <text:p>46,8219</text:p>
          </table:table-cell>
          <table:table-cell office:value-type="float" office:value="1.29929" calcext:value-type="float">
            <text:p>1,29929</text:p>
          </table:table-cell>
          <table:table-cell office:value-type="float" office:value="43.2974" calcext:value-type="float">
            <text:p>43,2974</text:p>
          </table:table-cell>
          <table:table-cell office:value-type="float" office:value="0.591714" calcext:value-type="float">
            <text:p>0,591714</text:p>
          </table:table-cell>
          <table:table-cell table:number-columns-repeated="8"/>
        </table:table-row>
        <table:table-row table:style-name="ro1">
          <table:table-cell office:value-type="float" office:value="55.8084" calcext:value-type="float">
            <text:p>55,8084</text:p>
          </table:table-cell>
          <table:table-cell office:value-type="float" office:value="2.87281" calcext:value-type="float">
            <text:p>2,87281</text:p>
          </table:table-cell>
          <table:table-cell office:value-type="float" office:value="49.4411" calcext:value-type="float">
            <text:p>49,4411</text:p>
          </table:table-cell>
          <table:table-cell office:value-type="float" office:value="1.70113" calcext:value-type="float">
            <text:p>1,70113</text:p>
          </table:table-cell>
          <table:table-cell office:value-type="float" office:value="45.5546" calcext:value-type="float">
            <text:p>45,5546</text:p>
          </table:table-cell>
          <table:table-cell office:value-type="float" office:value="1.22217" calcext:value-type="float">
            <text:p>1,22217</text:p>
          </table:table-cell>
          <table:table-cell office:value-type="float" office:value="42.165" calcext:value-type="float">
            <text:p>42,165</text:p>
          </table:table-cell>
          <table:table-cell office:value-type="float" office:value="0.58039" calcext:value-type="float">
            <text:p>0,58039</text:p>
          </table:table-cell>
          <table:table-cell table:number-columns-repeated="8"/>
        </table:table-row>
        <table:table-row table:style-name="ro1">
          <table:table-cell office:value-type="float" office:value="54.2093" calcext:value-type="float">
            <text:p>54,2093</text:p>
          </table:table-cell>
          <table:table-cell office:value-type="float" office:value="2.65936" calcext:value-type="float">
            <text:p>2,65936</text:p>
          </table:table-cell>
          <table:table-cell office:value-type="float" office:value="48.0898" calcext:value-type="float">
            <text:p>48,0898</text:p>
          </table:table-cell>
          <table:table-cell office:value-type="float" office:value="1.59369" calcext:value-type="float">
            <text:p>1,59369</text:p>
          </table:table-cell>
          <table:table-cell office:value-type="float" office:value="44.3516" calcext:value-type="float">
            <text:p>44,3516</text:p>
          </table:table-cell>
          <table:table-cell office:value-type="float" office:value="1.15321" calcext:value-type="float">
            <text:p>1,15321</text:p>
          </table:table-cell>
          <table:table-cell office:value-type="float" office:value="41.0896" calcext:value-type="float">
            <text:p>41,0896</text:p>
          </table:table-cell>
          <table:table-cell office:value-type="float" office:value="0.569635" calcext:value-type="float">
            <text:p>0,569635</text:p>
          </table:table-cell>
          <table:table-cell table:number-columns-repeated="8"/>
        </table:table-row>
        <table:table-row table:style-name="ro1">
          <table:table-cell office:value-type="float" office:value="52.6933" calcext:value-type="float">
            <text:p>52,6933</text:p>
          </table:table-cell>
          <table:table-cell office:value-type="float" office:value="2.47166" calcext:value-type="float">
            <text:p>2,47166</text:p>
          </table:table-cell>
          <table:table-cell office:value-type="float" office:value="46.8073" calcext:value-type="float">
            <text:p>46,8073</text:p>
          </table:table-cell>
          <table:table-cell office:value-type="float" office:value="1.498" calcext:value-type="float">
            <text:p>1,498</text:p>
          </table:table-cell>
          <table:table-cell office:value-type="float" office:value="43.2091" calcext:value-type="float">
            <text:p>43,2091</text:p>
          </table:table-cell>
          <table:table-cell office:value-type="float" office:value="0.669481" calcext:value-type="float">
            <text:p>0,669481</text:p>
          </table:table-cell>
          <table:table-cell office:value-type="float" office:value="40.0675" calcext:value-type="float">
            <text:p>40,0675</text:p>
          </table:table-cell>
          <table:table-cell office:value-type="float" office:value="0.559415" calcext:value-type="float">
            <text:p>0,559415</text:p>
          </table:table-cell>
          <table:table-cell table:number-columns-repeated="8"/>
        </table:table-row>
        <table:table-row table:style-name="ro1">
          <table:table-cell office:value-type="float" office:value="51.2549" calcext:value-type="float">
            <text:p>51,2549</text:p>
          </table:table-cell>
          <table:table-cell office:value-type="float" office:value="2.30583" calcext:value-type="float">
            <text:p>2,30583</text:p>
          </table:table-cell>
          <table:table-cell office:value-type="float" office:value="45.5892" calcext:value-type="float">
            <text:p>45,5892</text:p>
          </table:table-cell>
          <table:table-cell office:value-type="float" office:value="1.41244" calcext:value-type="float">
            <text:p>1,41244</text:p>
          </table:table-cell>
          <table:table-cell office:value-type="float" office:value="42.1233" calcext:value-type="float">
            <text:p>42,1233</text:p>
          </table:table-cell>
          <table:table-cell office:value-type="float" office:value="0.658623" calcext:value-type="float">
            <text:p>0,658623</text:p>
          </table:table-cell>
          <table:table-cell office:value-type="float" office:value="39.0957" calcext:value-type="float">
            <text:p>39,0957</text:p>
          </table:table-cell>
          <table:table-cell office:value-type="float" office:value="0.549697" calcext:value-type="float">
            <text:p>0,549697</text:p>
          </table:table-cell>
          <table:table-cell table:number-columns-repeated="8"/>
        </table:table-row>
        <table:table-row table:style-name="ro1">
          <table:table-cell office:value-type="float" office:value="49.8892" calcext:value-type="float">
            <text:p>49,8892</text:p>
          </table:table-cell>
          <table:table-cell office:value-type="float" office:value="2.1587" calcext:value-type="float">
            <text:p>2,1587</text:p>
          </table:table-cell>
          <table:table-cell office:value-type="float" office:value="44.4316" calcext:value-type="float">
            <text:p>44,4316</text:p>
          </table:table-cell>
          <table:table-cell office:value-type="float" office:value="1.33566" calcext:value-type="float">
            <text:p>1,33566</text:p>
          </table:table-cell>
          <table:table-cell office:value-type="float" office:value="41.0907" calcext:value-type="float">
            <text:p>41,0907</text:p>
          </table:table-cell>
          <table:table-cell office:value-type="float" office:value="0.648297" calcext:value-type="float">
            <text:p>0,648297</text:p>
          </table:table-cell>
          <table:table-cell office:value-type="float" office:value="38.1711" calcext:value-type="float">
            <text:p>38,1711</text:p>
          </table:table-cell>
          <table:table-cell office:value-type="float" office:value="0.540451" calcext:value-type="float">
            <text:p>0,540451</text:p>
          </table:table-cell>
          <table:table-cell table:number-columns-repeated="8"/>
        </table:table-row>
        <table:table-row table:style-name="ro1">
          <table:table-cell office:value-type="float" office:value="48.5916" calcext:value-type="float">
            <text:p>48,5916</text:p>
          </table:table-cell>
          <table:table-cell office:value-type="float" office:value="2.02761" calcext:value-type="float">
            <text:p>2,02761</text:p>
          </table:table-cell>
          <table:table-cell office:value-type="float" office:value="43.3306" calcext:value-type="float">
            <text:p>43,3306</text:p>
          </table:table-cell>
          <table:table-cell office:value-type="float" office:value="1.26652" calcext:value-type="float">
            <text:p>1,26652</text:p>
          </table:table-cell>
          <table:table-cell office:value-type="float" office:value="40.1082" calcext:value-type="float">
            <text:p>40,1082</text:p>
          </table:table-cell>
          <table:table-cell office:value-type="float" office:value="0.638472" calcext:value-type="float">
            <text:p>0,638472</text:p>
          </table:table-cell>
          <table:table-cell office:value-type="float" office:value="37.2909" calcext:value-type="float">
            <text:p>37,2909</text:p>
          </table:table-cell>
          <table:table-cell office:value-type="float" office:value="0.531649" calcext:value-type="float">
            <text:p>0,531649</text:p>
          </table:table-cell>
          <table:table-cell table:number-columns-repeated="8"/>
        </table:table-row>
        <table:table-row table:style-name="ro1">
          <table:table-cell office:value-type="float" office:value="47.358" calcext:value-type="float">
            <text:p>47,358</text:p>
          </table:table-cell>
          <table:table-cell office:value-type="float" office:value="1.91037" calcext:value-type="float">
            <text:p>1,91037</text:p>
          </table:table-cell>
          <table:table-cell office:value-type="float" office:value="42.283" calcext:value-type="float">
            <text:p>42,283</text:p>
          </table:table-cell>
          <table:table-cell office:value-type="float" office:value="1.20405" calcext:value-type="float">
            <text:p>1,20405</text:p>
          </table:table-cell>
          <table:table-cell office:value-type="float" office:value="39.1728" calcext:value-type="float">
            <text:p>39,1728</text:p>
          </table:table-cell>
          <table:table-cell office:value-type="float" office:value="0.629118" calcext:value-type="float">
            <text:p>0,629118</text:p>
          </table:table-cell>
          <table:table-cell office:value-type="float" office:value="36.4524" calcext:value-type="float">
            <text:p>36,4524</text:p>
          </table:table-cell>
          <table:table-cell office:value-type="float" office:value="0.523264" calcext:value-type="float">
            <text:p>0,523264</text:p>
          </table:table-cell>
          <table:table-cell table:number-columns-repeated="8"/>
        </table:table-row>
        <table:table-row table:style-name="ro1">
          <table:table-cell office:value-type="float" office:value="46.1843" calcext:value-type="float">
            <text:p>46,1843</text:p>
          </table:table-cell>
          <table:table-cell office:value-type="float" office:value="1.80512" calcext:value-type="float">
            <text:p>1,80512</text:p>
          </table:table-cell>
          <table:table-cell office:value-type="float" office:value="41.2855" calcext:value-type="float">
            <text:p>41,2855</text:p>
          </table:table-cell>
          <table:table-cell office:value-type="float" office:value="0.734945" calcext:value-type="float">
            <text:p>0,734945</text:p>
          </table:table-cell>
          <table:table-cell office:value-type="float" office:value="38.2816" calcext:value-type="float">
            <text:p>38,2816</text:p>
          </table:table-cell>
          <table:table-cell office:value-type="float" office:value="0.620206" calcext:value-type="float">
            <text:p>0,620206</text:p>
          </table:table-cell>
          <table:table-cell office:value-type="float" office:value="35.6533" calcext:value-type="float">
            <text:p>35,6533</text:p>
          </table:table-cell>
          <table:table-cell office:value-type="float" office:value="0.515273" calcext:value-type="float">
            <text:p>0,515273</text:p>
          </table:table-cell>
          <table:table-cell table:number-columns-repeated="8"/>
        </table:table-row>
        <table:table-row table:style-name="ro1">
          <table:table-cell office:value-type="float" office:value="45.0669" calcext:value-type="float">
            <text:p>45,0669</text:p>
          </table:table-cell>
          <table:table-cell office:value-type="float" office:value="1.71032" calcext:value-type="float">
            <text:p>1,71032</text:p>
          </table:table-cell>
          <table:table-cell office:value-type="float" office:value="40.3351" calcext:value-type="float">
            <text:p>40,3351</text:p>
          </table:table-cell>
          <table:table-cell office:value-type="float" office:value="0.725441" calcext:value-type="float">
            <text:p>0,725441</text:p>
          </table:table-cell>
          <table:table-cell office:value-type="float" office:value="37.4321" calcext:value-type="float">
            <text:p>37,4321</text:p>
          </table:table-cell>
          <table:table-cell office:value-type="float" office:value="0.611711" calcext:value-type="float">
            <text:p>0,611711</text:p>
          </table:table-cell>
          <table:table-cell office:value-type="float" office:value="34.8912" calcext:value-type="float">
            <text:p>34,8912</text:p>
          </table:table-cell>
          <table:table-cell office:value-type="float" office:value="0.507652" calcext:value-type="float">
            <text:p>0,507652</text:p>
          </table:table-cell>
          <table:table-cell table:number-columns-repeated="8"/>
        </table:table-row>
        <table:table-row table:style-name="ro1">
          <table:table-cell office:value-type="float" office:value="44.0025" calcext:value-type="float">
            <text:p>44,0025</text:p>
          </table:table-cell>
          <table:table-cell office:value-type="float" office:value="1.62464" calcext:value-type="float">
            <text:p>1,62464</text:p>
          </table:table-cell>
          <table:table-cell office:value-type="float" office:value="39.429" calcext:value-type="float">
            <text:p>39,429</text:p>
          </table:table-cell>
          <table:table-cell office:value-type="float" office:value="0.71638" calcext:value-type="float">
            <text:p>0,71638</text:p>
          </table:table-cell>
          <table:table-cell office:value-type="float" office:value="36.6219" calcext:value-type="float">
            <text:p>36,6219</text:p>
          </table:table-cell>
          <table:table-cell office:value-type="float" office:value="0.603609" calcext:value-type="float">
            <text:p>0,603609</text:p>
          </table:table-cell>
          <table:table-cell office:value-type="float" office:value="34.1641" calcext:value-type="float">
            <text:p>34,1641</text:p>
          </table:table-cell>
          <table:table-cell office:value-type="float" office:value="0.500381" calcext:value-type="float">
            <text:p>0,500381</text:p>
          </table:table-cell>
          <table:table-cell table:number-columns-repeated="8"/>
        </table:table-row>
        <table:table-row table:style-name="ro1">
          <table:table-cell office:value-type="float" office:value="42.9878" calcext:value-type="float">
            <text:p>42,9878</text:p>
          </table:table-cell>
          <table:table-cell office:value-type="float" office:value="1.54697" calcext:value-type="float">
            <text:p>1,54697</text:p>
          </table:table-cell>
          <table:table-cell office:value-type="float" office:value="38.5646" calcext:value-type="float">
            <text:p>38,5646</text:p>
          </table:table-cell>
          <table:table-cell office:value-type="float" office:value="0.707736" calcext:value-type="float">
            <text:p>0,707736</text:p>
          </table:table-cell>
          <table:table-cell office:value-type="float" office:value="35.8486" calcext:value-type="float">
            <text:p>35,8486</text:p>
          </table:table-cell>
          <table:table-cell office:value-type="float" office:value="0.595876" calcext:value-type="float">
            <text:p>0,595876</text:p>
          </table:table-cell>
          <table:table-cell office:value-type="float" office:value="33.4698" calcext:value-type="float">
            <text:p>33,4698</text:p>
          </table:table-cell>
          <table:table-cell office:value-type="float" office:value="0.493439" calcext:value-type="float">
            <text:p>0,493439</text:p>
          </table:table-cell>
          <table:table-cell table:number-columns-repeated="8"/>
        </table:table-row>
        <table:table-row table:style-name="ro1">
          <table:table-cell office:value-type="float" office:value="42.0199" calcext:value-type="float">
            <text:p>42,0199</text:p>
          </table:table-cell>
          <table:table-cell office:value-type="float" office:value="1.47634" calcext:value-type="float">
            <text:p>1,47634</text:p>
          </table:table-cell>
          <table:table-cell office:value-type="float" office:value="37.7395" calcext:value-type="float">
            <text:p>37,7395</text:p>
          </table:table-cell>
          <table:table-cell office:value-type="float" office:value="0.699485" calcext:value-type="float">
            <text:p>0,699485</text:p>
          </table:table-cell>
          <table:table-cell office:value-type="float" office:value="35.1102" calcext:value-type="float">
            <text:p>35,1102</text:p>
          </table:table-cell>
          <table:table-cell office:value-type="float" office:value="0.588492" calcext:value-type="float">
            <text:p>0,588492</text:p>
          </table:table-cell>
          <table:table-cell office:value-type="float" office:value="32.8067" calcext:value-type="float">
            <text:p>32,8067</text:p>
          </table:table-cell>
          <table:table-cell office:value-type="float" office:value="0.486807" calcext:value-type="float">
            <text:p>0,486807</text:p>
          </table:table-cell>
          <table:table-cell table:number-columns-repeated="8"/>
        </table:table-row>
        <table:table-row table:style-name="ro1">
          <table:table-cell office:value-type="float" office:value="41.096" calcext:value-type="float">
            <text:p>41,096</text:p>
          </table:table-cell>
          <table:table-cell office:value-type="float" office:value="1.41194" calcext:value-type="float">
            <text:p>1,41194</text:p>
          </table:table-cell>
          <table:table-cell office:value-type="float" office:value="36.9515" calcext:value-type="float">
            <text:p>36,9515</text:p>
          </table:table-cell>
          <table:table-cell office:value-type="float" office:value="0.691605" calcext:value-type="float">
            <text:p>0,691605</text:p>
          </table:table-cell>
          <table:table-cell office:value-type="float" office:value="34.4047" calcext:value-type="float">
            <text:p>34,4047</text:p>
          </table:table-cell>
          <table:table-cell office:value-type="float" office:value="0.581437" calcext:value-type="float">
            <text:p>0,581437</text:p>
          </table:table-cell>
          <table:table-cell office:value-type="float" office:value="32.1728" calcext:value-type="float">
            <text:p>32,1728</text:p>
          </table:table-cell>
          <table:table-cell office:value-type="float" office:value="0.480469" calcext:value-type="float">
            <text:p>0,480469</text:p>
          </table:table-cell>
          <table:table-cell table:number-columns-repeated="8"/>
        </table:table-row>
        <table:table-row table:style-name="ro1">
          <table:table-cell office:value-type="float" office:value="40.2137" calcext:value-type="float">
            <text:p>40,2137</text:p>
          </table:table-cell>
          <table:table-cell office:value-type="float" office:value="1.35305" calcext:value-type="float">
            <text:p>1,35305</text:p>
          </table:table-cell>
          <table:table-cell office:value-type="float" office:value="36.1985" calcext:value-type="float">
            <text:p>36,1985</text:p>
          </table:table-cell>
          <table:table-cell office:value-type="float" office:value="0.684075" calcext:value-type="float">
            <text:p>0,684075</text:p>
          </table:table-cell>
          <table:table-cell office:value-type="float" office:value="33.7302" calcext:value-type="float">
            <text:p>33,7302</text:p>
          </table:table-cell>
          <table:table-cell office:value-type="float" office:value="0.574692" calcext:value-type="float">
            <text:p>0,574692</text:p>
          </table:table-cell>
          <table:table-cell office:value-type="float" office:value="31.5667" calcext:value-type="float">
            <text:p>31,5667</text:p>
          </table:table-cell>
          <table:table-cell office:value-type="float" office:value="0.474407" calcext:value-type="float">
            <text:p>0,474407</text:p>
          </table:table-cell>
          <table:table-cell table:number-columns-repeated="8"/>
        </table:table-row>
        <table:table-row table:style-name="ro1">
          <table:table-cell office:value-type="float" office:value="39.3705" calcext:value-type="float">
            <text:p>39,3705</text:p>
          </table:table-cell>
          <table:table-cell office:value-type="float" office:value="1.29907" calcext:value-type="float">
            <text:p>1,29907</text:p>
          </table:table-cell>
          <table:table-cell office:value-type="float" office:value="35.4784" calcext:value-type="float">
            <text:p>35,4784</text:p>
          </table:table-cell>
          <table:table-cell office:value-type="float" office:value="0.676874" calcext:value-type="float">
            <text:p>0,676874</text:p>
          </table:table-cell>
          <table:table-cell office:value-type="float" office:value="33.085" calcext:value-type="float">
            <text:p>33,085</text:p>
          </table:table-cell>
          <table:table-cell office:value-type="float" office:value="0.56824" calcext:value-type="float">
            <text:p>0,56824</text:p>
          </table:table-cell>
          <table:table-cell office:value-type="float" office:value="30.9867" calcext:value-type="float">
            <text:p>30,9867</text:p>
          </table:table-cell>
          <table:table-cell office:value-type="float" office:value="0.468607" calcext:value-type="float">
            <text:p>0,468607</text:p>
          </table:table-cell>
          <table:table-cell table:number-columns-repeated="8"/>
        </table:table-row>
        <table:table-row table:style-name="ro1">
          <table:table-cell office:value-type="float" office:value="38.5641" calcext:value-type="float">
            <text:p>38,5641</text:p>
          </table:table-cell>
          <table:table-cell office:value-type="float" office:value="0.835991" calcext:value-type="float">
            <text:p>0,835991</text:p>
          </table:table-cell>
          <table:table-cell office:value-type="float" office:value="34.7894" calcext:value-type="float">
            <text:p>34,7894</text:p>
          </table:table-cell>
          <table:table-cell office:value-type="float" office:value="0.669984" calcext:value-type="float">
            <text:p>0,669984</text:p>
          </table:table-cell>
          <table:table-cell office:value-type="float" office:value="32.4675" calcext:value-type="float">
            <text:p>32,4675</text:p>
          </table:table-cell>
          <table:table-cell office:value-type="float" office:value="0.562065" calcext:value-type="float">
            <text:p>0,562065</text:p>
          </table:table-cell>
          <table:table-cell office:value-type="float" office:value="30.4314" calcext:value-type="float">
            <text:p>30,4314</text:p>
          </table:table-cell>
          <table:table-cell office:value-type="float" office:value="0.463054" calcext:value-type="float">
            <text:p>0,463054</text:p>
          </table:table-cell>
          <table:table-cell table:number-columns-repeated="8"/>
        </table:table-row>
        <table:table-row table:style-name="ro1">
          <table:table-cell office:value-type="float" office:value="37.7926" calcext:value-type="float">
            <text:p>37,7926</text:p>
          </table:table-cell>
          <table:table-cell office:value-type="float" office:value="0.828276" calcext:value-type="float">
            <text:p>0,828276</text:p>
          </table:table-cell>
          <table:table-cell office:value-type="float" office:value="34.1298" calcext:value-type="float">
            <text:p>34,1298</text:p>
          </table:table-cell>
          <table:table-cell office:value-type="float" office:value="0.663388" calcext:value-type="float">
            <text:p>0,663388</text:p>
          </table:table-cell>
          <table:table-cell office:value-type="float" office:value="31.8762" calcext:value-type="float">
            <text:p>31,8762</text:p>
          </table:table-cell>
          <table:table-cell office:value-type="float" office:value="0.556152" calcext:value-type="float">
            <text:p>0,556152</text:p>
          </table:table-cell>
          <table:table-cell office:value-type="float" office:value="29.8995" calcext:value-type="float">
            <text:p>29,8995</text:p>
          </table:table-cell>
          <table:table-cell office:value-type="float" office:value="0.457735" calcext:value-type="float">
            <text:p>0,457735</text:p>
          </table:table-cell>
          <table:table-cell table:number-columns-repeated="8"/>
        </table:table-row>
        <table:table-row table:style-name="ro1">
          <table:table-cell office:value-type="float" office:value="38.9991" calcext:value-type="float">
            <text:p>38,9991</text:p>
          </table:table-cell>
          <table:table-cell office:value-type="float" office:value="0.840341" calcext:value-type="float">
            <text:p>0,840341</text:p>
          </table:table-cell>
          <table:table-cell office:value-type="float" office:value="35.1553" calcext:value-type="float">
            <text:p>35,1553</text:p>
          </table:table-cell>
          <table:table-cell office:value-type="float" office:value="0.673643" calcext:value-type="float">
            <text:p>0,673643</text:p>
          </table:table-cell>
          <table:table-cell office:value-type="float" office:value="32.7927" calcext:value-type="float">
            <text:p>32,7927</text:p>
          </table:table-cell>
          <table:table-cell office:value-type="float" office:value="0.565317" calcext:value-type="float">
            <text:p>0,565317</text:p>
          </table:table-cell>
          <table:table-cell office:value-type="float" office:value="30.7217" calcext:value-type="float">
            <text:p>30,7217</text:p>
          </table:table-cell>
          <table:table-cell office:value-type="float" office:value="0.465957" calcext:value-type="float">
            <text:p>0,465957</text:p>
          </table:table-cell>
          <table:table-cell table:number-columns-repeated="8"/>
        </table:table-row>
        <table:table-row table:style-name="ro1">
          <table:table-cell office:value-type="float" office:value="40.8336" calcext:value-type="float">
            <text:p>40,8336</text:p>
          </table:table-cell>
          <table:table-cell office:value-type="float" office:value="1.39416" calcext:value-type="float">
            <text:p>1,39416</text:p>
          </table:table-cell>
          <table:table-cell office:value-type="float" office:value="36.7161" calcext:value-type="float">
            <text:p>36,7161</text:p>
          </table:table-cell>
          <table:table-cell office:value-type="float" office:value="0.689251" calcext:value-type="float">
            <text:p>0,689251</text:p>
          </table:table-cell>
          <table:table-cell office:value-type="float" office:value="34.1883" calcext:value-type="float">
            <text:p>34,1883</text:p>
          </table:table-cell>
          <table:table-cell office:value-type="float" office:value="0.579273" calcext:value-type="float">
            <text:p>0,579273</text:p>
          </table:table-cell>
          <table:table-cell office:value-type="float" office:value="31.9745" calcext:value-type="float">
            <text:p>31,9745</text:p>
          </table:table-cell>
          <table:table-cell office:value-type="float" office:value="0.478485" calcext:value-type="float">
            <text:p>0,478485</text:p>
          </table:table-cell>
          <table:table-cell table:number-columns-repeated="8"/>
        </table:table-row>
        <table:table-row table:style-name="ro1">
          <table:table-cell office:value-type="float" office:value="42.6107" calcext:value-type="float">
            <text:p>42,6107</text:p>
          </table:table-cell>
          <table:table-cell office:value-type="float" office:value="1.51906" calcext:value-type="float">
            <text:p>1,51906</text:p>
          </table:table-cell>
          <table:table-cell office:value-type="float" office:value="38.2269" calcext:value-type="float">
            <text:p>38,2269</text:p>
          </table:table-cell>
          <table:table-cell office:value-type="float" office:value="0.704359" calcext:value-type="float">
            <text:p>0,704359</text:p>
          </table:table-cell>
          <table:table-cell office:value-type="float" office:value="35.5386" calcext:value-type="float">
            <text:p>35,5386</text:p>
          </table:table-cell>
          <table:table-cell office:value-type="float" office:value="0.592776" calcext:value-type="float">
            <text:p>0,592776</text:p>
          </table:table-cell>
          <table:table-cell office:value-type="float" office:value="33.1859" calcext:value-type="float">
            <text:p>33,1859</text:p>
          </table:table-cell>
          <table:table-cell office:value-type="float" office:value="0.490599" calcext:value-type="float">
            <text:p>0,490599</text:p>
          </table:table-cell>
          <table:table-cell table:number-columns-repeated="8"/>
        </table:table-row>
        <table:table-row table:style-name="ro1">
          <table:table-cell office:value-type="float" office:value="44.3161" calcext:value-type="float">
            <text:p>44,3161</text:p>
          </table:table-cell>
          <table:table-cell office:value-type="float" office:value="1.64943" calcext:value-type="float">
            <text:p>1,64943</text:p>
          </table:table-cell>
          <table:table-cell office:value-type="float" office:value="39.6757" calcext:value-type="float">
            <text:p>39,6757</text:p>
          </table:table-cell>
          <table:table-cell office:value-type="float" office:value="0.718848" calcext:value-type="float">
            <text:p>0,718848</text:p>
          </table:table-cell>
          <table:table-cell office:value-type="float" office:value="36.8328" calcext:value-type="float">
            <text:p>36,8328</text:p>
          </table:table-cell>
          <table:table-cell office:value-type="float" office:value="0.605718" calcext:value-type="float">
            <text:p>0,605718</text:p>
          </table:table-cell>
          <table:table-cell office:value-type="float" office:value="34.3467" calcext:value-type="float">
            <text:p>34,3467</text:p>
          </table:table-cell>
          <table:table-cell office:value-type="float" office:value="0.502207" calcext:value-type="float">
            <text:p>0,502207</text:p>
          </table:table-cell>
          <table:table-cell table:number-columns-repeated="8"/>
        </table:table-row>
        <table:table-row table:style-name="ro1">
          <table:table-cell office:value-type="float" office:value="45.9523" calcext:value-type="float">
            <text:p>45,9523</text:p>
          </table:table-cell>
          <table:table-cell office:value-type="float" office:value="1.78501" calcext:value-type="float">
            <text:p>1,78501</text:p>
          </table:table-cell>
          <table:table-cell office:value-type="float" office:value="41.0649" calcext:value-type="float">
            <text:p>41,0649</text:p>
          </table:table-cell>
          <table:table-cell office:value-type="float" office:value="0.732739" calcext:value-type="float">
            <text:p>0,732739</text:p>
          </table:table-cell>
          <table:table-cell office:value-type="float" office:value="38.0734" calcext:value-type="float">
            <text:p>38,0734</text:p>
          </table:table-cell>
          <table:table-cell office:value-type="float" office:value="0.618124" calcext:value-type="float">
            <text:p>0,618124</text:p>
          </table:table-cell>
          <table:table-cell office:value-type="float" office:value="35.4589" calcext:value-type="float">
            <text:p>35,4589</text:p>
          </table:table-cell>
          <table:table-cell office:value-type="float" office:value="0.513329" calcext:value-type="float">
            <text:p>0,513329</text:p>
          </table:table-cell>
          <table:table-cell table:number-columns-repeated="8"/>
        </table:table-row>
        <table:table-row table:style-name="ro1">
          <table:table-cell office:value-type="float" office:value="47.5222" calcext:value-type="float">
            <text:p>47,5222</text:p>
          </table:table-cell>
          <table:table-cell office:value-type="float" office:value="1.92557" calcext:value-type="float">
            <text:p>1,92557</text:p>
          </table:table-cell>
          <table:table-cell office:value-type="float" office:value="42.3971" calcext:value-type="float">
            <text:p>42,3971</text:p>
          </table:table-cell>
          <table:table-cell office:value-type="float" office:value="1.21071" calcext:value-type="float">
            <text:p>1,21071</text:p>
          </table:table-cell>
          <table:table-cell office:value-type="float" office:value="39.2627" calcext:value-type="float">
            <text:p>39,2627</text:p>
          </table:table-cell>
          <table:table-cell office:value-type="float" office:value="0.630017" calcext:value-type="float">
            <text:p>0,630017</text:p>
          </table:table-cell>
          <table:table-cell office:value-type="float" office:value="36.5248" calcext:value-type="float">
            <text:p>36,5248</text:p>
          </table:table-cell>
          <table:table-cell office:value-type="float" office:value="0.523988" calcext:value-type="float">
            <text:p>0,523988</text:p>
          </table:table-cell>
          <table:table-cell table:number-columns-repeated="8"/>
        </table:table-row>
        <table:table-row table:style-name="ro1">
          <table:table-cell office:value-type="float" office:value="49.0286" calcext:value-type="float">
            <text:p>49,0286</text:p>
          </table:table-cell>
          <table:table-cell office:value-type="float" office:value="2.07084" calcext:value-type="float">
            <text:p>2,07084</text:p>
          </table:table-cell>
          <table:table-cell office:value-type="float" office:value="43.6748" calcext:value-type="float">
            <text:p>43,6748</text:p>
          </table:table-cell>
          <table:table-cell office:value-type="float" office:value="1.28774" calcext:value-type="float">
            <text:p>1,28774</text:p>
          </table:table-cell>
          <table:table-cell office:value-type="float" office:value="40.4029" calcext:value-type="float">
            <text:p>40,4029</text:p>
          </table:table-cell>
          <table:table-cell office:value-type="float" office:value="0.641419" calcext:value-type="float">
            <text:p>0,641419</text:p>
          </table:table-cell>
          <table:table-cell office:value-type="float" office:value="37.5464" calcext:value-type="float">
            <text:p>37,5464</text:p>
          </table:table-cell>
          <table:table-cell office:value-type="float" office:value="0.534204" calcext:value-type="float">
            <text:p>0,534204</text:p>
          </table:table-cell>
          <table:table-cell table:number-columns-repeated="8"/>
        </table:table-row>
        <table:table-row table:style-name="ro1">
          <table:table-cell office:value-type="float" office:value="50.4743" calcext:value-type="float">
            <text:p>50,4743</text:p>
          </table:table-cell>
          <table:table-cell office:value-type="float" office:value="2.22055" calcext:value-type="float">
            <text:p>2,22055</text:p>
          </table:table-cell>
          <table:table-cell office:value-type="float" office:value="44.9004" calcext:value-type="float">
            <text:p>44,9004</text:p>
          </table:table-cell>
          <table:table-cell office:value-type="float" office:value="1.36624" calcext:value-type="float">
            <text:p>1,36624</text:p>
          </table:table-cell>
          <table:table-cell office:value-type="float" office:value="41.4963" calcext:value-type="float">
            <text:p>41,4963</text:p>
          </table:table-cell>
          <table:table-cell office:value-type="float" office:value="0.652353" calcext:value-type="float">
            <text:p>0,652353</text:p>
          </table:table-cell>
          <table:table-cell office:value-type="float" office:value="38.5259" calcext:value-type="float">
            <text:p>38,5259</text:p>
          </table:table-cell>
          <table:table-cell office:value-type="float" office:value="0.543999" calcext:value-type="float">
            <text:p>0,543999</text:p>
          </table:table-cell>
          <table:table-cell table:number-columns-repeated="8"/>
        </table:table-row>
        <table:table-row table:style-name="ro1">
          <table:table-cell office:value-type="float" office:value="51.8618" calcext:value-type="float">
            <text:p>51,8618</text:p>
          </table:table-cell>
          <table:table-cell office:value-type="float" office:value="2.3744" calcext:value-type="float">
            <text:p>2,3744</text:p>
          </table:table-cell>
          <table:table-cell office:value-type="float" office:value="46.0762" calcext:value-type="float">
            <text:p>46,0762</text:p>
          </table:table-cell>
          <table:table-cell office:value-type="float" office:value="1.44605" calcext:value-type="float">
            <text:p>1,44605</text:p>
          </table:table-cell>
          <table:table-cell office:value-type="float" office:value="42.545" calcext:value-type="float">
            <text:p>42,545</text:p>
          </table:table-cell>
          <table:table-cell office:value-type="float" office:value="0.66284" calcext:value-type="float">
            <text:p>0,66284</text:p>
          </table:table-cell>
          <table:table-cell office:value-type="float" office:value="39.4651" calcext:value-type="float">
            <text:p>39,4651</text:p>
          </table:table-cell>
          <table:table-cell office:value-type="float" office:value="0.553391" calcext:value-type="float">
            <text:p>0,553391</text:p>
          </table:table-cell>
          <table:table-cell table:number-columns-repeated="8"/>
        </table:table-row>
        <table:table-row table:style-name="ro1">
          <table:table-cell office:value-type="float" office:value="53.1937" calcext:value-type="float">
            <text:p>53,1937</text:p>
          </table:table-cell>
          <table:table-cell office:value-type="float" office:value="2.5321" calcext:value-type="float">
            <text:p>2,5321</text:p>
          </table:table-cell>
          <table:table-cell office:value-type="float" office:value="47.2045" calcext:value-type="float">
            <text:p>47,2045</text:p>
          </table:table-cell>
          <table:table-cell office:value-type="float" office:value="1.527" calcext:value-type="float">
            <text:p>1,527</text:p>
          </table:table-cell>
          <table:table-cell office:value-type="float" office:value="43.5511" calcext:value-type="float">
            <text:p>43,5511</text:p>
          </table:table-cell>
          <table:table-cell office:value-type="float" office:value="0.6729" calcext:value-type="float">
            <text:p>0,6729</text:p>
          </table:table-cell>
          <table:table-cell office:value-type="float" office:value="40.3658" calcext:value-type="float">
            <text:p>40,3658</text:p>
          </table:table-cell>
          <table:table-cell office:value-type="float" office:value="0.562398" calcext:value-type="float">
            <text:p>0,562398</text:p>
          </table:table-cell>
          <table:table-cell table:number-columns-repeated="8"/>
        </table:table-row>
        <table:table-row table:style-name="ro1">
          <table:table-cell office:value-type="float" office:value="54.4724" calcext:value-type="float">
            <text:p>54,4724</text:p>
          </table:table-cell>
          <table:table-cell office:value-type="float" office:value="2.69335" calcext:value-type="float">
            <text:p>2,69335</text:p>
          </table:table-cell>
          <table:table-cell office:value-type="float" office:value="48.2873" calcext:value-type="float">
            <text:p>48,2873</text:p>
          </table:table-cell>
          <table:table-cell office:value-type="float" office:value="1.60896" calcext:value-type="float">
            <text:p>1,60896</text:p>
          </table:table-cell>
          <table:table-cell office:value-type="float" office:value="44.5164" calcext:value-type="float">
            <text:p>44,5164</text:p>
          </table:table-cell>
          <table:table-cell office:value-type="float" office:value="1.16242" calcext:value-type="float">
            <text:p>1,16242</text:p>
          </table:table-cell>
          <table:table-cell office:value-type="float" office:value="41.2299" calcext:value-type="float">
            <text:p>41,2299</text:p>
          </table:table-cell>
          <table:table-cell office:value-type="float" office:value="0.571039" calcext:value-type="float">
            <text:p>0,571039</text:p>
          </table:table-cell>
          <table:table-cell table:number-columns-repeated="8"/>
        </table:table-row>
        <table:table-row table:style-name="ro1">
          <table:table-cell office:value-type="float" office:value="55.7003" calcext:value-type="float">
            <text:p>55,7003</text:p>
          </table:table-cell>
          <table:table-cell office:value-type="float" office:value="2.85785" calcext:value-type="float">
            <text:p>2,85785</text:p>
          </table:table-cell>
          <table:table-cell office:value-type="float" office:value="49.3267" calcext:value-type="float">
            <text:p>49,3267</text:p>
          </table:table-cell>
          <table:table-cell office:value-type="float" office:value="1.69176" calcext:value-type="float">
            <text:p>1,69176</text:p>
          </table:table-cell>
          <table:table-cell office:value-type="float" office:value="45.4428" calcext:value-type="float">
            <text:p>45,4428</text:p>
          </table:table-cell>
          <table:table-cell office:value-type="float" office:value="1.21559" calcext:value-type="float">
            <text:p>1,21559</text:p>
          </table:table-cell>
          <table:table-cell office:value-type="float" office:value="42.0591" calcext:value-type="float">
            <text:p>42,0591</text:p>
          </table:table-cell>
          <table:table-cell office:value-type="float" office:value="0.579331" calcext:value-type="float">
            <text:p>0,579331</text:p>
          </table:table-cell>
          <table:table-cell table:number-columns-repeated="8"/>
        </table:table-row>
        <table:table-row table:style-name="ro1">
          <table:table-cell office:value-type="float" office:value="56.8795" calcext:value-type="float">
            <text:p>56,8795</text:p>
          </table:table-cell>
          <table:table-cell office:value-type="float" office:value="3.02528" calcext:value-type="float">
            <text:p>3,02528</text:p>
          </table:table-cell>
          <table:table-cell office:value-type="float" office:value="50.3247" calcext:value-type="float">
            <text:p>50,3247</text:p>
          </table:table-cell>
          <table:table-cell office:value-type="float" office:value="1.77528" calcext:value-type="float">
            <text:p>1,77528</text:p>
          </table:table-cell>
          <table:table-cell office:value-type="float" office:value="46.3322" calcext:value-type="float">
            <text:p>46,3322</text:p>
          </table:table-cell>
          <table:table-cell office:value-type="float" office:value="1.26892" calcext:value-type="float">
            <text:p>1,26892</text:p>
          </table:table-cell>
          <table:table-cell office:value-type="float" office:value="42.8549" calcext:value-type="float">
            <text:p>42,8549</text:p>
          </table:table-cell>
          <table:table-cell office:value-type="float" office:value="0.587289" calcext:value-type="float">
            <text:p>0,587289</text:p>
          </table:table-cell>
          <table:table-cell table:number-columns-repeated="8"/>
        </table:table-row>
        <table:table-row table:style-name="ro1">
          <table:table-cell office:value-type="float" office:value="58.0123" calcext:value-type="float">
            <text:p>58,0123</text:p>
          </table:table-cell>
          <table:table-cell office:value-type="float" office:value="3.19535" calcext:value-type="float">
            <text:p>3,19535</text:p>
          </table:table-cell>
          <table:table-cell office:value-type="float" office:value="51.2832" calcext:value-type="float">
            <text:p>51,2832</text:p>
          </table:table-cell>
          <table:table-cell office:value-type="float" office:value="1.85936" calcext:value-type="float">
            <text:p>1,85936</text:p>
          </table:table-cell>
          <table:table-cell office:value-type="float" office:value="47.1862" calcext:value-type="float">
            <text:p>47,1862</text:p>
          </table:table-cell>
          <table:table-cell office:value-type="float" office:value="1.32234" calcext:value-type="float">
            <text:p>1,32234</text:p>
          </table:table-cell>
          <table:table-cell office:value-type="float" office:value="43.619" calcext:value-type="float">
            <text:p>43,619</text:p>
          </table:table-cell>
          <table:table-cell office:value-type="float" office:value="0.59493" calcext:value-type="float">
            <text:p>0,59493</text:p>
          </table:table-cell>
          <table:table-cell table:number-columns-repeated="8"/>
        </table:table-row>
        <table:table-row table:style-name="ro1">
          <table:table-cell office:value-type="float" office:value="59.1008" calcext:value-type="float">
            <text:p>59,1008</text:p>
          </table:table-cell>
          <table:table-cell office:value-type="float" office:value="3.36776" calcext:value-type="float">
            <text:p>3,36776</text:p>
          </table:table-cell>
          <table:table-cell office:value-type="float" office:value="52.204" calcext:value-type="float">
            <text:p>52,204</text:p>
          </table:table-cell>
          <table:table-cell office:value-type="float" office:value="1.94388" calcext:value-type="float">
            <text:p>1,94388</text:p>
          </table:table-cell>
          <table:table-cell office:value-type="float" office:value="48.0065" calcext:value-type="float">
            <text:p>48,0065</text:p>
          </table:table-cell>
          <table:table-cell office:value-type="float" office:value="1.37576" calcext:value-type="float">
            <text:p>1,37576</text:p>
          </table:table-cell>
          <table:table-cell office:value-type="float" office:value="44.3528" calcext:value-type="float">
            <text:p>44,3528</text:p>
          </table:table-cell>
          <table:table-cell office:value-type="float" office:value="0.602268" calcext:value-type="float">
            <text:p>0,602268</text:p>
          </table:table-cell>
          <table:table-cell table:number-columns-repeated="8"/>
        </table:table-row>
        <table:table-row table:style-name="ro1">
          <table:table-cell office:value-type="float" office:value="60.1468" calcext:value-type="float">
            <text:p>60,1468</text:p>
          </table:table-cell>
          <table:table-cell office:value-type="float" office:value="3.54222" calcext:value-type="float">
            <text:p>3,54222</text:p>
          </table:table-cell>
          <table:table-cell office:value-type="float" office:value="53.0887" calcext:value-type="float">
            <text:p>53,0887</text:p>
          </table:table-cell>
          <table:table-cell office:value-type="float" office:value="2.02872" calcext:value-type="float">
            <text:p>2,02872</text:p>
          </table:table-cell>
          <table:table-cell office:value-type="float" office:value="48.7945" calcext:value-type="float">
            <text:p>48,7945</text:p>
          </table:table-cell>
          <table:table-cell office:value-type="float" office:value="1.42911" calcext:value-type="float">
            <text:p>1,42911</text:p>
          </table:table-cell>
          <table:table-cell office:value-type="float" office:value="45.0576" calcext:value-type="float">
            <text:p>45,0576</text:p>
          </table:table-cell>
          <table:table-cell office:value-type="float" office:value="0.609317" calcext:value-type="float">
            <text:p>0,609317</text:p>
          </table:table-cell>
          <table:table-cell table:number-columns-repeated="8"/>
        </table:table-row>
        <table:table-row table:style-name="ro1">
          <table:table-cell office:value-type="float" office:value="61.1524" calcext:value-type="float">
            <text:p>61,1524</text:p>
          </table:table-cell>
          <table:table-cell office:value-type="float" office:value="3.71843" calcext:value-type="float">
            <text:p>3,71843</text:p>
          </table:table-cell>
          <table:table-cell office:value-type="float" office:value="53.9391" calcext:value-type="float">
            <text:p>53,9391</text:p>
          </table:table-cell>
          <table:table-cell office:value-type="float" office:value="2.11374" calcext:value-type="float">
            <text:p>2,11374</text:p>
          </table:table-cell>
          <table:table-cell office:value-type="float" office:value="49.5519" calcext:value-type="float">
            <text:p>49,5519</text:p>
          </table:table-cell>
          <table:table-cell office:value-type="float" office:value="1.48233" calcext:value-type="float">
            <text:p>1,48233</text:p>
          </table:table-cell>
          <table:table-cell office:value-type="float" office:value="45.735" calcext:value-type="float">
            <text:p>45,735</text:p>
          </table:table-cell>
          <table:table-cell office:value-type="float" office:value="0.61609" calcext:value-type="float">
            <text:p>0,61609</text:p>
          </table:table-cell>
          <table:table-cell table:number-columns-repeated="8"/>
        </table:table-row>
        <table:table-row table:style-name="ro1">
          <table:table-cell office:value-type="float" office:value="62.1192" calcext:value-type="float">
            <text:p>62,1192</text:p>
          </table:table-cell>
          <table:table-cell office:value-type="float" office:value="3.89613" calcext:value-type="float">
            <text:p>3,89613</text:p>
          </table:table-cell>
          <table:table-cell office:value-type="float" office:value="54.7566" calcext:value-type="float">
            <text:p>54,7566</text:p>
          </table:table-cell>
          <table:table-cell office:value-type="float" office:value="2.19884" calcext:value-type="float">
            <text:p>2,19884</text:p>
          </table:table-cell>
          <table:table-cell office:value-type="float" office:value="50.2799" calcext:value-type="float">
            <text:p>50,2799</text:p>
          </table:table-cell>
          <table:table-cell office:value-type="float" office:value="1.53537" calcext:value-type="float">
            <text:p>1,53537</text:p>
          </table:table-cell>
          <table:table-cell office:value-type="float" office:value="46.386" calcext:value-type="float">
            <text:p>46,386</text:p>
          </table:table-cell>
          <table:table-cell office:value-type="float" office:value="1.114" calcext:value-type="float">
            <text:p>1,114</text:p>
          </table:table-cell>
          <table:table-cell table:number-columns-repeated="8"/>
        </table:table-row>
        <table:table-row table:style-name="ro1">
          <table:table-cell office:value-type="float" office:value="63.0492" calcext:value-type="float">
            <text:p>63,0492</text:p>
          </table:table-cell>
          <table:table-cell office:value-type="float" office:value="4.07505" calcext:value-type="float">
            <text:p>4,07505</text:p>
          </table:table-cell>
          <table:table-cell office:value-type="float" office:value="55.5429" calcext:value-type="float">
            <text:p>55,5429</text:p>
          </table:table-cell>
          <table:table-cell office:value-type="float" office:value="2.28392" calcext:value-type="float">
            <text:p>2,28392</text:p>
          </table:table-cell>
          <table:table-cell office:value-type="float" office:value="50.9801" calcext:value-type="float">
            <text:p>50,9801</text:p>
          </table:table-cell>
          <table:table-cell office:value-type="float" office:value="1.58815" calcext:value-type="float">
            <text:p>1,58815</text:p>
          </table:table-cell>
          <table:table-cell office:value-type="float" office:value="47.012" calcext:value-type="float">
            <text:p>47,012</text:p>
          </table:table-cell>
          <table:table-cell office:value-type="float" office:value="1.14819" calcext:value-type="float">
            <text:p>1,14819</text:p>
          </table:table-cell>
          <table:table-cell table:number-columns-repeated="8"/>
        </table:table-row>
        <table:table-row table:style-name="ro1">
          <table:table-cell office:value-type="float" office:value="63.9439" calcext:value-type="float">
            <text:p>63,9439</text:p>
          </table:table-cell>
          <table:table-cell office:value-type="float" office:value="4.25494" calcext:value-type="float">
            <text:p>4,25494</text:p>
          </table:table-cell>
          <table:table-cell office:value-type="float" office:value="56.2992" calcext:value-type="float">
            <text:p>56,2992</text:p>
          </table:table-cell>
          <table:table-cell office:value-type="float" office:value="2.36887" calcext:value-type="float">
            <text:p>2,36887</text:p>
          </table:table-cell>
          <table:table-cell office:value-type="float" office:value="51.6535" calcext:value-type="float">
            <text:p>51,6535</text:p>
          </table:table-cell>
          <table:table-cell office:value-type="float" office:value="1.64064" calcext:value-type="float">
            <text:p>1,64064</text:p>
          </table:table-cell>
          <table:table-cell office:value-type="float" office:value="47.6142" calcext:value-type="float">
            <text:p>47,6142</text:p>
          </table:table-cell>
          <table:table-cell office:value-type="float" office:value="1.18206" calcext:value-type="float">
            <text:p>1,18206</text:p>
          </table:table-cell>
          <table:table-cell table:number-columns-repeated="8"/>
        </table:table-row>
        <table:table-row table:style-name="ro1">
          <table:table-cell office:value-type="float" office:value="64.805" calcext:value-type="float">
            <text:p>64,805</text:p>
          </table:table-cell>
          <table:table-cell office:value-type="float" office:value="4.43555" calcext:value-type="float">
            <text:p>4,43555</text:p>
          </table:table-cell>
          <table:table-cell office:value-type="float" office:value="57.0271" calcext:value-type="float">
            <text:p>57,0271</text:p>
          </table:table-cell>
          <table:table-cell office:value-type="float" office:value="2.45359" calcext:value-type="float">
            <text:p>2,45359</text:p>
          </table:table-cell>
          <table:table-cell office:value-type="float" office:value="52.3016" calcext:value-type="float">
            <text:p>52,3016</text:p>
          </table:table-cell>
          <table:table-cell office:value-type="float" office:value="1.69279" calcext:value-type="float">
            <text:p>1,69279</text:p>
          </table:table-cell>
          <table:table-cell office:value-type="float" office:value="48.1936" calcext:value-type="float">
            <text:p>48,1936</text:p>
          </table:table-cell>
          <table:table-cell office:value-type="float" office:value="1.21559" calcext:value-type="float">
            <text:p>1,21559</text:p>
          </table:table-cell>
          <table:table-cell table:number-columns-repeated="8"/>
        </table:table-row>
        <table:table-row table:style-name="ro1">
          <table:table-cell office:value-type="float" office:value="63.4487" calcext:value-type="float">
            <text:p>63,4487</text:p>
          </table:table-cell>
          <table:table-cell office:value-type="float" office:value="4.15442" calcext:value-type="float">
            <text:p>4,15442</text:p>
          </table:table-cell>
          <table:table-cell office:value-type="float" office:value="55.8948" calcext:value-type="float">
            <text:p>55,8948</text:p>
          </table:table-cell>
          <table:table-cell office:value-type="float" office:value="2.32305" calcext:value-type="float">
            <text:p>2,32305</text:p>
          </table:table-cell>
          <table:table-cell office:value-type="float" office:value="51.3008" calcext:value-type="float">
            <text:p>51,3008</text:p>
          </table:table-cell>
          <table:table-cell office:value-type="float" office:value="1.61294" calcext:value-type="float">
            <text:p>1,61294</text:p>
          </table:table-cell>
          <table:table-cell office:value-type="float" office:value="47.3044" calcext:value-type="float">
            <text:p>47,3044</text:p>
          </table:table-cell>
          <table:table-cell office:value-type="float" office:value="1.16451" calcext:value-type="float">
            <text:p>1,16451</text:p>
          </table:table-cell>
          <table:table-cell table:number-columns-repeated="8"/>
        </table:table-row>
        <table:table-row table:style-name="ro1">
          <table:table-cell office:value-type="float" office:value="61.4608" calcext:value-type="float">
            <text:p>61,4608</text:p>
          </table:table-cell>
          <table:table-cell office:value-type="float" office:value="3.77423" calcext:value-type="float">
            <text:p>3,77423</text:p>
          </table:table-cell>
          <table:table-cell office:value-type="float" office:value="54.2237" calcext:value-type="float">
            <text:p>54,2237</text:p>
          </table:table-cell>
          <table:table-cell office:value-type="float" office:value="2.14299" calcext:value-type="float">
            <text:p>2,14299</text:p>
          </table:table-cell>
          <table:table-cell office:value-type="float" office:value="49.8177" calcext:value-type="float">
            <text:p>49,8177</text:p>
          </table:table-cell>
          <table:table-cell office:value-type="float" office:value="1.50148" calcext:value-type="float">
            <text:p>1,50148</text:p>
          </table:table-cell>
          <table:table-cell office:value-type="float" office:value="45.9821" calcext:value-type="float">
            <text:p>45,9821</text:p>
          </table:table-cell>
          <table:table-cell office:value-type="float" office:value="0.618561" calcext:value-type="float">
            <text:p>0,618561</text:p>
          </table:table-cell>
          <table:table-cell table:number-columns-repeated="8"/>
        </table:table-row>
        <table:table-row table:style-name="ro1">
          <table:table-cell office:value-type="float" office:value="59.5689" calcext:value-type="float">
            <text:p>59,5689</text:p>
          </table:table-cell>
          <table:table-cell office:value-type="float" office:value="3.44476" calcext:value-type="float">
            <text:p>3,44476</text:p>
          </table:table-cell>
          <table:table-cell office:value-type="float" office:value="52.6307" calcext:value-type="float">
            <text:p>52,6307</text:p>
          </table:table-cell>
          <table:table-cell office:value-type="float" office:value="1.98435" calcext:value-type="float">
            <text:p>1,98435</text:p>
          </table:table-cell>
          <table:table-cell office:value-type="float" office:value="48.4025" calcext:value-type="float">
            <text:p>48,4025</text:p>
          </table:table-cell>
          <table:table-cell office:value-type="float" office:value="1.40232" calcext:value-type="float">
            <text:p>1,40232</text:p>
          </table:table-cell>
          <table:table-cell office:value-type="float" office:value="44.7192" calcext:value-type="float">
            <text:p>44,7192</text:p>
          </table:table-cell>
          <table:table-cell office:value-type="float" office:value="0.605932" calcext:value-type="float">
            <text:p>0,605932</text:p>
          </table:table-cell>
          <table:table-cell table:number-columns-repeated="8"/>
        </table:table-row>
        <table:table-row table:style-name="ro1">
          <table:table-cell office:value-type="float" office:value="57.7793" calcext:value-type="float">
            <text:p>57,7793</text:p>
          </table:table-cell>
          <table:table-cell office:value-type="float" office:value="3.1596" calcext:value-type="float">
            <text:p>3,1596</text:p>
          </table:table-cell>
          <table:table-cell office:value-type="float" office:value="51.1218" calcext:value-type="float">
            <text:p>51,1218</text:p>
          </table:table-cell>
          <table:table-cell office:value-type="float" office:value="1.84493" calcext:value-type="float">
            <text:p>1,84493</text:p>
          </table:table-cell>
          <table:table-cell office:value-type="float" office:value="47.061" calcext:value-type="float">
            <text:p>47,061</text:p>
          </table:table-cell>
          <table:table-cell office:value-type="float" office:value="1.31437" calcext:value-type="float">
            <text:p>1,31437</text:p>
          </table:table-cell>
          <table:table-cell office:value-type="float" office:value="43.5213" calcext:value-type="float">
            <text:p>43,5213</text:p>
          </table:table-cell>
          <table:table-cell office:value-type="float" office:value="0.593953" calcext:value-type="float">
            <text:p>0,593953</text:p>
          </table:table-cell>
          <table:table-cell table:number-columns-repeated="8"/>
        </table:table-row>
        <table:table-row table:style-name="ro1">
          <table:table-cell office:value-type="float" office:value="56.0849" calcext:value-type="float">
            <text:p>56,0849</text:p>
          </table:table-cell>
          <table:table-cell office:value-type="float" office:value="2.91142" calcext:value-type="float">
            <text:p>2,91142</text:p>
          </table:table-cell>
          <table:table-cell office:value-type="float" office:value="49.6915" calcext:value-type="float">
            <text:p>49,6915</text:p>
          </table:table-cell>
          <table:table-cell office:value-type="float" office:value="1.72182" calcext:value-type="float">
            <text:p>1,72182</text:p>
          </table:table-cell>
          <table:table-cell office:value-type="float" office:value="45.7885" calcext:value-type="float">
            <text:p>45,7885</text:p>
          </table:table-cell>
          <table:table-cell office:value-type="float" office:value="1.23605" calcext:value-type="float">
            <text:p>1,23605</text:p>
          </table:table-cell>
          <table:table-cell office:value-type="float" office:value="42.3842" calcext:value-type="float">
            <text:p>42,3842</text:p>
          </table:table-cell>
          <table:table-cell office:value-type="float" office:value="0.582582" calcext:value-type="float">
            <text:p>0,582582</text:p>
          </table:table-cell>
          <table:table-cell table:number-columns-repeated="8"/>
        </table:table-row>
        <table:table-row table:style-name="ro1">
          <table:table-cell office:value-type="float" office:value="54.4796" calcext:value-type="float">
            <text:p>54,4796</text:p>
          </table:table-cell>
          <table:table-cell office:value-type="float" office:value="2.69429" calcext:value-type="float">
            <text:p>2,69429</text:p>
          </table:table-cell>
          <table:table-cell office:value-type="float" office:value="48.3348" calcext:value-type="float">
            <text:p>48,3348</text:p>
          </table:table-cell>
          <table:table-cell office:value-type="float" office:value="1.61266" calcext:value-type="float">
            <text:p>1,61266</text:p>
          </table:table-cell>
          <table:table-cell office:value-type="float" office:value="44.5806" calcext:value-type="float">
            <text:p>44,5806</text:p>
          </table:table-cell>
          <table:table-cell office:value-type="float" office:value="1.16602" calcext:value-type="float">
            <text:p>1,16602</text:p>
          </table:table-cell>
          <table:table-cell office:value-type="float" office:value="41.3042" calcext:value-type="float">
            <text:p>41,3042</text:p>
          </table:table-cell>
          <table:table-cell office:value-type="float" office:value="0.571782" calcext:value-type="float">
            <text:p>0,571782</text:p>
          </table:table-cell>
          <table:table-cell table:number-columns-repeated="8"/>
        </table:table-row>
        <table:table-row table:style-name="ro1">
          <table:table-cell office:value-type="float" office:value="52.9575" calcext:value-type="float">
            <text:p>52,9575</text:p>
          </table:table-cell>
          <table:table-cell office:value-type="float" office:value="2.50339" calcext:value-type="float">
            <text:p>2,50339</text:p>
          </table:table-cell>
          <table:table-cell office:value-type="float" office:value="47.0471" calcext:value-type="float">
            <text:p>47,0471</text:p>
          </table:table-cell>
          <table:table-cell office:value-type="float" office:value="1.51544" calcext:value-type="float">
            <text:p>1,51544</text:p>
          </table:table-cell>
          <table:table-cell office:value-type="float" office:value="43.4333" calcext:value-type="float">
            <text:p>43,4333</text:p>
          </table:table-cell>
          <table:table-cell office:value-type="float" office:value="0.671723" calcext:value-type="float">
            <text:p>0,671723</text:p>
          </table:table-cell>
          <table:table-cell office:value-type="float" office:value="40.2778" calcext:value-type="float">
            <text:p>40,2778</text:p>
          </table:table-cell>
          <table:table-cell office:value-type="float" office:value="0.561518" calcext:value-type="float">
            <text:p>0,561518</text:p>
          </table:table-cell>
          <table:table-cell table:number-columns-repeated="8"/>
        </table:table-row>
        <table:table-row table:style-name="ro1">
          <table:table-cell office:value-type="float" office:value="51.5133" calcext:value-type="float">
            <text:p>51,5133</text:p>
          </table:table-cell>
          <table:table-cell office:value-type="float" office:value="2.33479" calcext:value-type="float">
            <text:p>2,33479</text:p>
          </table:table-cell>
          <table:table-cell office:value-type="float" office:value="45.8239" calcext:value-type="float">
            <text:p>45,8239</text:p>
          </table:table-cell>
          <table:table-cell office:value-type="float" office:value="1.42854" calcext:value-type="float">
            <text:p>1,42854</text:p>
          </table:table-cell>
          <table:table-cell office:value-type="float" office:value="42.3428" calcext:value-type="float">
            <text:p>42,3428</text:p>
          </table:table-cell>
          <table:table-cell office:value-type="float" office:value="0.660818" calcext:value-type="float">
            <text:p>0,660818</text:p>
          </table:table-cell>
          <table:table-cell office:value-type="float" office:value="39.3017" calcext:value-type="float">
            <text:p>39,3017</text:p>
          </table:table-cell>
          <table:table-cell office:value-type="float" office:value="0.551757" calcext:value-type="float">
            <text:p>0,551757</text:p>
          </table:table-cell>
          <table:table-cell table:number-columns-repeated="8"/>
        </table:table-row>
        <table:table-row table:style-name="ro1">
          <table:table-cell office:value-type="float" office:value="50.1421" calcext:value-type="float">
            <text:p>50,1421</text:p>
          </table:table-cell>
          <table:table-cell office:value-type="float" office:value="2.18522" calcext:value-type="float">
            <text:p>2,18522</text:p>
          </table:table-cell>
          <table:table-cell office:value-type="float" office:value="44.6614" calcext:value-type="float">
            <text:p>44,6614</text:p>
          </table:table-cell>
          <table:table-cell office:value-type="float" office:value="1.35057" calcext:value-type="float">
            <text:p>1,35057</text:p>
          </table:table-cell>
          <table:table-cell office:value-type="float" office:value="41.3058" calcext:value-type="float">
            <text:p>41,3058</text:p>
          </table:table-cell>
          <table:table-cell office:value-type="float" office:value="0.650448" calcext:value-type="float">
            <text:p>0,650448</text:p>
          </table:table-cell>
          <table:table-cell office:value-type="float" office:value="38.373" calcext:value-type="float">
            <text:p>38,373</text:p>
          </table:table-cell>
          <table:table-cell office:value-type="float" office:value="0.54247" calcext:value-type="float">
            <text:p>0,54247</text:p>
          </table:table-cell>
          <table:table-cell table:number-columns-repeated="8"/>
        </table:table-row>
        <table:table-row table:style-name="ro1">
          <table:table-cell office:value-type="float" office:value="48.8392" calcext:value-type="float">
            <text:p>48,8392</text:p>
          </table:table-cell>
          <table:table-cell office:value-type="float" office:value="2.05199" calcext:value-type="float">
            <text:p>2,05199</text:p>
          </table:table-cell>
          <table:table-cell office:value-type="float" office:value="43.5558" calcext:value-type="float">
            <text:p>43,5558</text:p>
          </table:table-cell>
          <table:table-cell office:value-type="float" office:value="1.28036" calcext:value-type="float">
            <text:p>1,28036</text:p>
          </table:table-cell>
          <table:table-cell office:value-type="float" office:value="40.319" calcext:value-type="float">
            <text:p>40,319</text:p>
          </table:table-cell>
          <table:table-cell office:value-type="float" office:value="0.64058" calcext:value-type="float">
            <text:p>0,64058</text:p>
          </table:table-cell>
          <table:table-cell office:value-type="float" office:value="37.4888" calcext:value-type="float">
            <text:p>37,4888</text:p>
          </table:table-cell>
          <table:table-cell office:value-type="float" office:value="0.533628" calcext:value-type="float">
            <text:p>0,533628</text:p>
          </table:table-cell>
          <table:table-cell table:number-columns-repeated="8"/>
        </table:table-row>
        <table:table-row table:style-name="ro1">
          <table:table-cell office:value-type="float" office:value="47.6004" calcext:value-type="float">
            <text:p>47,6004</text:p>
          </table:table-cell>
          <table:table-cell office:value-type="float" office:value="1.93285" calcext:value-type="float">
            <text:p>1,93285</text:p>
          </table:table-cell>
          <table:table-cell office:value-type="float" office:value="42.5036" calcext:value-type="float">
            <text:p>42,5036</text:p>
          </table:table-cell>
          <table:table-cell office:value-type="float" office:value="1.21694" calcext:value-type="float">
            <text:p>1,21694</text:p>
          </table:table-cell>
          <table:table-cell office:value-type="float" office:value="39.3794" calcext:value-type="float">
            <text:p>39,3794</text:p>
          </table:table-cell>
          <table:table-cell office:value-type="float" office:value="0.631184" calcext:value-type="float">
            <text:p>0,631184</text:p>
          </table:table-cell>
          <table:table-cell office:value-type="float" office:value="36.6464" calcext:value-type="float">
            <text:p>36,6464</text:p>
          </table:table-cell>
          <table:table-cell office:value-type="float" office:value="0.525205" calcext:value-type="float">
            <text:p>0,525205</text:p>
          </table:table-cell>
          <table:table-cell table:number-columns-repeated="8"/>
        </table:table-row>
        <table:table-row table:style-name="ro1">
          <table:table-cell office:value-type="float" office:value="46.4217" calcext:value-type="float">
            <text:p>46,4217</text:p>
          </table:table-cell>
          <table:table-cell office:value-type="float" office:value="1.82593" calcext:value-type="float">
            <text:p>1,82593</text:p>
          </table:table-cell>
          <table:table-cell office:value-type="float" office:value="41.5016" calcext:value-type="float">
            <text:p>41,5016</text:p>
          </table:table-cell>
          <table:table-cell office:value-type="float" office:value="0.737106" calcext:value-type="float">
            <text:p>0,737106</text:p>
          </table:table-cell>
          <table:table-cell office:value-type="float" office:value="38.4841" calcext:value-type="float">
            <text:p>38,4841</text:p>
          </table:table-cell>
          <table:table-cell office:value-type="float" office:value="0.622231" calcext:value-type="float">
            <text:p>0,622231</text:p>
          </table:table-cell>
          <table:table-cell office:value-type="float" office:value="35.8436" calcext:value-type="float">
            <text:p>35,8436</text:p>
          </table:table-cell>
          <table:table-cell office:value-type="float" office:value="0.517176" calcext:value-type="float">
            <text:p>0,517176</text:p>
          </table:table-cell>
          <table:table-cell table:number-columns-repeated="8"/>
        </table:table-row>
        <table:table-row table:style-name="ro1">
          <table:table-cell office:value-type="float" office:value="45.2995" calcext:value-type="float">
            <text:p>45,2995</text:p>
          </table:table-cell>
          <table:table-cell office:value-type="float" office:value="1.72963" calcext:value-type="float">
            <text:p>1,72963</text:p>
          </table:table-cell>
          <table:table-cell office:value-type="float" office:value="40.5469" calcext:value-type="float">
            <text:p>40,5469</text:p>
          </table:table-cell>
          <table:table-cell office:value-type="float" office:value="0.727559" calcext:value-type="float">
            <text:p>0,727559</text:p>
          </table:table-cell>
          <table:table-cell office:value-type="float" office:value="37.6307" calcext:value-type="float">
            <text:p>37,6307</text:p>
          </table:table-cell>
          <table:table-cell office:value-type="float" office:value="0.613697" calcext:value-type="float">
            <text:p>0,613697</text:p>
          </table:table-cell>
          <table:table-cell office:value-type="float" office:value="35.0779" calcext:value-type="float">
            <text:p>35,0779</text:p>
          </table:table-cell>
          <table:table-cell office:value-type="float" office:value="0.509519" calcext:value-type="float">
            <text:p>0,509519</text:p>
          </table:table-cell>
          <table:table-cell table:number-columns-repeated="8"/>
        </table:table-row>
        <table:table-row table:style-name="ro1">
          <table:table-cell office:value-type="float" office:value="44.2304" calcext:value-type="float">
            <text:p>44,2304</text:p>
          </table:table-cell>
          <table:table-cell office:value-type="float" office:value="1.64262" calcext:value-type="float">
            <text:p>1,64262</text:p>
          </table:table-cell>
          <table:table-cell office:value-type="float" office:value="39.6367" calcext:value-type="float">
            <text:p>39,6367</text:p>
          </table:table-cell>
          <table:table-cell office:value-type="float" office:value="0.718457" calcext:value-type="float">
            <text:p>0,718457</text:p>
          </table:table-cell>
          <table:table-cell office:value-type="float" office:value="36.8166" calcext:value-type="float">
            <text:p>36,8166</text:p>
          </table:table-cell>
          <table:table-cell office:value-type="float" office:value="0.605556" calcext:value-type="float">
            <text:p>0,605556</text:p>
          </table:table-cell>
          <table:table-cell office:value-type="float" office:value="34.3472" calcext:value-type="float">
            <text:p>34,3472</text:p>
          </table:table-cell>
          <table:table-cell office:value-type="float" office:value="0.502212" calcext:value-type="float">
            <text:p>0,502212</text:p>
          </table:table-cell>
          <table:table-cell table:number-columns-repeated="8"/>
        </table:table-row>
        <table:table-row table:style-name="ro1">
          <table:table-cell office:value-type="float" office:value="43.2112" calcext:value-type="float">
            <text:p>43,2112</text:p>
          </table:table-cell>
          <table:table-cell office:value-type="float" office:value="1.56374" calcext:value-type="float">
            <text:p>1,56374</text:p>
          </table:table-cell>
          <table:table-cell office:value-type="float" office:value="38.7683" calcext:value-type="float">
            <text:p>38,7683</text:p>
          </table:table-cell>
          <table:table-cell office:value-type="float" office:value="0.709773" calcext:value-type="float">
            <text:p>0,709773</text:p>
          </table:table-cell>
          <table:table-cell office:value-type="float" office:value="36.0397" calcext:value-type="float">
            <text:p>36,0397</text:p>
          </table:table-cell>
          <table:table-cell office:value-type="float" office:value="0.597786" calcext:value-type="float">
            <text:p>0,597786</text:p>
          </table:table-cell>
          <table:table-cell office:value-type="float" office:value="33.6495" calcext:value-type="float">
            <text:p>33,6495</text:p>
          </table:table-cell>
          <table:table-cell office:value-type="float" office:value="0.495235" calcext:value-type="float">
            <text:p>0,495235</text:p>
          </table:table-cell>
          <table:table-cell table:number-columns-repeated="8"/>
        </table:table-row>
        <table:table-row table:style-name="ro1">
          <table:table-cell office:value-type="float" office:value="42.2389" calcext:value-type="float">
            <text:p>42,2389</text:p>
          </table:table-cell>
          <table:table-cell office:value-type="float" office:value="1.49203" calcext:value-type="float">
            <text:p>1,49203</text:p>
          </table:table-cell>
          <table:table-cell office:value-type="float" office:value="37.9393" calcext:value-type="float">
            <text:p>37,9393</text:p>
          </table:table-cell>
          <table:table-cell office:value-type="float" office:value="0.701483" calcext:value-type="float">
            <text:p>0,701483</text:p>
          </table:table-cell>
          <table:table-cell office:value-type="float" office:value="35.2976" calcext:value-type="float">
            <text:p>35,2976</text:p>
          </table:table-cell>
          <table:table-cell office:value-type="float" office:value="0.590366" calcext:value-type="float">
            <text:p>0,590366</text:p>
          </table:table-cell>
          <table:table-cell office:value-type="float" office:value="32.983" calcext:value-type="float">
            <text:p>32,983</text:p>
          </table:table-cell>
          <table:table-cell office:value-type="float" office:value="0.48857" calcext:value-type="float">
            <text:p>0,48857</text:p>
          </table:table-cell>
          <table:table-cell table:number-columns-repeated="8"/>
        </table:table-row>
        <table:table-row table:style-name="ro1">
          <table:table-cell office:value-type="float" office:value="41.3108" calcext:value-type="float">
            <text:p>41,3108</text:p>
          </table:table-cell>
          <table:table-cell office:value-type="float" office:value="1.42665" calcext:value-type="float">
            <text:p>1,42665</text:p>
          </table:table-cell>
          <table:table-cell office:value-type="float" office:value="37.1475" calcext:value-type="float">
            <text:p>37,1475</text:p>
          </table:table-cell>
          <table:table-cell office:value-type="float" office:value="0.693565" calcext:value-type="float">
            <text:p>0,693565</text:p>
          </table:table-cell>
          <table:table-cell office:value-type="float" office:value="34.5886" calcext:value-type="float">
            <text:p>34,5886</text:p>
          </table:table-cell>
          <table:table-cell office:value-type="float" office:value="0.583276" calcext:value-type="float">
            <text:p>0,583276</text:p>
          </table:table-cell>
          <table:table-cell office:value-type="float" office:value="32.3459" calcext:value-type="float">
            <text:p>32,3459</text:p>
          </table:table-cell>
          <table:table-cell office:value-type="float" office:value="0.482199" calcext:value-type="float">
            <text:p>0,482199</text:p>
          </table:table-cell>
          <table:table-cell table:number-columns-repeated="8"/>
        </table:table-row>
        <table:table-row table:style-name="ro1">
          <table:table-cell office:value-type="float" office:value="40.4243" calcext:value-type="float">
            <text:p>40,4243</text:p>
          </table:table-cell>
          <table:table-cell office:value-type="float" office:value="1.36688" calcext:value-type="float">
            <text:p>1,36688</text:p>
          </table:table-cell>
          <table:table-cell office:value-type="float" office:value="36.3908" calcext:value-type="float">
            <text:p>36,3908</text:p>
          </table:table-cell>
          <table:table-cell office:value-type="float" office:value="0.685998" calcext:value-type="float">
            <text:p>0,685998</text:p>
          </table:table-cell>
          <table:table-cell office:value-type="float" office:value="33.9107" calcext:value-type="float">
            <text:p>33,9107</text:p>
          </table:table-cell>
          <table:table-cell office:value-type="float" office:value="0.576497" calcext:value-type="float">
            <text:p>0,576497</text:p>
          </table:table-cell>
          <table:table-cell office:value-type="float" office:value="31.7365" calcext:value-type="float">
            <text:p>31,7365</text:p>
          </table:table-cell>
          <table:table-cell office:value-type="float" office:value="0.476105" calcext:value-type="float">
            <text:p>0,476105</text:p>
          </table:table-cell>
          <table:table-cell table:number-columns-repeated="8"/>
        </table:table-row>
        <table:table-row table:style-name="ro1">
          <table:table-cell office:value-type="float" office:value="39.5771" calcext:value-type="float">
            <text:p>39,5771</text:p>
          </table:table-cell>
          <table:table-cell office:value-type="float" office:value="1.3121" calcext:value-type="float">
            <text:p>1,3121</text:p>
          </table:table-cell>
          <table:table-cell office:value-type="float" office:value="35.6671" calcext:value-type="float">
            <text:p>35,6671</text:p>
          </table:table-cell>
          <table:table-cell office:value-type="float" office:value="0.678761" calcext:value-type="float">
            <text:p>0,678761</text:p>
          </table:table-cell>
          <table:table-cell office:value-type="float" office:value="33.2622" calcext:value-type="float">
            <text:p>33,2622</text:p>
          </table:table-cell>
          <table:table-cell office:value-type="float" office:value="0.570012" calcext:value-type="float">
            <text:p>0,570012</text:p>
          </table:table-cell>
          <table:table-cell office:value-type="float" office:value="31.1534" calcext:value-type="float">
            <text:p>31,1534</text:p>
          </table:table-cell>
          <table:table-cell office:value-type="float" office:value="0.470274" calcext:value-type="float">
            <text:p>0,470274</text:p>
          </table:table-cell>
          <table:table-cell table:number-columns-repeated="8"/>
        </table:table-row>
        <table:table-row table:style-name="ro1">
          <table:table-cell office:value-type="float" office:value="38.7669" calcext:value-type="float">
            <text:p>38,7669</text:p>
          </table:table-cell>
          <table:table-cell office:value-type="float" office:value="0.838019" calcext:value-type="float">
            <text:p>0,838019</text:p>
          </table:table-cell>
          <table:table-cell office:value-type="float" office:value="34.9746" calcext:value-type="float">
            <text:p>34,9746</text:p>
          </table:table-cell>
          <table:table-cell office:value-type="float" office:value="0.671836" calcext:value-type="float">
            <text:p>0,671836</text:p>
          </table:table-cell>
          <table:table-cell office:value-type="float" office:value="32.6415" calcext:value-type="float">
            <text:p>32,6415</text:p>
          </table:table-cell>
          <table:table-cell office:value-type="float" office:value="0.563804" calcext:value-type="float">
            <text:p>0,563804</text:p>
          </table:table-cell>
          <table:table-cell office:value-type="float" office:value="30.5951" calcext:value-type="float">
            <text:p>30,5951</text:p>
          </table:table-cell>
          <table:table-cell office:value-type="float" office:value="0.464691" calcext:value-type="float">
            <text:p>0,464691</text:p>
          </table:table-cell>
          <table:table-cell table:number-columns-repeated="8"/>
        </table:table-row>
        <table:table-row table:style-name="ro1">
          <table:table-cell office:value-type="float" office:value="37.9915" calcext:value-type="float">
            <text:p>37,9915</text:p>
          </table:table-cell>
          <table:table-cell office:value-type="float" office:value="0.830265" calcext:value-type="float">
            <text:p>0,830265</text:p>
          </table:table-cell>
          <table:table-cell office:value-type="float" office:value="34.3116" calcext:value-type="float">
            <text:p>34,3116</text:p>
          </table:table-cell>
          <table:table-cell office:value-type="float" office:value="0.665206" calcext:value-type="float">
            <text:p>0,665206</text:p>
          </table:table-cell>
          <table:table-cell office:value-type="float" office:value="32.0469" calcext:value-type="float">
            <text:p>32,0469</text:p>
          </table:table-cell>
          <table:table-cell office:value-type="float" office:value="0.557859" calcext:value-type="float">
            <text:p>0,557859</text:p>
          </table:table-cell>
          <table:table-cell office:value-type="float" office:value="30.0602" calcext:value-type="float">
            <text:p>30,0602</text:p>
          </table:table-cell>
          <table:table-cell office:value-type="float" office:value="0.459342" calcext:value-type="float">
            <text:p>0,459342</text:p>
          </table:table-cell>
          <table:table-cell table:number-columns-repeated="8"/>
        </table:table-row>
        <table:table-row table:style-name="ro1">
          <table:table-cell office:value-type="float" office:value="39.1959" calcext:value-type="float">
            <text:p>39,1959</text:p>
          </table:table-cell>
          <table:table-cell office:value-type="float" office:value="1.28817" calcext:value-type="float">
            <text:p>1,28817</text:p>
          </table:table-cell>
          <table:table-cell office:value-type="float" office:value="35.3351" calcext:value-type="float">
            <text:p>35,3351</text:p>
          </table:table-cell>
          <table:table-cell office:value-type="float" office:value="0.675441" calcext:value-type="float">
            <text:p>0,675441</text:p>
          </table:table-cell>
          <table:table-cell office:value-type="float" office:value="32.9614" calcext:value-type="float">
            <text:p>32,9614</text:p>
          </table:table-cell>
          <table:table-cell office:value-type="float" office:value="0.567004" calcext:value-type="float">
            <text:p>0,567004</text:p>
          </table:table-cell>
          <table:table-cell office:value-type="float" office:value="30.8805" calcext:value-type="float">
            <text:p>30,8805</text:p>
          </table:table-cell>
          <table:table-cell office:value-type="float" office:value="0.467546" calcext:value-type="float">
            <text:p>0,467546</text:p>
          </table:table-cell>
          <table:table-cell table:number-columns-repeated="8"/>
        </table:table-row>
        <table:table-row table:style-name="ro1">
          <table:table-cell office:value-type="float" office:value="41.0286" calcext:value-type="float">
            <text:p>41,0286</text:p>
          </table:table-cell>
          <table:table-cell office:value-type="float" office:value="1.40735" calcext:value-type="float">
            <text:p>1,40735</text:p>
          </table:table-cell>
          <table:table-cell office:value-type="float" office:value="36.8941" calcext:value-type="float">
            <text:p>36,8941</text:p>
          </table:table-cell>
          <table:table-cell office:value-type="float" office:value="0.69103" calcext:value-type="float">
            <text:p>0,69103</text:p>
          </table:table-cell>
          <table:table-cell office:value-type="float" office:value="34.3552" calcext:value-type="float">
            <text:p>34,3552</text:p>
          </table:table-cell>
          <table:table-cell office:value-type="float" office:value="0.580942" calcext:value-type="float">
            <text:p>0,580942</text:p>
          </table:table-cell>
          <table:table-cell office:value-type="float" office:value="32.1315" calcext:value-type="float">
            <text:p>32,1315</text:p>
          </table:table-cell>
          <table:table-cell office:value-type="float" office:value="0.480055" calcext:value-type="float">
            <text:p>0,480055</text:p>
          </table:table-cell>
          <table:table-cell table:number-columns-repeated="8"/>
        </table:table-row>
        <table:table-row table:style-name="ro1">
          <table:table-cell office:value-type="float" office:value="42.8039" calcext:value-type="float">
            <text:p>42,8039</text:p>
          </table:table-cell>
          <table:table-cell office:value-type="float" office:value="1.53329" calcext:value-type="float">
            <text:p>1,53329</text:p>
          </table:table-cell>
          <table:table-cell office:value-type="float" office:value="38.403" calcext:value-type="float">
            <text:p>38,403</text:p>
          </table:table-cell>
          <table:table-cell office:value-type="float" office:value="0.70612" calcext:value-type="float">
            <text:p>0,70612</text:p>
          </table:table-cell>
          <table:table-cell office:value-type="float" office:value="35.7036" calcext:value-type="float">
            <text:p>35,7036</text:p>
          </table:table-cell>
          <table:table-cell office:value-type="float" office:value="0.594426" calcext:value-type="float">
            <text:p>0,594426</text:p>
          </table:table-cell>
          <table:table-cell office:value-type="float" office:value="33.3411" calcext:value-type="float">
            <text:p>33,3411</text:p>
          </table:table-cell>
          <table:table-cell office:value-type="float" office:value="0.492151" calcext:value-type="float">
            <text:p>0,492151</text:p>
          </table:table-cell>
          <table:table-cell table:number-columns-repeated="8"/>
        </table:table-row>
        <table:table-row table:style-name="ro1">
          <table:table-cell office:value-type="float" office:value="44.5073" calcext:value-type="float">
            <text:p>44,5073</text:p>
          </table:table-cell>
          <table:table-cell office:value-type="float" office:value="1.66473" calcext:value-type="float">
            <text:p>1,66473</text:p>
          </table:table-cell>
          <table:table-cell office:value-type="float" office:value="39.8499" calcext:value-type="float">
            <text:p>39,8499</text:p>
          </table:table-cell>
          <table:table-cell office:value-type="float" office:value="0.720589" calcext:value-type="float">
            <text:p>0,720589</text:p>
          </table:table-cell>
          <table:table-cell office:value-type="float" office:value="36.996" calcext:value-type="float">
            <text:p>36,996</text:p>
          </table:table-cell>
          <table:table-cell office:value-type="float" office:value="0.60735" calcext:value-type="float">
            <text:p>0,60735</text:p>
          </table:table-cell>
          <table:table-cell office:value-type="float" office:value="34.5" calcext:value-type="float">
            <text:p>34,5</text:p>
          </table:table-cell>
          <table:table-cell office:value-type="float" office:value="0.50374" calcext:value-type="float">
            <text:p>0,50374</text:p>
          </table:table-cell>
          <table:table-cell table:number-columns-repeated="8"/>
        </table:table-row>
        <table:table-row table:style-name="ro1">
          <table:table-cell office:value-type="float" office:value="46.1415" calcext:value-type="float">
            <text:p>46,1415</text:p>
          </table:table-cell>
          <table:table-cell office:value-type="float" office:value="1.80139" calcext:value-type="float">
            <text:p>1,80139</text:p>
          </table:table-cell>
          <table:table-cell office:value-type="float" office:value="41.2371" calcext:value-type="float">
            <text:p>41,2371</text:p>
          </table:table-cell>
          <table:table-cell office:value-type="float" office:value="0.734461" calcext:value-type="float">
            <text:p>0,734461</text:p>
          </table:table-cell>
          <table:table-cell office:value-type="float" office:value="38.2347" calcext:value-type="float">
            <text:p>38,2347</text:p>
          </table:table-cell>
          <table:table-cell office:value-type="float" office:value="0.619737" calcext:value-type="float">
            <text:p>0,619737</text:p>
          </table:table-cell>
          <table:table-cell office:value-type="float" office:value="35.6104" calcext:value-type="float">
            <text:p>35,6104</text:p>
          </table:table-cell>
          <table:table-cell office:value-type="float" office:value="0.514844" calcext:value-type="float">
            <text:p>0,514844</text:p>
          </table:table-cell>
          <table:table-cell table:number-columns-repeated="8"/>
        </table:table-row>
        <table:table-row table:style-name="ro1">
          <table:table-cell office:value-type="float" office:value="47.7093" calcext:value-type="float">
            <text:p>47,7093</text:p>
          </table:table-cell>
          <table:table-cell office:value-type="float" office:value="1.94305" calcext:value-type="float">
            <text:p>1,94305</text:p>
          </table:table-cell>
          <table:table-cell office:value-type="float" office:value="42.5673" calcext:value-type="float">
            <text:p>42,5673</text:p>
          </table:table-cell>
          <table:table-cell office:value-type="float" office:value="1.22069" calcext:value-type="float">
            <text:p>1,22069</text:p>
          </table:table-cell>
          <table:table-cell office:value-type="float" office:value="39.422" calcext:value-type="float">
            <text:p>39,422</text:p>
          </table:table-cell>
          <table:table-cell office:value-type="float" office:value="0.63161" calcext:value-type="float">
            <text:p>0,63161</text:p>
          </table:table-cell>
          <table:table-cell office:value-type="float" office:value="36.6744" calcext:value-type="float">
            <text:p>36,6744</text:p>
          </table:table-cell>
          <table:table-cell office:value-type="float" office:value="0.525483" calcext:value-type="float">
            <text:p>0,525483</text:p>
          </table:table-cell>
          <table:table-cell table:number-columns-repeated="8"/>
        </table:table-row>
        <table:table-row table:style-name="ro1">
          <table:table-cell office:value-type="float" office:value="49.2136" calcext:value-type="float">
            <text:p>49,2136</text:p>
          </table:table-cell>
          <table:table-cell office:value-type="float" office:value="2.08942" calcext:value-type="float">
            <text:p>2,08942</text:p>
          </table:table-cell>
          <table:table-cell office:value-type="float" office:value="43.8429" calcext:value-type="float">
            <text:p>43,8429</text:p>
          </table:table-cell>
          <table:table-cell office:value-type="float" office:value="1.29824" calcext:value-type="float">
            <text:p>1,29824</text:p>
          </table:table-cell>
          <table:table-cell office:value-type="float" office:value="40.5602" calcext:value-type="float">
            <text:p>40,5602</text:p>
          </table:table-cell>
          <table:table-cell office:value-type="float" office:value="0.642992" calcext:value-type="float">
            <text:p>0,642992</text:p>
          </table:table-cell>
          <table:table-cell office:value-type="float" office:value="37.6941" calcext:value-type="float">
            <text:p>37,6941</text:p>
          </table:table-cell>
          <table:table-cell office:value-type="float" office:value="0.535681" calcext:value-type="float">
            <text:p>0,535681</text:p>
          </table:table-cell>
          <table:table-cell table:number-columns-repeated="8"/>
        </table:table-row>
        <table:table-row table:style-name="ro1">
          <table:table-cell office:value-type="float" office:value="50.6571" calcext:value-type="float">
            <text:p>50,6571</text:p>
          </table:table-cell>
          <table:table-cell office:value-type="float" office:value="2.24023" calcext:value-type="float">
            <text:p>2,24023</text:p>
          </table:table-cell>
          <table:table-cell office:value-type="float" office:value="45.0664" calcext:value-type="float">
            <text:p>45,0664</text:p>
          </table:table-cell>
          <table:table-cell office:value-type="float" office:value="1.37724" calcext:value-type="float">
            <text:p>1,37724</text:p>
          </table:table-cell>
          <table:table-cell office:value-type="float" office:value="41.6516" calcext:value-type="float">
            <text:p>41,6516</text:p>
          </table:table-cell>
          <table:table-cell office:value-type="float" office:value="0.653906" calcext:value-type="float">
            <text:p>0,653906</text:p>
          </table:table-cell>
          <table:table-cell office:value-type="float" office:value="38.6716" calcext:value-type="float">
            <text:p>38,6716</text:p>
          </table:table-cell>
          <table:table-cell office:value-type="float" office:value="0.545456" calcext:value-type="float">
            <text:p>0,545456</text:p>
          </table:table-cell>
          <table:table-cell table:number-columns-repeated="8"/>
        </table:table-row>
        <table:table-row table:style-name="ro1">
          <table:table-cell office:value-type="float" office:value="52.0424" calcext:value-type="float">
            <text:p>52,0424</text:p>
          </table:table-cell>
          <table:table-cell office:value-type="float" office:value="2.39519" calcext:value-type="float">
            <text:p>2,39519</text:p>
          </table:table-cell>
          <table:table-cell office:value-type="float" office:value="46.2401" calcext:value-type="float">
            <text:p>46,2401</text:p>
          </table:table-cell>
          <table:table-cell office:value-type="float" office:value="1.45753" calcext:value-type="float">
            <text:p>1,45753</text:p>
          </table:table-cell>
          <table:table-cell office:value-type="float" office:value="42.6983" calcext:value-type="float">
            <text:p>42,6983</text:p>
          </table:table-cell>
          <table:table-cell office:value-type="float" office:value="0.664373" calcext:value-type="float">
            <text:p>0,664373</text:p>
          </table:table-cell>
          <table:table-cell office:value-type="float" office:value="39.6089" calcext:value-type="float">
            <text:p>39,6089</text:p>
          </table:table-cell>
          <table:table-cell office:value-type="float" office:value="0.554829" calcext:value-type="float">
            <text:p>0,554829</text:p>
          </table:table-cell>
          <table:table-cell table:number-columns-repeated="8"/>
        </table:table-row>
        <table:table-row table:style-name="ro1">
          <table:table-cell office:value-type="float" office:value="53.372" calcext:value-type="float">
            <text:p>53,372</text:p>
          </table:table-cell>
          <table:table-cell office:value-type="float" office:value="2.55399" calcext:value-type="float">
            <text:p>2,55399</text:p>
          </table:table-cell>
          <table:table-cell office:value-type="float" office:value="47.3662" calcext:value-type="float">
            <text:p>47,3662</text:p>
          </table:table-cell>
          <table:table-cell office:value-type="float" office:value="1.53897" calcext:value-type="float">
            <text:p>1,53897</text:p>
          </table:table-cell>
          <table:table-cell office:value-type="float" office:value="43.7023" calcext:value-type="float">
            <text:p>43,7023</text:p>
          </table:table-cell>
          <table:table-cell office:value-type="float" office:value="0.674413" calcext:value-type="float">
            <text:p>0,674413</text:p>
          </table:table-cell>
          <table:table-cell office:value-type="float" office:value="40.5077" calcext:value-type="float">
            <text:p>40,5077</text:p>
          </table:table-cell>
          <table:table-cell office:value-type="float" office:value="0.563817" calcext:value-type="float">
            <text:p>0,563817</text:p>
          </table:table-cell>
          <table:table-cell table:number-columns-repeated="8"/>
        </table:table-row>
        <table:table-row table:style-name="ro1">
          <table:table-cell office:value-type="float" office:value="54.6484" calcext:value-type="float">
            <text:p>54,6484</text:p>
          </table:table-cell>
          <table:table-cell office:value-type="float" office:value="2.71634" calcext:value-type="float">
            <text:p>2,71634</text:p>
          </table:table-cell>
          <table:table-cell office:value-type="float" office:value="48.4469" calcext:value-type="float">
            <text:p>48,4469</text:p>
          </table:table-cell>
          <table:table-cell office:value-type="float" office:value="1.6214" calcext:value-type="float">
            <text:p>1,6214</text:p>
          </table:table-cell>
          <table:table-cell office:value-type="float" office:value="44.6656" calcext:value-type="float">
            <text:p>44,6656</text:p>
          </table:table-cell>
          <table:table-cell office:value-type="float" office:value="1.17082" calcext:value-type="float">
            <text:p>1,17082</text:p>
          </table:table-cell>
          <table:table-cell office:value-type="float" office:value="41.3698" calcext:value-type="float">
            <text:p>41,3698</text:p>
          </table:table-cell>
          <table:table-cell office:value-type="float" office:value="0.572438" calcext:value-type="float">
            <text:p>0,572438</text:p>
          </table:table-cell>
          <table:table-cell table:number-columns-repeated="8"/>
        </table:table-row>
        <table:table-row table:style-name="ro1">
          <table:table-cell office:value-type="float" office:value="55.874" calcext:value-type="float">
            <text:p>55,874</text:p>
          </table:table-cell>
          <table:table-cell office:value-type="float" office:value="2.88192" calcext:value-type="float">
            <text:p>2,88192</text:p>
          </table:table-cell>
          <table:table-cell office:value-type="float" office:value="49.4842" calcext:value-type="float">
            <text:p>49,4842</text:p>
          </table:table-cell>
          <table:table-cell office:value-type="float" office:value="1.70467" calcext:value-type="float">
            <text:p>1,70467</text:p>
          </table:table-cell>
          <table:table-cell office:value-type="float" office:value="45.59" calcext:value-type="float">
            <text:p>45,59</text:p>
          </table:table-cell>
          <table:table-cell office:value-type="float" office:value="1.22426" calcext:value-type="float">
            <text:p>1,22426</text:p>
          </table:table-cell>
          <table:table-cell office:value-type="float" office:value="42.1971" calcext:value-type="float">
            <text:p>42,1971</text:p>
          </table:table-cell>
          <table:table-cell office:value-type="float" office:value="0.580711" calcext:value-type="float">
            <text:p>0,580711</text:p>
          </table:table-cell>
          <table:table-cell table:number-columns-repeated="8"/>
        </table:table-row>
        <table:table-row table:style-name="ro1">
          <table:table-cell office:value-type="float" office:value="57.0509" calcext:value-type="float">
            <text:p>57,0509</text:p>
          </table:table-cell>
          <table:table-cell office:value-type="float" office:value="3.05042" calcext:value-type="float">
            <text:p>3,05042</text:p>
          </table:table-cell>
          <table:table-cell office:value-type="float" office:value="50.4801" calcext:value-type="float">
            <text:p>50,4801</text:p>
          </table:table-cell>
          <table:table-cell office:value-type="float" office:value="1.78864" calcext:value-type="float">
            <text:p>1,78864</text:p>
          </table:table-cell>
          <table:table-cell office:value-type="float" office:value="46.4773" calcext:value-type="float">
            <text:p>46,4773</text:p>
          </table:table-cell>
          <table:table-cell office:value-type="float" office:value="1.27785" calcext:value-type="float">
            <text:p>1,27785</text:p>
          </table:table-cell>
          <table:table-cell office:value-type="float" office:value="42.9909" calcext:value-type="float">
            <text:p>42,9909</text:p>
          </table:table-cell>
          <table:table-cell office:value-type="float" office:value="0.588649" calcext:value-type="float">
            <text:p>0,588649</text:p>
          </table:table-cell>
          <table:table-cell table:number-columns-repeated="8"/>
        </table:table-row>
        <table:table-row table:style-name="ro1">
          <table:table-cell office:value-type="float" office:value="58.1814" calcext:value-type="float">
            <text:p>58,1814</text:p>
          </table:table-cell>
          <table:table-cell office:value-type="float" office:value="3.22154" calcext:value-type="float">
            <text:p>3,22154</text:p>
          </table:table-cell>
          <table:table-cell office:value-type="float" office:value="51.4364" calcext:value-type="float">
            <text:p>51,4364</text:p>
          </table:table-cell>
          <table:table-cell office:value-type="float" office:value="1.87316" calcext:value-type="float">
            <text:p>1,87316</text:p>
          </table:table-cell>
          <table:table-cell office:value-type="float" office:value="47.3293" calcext:value-type="float">
            <text:p>47,3293</text:p>
          </table:table-cell>
          <table:table-cell office:value-type="float" office:value="1.3315" calcext:value-type="float">
            <text:p>1,3315</text:p>
          </table:table-cell>
          <table:table-cell office:value-type="float" office:value="43.7531" calcext:value-type="float">
            <text:p>43,7531</text:p>
          </table:table-cell>
          <table:table-cell office:value-type="float" office:value="0.596271" calcext:value-type="float">
            <text:p>0,596271</text:p>
          </table:table-cell>
          <table:table-cell table:number-columns-repeated="8"/>
        </table:table-row>
        <table:table-row table:style-name="ro1">
          <table:table-cell office:value-type="float" office:value="59.2674" calcext:value-type="float">
            <text:p>59,2674</text:p>
          </table:table-cell>
          <table:table-cell office:value-type="float" office:value="3.39497" calcext:value-type="float">
            <text:p>3,39497</text:p>
          </table:table-cell>
          <table:table-cell office:value-type="float" office:value="52.355" calcext:value-type="float">
            <text:p>52,355</text:p>
          </table:table-cell>
          <table:table-cell office:value-type="float" office:value="1.9581" calcext:value-type="float">
            <text:p>1,9581</text:p>
          </table:table-cell>
          <table:table-cell office:value-type="float" office:value="48.1475" calcext:value-type="float">
            <text:p>48,1475</text:p>
          </table:table-cell>
          <table:table-cell office:value-type="float" office:value="1.38516" calcext:value-type="float">
            <text:p>1,38516</text:p>
          </table:table-cell>
          <table:table-cell office:value-type="float" office:value="44.4849" calcext:value-type="float">
            <text:p>44,4849</text:p>
          </table:table-cell>
          <table:table-cell office:value-type="float" office:value="0.603589" calcext:value-type="float">
            <text:p>0,603589</text:p>
          </table:table-cell>
          <table:table-cell table:number-columns-repeated="8"/>
        </table:table-row>
        <table:table-row table:style-name="ro1">
          <table:table-cell office:value-type="float" office:value="60.3111" calcext:value-type="float">
            <text:p>60,3111</text:p>
          </table:table-cell>
          <table:table-cell office:value-type="float" office:value="3.57043" calcext:value-type="float">
            <text:p>3,57043</text:p>
          </table:table-cell>
          <table:table-cell office:value-type="float" office:value="53.2375" calcext:value-type="float">
            <text:p>53,2375</text:p>
          </table:table-cell>
          <table:table-cell office:value-type="float" office:value="2.04334" calcext:value-type="float">
            <text:p>2,04334</text:p>
          </table:table-cell>
          <table:table-cell office:value-type="float" office:value="48.9335" calcext:value-type="float">
            <text:p>48,9335</text:p>
          </table:table-cell>
          <table:table-cell office:value-type="float" office:value="1.43873" calcext:value-type="float">
            <text:p>1,43873</text:p>
          </table:table-cell>
          <table:table-cell office:value-type="float" office:value="45.1878" calcext:value-type="float">
            <text:p>45,1878</text:p>
          </table:table-cell>
          <table:table-cell office:value-type="float" office:value="0.610618" calcext:value-type="float">
            <text:p>0,610618</text:p>
          </table:table-cell>
          <table:table-cell table:number-columns-repeated="8"/>
        </table:table-row>
        <table:table-row table:style-name="ro1">
          <table:table-cell office:value-type="float" office:value="61.3143" calcext:value-type="float">
            <text:p>61,3143</text:p>
          </table:table-cell>
          <table:table-cell office:value-type="float" office:value="3.74762" calcext:value-type="float">
            <text:p>3,74762</text:p>
          </table:table-cell>
          <table:table-cell office:value-type="float" office:value="54.0857" calcext:value-type="float">
            <text:p>54,0857</text:p>
          </table:table-cell>
          <table:table-cell office:value-type="float" office:value="2.12876" calcext:value-type="float">
            <text:p>2,12876</text:p>
          </table:table-cell>
          <table:table-cell office:value-type="float" office:value="49.6888" calcext:value-type="float">
            <text:p>49,6888</text:p>
          </table:table-cell>
          <table:table-cell office:value-type="float" office:value="1.49217" calcext:value-type="float">
            <text:p>1,49217</text:p>
          </table:table-cell>
          <table:table-cell office:value-type="float" office:value="45.8632" calcext:value-type="float">
            <text:p>45,8632</text:p>
          </table:table-cell>
          <table:table-cell office:value-type="float" office:value="0.617372" calcext:value-type="float">
            <text:p>0,617372</text:p>
          </table:table-cell>
          <table:table-cell table:number-columns-repeated="8"/>
        </table:table-row>
        <table:table-row table:style-name="ro1">
          <table:table-cell office:value-type="float" office:value="62.2788" calcext:value-type="float">
            <text:p>62,2788</text:p>
          </table:table-cell>
          <table:table-cell office:value-type="float" office:value="3.92627" calcext:value-type="float">
            <text:p>3,92627</text:p>
          </table:table-cell>
          <table:table-cell office:value-type="float" office:value="54.9011" calcext:value-type="float">
            <text:p>54,9011</text:p>
          </table:table-cell>
          <table:table-cell office:value-type="float" office:value="2.21424" calcext:value-type="float">
            <text:p>2,21424</text:p>
          </table:table-cell>
          <table:table-cell office:value-type="float" office:value="50.4148" calcext:value-type="float">
            <text:p>50,4148</text:p>
          </table:table-cell>
          <table:table-cell office:value-type="float" office:value="1.5454" calcext:value-type="float">
            <text:p>1,5454</text:p>
          </table:table-cell>
          <table:table-cell office:value-type="float" office:value="46.5124" calcext:value-type="float">
            <text:p>46,5124</text:p>
          </table:table-cell>
          <table:table-cell office:value-type="float" office:value="1.12082" calcext:value-type="float">
            <text:p>1,12082</text:p>
          </table:table-cell>
          <table:table-cell table:number-columns-repeated="8"/>
        </table:table-row>
        <table:table-row table:style-name="ro1">
          <table:table-cell office:value-type="float" office:value="63.2064" calcext:value-type="float">
            <text:p>63,2064</text:p>
          </table:table-cell>
          <table:table-cell office:value-type="float" office:value="4.10611" calcext:value-type="float">
            <text:p>4,10611</text:p>
          </table:table-cell>
          <table:table-cell office:value-type="float" office:value="55.6852" calcext:value-type="float">
            <text:p>55,6852</text:p>
          </table:table-cell>
          <table:table-cell office:value-type="float" office:value="2.29967" calcext:value-type="float">
            <text:p>2,29967</text:p>
          </table:table-cell>
          <table:table-cell office:value-type="float" office:value="51.1129" calcext:value-type="float">
            <text:p>51,1129</text:p>
          </table:table-cell>
          <table:table-cell office:value-type="float" office:value="1.59838" calcext:value-type="float">
            <text:p>1,59838</text:p>
          </table:table-cell>
          <table:table-cell office:value-type="float" office:value="47.1365" calcext:value-type="float">
            <text:p>47,1365</text:p>
          </table:table-cell>
          <table:table-cell office:value-type="float" office:value="1.15511" calcext:value-type="float">
            <text:p>1,15511</text:p>
          </table:table-cell>
          <table:table-cell table:number-columns-repeated="8"/>
        </table:table-row>
        <table:table-row table:style-name="ro1">
          <table:table-cell office:value-type="float" office:value="64.0988" calcext:value-type="float">
            <text:p>64,0988</text:p>
          </table:table-cell>
          <table:table-cell office:value-type="float" office:value="4.28688" calcext:value-type="float">
            <text:p>4,28688</text:p>
          </table:table-cell>
          <table:table-cell office:value-type="float" office:value="56.4394" calcext:value-type="float">
            <text:p>56,4394</text:p>
          </table:table-cell>
          <table:table-cell office:value-type="float" office:value="2.38495" calcext:value-type="float">
            <text:p>2,38495</text:p>
          </table:table-cell>
          <table:table-cell office:value-type="float" office:value="51.7844" calcext:value-type="float">
            <text:p>51,7844</text:p>
          </table:table-cell>
          <table:table-cell office:value-type="float" office:value="1.65104" calcext:value-type="float">
            <text:p>1,65104</text:p>
          </table:table-cell>
          <table:table-cell office:value-type="float" office:value="47.7367" calcext:value-type="float">
            <text:p>47,7367</text:p>
          </table:table-cell>
          <table:table-cell office:value-type="float" office:value="1.18907" calcext:value-type="float">
            <text:p>1,18907</text:p>
          </table:table-cell>
          <table:table-cell table:number-columns-repeated="8"/>
        </table:table-row>
        <table:table-row table:style-name="ro1">
          <table:table-cell office:value-type="float" office:value="64.9575" calcext:value-type="float">
            <text:p>64,9575</text:p>
          </table:table-cell>
          <table:table-cell office:value-type="float" office:value="4.46834" calcext:value-type="float">
            <text:p>4,46834</text:p>
          </table:table-cell>
          <table:table-cell office:value-type="float" office:value="57.1652" calcext:value-type="float">
            <text:p>57,1652</text:p>
          </table:table-cell>
          <table:table-cell office:value-type="float" office:value="2.47" calcext:value-type="float">
            <text:p>2,47</text:p>
          </table:table-cell>
          <table:table-cell office:value-type="float" office:value="52.4305" calcext:value-type="float">
            <text:p>52,4305</text:p>
          </table:table-cell>
          <table:table-cell office:value-type="float" office:value="1.70335" calcext:value-type="float">
            <text:p>1,70335</text:p>
          </table:table-cell>
          <table:table-cell office:value-type="float" office:value="48.3142" calcext:value-type="float">
            <text:p>48,3142</text:p>
          </table:table-cell>
          <table:table-cell office:value-type="float" office:value="1.2227" calcext:value-type="float">
            <text:p>1,2227</text:p>
          </table:table-cell>
          <table:table-cell table:number-columns-repeated="8"/>
        </table:table-row>
        <table:table-row table:style-name="ro1">
          <table:table-cell office:value-type="float" office:value="63.5977" calcext:value-type="float">
            <text:p>63,5977</text:p>
          </table:table-cell>
          <table:table-cell office:value-type="float" office:value="4.18441" calcext:value-type="float">
            <text:p>4,18441</text:p>
          </table:table-cell>
          <table:table-cell office:value-type="float" office:value="56.0297" calcext:value-type="float">
            <text:p>56,0297</text:p>
          </table:table-cell>
          <table:table-cell office:value-type="float" office:value="2.33824" calcext:value-type="float">
            <text:p>2,33824</text:p>
          </table:table-cell>
          <table:table-cell office:value-type="float" office:value="51.4269" calcext:value-type="float">
            <text:p>51,4269</text:p>
          </table:table-cell>
          <table:table-cell office:value-type="float" office:value="1.62279" calcext:value-type="float">
            <text:p>1,62279</text:p>
          </table:table-cell>
          <table:table-cell office:value-type="float" office:value="47.4226" calcext:value-type="float">
            <text:p>47,4226</text:p>
          </table:table-cell>
          <table:table-cell office:value-type="float" office:value="1.17117" calcext:value-type="float">
            <text:p>1,17117</text:p>
          </table:table-cell>
          <table:table-cell table:number-columns-repeated="8"/>
        </table:table-row>
        <table:table-row table:style-name="ro1">
          <table:table-cell office:value-type="float" office:value="61.6061" calcext:value-type="float">
            <text:p>61,6061</text:p>
          </table:table-cell>
          <table:table-cell office:value-type="float" office:value="3.80079" calcext:value-type="float">
            <text:p>3,80079</text:p>
          </table:table-cell>
          <table:table-cell office:value-type="float" office:value="54.3555" calcext:value-type="float">
            <text:p>54,3555</text:p>
          </table:table-cell>
          <table:table-cell office:value-type="float" office:value="2.15667" calcext:value-type="float">
            <text:p>2,15667</text:p>
          </table:table-cell>
          <table:table-cell office:value-type="float" office:value="49.9409" calcext:value-type="float">
            <text:p>49,9409</text:p>
          </table:table-cell>
          <table:table-cell office:value-type="float" office:value="1.51044" calcext:value-type="float">
            <text:p>1,51044</text:p>
          </table:table-cell>
          <table:table-cell office:value-type="float" office:value="46.0976" calcext:value-type="float">
            <text:p>46,0976</text:p>
          </table:table-cell>
          <table:table-cell office:value-type="float" office:value="0.619716" calcext:value-type="float">
            <text:p>0,619716</text:p>
          </table:table-cell>
          <table:table-cell table:number-columns-repeated="8"/>
        </table:table-row>
        <table:table-row table:style-name="ro1">
          <table:table-cell office:value-type="float" office:value="59.7107" calcext:value-type="float">
            <text:p>59,7107</text:p>
          </table:table-cell>
          <table:table-cell office:value-type="float" office:value="3.46842" calcext:value-type="float">
            <text:p>3,46842</text:p>
          </table:table-cell>
          <table:table-cell office:value-type="float" office:value="52.7595" calcext:value-type="float">
            <text:p>52,7595</text:p>
          </table:table-cell>
          <table:table-cell office:value-type="float" office:value="1.99672" calcext:value-type="float">
            <text:p>1,99672</text:p>
          </table:table-cell>
          <table:table-cell office:value-type="float" office:value="48.523" calcext:value-type="float">
            <text:p>48,523</text:p>
          </table:table-cell>
          <table:table-cell office:value-type="float" office:value="1.4105" calcext:value-type="float">
            <text:p>1,4105</text:p>
          </table:table-cell>
          <table:table-cell office:value-type="float" office:value="44.8322" calcext:value-type="float">
            <text:p>44,8322</text:p>
          </table:table-cell>
          <table:table-cell office:value-type="float" office:value="0.607062" calcext:value-type="float">
            <text:p>0,607062</text:p>
          </table:table-cell>
          <table:table-cell table:number-columns-repeated="8"/>
        </table:table-row>
        <table:table-row table:style-name="ro1">
          <table:table-cell office:value-type="float" office:value="57.9177" calcext:value-type="float">
            <text:p>57,9177</text:p>
          </table:table-cell>
          <table:table-cell office:value-type="float" office:value="3.18079" calcext:value-type="float">
            <text:p>3,18079</text:p>
          </table:table-cell>
          <table:table-cell office:value-type="float" office:value="51.2477" calcext:value-type="float">
            <text:p>51,2477</text:p>
          </table:table-cell>
          <table:table-cell office:value-type="float" office:value="1.85617" calcext:value-type="float">
            <text:p>1,85617</text:p>
          </table:table-cell>
          <table:table-cell office:value-type="float" office:value="47.1789" calcext:value-type="float">
            <text:p>47,1789</text:p>
          </table:table-cell>
          <table:table-cell office:value-type="float" office:value="1.32187" calcext:value-type="float">
            <text:p>1,32187</text:p>
          </table:table-cell>
          <table:table-cell office:value-type="float" office:value="43.6319" calcext:value-type="float">
            <text:p>43,6319</text:p>
          </table:table-cell>
          <table:table-cell office:value-type="float" office:value="0.595059" calcext:value-type="float">
            <text:p>0,595059</text:p>
          </table:table-cell>
          <table:table-cell table:number-columns-repeated="8"/>
        </table:table-row>
        <table:table-row table:style-name="ro1">
          <table:table-cell office:value-type="float" office:value="56.2201" calcext:value-type="float">
            <text:p>56,2201</text:p>
          </table:table-cell>
          <table:table-cell office:value-type="float" office:value="2.93049" calcext:value-type="float">
            <text:p>2,93049</text:p>
          </table:table-cell>
          <table:table-cell office:value-type="float" office:value="49.8146" calcext:value-type="float">
            <text:p>49,8146</text:p>
          </table:table-cell>
          <table:table-cell office:value-type="float" office:value="1.73209" calcext:value-type="float">
            <text:p>1,73209</text:p>
          </table:table-cell>
          <table:table-cell office:value-type="float" office:value="45.9038" calcext:value-type="float">
            <text:p>45,9038</text:p>
          </table:table-cell>
          <table:table-cell office:value-type="float" office:value="1.24295" calcext:value-type="float">
            <text:p>1,24295</text:p>
          </table:table-cell>
          <table:table-cell office:value-type="float" office:value="42.4925" calcext:value-type="float">
            <text:p>42,4925</text:p>
          </table:table-cell>
          <table:table-cell office:value-type="float" office:value="0.583665" calcext:value-type="float">
            <text:p>0,583665</text:p>
          </table:table-cell>
          <table:table-cell table:number-columns-repeated="8"/>
        </table:table-row>
        <table:table-row table:style-name="ro1">
          <table:table-cell office:value-type="float" office:value="54.6118" calcext:value-type="float">
            <text:p>54,6118</text:p>
          </table:table-cell>
          <table:table-cell office:value-type="float" office:value="2.71154" calcext:value-type="float">
            <text:p>2,71154</text:p>
          </table:table-cell>
          <table:table-cell office:value-type="float" office:value="48.4553" calcext:value-type="float">
            <text:p>48,4553</text:p>
          </table:table-cell>
          <table:table-cell office:value-type="float" office:value="1.62206" calcext:value-type="float">
            <text:p>1,62206</text:p>
          </table:table-cell>
          <table:table-cell office:value-type="float" office:value="44.6934" calcext:value-type="float">
            <text:p>44,6934</text:p>
          </table:table-cell>
          <table:table-cell office:value-type="float" office:value="1.17239" calcext:value-type="float">
            <text:p>1,17239</text:p>
          </table:table-cell>
          <table:table-cell office:value-type="float" office:value="41.4102" calcext:value-type="float">
            <text:p>41,4102</text:p>
          </table:table-cell>
          <table:table-cell office:value-type="float" office:value="0.572842" calcext:value-type="float">
            <text:p>0,572842</text:p>
          </table:table-cell>
          <table:table-cell table:number-columns-repeated="8"/>
        </table:table-row>
        <table:table-row table:style-name="ro1">
          <table:table-cell office:value-type="float" office:value="53.0868" calcext:value-type="float">
            <text:p>53,0868</text:p>
          </table:table-cell>
          <table:table-cell office:value-type="float" office:value="2.51906" calcext:value-type="float">
            <text:p>2,51906</text:p>
          </table:table-cell>
          <table:table-cell office:value-type="float" office:value="47.1649" calcext:value-type="float">
            <text:p>47,1649</text:p>
          </table:table-cell>
          <table:table-cell office:value-type="float" office:value="1.52409" calcext:value-type="float">
            <text:p>1,52409</text:p>
          </table:table-cell>
          <table:table-cell office:value-type="float" office:value="43.5438" calcext:value-type="float">
            <text:p>43,5438</text:p>
          </table:table-cell>
          <table:table-cell office:value-type="float" office:value="0.672828" calcext:value-type="float">
            <text:p>0,672828</text:p>
          </table:table-cell>
          <table:table-cell office:value-type="float" office:value="40.3816" calcext:value-type="float">
            <text:p>40,3816</text:p>
          </table:table-cell>
          <table:table-cell office:value-type="float" office:value="0.562557" calcext:value-type="float">
            <text:p>0,562557</text:p>
          </table:table-cell>
          <table:table-cell table:number-columns-repeated="8"/>
        </table:table-row>
        <table:table-row table:style-name="ro1">
          <table:table-cell office:value-type="float" office:value="51.6397" calcext:value-type="float">
            <text:p>51,6397</text:p>
          </table:table-cell>
          <table:table-cell office:value-type="float" office:value="2.34908" calcext:value-type="float">
            <text:p>2,34908</text:p>
          </table:table-cell>
          <table:table-cell office:value-type="float" office:value="45.9393" calcext:value-type="float">
            <text:p>45,9393</text:p>
          </table:table-cell>
          <table:table-cell office:value-type="float" office:value="1.43652" calcext:value-type="float">
            <text:p>1,43652</text:p>
          </table:table-cell>
          <table:table-cell office:value-type="float" office:value="42.451" calcext:value-type="float">
            <text:p>42,451</text:p>
          </table:table-cell>
          <table:table-cell office:value-type="float" office:value="0.6619" calcext:value-type="float">
            <text:p>0,6619</text:p>
          </table:table-cell>
          <table:table-cell office:value-type="float" office:value="39.4035" calcext:value-type="float">
            <text:p>39,4035</text:p>
          </table:table-cell>
          <table:table-cell office:value-type="float" office:value="0.552775" calcext:value-type="float">
            <text:p>0,552775</text:p>
          </table:table-cell>
          <table:table-cell table:number-columns-repeated="8"/>
        </table:table-row>
        <table:table-row table:style-name="ro1">
          <table:table-cell office:value-type="float" office:value="50.2658" calcext:value-type="float">
            <text:p>50,2658</text:p>
          </table:table-cell>
          <table:table-cell office:value-type="float" office:value="2.1983" calcext:value-type="float">
            <text:p>2,1983</text:p>
          </table:table-cell>
          <table:table-cell office:value-type="float" office:value="44.7743" calcext:value-type="float">
            <text:p>44,7743</text:p>
          </table:table-cell>
          <table:table-cell office:value-type="float" office:value="1.35795" calcext:value-type="float">
            <text:p>1,35795</text:p>
          </table:table-cell>
          <table:table-cell office:value-type="float" office:value="41.4118" calcext:value-type="float">
            <text:p>41,4118</text:p>
          </table:table-cell>
          <table:table-cell office:value-type="float" office:value="0.651508" calcext:value-type="float">
            <text:p>0,651508</text:p>
          </table:table-cell>
          <table:table-cell office:value-type="float" office:value="38.4727" calcext:value-type="float">
            <text:p>38,4727</text:p>
          </table:table-cell>
          <table:table-cell office:value-type="float" office:value="0.543467" calcext:value-type="float">
            <text:p>0,543467</text:p>
          </table:table-cell>
          <table:table-cell table:number-columns-repeated="8"/>
        </table:table-row>
        <table:table-row table:style-name="ro1">
          <table:table-cell office:value-type="float" office:value="48.9602" calcext:value-type="float">
            <text:p>48,9602</text:p>
          </table:table-cell>
          <table:table-cell office:value-type="float" office:value="2.06402" calcext:value-type="float">
            <text:p>2,06402</text:p>
          </table:table-cell>
          <table:table-cell office:value-type="float" office:value="43.6664" calcext:value-type="float">
            <text:p>43,6664</text:p>
          </table:table-cell>
          <table:table-cell office:value-type="float" office:value="1.28722" calcext:value-type="float">
            <text:p>1,28722</text:p>
          </table:table-cell>
          <table:table-cell office:value-type="float" office:value="40.4228" calcext:value-type="float">
            <text:p>40,4228</text:p>
          </table:table-cell>
          <table:table-cell office:value-type="float" office:value="0.641618" calcext:value-type="float">
            <text:p>0,641618</text:p>
          </table:table-cell>
          <table:table-cell office:value-type="float" office:value="37.5865" calcext:value-type="float">
            <text:p>37,5865</text:p>
          </table:table-cell>
          <table:table-cell office:value-type="float" office:value="0.534605" calcext:value-type="float">
            <text:p>0,534605</text:p>
          </table:table-cell>
          <table:table-cell table:number-columns-repeated="8"/>
        </table:table-row>
        <table:table-row table:style-name="ro1">
          <table:table-cell office:value-type="float" office:value="47.7189" calcext:value-type="float">
            <text:p>47,7189</text:p>
          </table:table-cell>
          <table:table-cell office:value-type="float" office:value="1.94395" calcext:value-type="float">
            <text:p>1,94395</text:p>
          </table:table-cell>
          <table:table-cell office:value-type="float" office:value="42.6119" calcext:value-type="float">
            <text:p>42,6119</text:p>
          </table:table-cell>
          <table:table-cell office:value-type="float" office:value="1.22333" calcext:value-type="float">
            <text:p>1,22333</text:p>
          </table:table-cell>
          <table:table-cell office:value-type="float" office:value="39.4812" calcext:value-type="float">
            <text:p>39,4812</text:p>
          </table:table-cell>
          <table:table-cell office:value-type="float" office:value="0.632201" calcext:value-type="float">
            <text:p>0,632201</text:p>
          </table:table-cell>
          <table:table-cell office:value-type="float" office:value="36.7423" calcext:value-type="float">
            <text:p>36,7423</text:p>
          </table:table-cell>
          <table:table-cell office:value-type="float" office:value="0.526163" calcext:value-type="float">
            <text:p>0,526163</text:p>
          </table:table-cell>
          <table:table-cell table:number-columns-repeated="8"/>
        </table:table-row>
        <table:table-row table:style-name="ro1">
          <table:table-cell office:value-type="float" office:value="46.5378" calcext:value-type="float">
            <text:p>46,5378</text:p>
          </table:table-cell>
          <table:table-cell office:value-type="float" office:value="1.83619" calcext:value-type="float">
            <text:p>1,83619</text:p>
          </table:table-cell>
          <table:table-cell office:value-type="float" office:value="41.6078" calcext:value-type="float">
            <text:p>41,6078</text:p>
          </table:table-cell>
          <table:table-cell office:value-type="float" office:value="0.738168" calcext:value-type="float">
            <text:p>0,738168</text:p>
          </table:table-cell>
          <table:table-cell office:value-type="float" office:value="38.5839" calcext:value-type="float">
            <text:p>38,5839</text:p>
          </table:table-cell>
          <table:table-cell office:value-type="float" office:value="0.623229" calcext:value-type="float">
            <text:p>0,623229</text:p>
          </table:table-cell>
          <table:table-cell office:value-type="float" office:value="35.9376" calcext:value-type="float">
            <text:p>35,9376</text:p>
          </table:table-cell>
          <table:table-cell office:value-type="float" office:value="0.518116" calcext:value-type="float">
            <text:p>0,518116</text:p>
          </table:table-cell>
          <table:table-cell table:number-columns-repeated="8"/>
        </table:table-row>
        <table:table-row table:style-name="ro1">
          <table:table-cell office:value-type="float" office:value="45.4132" calcext:value-type="float">
            <text:p>45,4132</text:p>
          </table:table-cell>
          <table:table-cell office:value-type="float" office:value="1.73916" calcext:value-type="float">
            <text:p>1,73916</text:p>
          </table:table-cell>
          <table:table-cell office:value-type="float" office:value="40.651" calcext:value-type="float">
            <text:p>40,651</text:p>
          </table:table-cell>
          <table:table-cell office:value-type="float" office:value="0.7286" calcext:value-type="float">
            <text:p>0,7286</text:p>
          </table:table-cell>
          <table:table-cell office:value-type="float" office:value="37.7286" calcext:value-type="float">
            <text:p>37,7286</text:p>
          </table:table-cell>
          <table:table-cell office:value-type="float" office:value="0.614675" calcext:value-type="float">
            <text:p>0,614675</text:p>
          </table:table-cell>
          <table:table-cell office:value-type="float" office:value="35.1701" calcext:value-type="float">
            <text:p>35,1701</text:p>
          </table:table-cell>
          <table:table-cell office:value-type="float" office:value="0.51044" calcext:value-type="float">
            <text:p>0,51044</text:p>
          </table:table-cell>
          <table:table-cell table:number-columns-repeated="8"/>
        </table:table-row>
        <table:table-row table:style-name="ro1">
          <table:table-cell office:value-type="float" office:value="44.3418" calcext:value-type="float">
            <text:p>44,3418</text:p>
          </table:table-cell>
          <table:table-cell office:value-type="float" office:value="1.65148" calcext:value-type="float">
            <text:p>1,65148</text:p>
          </table:table-cell>
          <table:table-cell office:value-type="float" office:value="39.7387" calcext:value-type="float">
            <text:p>39,7387</text:p>
          </table:table-cell>
          <table:table-cell office:value-type="float" office:value="0.719477" calcext:value-type="float">
            <text:p>0,719477</text:p>
          </table:table-cell>
          <table:table-cell office:value-type="float" office:value="36.9126" calcext:value-type="float">
            <text:p>36,9126</text:p>
          </table:table-cell>
          <table:table-cell office:value-type="float" office:value="0.606516" calcext:value-type="float">
            <text:p>0,606516</text:p>
          </table:table-cell>
          <table:table-cell office:value-type="float" office:value="34.4376" calcext:value-type="float">
            <text:p>34,4376</text:p>
          </table:table-cell>
          <table:table-cell office:value-type="float" office:value="0.503116" calcext:value-type="float">
            <text:p>0,503116</text:p>
          </table:table-cell>
          <table:table-cell table:number-columns-repeated="8"/>
        </table:table-row>
        <table:table-row table:style-name="ro1">
          <table:table-cell office:value-type="float" office:value="43.3204" calcext:value-type="float">
            <text:p>43,3204</text:p>
          </table:table-cell>
          <table:table-cell office:value-type="float" office:value="1.57201" calcext:value-type="float">
            <text:p>1,57201</text:p>
          </table:table-cell>
          <table:table-cell office:value-type="float" office:value="38.8684" calcext:value-type="float">
            <text:p>38,8684</text:p>
          </table:table-cell>
          <table:table-cell office:value-type="float" office:value="0.710774" calcext:value-type="float">
            <text:p>0,710774</text:p>
          </table:table-cell>
          <table:table-cell office:value-type="float" office:value="36.1338" calcext:value-type="float">
            <text:p>36,1338</text:p>
          </table:table-cell>
          <table:table-cell office:value-type="float" office:value="0.598728" calcext:value-type="float">
            <text:p>0,598728</text:p>
          </table:table-cell>
          <table:table-cell office:value-type="float" office:value="33.7382" calcext:value-type="float">
            <text:p>33,7382</text:p>
          </table:table-cell>
          <table:table-cell office:value-type="float" office:value="0.496123" calcext:value-type="float">
            <text:p>0,496123</text:p>
          </table:table-cell>
          <table:table-cell table:number-columns-repeated="8"/>
        </table:table-row>
        <table:table-row table:style-name="ro1">
          <table:table-cell office:value-type="float" office:value="42.346" calcext:value-type="float">
            <text:p>42,346</text:p>
          </table:table-cell>
          <table:table-cell office:value-type="float" office:value="1.49977" calcext:value-type="float">
            <text:p>1,49977</text:p>
          </table:table-cell>
          <table:table-cell office:value-type="float" office:value="38.0375" calcext:value-type="float">
            <text:p>38,0375</text:p>
          </table:table-cell>
          <table:table-cell office:value-type="float" office:value="0.702465" calcext:value-type="float">
            <text:p>0,702465</text:p>
          </table:table-cell>
          <table:table-cell office:value-type="float" office:value="35.39" calcext:value-type="float">
            <text:p>35,39</text:p>
          </table:table-cell>
          <table:table-cell office:value-type="float" office:value="0.59129" calcext:value-type="float">
            <text:p>0,59129</text:p>
          </table:table-cell>
          <table:table-cell office:value-type="float" office:value="33.0701" calcext:value-type="float">
            <text:p>33,0701</text:p>
          </table:table-cell>
          <table:table-cell office:value-type="float" office:value="0.489441" calcext:value-type="float">
            <text:p>0,489441</text:p>
          </table:table-cell>
          <table:table-cell table:number-columns-repeated="8"/>
        </table:table-row>
        <table:table-row table:style-name="ro1">
          <table:table-cell office:value-type="float" office:value="41.4158" calcext:value-type="float">
            <text:p>41,4158</text:p>
          </table:table-cell>
          <table:table-cell office:value-type="float" office:value="1.43391" calcext:value-type="float">
            <text:p>1,43391</text:p>
          </table:table-cell>
          <table:table-cell office:value-type="float" office:value="37.2438" calcext:value-type="float">
            <text:p>37,2438</text:p>
          </table:table-cell>
          <table:table-cell office:value-type="float" office:value="0.694528" calcext:value-type="float">
            <text:p>0,694528</text:p>
          </table:table-cell>
          <table:table-cell office:value-type="float" office:value="34.6792" calcext:value-type="float">
            <text:p>34,6792</text:p>
          </table:table-cell>
          <table:table-cell office:value-type="float" office:value="0.584183" calcext:value-type="float">
            <text:p>0,584183</text:p>
          </table:table-cell>
          <table:table-cell office:value-type="float" office:value="32.4314" calcext:value-type="float">
            <text:p>32,4314</text:p>
          </table:table-cell>
          <table:table-cell office:value-type="float" office:value="0.483053" calcext:value-type="float">
            <text:p>0,483053</text:p>
          </table:table-cell>
          <table:table-cell table:number-columns-repeated="8"/>
        </table:table-row>
        <table:table-row table:style-name="ro1">
          <table:table-cell office:value-type="float" office:value="40.5273" calcext:value-type="float">
            <text:p>40,5273</text:p>
          </table:table-cell>
          <table:table-cell office:value-type="float" office:value="1.3737" calcext:value-type="float">
            <text:p>1,3737</text:p>
          </table:table-cell>
          <table:table-cell office:value-type="float" office:value="36.4853" calcext:value-type="float">
            <text:p>36,4853</text:p>
          </table:table-cell>
          <table:table-cell office:value-type="float" office:value="0.686943" calcext:value-type="float">
            <text:p>0,686943</text:p>
          </table:table-cell>
          <table:table-cell office:value-type="float" office:value="33.9997" calcext:value-type="float">
            <text:p>33,9997</text:p>
          </table:table-cell>
          <table:table-cell office:value-type="float" office:value="0.577387" calcext:value-type="float">
            <text:p>0,577387</text:p>
          </table:table-cell>
          <table:table-cell office:value-type="float" office:value="31.8204" calcext:value-type="float">
            <text:p>31,8204</text:p>
          </table:table-cell>
          <table:table-cell office:value-type="float" office:value="0.476944" calcext:value-type="float">
            <text:p>0,476944</text:p>
          </table:table-cell>
          <table:table-cell table:number-columns-repeated="8"/>
        </table:table-row>
        <table:table-row table:style-name="ro1">
          <table:table-cell office:value-type="float" office:value="39.6781" calcext:value-type="float">
            <text:p>39,6781</text:p>
          </table:table-cell>
          <table:table-cell office:value-type="float" office:value="1.31851" calcext:value-type="float">
            <text:p>1,31851</text:p>
          </table:table-cell>
          <table:table-cell office:value-type="float" office:value="35.7598" calcext:value-type="float">
            <text:p>35,7598</text:p>
          </table:table-cell>
          <table:table-cell office:value-type="float" office:value="0.679688" calcext:value-type="float">
            <text:p>0,679688</text:p>
          </table:table-cell>
          <table:table-cell office:value-type="float" office:value="33.3495" calcext:value-type="float">
            <text:p>33,3495</text:p>
          </table:table-cell>
          <table:table-cell office:value-type="float" office:value="0.570885" calcext:value-type="float">
            <text:p>0,570885</text:p>
          </table:table-cell>
          <table:table-cell office:value-type="float" office:value="31.2358" calcext:value-type="float">
            <text:p>31,2358</text:p>
          </table:table-cell>
          <table:table-cell office:value-type="float" office:value="0.471098" calcext:value-type="float">
            <text:p>0,471098</text:p>
          </table:table-cell>
          <table:table-cell table:number-columns-repeated="8"/>
        </table:table-row>
        <table:table-row table:style-name="ro1">
          <table:table-cell office:value-type="float" office:value="38.866" calcext:value-type="float">
            <text:p>38,866</text:p>
          </table:table-cell>
          <table:table-cell office:value-type="float" office:value="0.83901" calcext:value-type="float">
            <text:p>0,83901</text:p>
          </table:table-cell>
          <table:table-cell office:value-type="float" office:value="35.0656" calcext:value-type="float">
            <text:p>35,0656</text:p>
          </table:table-cell>
          <table:table-cell office:value-type="float" office:value="0.672746" calcext:value-type="float">
            <text:p>0,672746</text:p>
          </table:table-cell>
          <table:table-cell office:value-type="float" office:value="32.7272" calcext:value-type="float">
            <text:p>32,7272</text:p>
          </table:table-cell>
          <table:table-cell office:value-type="float" office:value="0.564662" calcext:value-type="float">
            <text:p>0,564662</text:p>
          </table:table-cell>
          <table:table-cell office:value-type="float" office:value="30.676" calcext:value-type="float">
            <text:p>30,676</text:p>
          </table:table-cell>
          <table:table-cell office:value-type="float" office:value="0.4655" calcext:value-type="float">
            <text:p>0,4655</text:p>
          </table:table-cell>
          <table:table-cell table:number-columns-repeated="8"/>
        </table:table-row>
        <table:table-row table:style-name="ro1">
          <table:table-cell office:value-type="float" office:value="38.0888" calcext:value-type="float">
            <text:p>38,0888</text:p>
          </table:table-cell>
          <table:table-cell office:value-type="float" office:value="0.831238" calcext:value-type="float">
            <text:p>0,831238</text:p>
          </table:table-cell>
          <table:table-cell office:value-type="float" office:value="34.401" calcext:value-type="float">
            <text:p>34,401</text:p>
          </table:table-cell>
          <table:table-cell office:value-type="float" office:value="0.666099" calcext:value-type="float">
            <text:p>0,666099</text:p>
          </table:table-cell>
          <table:table-cell office:value-type="float" office:value="32.1311" calcext:value-type="float">
            <text:p>32,1311</text:p>
          </table:table-cell>
          <table:table-cell office:value-type="float" office:value="0.558701" calcext:value-type="float">
            <text:p>0,558701</text:p>
          </table:table-cell>
          <table:table-cell office:value-type="float" office:value="30.1397" calcext:value-type="float">
            <text:p>30,1397</text:p>
          </table:table-cell>
          <table:table-cell office:value-type="float" office:value="0.460137" calcext:value-type="float">
            <text:p>0,460137</text:p>
          </table:table-cell>
          <table:table-cell table:number-columns-repeated="8"/>
        </table:table-row>
        <table:table-row table:style-name="ro1">
          <table:table-cell office:value-type="float" office:value="39.2922" calcext:value-type="float">
            <text:p>39,2922</text:p>
          </table:table-cell>
          <table:table-cell office:value-type="float" office:value="1.29417" calcext:value-type="float">
            <text:p>1,29417</text:p>
          </table:table-cell>
          <table:table-cell office:value-type="float" office:value="35.4234" calcext:value-type="float">
            <text:p>35,4234</text:p>
          </table:table-cell>
          <table:table-cell office:value-type="float" office:value="0.676324" calcext:value-type="float">
            <text:p>0,676324</text:p>
          </table:table-cell>
          <table:table-cell office:value-type="float" office:value="33.0445" calcext:value-type="float">
            <text:p>33,0445</text:p>
          </table:table-cell>
          <table:table-cell office:value-type="float" office:value="0.567836" calcext:value-type="float">
            <text:p>0,567836</text:p>
          </table:table-cell>
          <table:table-cell office:value-type="float" office:value="30.959" calcext:value-type="float">
            <text:p>30,959</text:p>
          </table:table-cell>
          <table:table-cell office:value-type="float" office:value="0.46833" calcext:value-type="float">
            <text:p>0,46833</text:p>
          </table:table-cell>
          <table:table-cell table:number-columns-repeated="8"/>
        </table:table-row>
        <table:table-row table:style-name="ro1">
          <table:table-cell office:value-type="float" office:value="41.124" calcext:value-type="float">
            <text:p>41,124</text:p>
          </table:table-cell>
          <table:table-cell office:value-type="float" office:value="1.41384" calcext:value-type="float">
            <text:p>1,41384</text:p>
          </table:table-cell>
          <table:table-cell office:value-type="float" office:value="36.9815" calcext:value-type="float">
            <text:p>36,9815</text:p>
          </table:table-cell>
          <table:table-cell office:value-type="float" office:value="0.691905" calcext:value-type="float">
            <text:p>0,691905</text:p>
          </table:table-cell>
          <table:table-cell office:value-type="float" office:value="34.4375" calcext:value-type="float">
            <text:p>34,4375</text:p>
          </table:table-cell>
          <table:table-cell office:value-type="float" office:value="0.581765" calcext:value-type="float">
            <text:p>0,581765</text:p>
          </table:table-cell>
          <table:table-cell office:value-type="float" office:value="32.209" calcext:value-type="float">
            <text:p>32,209</text:p>
          </table:table-cell>
          <table:table-cell office:value-type="float" office:value="0.48083" calcext:value-type="float">
            <text:p>0,48083</text:p>
          </table:table-cell>
          <table:table-cell table:number-columns-repeated="8"/>
        </table:table-row>
        <table:table-row table:style-name="ro1">
          <table:table-cell office:value-type="float" office:value="42.8983" calcext:value-type="float">
            <text:p>42,8983</text:p>
          </table:table-cell>
          <table:table-cell office:value-type="float" office:value="1.5403" calcext:value-type="float">
            <text:p>1,5403</text:p>
          </table:table-cell>
          <table:table-cell office:value-type="float" office:value="38.4895" calcext:value-type="float">
            <text:p>38,4895</text:p>
          </table:table-cell>
          <table:table-cell office:value-type="float" office:value="0.706985" calcext:value-type="float">
            <text:p>0,706985</text:p>
          </table:table-cell>
          <table:table-cell office:value-type="float" office:value="35.785" calcext:value-type="float">
            <text:p>35,785</text:p>
          </table:table-cell>
          <table:table-cell office:value-type="float" office:value="0.59524" calcext:value-type="float">
            <text:p>0,59524</text:p>
          </table:table-cell>
          <table:table-cell office:value-type="float" office:value="33.4178" calcext:value-type="float">
            <text:p>33,4178</text:p>
          </table:table-cell>
          <table:table-cell office:value-type="float" office:value="0.492918" calcext:value-type="float">
            <text:p>0,492918</text:p>
          </table:table-cell>
          <table:table-cell table:number-columns-repeated="8"/>
        </table:table-row>
        <table:table-row table:style-name="ro1">
          <table:table-cell office:value-type="float" office:value="44.6008" calcext:value-type="float">
            <text:p>44,6008</text:p>
          </table:table-cell>
          <table:table-cell office:value-type="float" office:value="1.67226" calcext:value-type="float">
            <text:p>1,67226</text:p>
          </table:table-cell>
          <table:table-cell office:value-type="float" office:value="39.9354" calcext:value-type="float">
            <text:p>39,9354</text:p>
          </table:table-cell>
          <table:table-cell office:value-type="float" office:value="0.721444" calcext:value-type="float">
            <text:p>0,721444</text:p>
          </table:table-cell>
          <table:table-cell office:value-type="float" office:value="37.0764" calcext:value-type="float">
            <text:p>37,0764</text:p>
          </table:table-cell>
          <table:table-cell office:value-type="float" office:value="0.608154" calcext:value-type="float">
            <text:p>0,608154</text:p>
          </table:table-cell>
          <table:table-cell office:value-type="float" office:value="34.5758" calcext:value-type="float">
            <text:p>34,5758</text:p>
          </table:table-cell>
          <table:table-cell office:value-type="float" office:value="0.504498" calcext:value-type="float">
            <text:p>0,504498</text:p>
          </table:table-cell>
          <table:table-cell table:number-columns-repeated="8"/>
        </table:table-row>
        <table:table-row table:style-name="ro1">
          <table:table-cell office:value-type="float" office:value="46.234" calcext:value-type="float">
            <text:p>46,234</text:p>
          </table:table-cell>
          <table:table-cell office:value-type="float" office:value="1.80946" calcext:value-type="float">
            <text:p>1,80946</text:p>
          </table:table-cell>
          <table:table-cell office:value-type="float" office:value="41.3217" calcext:value-type="float">
            <text:p>41,3217</text:p>
          </table:table-cell>
          <table:table-cell office:value-type="float" office:value="0.735307" calcext:value-type="float">
            <text:p>0,735307</text:p>
          </table:table-cell>
          <table:table-cell office:value-type="float" office:value="38.3141" calcext:value-type="float">
            <text:p>38,3141</text:p>
          </table:table-cell>
          <table:table-cell office:value-type="float" office:value="0.620531" calcext:value-type="float">
            <text:p>0,620531</text:p>
          </table:table-cell>
          <table:table-cell office:value-type="float" office:value="35.6852" calcext:value-type="float">
            <text:p>35,6852</text:p>
          </table:table-cell>
          <table:table-cell office:value-type="float" office:value="0.515592" calcext:value-type="float">
            <text:p>0,515592</text:p>
          </table:table-cell>
          <table:table-cell table:number-columns-repeated="8"/>
        </table:table-row>
        <table:table-row table:style-name="ro1">
          <table:table-cell office:value-type="float" office:value="47.8008" calcext:value-type="float">
            <text:p>47,8008</text:p>
          </table:table-cell>
          <table:table-cell office:value-type="float" office:value="1.95165" calcext:value-type="float">
            <text:p>1,95165</text:p>
          </table:table-cell>
          <table:table-cell office:value-type="float" office:value="42.6509" calcext:value-type="float">
            <text:p>42,6509</text:p>
          </table:table-cell>
          <table:table-cell office:value-type="float" office:value="1.22563" calcext:value-type="float">
            <text:p>1,22563</text:p>
          </table:table-cell>
          <table:table-cell office:value-type="float" office:value="39.5005" calcext:value-type="float">
            <text:p>39,5005</text:p>
          </table:table-cell>
          <table:table-cell office:value-type="float" office:value="0.632395" calcext:value-type="float">
            <text:p>0,632395</text:p>
          </table:table-cell>
          <table:table-cell office:value-type="float" office:value="36.7482" calcext:value-type="float">
            <text:p>36,7482</text:p>
          </table:table-cell>
          <table:table-cell office:value-type="float" office:value="0.526222" calcext:value-type="float">
            <text:p>0,526222</text:p>
          </table:table-cell>
          <table:table-cell table:number-columns-repeated="8"/>
        </table:table-row>
        <table:table-row table:style-name="ro1">
          <table:table-cell office:value-type="float" office:value="49.304" calcext:value-type="float">
            <text:p>49,304</text:p>
          </table:table-cell>
          <table:table-cell office:value-type="float" office:value="2.09856" calcext:value-type="float">
            <text:p>2,09856</text:p>
          </table:table-cell>
          <table:table-cell office:value-type="float" office:value="43.9255" calcext:value-type="float">
            <text:p>43,9255</text:p>
          </table:table-cell>
          <table:table-cell office:value-type="float" office:value="1.30342" calcext:value-type="float">
            <text:p>1,30342</text:p>
          </table:table-cell>
          <table:table-cell office:value-type="float" office:value="40.6377" calcext:value-type="float">
            <text:p>40,6377</text:p>
          </table:table-cell>
          <table:table-cell office:value-type="float" office:value="0.643767" calcext:value-type="float">
            <text:p>0,643767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53641" calcext:value-type="float">
            <text:p>0,53641</text:p>
          </table:table-cell>
          <table:table-cell table:number-columns-repeated="8"/>
        </table:table-row>
        <table:table-row table:style-name="ro1">
          <table:table-cell office:value-type="float" office:value="50.7464" calcext:value-type="float">
            <text:p>50,7464</text:p>
          </table:table-cell>
          <table:table-cell office:value-type="float" office:value="2.24992" calcext:value-type="float">
            <text:p>2,24992</text:p>
          </table:table-cell>
          <table:table-cell office:value-type="float" office:value="45.148" calcext:value-type="float">
            <text:p>45,148</text:p>
          </table:table-cell>
          <table:table-cell office:value-type="float" office:value="1.38267" calcext:value-type="float">
            <text:p>1,38267</text:p>
          </table:table-cell>
          <table:table-cell office:value-type="float" office:value="41.7282" calcext:value-type="float">
            <text:p>41,7282</text:p>
          </table:table-cell>
          <table:table-cell office:value-type="float" office:value="0.654671" calcext:value-type="float">
            <text:p>0,654671</text:p>
          </table:table-cell>
          <table:table-cell office:value-type="float" office:value="38.7436" calcext:value-type="float">
            <text:p>38,7436</text:p>
          </table:table-cell>
          <table:table-cell office:value-type="float" office:value="0.546176" calcext:value-type="float">
            <text:p>0,546176</text:p>
          </table:table-cell>
          <table:table-cell table:number-columns-repeated="8"/>
        </table:table-row>
        <table:table-row table:style-name="ro1">
          <table:table-cell office:value-type="float" office:value="52.1307" calcext:value-type="float">
            <text:p>52,1307</text:p>
          </table:table-cell>
          <table:table-cell office:value-type="float" office:value="2.40542" calcext:value-type="float">
            <text:p>2,40542</text:p>
          </table:table-cell>
          <table:table-cell office:value-type="float" office:value="46.3206" calcext:value-type="float">
            <text:p>46,3206</text:p>
          </table:table-cell>
          <table:table-cell office:value-type="float" office:value="1.46321" calcext:value-type="float">
            <text:p>1,46321</text:p>
          </table:table-cell>
          <table:table-cell office:value-type="float" office:value="42.7739" calcext:value-type="float">
            <text:p>42,7739</text:p>
          </table:table-cell>
          <table:table-cell office:value-type="float" office:value="0.665129" calcext:value-type="float">
            <text:p>0,665129</text:p>
          </table:table-cell>
          <table:table-cell office:value-type="float" office:value="39.6799" calcext:value-type="float">
            <text:p>39,6799</text:p>
          </table:table-cell>
          <table:table-cell office:value-type="float" office:value="0.555539" calcext:value-type="float">
            <text:p>0,555539</text:p>
          </table:table-cell>
          <table:table-cell table:number-columns-repeated="8"/>
        </table:table-row>
        <table:table-row table:style-name="ro1">
          <table:table-cell office:value-type="float" office:value="53.4592" calcext:value-type="float">
            <text:p>53,4592</text:p>
          </table:table-cell>
          <table:table-cell office:value-type="float" office:value="2.56477" calcext:value-type="float">
            <text:p>2,56477</text:p>
          </table:table-cell>
          <table:table-cell office:value-type="float" office:value="47.4457" calcext:value-type="float">
            <text:p>47,4457</text:p>
          </table:table-cell>
          <table:table-cell office:value-type="float" office:value="1.54489" calcext:value-type="float">
            <text:p>1,54489</text:p>
          </table:table-cell>
          <table:table-cell office:value-type="float" office:value="43.7769" calcext:value-type="float">
            <text:p>43,7769</text:p>
          </table:table-cell>
          <table:table-cell office:value-type="float" office:value="0.675159" calcext:value-type="float">
            <text:p>0,675159</text:p>
          </table:table-cell>
          <table:table-cell office:value-type="float" office:value="40.5777" calcext:value-type="float">
            <text:p>40,5777</text:p>
          </table:table-cell>
          <table:table-cell office:value-type="float" office:value="0.564517" calcext:value-type="float">
            <text:p>0,564517</text:p>
          </table:table-cell>
          <table:table-cell table:number-columns-repeated="8"/>
        </table:table-row>
        <table:table-row table:style-name="ro1">
          <table:table-cell office:value-type="float" office:value="54.7345" calcext:value-type="float">
            <text:p>54,7345</text:p>
          </table:table-cell>
          <table:table-cell office:value-type="float" office:value="2.72765" calcext:value-type="float">
            <text:p>2,72765</text:p>
          </table:table-cell>
          <table:table-cell office:value-type="float" office:value="48.5253" calcext:value-type="float">
            <text:p>48,5253</text:p>
          </table:table-cell>
          <table:table-cell office:value-type="float" office:value="1.62756" calcext:value-type="float">
            <text:p>1,62756</text:p>
          </table:table-cell>
          <table:table-cell office:value-type="float" office:value="44.7391" calcext:value-type="float">
            <text:p>44,7391</text:p>
          </table:table-cell>
          <table:table-cell office:value-type="float" office:value="1.17498" calcext:value-type="float">
            <text:p>1,17498</text:p>
          </table:table-cell>
          <table:table-cell office:value-type="float" office:value="41.4389" calcext:value-type="float">
            <text:p>41,4389</text:p>
          </table:table-cell>
          <table:table-cell office:value-type="float" office:value="0.573129" calcext:value-type="float">
            <text:p>0,573129</text:p>
          </table:table-cell>
          <table:table-cell table:number-columns-repeated="8"/>
        </table:table-row>
        <table:table-row table:style-name="ro1">
          <table:table-cell office:value-type="float" office:value="55.9589" calcext:value-type="float">
            <text:p>55,9589</text:p>
          </table:table-cell>
          <table:table-cell office:value-type="float" office:value="2.89376" calcext:value-type="float">
            <text:p>2,89376</text:p>
          </table:table-cell>
          <table:table-cell office:value-type="float" office:value="49.5616" calcext:value-type="float">
            <text:p>49,5616</text:p>
          </table:table-cell>
          <table:table-cell office:value-type="float" office:value="1.71105" calcext:value-type="float">
            <text:p>1,71105</text:p>
          </table:table-cell>
          <table:table-cell office:value-type="float" office:value="45.6625" calcext:value-type="float">
            <text:p>45,6625</text:p>
          </table:table-cell>
          <table:table-cell office:value-type="float" office:value="1.22855" calcext:value-type="float">
            <text:p>1,22855</text:p>
          </table:table-cell>
          <table:table-cell office:value-type="float" office:value="42.2652" calcext:value-type="float">
            <text:p>42,2652</text:p>
          </table:table-cell>
          <table:table-cell office:value-type="float" office:value="0.581392" calcext:value-type="float">
            <text:p>0,581392</text:p>
          </table:table-cell>
          <table:table-cell table:number-columns-repeated="8"/>
        </table:table-row>
        <table:table-row table:style-name="ro1">
          <table:table-cell office:value-type="float" office:value="57.1347" calcext:value-type="float">
            <text:p>57,1347</text:p>
          </table:table-cell>
          <table:table-cell office:value-type="float" office:value="3.06279" calcext:value-type="float">
            <text:p>3,06279</text:p>
          </table:table-cell>
          <table:table-cell office:value-type="float" office:value="50.5564" calcext:value-type="float">
            <text:p>50,5564</text:p>
          </table:table-cell>
          <table:table-cell office:value-type="float" office:value="1.79524" calcext:value-type="float">
            <text:p>1,79524</text:p>
          </table:table-cell>
          <table:table-cell office:value-type="float" office:value="46.5488" calcext:value-type="float">
            <text:p>46,5488</text:p>
          </table:table-cell>
          <table:table-cell office:value-type="float" office:value="1.28227" calcext:value-type="float">
            <text:p>1,28227</text:p>
          </table:table-cell>
          <table:table-cell office:value-type="float" office:value="43.0581" calcext:value-type="float">
            <text:p>43,0581</text:p>
          </table:table-cell>
          <table:table-cell office:value-type="float" office:value="0.589321" calcext:value-type="float">
            <text:p>0,589321</text:p>
          </table:table-cell>
          <table:table-cell table:number-columns-repeated="8"/>
        </table:table-row>
        <table:table-row table:style-name="ro1">
          <table:table-cell office:value-type="float" office:value="58.264" calcext:value-type="float">
            <text:p>58,264</text:p>
          </table:table-cell>
          <table:table-cell office:value-type="float" office:value="3.23442" calcext:value-type="float">
            <text:p>3,23442</text:p>
          </table:table-cell>
          <table:table-cell office:value-type="float" office:value="51.5116" calcext:value-type="float">
            <text:p>51,5116</text:p>
          </table:table-cell>
          <table:table-cell office:value-type="float" office:value="1.87998" calcext:value-type="float">
            <text:p>1,87998</text:p>
          </table:table-cell>
          <table:table-cell office:value-type="float" office:value="47.3998" calcext:value-type="float">
            <text:p>47,3998</text:p>
          </table:table-cell>
          <table:table-cell office:value-type="float" office:value="1.33604" calcext:value-type="float">
            <text:p>1,33604</text:p>
          </table:table-cell>
          <table:table-cell office:value-type="float" office:value="43.8193" calcext:value-type="float">
            <text:p>43,8193</text:p>
          </table:table-cell>
          <table:table-cell office:value-type="float" office:value="0.596933" calcext:value-type="float">
            <text:p>0,596933</text:p>
          </table:table-cell>
          <table:table-cell table:number-columns-repeated="8"/>
        </table:table-row>
        <table:table-row table:style-name="ro1">
          <table:table-cell office:value-type="float" office:value="59.3489" calcext:value-type="float">
            <text:p>59,3489</text:p>
          </table:table-cell>
          <table:table-cell office:value-type="float" office:value="3.40836" calcext:value-type="float">
            <text:p>3,40836</text:p>
          </table:table-cell>
          <table:table-cell office:value-type="float" office:value="52.4291" calcext:value-type="float">
            <text:p>52,4291</text:p>
          </table:table-cell>
          <table:table-cell office:value-type="float" office:value="1.96513" calcext:value-type="float">
            <text:p>1,96513</text:p>
          </table:table-cell>
          <table:table-cell office:value-type="float" office:value="48.217" calcext:value-type="float">
            <text:p>48,217</text:p>
          </table:table-cell>
          <table:table-cell office:value-type="float" office:value="1.38981" calcext:value-type="float">
            <text:p>1,38981</text:p>
          </table:table-cell>
          <table:table-cell office:value-type="float" office:value="44.5501" calcext:value-type="float">
            <text:p>44,5501</text:p>
          </table:table-cell>
          <table:table-cell office:value-type="float" office:value="0.604241" calcext:value-type="float">
            <text:p>0,604241</text:p>
          </table:table-cell>
          <table:table-cell table:number-columns-repeated="8"/>
        </table:table-row>
        <table:table-row table:style-name="ro1">
          <table:table-cell office:value-type="float" office:value="60.3915" calcext:value-type="float">
            <text:p>60,3915</text:p>
          </table:table-cell>
          <table:table-cell office:value-type="float" office:value="3.58431" calcext:value-type="float">
            <text:p>3,58431</text:p>
          </table:table-cell>
          <table:table-cell office:value-type="float" office:value="53.3106" calcext:value-type="float">
            <text:p>53,3106</text:p>
          </table:table-cell>
          <table:table-cell office:value-type="float" office:value="2.05057" calcext:value-type="float">
            <text:p>2,05057</text:p>
          </table:table-cell>
          <table:table-cell office:value-type="float" office:value="49.002" calcext:value-type="float">
            <text:p>49,002</text:p>
          </table:table-cell>
          <table:table-cell office:value-type="float" office:value="1.4435" calcext:value-type="float">
            <text:p>1,4435</text:p>
          </table:table-cell>
          <table:table-cell office:value-type="float" office:value="45.2521" calcext:value-type="float">
            <text:p>45,2521</text:p>
          </table:table-cell>
          <table:table-cell office:value-type="float" office:value="0.611261" calcext:value-type="float">
            <text:p>0,611261</text:p>
          </table:table-cell>
          <table:table-cell table:number-columns-repeated="8"/>
        </table:table-row>
        <table:table-row table:style-name="ro1">
          <table:table-cell office:value-type="float" office:value="61.3935" calcext:value-type="float">
            <text:p>61,3935</text:p>
          </table:table-cell>
          <table:table-cell office:value-type="float" office:value="3.76198" calcext:value-type="float">
            <text:p>3,76198</text:p>
          </table:table-cell>
          <table:table-cell office:value-type="float" office:value="54.1578" calcext:value-type="float">
            <text:p>54,1578</text:p>
          </table:table-cell>
          <table:table-cell office:value-type="float" office:value="2.13618" calcext:value-type="float">
            <text:p>2,13618</text:p>
          </table:table-cell>
          <table:table-cell office:value-type="float" office:value="49.7563" calcext:value-type="float">
            <text:p>49,7563</text:p>
          </table:table-cell>
          <table:table-cell office:value-type="float" office:value="1.49704" calcext:value-type="float">
            <text:p>1,49704</text:p>
          </table:table-cell>
          <table:table-cell office:value-type="float" office:value="45.9266" calcext:value-type="float">
            <text:p>45,9266</text:p>
          </table:table-cell>
          <table:table-cell office:value-type="float" office:value="0.618006" calcext:value-type="float">
            <text:p>0,618006</text:p>
          </table:table-cell>
          <table:table-cell table:number-columns-repeated="8"/>
        </table:table-row>
        <table:table-row table:style-name="ro1">
          <table:table-cell office:value-type="float" office:value="62.3569" calcext:value-type="float">
            <text:p>62,3569</text:p>
          </table:table-cell>
          <table:table-cell office:value-type="float" office:value="3.94109" calcext:value-type="float">
            <text:p>3,94109</text:p>
          </table:table-cell>
          <table:table-cell office:value-type="float" office:value="54.9721" calcext:value-type="float">
            <text:p>54,9721</text:p>
          </table:table-cell>
          <table:table-cell office:value-type="float" office:value="2.22184" calcext:value-type="float">
            <text:p>2,22184</text:p>
          </table:table-cell>
          <table:table-cell office:value-type="float" office:value="50.4813" calcext:value-type="float">
            <text:p>50,4813</text:p>
          </table:table-cell>
          <table:table-cell office:value-type="float" office:value="1.55037" calcext:value-type="float">
            <text:p>1,55037</text:p>
          </table:table-cell>
          <table:table-cell office:value-type="float" office:value="46.5748" calcext:value-type="float">
            <text:p>46,5748</text:p>
          </table:table-cell>
          <table:table-cell office:value-type="float" office:value="1.1242" calcext:value-type="float">
            <text:p>1,1242</text:p>
          </table:table-cell>
          <table:table-cell table:number-columns-repeated="8"/>
        </table:table-row>
        <table:table-row table:style-name="ro1">
          <table:table-cell office:value-type="float" office:value="63.2833" calcext:value-type="float">
            <text:p>63,2833</text:p>
          </table:table-cell>
          <table:table-cell office:value-type="float" office:value="4.12138" calcext:value-type="float">
            <text:p>4,12138</text:p>
          </table:table-cell>
          <table:table-cell office:value-type="float" office:value="55.7551" calcext:value-type="float">
            <text:p>55,7551</text:p>
          </table:table-cell>
          <table:table-cell office:value-type="float" office:value="2.30744" calcext:value-type="float">
            <text:p>2,30744</text:p>
          </table:table-cell>
          <table:table-cell office:value-type="float" office:value="51.1784" calcext:value-type="float">
            <text:p>51,1784</text:p>
          </table:table-cell>
          <table:table-cell office:value-type="float" office:value="1.60344" calcext:value-type="float">
            <text:p>1,60344</text:p>
          </table:table-cell>
          <table:table-cell office:value-type="float" office:value="47.198" calcext:value-type="float">
            <text:p>47,198</text:p>
          </table:table-cell>
          <table:table-cell office:value-type="float" office:value="1.15854" calcext:value-type="float">
            <text:p>1,15854</text:p>
          </table:table-cell>
          <table:table-cell table:number-columns-repeated="8"/>
        </table:table-row>
        <table:table-row table:style-name="ro1">
          <table:table-cell office:value-type="float" office:value="64.1745" calcext:value-type="float">
            <text:p>64,1745</text:p>
          </table:table-cell>
          <table:table-cell office:value-type="float" office:value="4.30258" calcext:value-type="float">
            <text:p>4,30258</text:p>
          </table:table-cell>
          <table:table-cell office:value-type="float" office:value="56.5083" calcext:value-type="float">
            <text:p>56,5083</text:p>
          </table:table-cell>
          <table:table-cell office:value-type="float" office:value="2.3929" calcext:value-type="float">
            <text:p>2,3929</text:p>
          </table:table-cell>
          <table:table-cell office:value-type="float" office:value="51.8489" calcext:value-type="float">
            <text:p>51,8489</text:p>
          </table:table-cell>
          <table:table-cell office:value-type="float" office:value="1.65619" calcext:value-type="float">
            <text:p>1,65619</text:p>
          </table:table-cell>
          <table:table-cell office:value-type="float" office:value="47.7973" calcext:value-type="float">
            <text:p>47,7973</text:p>
          </table:table-cell>
          <table:table-cell office:value-type="float" office:value="1.19255" calcext:value-type="float">
            <text:p>1,19255</text:p>
          </table:table-cell>
          <table:table-cell table:number-columns-repeated="8"/>
        </table:table-row>
        <table:table-row table:style-name="ro1">
          <table:table-cell office:value-type="float" office:value="65.0321" calcext:value-type="float">
            <text:p>65,0321</text:p>
          </table:table-cell>
          <table:table-cell office:value-type="float" office:value="4.48446" calcext:value-type="float">
            <text:p>4,48446</text:p>
          </table:table-cell>
          <table:table-cell office:value-type="float" office:value="57.233" calcext:value-type="float">
            <text:p>57,233</text:p>
          </table:table-cell>
          <table:table-cell office:value-type="float" office:value="2.47811" calcext:value-type="float">
            <text:p>2,47811</text:p>
          </table:table-cell>
          <table:table-cell office:value-type="float" office:value="52.494" calcext:value-type="float">
            <text:p>52,494</text:p>
          </table:table-cell>
          <table:table-cell office:value-type="float" office:value="1.70859" calcext:value-type="float">
            <text:p>1,70859</text:p>
          </table:table-cell>
          <table:table-cell office:value-type="float" office:value="48.3739" calcext:value-type="float">
            <text:p>48,3739</text:p>
          </table:table-cell>
          <table:table-cell office:value-type="float" office:value="1.22622" calcext:value-type="float">
            <text:p>1,22622</text:p>
          </table:table-cell>
          <table:table-cell table:number-columns-repeated="8"/>
        </table:table-row>
        <table:table-row table:style-name="ro1">
          <table:table-cell office:value-type="float" office:value="63.6705" calcext:value-type="float">
            <text:p>63,6705</text:p>
          </table:table-cell>
          <table:table-cell office:value-type="float" office:value="4.19915" calcext:value-type="float">
            <text:p>4,19915</text:p>
          </table:table-cell>
          <table:table-cell office:value-type="float" office:value="56.0961" calcext:value-type="float">
            <text:p>56,0961</text:p>
          </table:table-cell>
          <table:table-cell office:value-type="float" office:value="2.34574" calcext:value-type="float">
            <text:p>2,34574</text:p>
          </table:table-cell>
          <table:table-cell office:value-type="float" office:value="51.489" calcext:value-type="float">
            <text:p>51,489</text:p>
          </table:table-cell>
          <table:table-cell office:value-type="float" office:value="1.62766" calcext:value-type="float">
            <text:p>1,62766</text:p>
          </table:table-cell>
          <table:table-cell office:value-type="float" office:value="47.4809" calcext:value-type="float">
            <text:p>47,4809</text:p>
          </table:table-cell>
          <table:table-cell office:value-type="float" office:value="1.17448" calcext:value-type="float">
            <text:p>1,17448</text:p>
          </table:table-cell>
          <table:table-cell table:number-columns-repeated="8"/>
        </table:table-row>
        <table:table-row table:style-name="ro1">
          <table:table-cell office:value-type="float" office:value="61.6772" calcext:value-type="float">
            <text:p>61,6772</text:p>
          </table:table-cell>
          <table:table-cell office:value-type="float" office:value="3.81385" calcext:value-type="float">
            <text:p>3,81385</text:p>
          </table:table-cell>
          <table:table-cell office:value-type="float" office:value="54.4202" calcext:value-type="float">
            <text:p>54,4202</text:p>
          </table:table-cell>
          <table:table-cell office:value-type="float" office:value="2.16342" calcext:value-type="float">
            <text:p>2,16342</text:p>
          </table:table-cell>
          <table:table-cell office:value-type="float" office:value="50.0016" calcext:value-type="float">
            <text:p>50,0016</text:p>
          </table:table-cell>
          <table:table-cell office:value-type="float" office:value="1.51488" calcext:value-type="float">
            <text:p>1,51488</text:p>
          </table:table-cell>
          <table:table-cell office:value-type="float" office:value="46.1547" calcext:value-type="float">
            <text:p>46,1547</text:p>
          </table:table-cell>
          <table:table-cell office:value-type="float" office:value="0.620287" calcext:value-type="float">
            <text:p>0,620287</text:p>
          </table:table-cell>
          <table:table-cell table:number-columns-repeated="8"/>
        </table:table-row>
        <table:table-row table:style-name="ro1">
          <table:table-cell office:value-type="float" office:value="59.78" calcext:value-type="float">
            <text:p>59,78</text:p>
          </table:table-cell>
          <table:table-cell office:value-type="float" office:value="3.48005" calcext:value-type="float">
            <text:p>3,48005</text:p>
          </table:table-cell>
          <table:table-cell office:value-type="float" office:value="52.8227" calcext:value-type="float">
            <text:p>52,8227</text:p>
          </table:table-cell>
          <table:table-cell office:value-type="float" office:value="2.00283" calcext:value-type="float">
            <text:p>2,00283</text:p>
          </table:table-cell>
          <table:table-cell office:value-type="float" office:value="48.5824" calcext:value-type="float">
            <text:p>48,5824</text:p>
          </table:table-cell>
          <table:table-cell office:value-type="float" office:value="1.41455" calcext:value-type="float">
            <text:p>1,41455</text:p>
          </table:table-cell>
          <table:table-cell office:value-type="float" office:value="44.888" calcext:value-type="float">
            <text:p>44,888</text:p>
          </table:table-cell>
          <table:table-cell office:value-type="float" office:value="0.60762" calcext:value-type="float">
            <text:p>0,60762</text:p>
          </table:table-cell>
          <table:table-cell table:number-columns-repeated="8"/>
        </table:table-row>
        <table:table-row table:style-name="ro1">
          <table:table-cell office:value-type="float" office:value="57.9854" calcext:value-type="float">
            <text:p>57,9854</text:p>
          </table:table-cell>
          <table:table-cell office:value-type="float" office:value="3.1912" calcext:value-type="float">
            <text:p>3,1912</text:p>
          </table:table-cell>
          <table:table-cell office:value-type="float" office:value="51.3095" calcext:value-type="float">
            <text:p>51,3095</text:p>
          </table:table-cell>
          <table:table-cell office:value-type="float" office:value="1.86172" calcext:value-type="float">
            <text:p>1,86172</text:p>
          </table:table-cell>
          <table:table-cell office:value-type="float" office:value="47.2369" calcext:value-type="float">
            <text:p>47,2369</text:p>
          </table:table-cell>
          <table:table-cell office:value-type="float" office:value="1.32558" calcext:value-type="float">
            <text:p>1,32558</text:p>
          </table:table-cell>
          <table:table-cell office:value-type="float" office:value="43.6865" calcext:value-type="float">
            <text:p>43,6865</text:p>
          </table:table-cell>
          <table:table-cell office:value-type="float" office:value="0.595605" calcext:value-type="float">
            <text:p>0,595605</text:p>
          </table:table-cell>
          <table:table-cell table:number-columns-repeated="8"/>
        </table:table-row>
        <table:table-row table:style-name="ro1">
          <table:table-cell office:value-type="float" office:value="56.2863" calcext:value-type="float">
            <text:p>56,2863</text:p>
          </table:table-cell>
          <table:table-cell office:value-type="float" office:value="2.93986" calcext:value-type="float">
            <text:p>2,93986</text:p>
          </table:table-cell>
          <table:table-cell office:value-type="float" office:value="49.8751" calcext:value-type="float">
            <text:p>49,8751</text:p>
          </table:table-cell>
          <table:table-cell office:value-type="float" office:value="1.73715" calcext:value-type="float">
            <text:p>1,73715</text:p>
          </table:table-cell>
          <table:table-cell office:value-type="float" office:value="45.9606" calcext:value-type="float">
            <text:p>45,9606</text:p>
          </table:table-cell>
          <table:table-cell office:value-type="float" office:value="1.24636" calcext:value-type="float">
            <text:p>1,24636</text:p>
          </table:table-cell>
          <table:table-cell office:value-type="float" office:value="42.5459" calcext:value-type="float">
            <text:p>42,5459</text:p>
          </table:table-cell>
          <table:table-cell office:value-type="float" office:value="0.5842" calcext:value-type="float">
            <text:p>0,5842</text:p>
          </table:table-cell>
          <table:table-cell table:number-columns-repeated="8"/>
        </table:table-row>
        <table:table-row table:style-name="ro1">
          <table:table-cell office:value-type="float" office:value="54.6764" calcext:value-type="float">
            <text:p>54,6764</text:p>
          </table:table-cell>
          <table:table-cell office:value-type="float" office:value="2.72001" calcext:value-type="float">
            <text:p>2,72001</text:p>
          </table:table-cell>
          <table:table-cell office:value-type="float" office:value="48.5144" calcext:value-type="float">
            <text:p>48,5144</text:p>
          </table:table-cell>
          <table:table-cell office:value-type="float" office:value="1.6267" calcext:value-type="float">
            <text:p>1,6267</text:p>
          </table:table-cell>
          <table:table-cell office:value-type="float" office:value="44.749" calcext:value-type="float">
            <text:p>44,749</text:p>
          </table:table-cell>
          <table:table-cell office:value-type="float" office:value="1.17555" calcext:value-type="float">
            <text:p>1,17555</text:p>
          </table:table-cell>
          <table:table-cell office:value-type="float" office:value="41.4626" calcext:value-type="float">
            <text:p>41,4626</text:p>
          </table:table-cell>
          <table:table-cell office:value-type="float" office:value="0.573366" calcext:value-type="float">
            <text:p>0,573366</text:p>
          </table:table-cell>
          <table:table-cell table:number-columns-repeated="8"/>
        </table:table-row>
        <table:table-row table:style-name="ro1">
          <table:table-cell office:value-type="float" office:value="53.1499" calcext:value-type="float">
            <text:p>53,1499</text:p>
          </table:table-cell>
          <table:table-cell office:value-type="float" office:value="2.52676" calcext:value-type="float">
            <text:p>2,52676</text:p>
          </table:table-cell>
          <table:table-cell office:value-type="float" office:value="47.2228" calcext:value-type="float">
            <text:p>47,2228</text:p>
          </table:table-cell>
          <table:table-cell office:value-type="float" office:value="1.52835" calcext:value-type="float">
            <text:p>1,52835</text:p>
          </table:table-cell>
          <table:table-cell office:value-type="float" office:value="43.5982" calcext:value-type="float">
            <text:p>43,5982</text:p>
          </table:table-cell>
          <table:table-cell office:value-type="float" office:value="0.673372" calcext:value-type="float">
            <text:p>0,673372</text:p>
          </table:table-cell>
          <table:table-cell office:value-type="float" office:value="40.4329" calcext:value-type="float">
            <text:p>40,4329</text:p>
          </table:table-cell>
          <table:table-cell office:value-type="float" office:value="0.563069" calcext:value-type="float">
            <text:p>0,563069</text:p>
          </table:table-cell>
          <table:table-cell table:number-columns-repeated="8"/>
        </table:table-row>
        <table:table-row table:style-name="ro1">
          <table:table-cell office:value-type="float" office:value="51.7015" calcext:value-type="float">
            <text:p>51,7015</text:p>
          </table:table-cell>
          <table:table-cell office:value-type="float" office:value="2.3561" calcext:value-type="float">
            <text:p>2,3561</text:p>
          </table:table-cell>
          <table:table-cell office:value-type="float" office:value="45.9959" calcext:value-type="float">
            <text:p>45,9959</text:p>
          </table:table-cell>
          <table:table-cell office:value-type="float" office:value="1.44045" calcext:value-type="float">
            <text:p>1,44045</text:p>
          </table:table-cell>
          <table:table-cell office:value-type="float" office:value="42.5043" calcext:value-type="float">
            <text:p>42,5043</text:p>
          </table:table-cell>
          <table:table-cell office:value-type="float" office:value="0.662433" calcext:value-type="float">
            <text:p>0,662433</text:p>
          </table:table-cell>
          <table:table-cell office:value-type="float" office:value="39.4537" calcext:value-type="float">
            <text:p>39,4537</text:p>
          </table:table-cell>
          <table:table-cell office:value-type="float" office:value="0.553277" calcext:value-type="float">
            <text:p>0,553277</text:p>
          </table:table-cell>
          <table:table-cell table:number-columns-repeated="8"/>
        </table:table-row>
        <table:table-row table:style-name="ro1">
          <table:table-cell office:value-type="float" office:value="50.3262" calcext:value-type="float">
            <text:p>50,3262</text:p>
          </table:table-cell>
          <table:table-cell office:value-type="float" office:value="2.20473" calcext:value-type="float">
            <text:p>2,20473</text:p>
          </table:table-cell>
          <table:table-cell office:value-type="float" office:value="44.8298" calcext:value-type="float">
            <text:p>44,8298</text:p>
          </table:table-cell>
          <table:table-cell office:value-type="float" office:value="1.36159" calcext:value-type="float">
            <text:p>1,36159</text:p>
          </table:table-cell>
          <table:table-cell office:value-type="float" office:value="41.464" calcext:value-type="float">
            <text:p>41,464</text:p>
          </table:table-cell>
          <table:table-cell office:value-type="float" office:value="0.65203" calcext:value-type="float">
            <text:p>0,65203</text:p>
          </table:table-cell>
          <table:table-cell office:value-type="float" office:value="38.522" calcext:value-type="float">
            <text:p>38,522</text:p>
          </table:table-cell>
          <table:table-cell office:value-type="float" office:value="0.54396" calcext:value-type="float">
            <text:p>0,54396</text:p>
          </table:table-cell>
          <table:table-cell table:number-columns-repeated="8"/>
        </table:table-row>
        <table:table-row table:style-name="ro1">
          <table:table-cell office:value-type="float" office:value="49.0194" calcext:value-type="float">
            <text:p>49,0194</text:p>
          </table:table-cell>
          <table:table-cell office:value-type="float" office:value="2.06992" calcext:value-type="float">
            <text:p>2,06992</text:p>
          </table:table-cell>
          <table:table-cell office:value-type="float" office:value="43.7207" calcext:value-type="float">
            <text:p>43,7207</text:p>
          </table:table-cell>
          <table:table-cell office:value-type="float" office:value="1.2906" calcext:value-type="float">
            <text:p>1,2906</text:p>
          </table:table-cell>
          <table:table-cell office:value-type="float" office:value="40.474" calcext:value-type="float">
            <text:p>40,474</text:p>
          </table:table-cell>
          <table:table-cell office:value-type="float" office:value="0.64213" calcext:value-type="float">
            <text:p>0,64213</text:p>
          </table:table-cell>
          <table:table-cell office:value-type="float" office:value="37.6348" calcext:value-type="float">
            <text:p>37,6348</text:p>
          </table:table-cell>
          <table:table-cell office:value-type="float" office:value="0.535088" calcext:value-type="float">
            <text:p>0,535088</text:p>
          </table:table-cell>
          <table:table-cell table:number-columns-repeated="8"/>
        </table:table-row>
        <table:table-row table:style-name="ro1">
          <table:table-cell office:value-type="float" office:value="47.7768" calcext:value-type="float">
            <text:p>47,7768</text:p>
          </table:table-cell>
          <table:table-cell office:value-type="float" office:value="1.94939" calcext:value-type="float">
            <text:p>1,94939</text:p>
          </table:table-cell>
          <table:table-cell office:value-type="float" office:value="42.6652" calcext:value-type="float">
            <text:p>42,6652</text:p>
          </table:table-cell>
          <table:table-cell office:value-type="float" office:value="1.22648" calcext:value-type="float">
            <text:p>1,22648</text:p>
          </table:table-cell>
          <table:table-cell office:value-type="float" office:value="39.5313" calcext:value-type="float">
            <text:p>39,5313</text:p>
          </table:table-cell>
          <table:table-cell office:value-type="float" office:value="0.632703" calcext:value-type="float">
            <text:p>0,632703</text:p>
          </table:table-cell>
          <table:table-cell office:value-type="float" office:value="36.7896" calcext:value-type="float">
            <text:p>36,7896</text:p>
          </table:table-cell>
          <table:table-cell office:value-type="float" office:value="0.526636" calcext:value-type="float">
            <text:p>0,526636</text:p>
          </table:table-cell>
          <table:table-cell table:number-columns-repeated="8"/>
        </table:table-row>
        <table:table-row table:style-name="ro1">
          <table:table-cell office:value-type="float" office:value="46.5945" calcext:value-type="float">
            <text:p>46,5945</text:p>
          </table:table-cell>
          <table:table-cell office:value-type="float" office:value="1.84123" calcext:value-type="float">
            <text:p>1,84123</text:p>
          </table:table-cell>
          <table:table-cell office:value-type="float" office:value="41.66" calcext:value-type="float">
            <text:p>41,66</text:p>
          </table:table-cell>
          <table:table-cell office:value-type="float" office:value="0.73869" calcext:value-type="float">
            <text:p>0,73869</text:p>
          </table:table-cell>
          <table:table-cell office:value-type="float" office:value="38.6331" calcext:value-type="float">
            <text:p>38,6331</text:p>
          </table:table-cell>
          <table:table-cell office:value-type="float" office:value="0.623721" calcext:value-type="float">
            <text:p>0,623721</text:p>
          </table:table-cell>
          <table:table-cell office:value-type="float" office:value="35.984" calcext:value-type="float">
            <text:p>35,984</text:p>
          </table:table-cell>
          <table:table-cell office:value-type="float" office:value="0.51858" calcext:value-type="float">
            <text:p>0,51858</text:p>
          </table:table-cell>
          <table:table-cell table:number-columns-repeated="8"/>
        </table:table-row>
        <table:table-row table:style-name="ro1">
          <table:table-cell office:value-type="float" office:value="45.4688" calcext:value-type="float">
            <text:p>45,4688</text:p>
          </table:table-cell>
          <table:table-cell office:value-type="float" office:value="1.74383" calcext:value-type="float">
            <text:p>1,74383</text:p>
          </table:table-cell>
          <table:table-cell office:value-type="float" office:value="40.7022" calcext:value-type="float">
            <text:p>40,7022</text:p>
          </table:table-cell>
          <table:table-cell office:value-type="float" office:value="0.729112" calcext:value-type="float">
            <text:p>0,729112</text:p>
          </table:table-cell>
          <table:table-cell office:value-type="float" office:value="37.7768" calcext:value-type="float">
            <text:p>37,7768</text:p>
          </table:table-cell>
          <table:table-cell office:value-type="float" office:value="0.615158" calcext:value-type="float">
            <text:p>0,615158</text:p>
          </table:table-cell>
          <table:table-cell office:value-type="float" office:value="35.2156" calcext:value-type="float">
            <text:p>35,2156</text:p>
          </table:table-cell>
          <table:table-cell office:value-type="float" office:value="0.510896" calcext:value-type="float">
            <text:p>0,510896</text:p>
          </table:table-cell>
          <table:table-cell table:number-columns-repeated="8"/>
        </table:table-row>
        <table:table-row table:style-name="ro1">
          <table:table-cell office:value-type="float" office:value="44.3963" calcext:value-type="float">
            <text:p>44,3963</text:p>
          </table:table-cell>
          <table:table-cell office:value-type="float" office:value="1.65583" calcext:value-type="float">
            <text:p>1,65583</text:p>
          </table:table-cell>
          <table:table-cell office:value-type="float" office:value="39.7889" calcext:value-type="float">
            <text:p>39,7889</text:p>
          </table:table-cell>
          <table:table-cell office:value-type="float" office:value="0.719979" calcext:value-type="float">
            <text:p>0,719979</text:p>
          </table:table-cell>
          <table:table-cell office:value-type="float" office:value="36.9599" calcext:value-type="float">
            <text:p>36,9599</text:p>
          </table:table-cell>
          <table:table-cell office:value-type="float" office:value="0.606989" calcext:value-type="float">
            <text:p>0,606989</text:p>
          </table:table-cell>
          <table:table-cell office:value-type="float" office:value="34.4823" calcext:value-type="float">
            <text:p>34,4823</text:p>
          </table:table-cell>
          <table:table-cell office:value-type="float" office:value="0.503563" calcext:value-type="float">
            <text:p>0,503563</text:p>
          </table:table-cell>
          <table:table-cell table:number-columns-repeated="8"/>
        </table:table-row>
        <table:table-row table:style-name="ro1">
          <table:table-cell office:value-type="float" office:value="43.3738" calcext:value-type="float">
            <text:p>43,3738</text:p>
          </table:table-cell>
          <table:table-cell office:value-type="float" office:value="1.57607" calcext:value-type="float">
            <text:p>1,57607</text:p>
          </table:table-cell>
          <table:table-cell office:value-type="float" office:value="38.9176" calcext:value-type="float">
            <text:p>38,9176</text:p>
          </table:table-cell>
          <table:table-cell office:value-type="float" office:value="0.711265" calcext:value-type="float">
            <text:p>0,711265</text:p>
          </table:table-cell>
          <table:table-cell office:value-type="float" office:value="36.1802" calcext:value-type="float">
            <text:p>36,1802</text:p>
          </table:table-cell>
          <table:table-cell office:value-type="float" office:value="0.599192" calcext:value-type="float">
            <text:p>0,599192</text:p>
          </table:table-cell>
          <table:table-cell office:value-type="float" office:value="33.7821" calcext:value-type="float">
            <text:p>33,7821</text:p>
          </table:table-cell>
          <table:table-cell office:value-type="float" office:value="0.496561" calcext:value-type="float">
            <text:p>0,496561</text:p>
          </table:table-cell>
          <table:table-cell table:number-columns-repeated="8"/>
        </table:table-row>
        <table:table-row table:style-name="ro1">
          <table:table-cell office:value-type="float" office:value="42.3983" calcext:value-type="float">
            <text:p>42,3983</text:p>
          </table:table-cell>
          <table:table-cell office:value-type="float" office:value="1.50357" calcext:value-type="float">
            <text:p>1,50357</text:p>
          </table:table-cell>
          <table:table-cell office:value-type="float" office:value="38.0857" calcext:value-type="float">
            <text:p>38,0857</text:p>
          </table:table-cell>
          <table:table-cell office:value-type="float" office:value="0.702947" calcext:value-type="float">
            <text:p>0,702947</text:p>
          </table:table-cell>
          <table:table-cell office:value-type="float" office:value="35.4355" calcext:value-type="float">
            <text:p>35,4355</text:p>
          </table:table-cell>
          <table:table-cell office:value-type="float" office:value="0.591745" calcext:value-type="float">
            <text:p>0,591745</text:p>
          </table:table-cell>
          <table:table-cell office:value-type="float" office:value="33.1131" calcext:value-type="float">
            <text:p>33,1131</text:p>
          </table:table-cell>
          <table:table-cell office:value-type="float" office:value="0.489871" calcext:value-type="float">
            <text:p>0,489871</text:p>
          </table:table-cell>
          <table:table-cell table:number-columns-repeated="8"/>
        </table:table-row>
        <table:table-row table:style-name="ro1">
          <table:table-cell office:value-type="float" office:value="41.4672" calcext:value-type="float">
            <text:p>41,4672</text:p>
          </table:table-cell>
          <table:table-cell office:value-type="float" office:value="1.43746" calcext:value-type="float">
            <text:p>1,43746</text:p>
          </table:table-cell>
          <table:table-cell office:value-type="float" office:value="37.2912" calcext:value-type="float">
            <text:p>37,2912</text:p>
          </table:table-cell>
          <table:table-cell office:value-type="float" office:value="0.695001" calcext:value-type="float">
            <text:p>0,695001</text:p>
          </table:table-cell>
          <table:table-cell office:value-type="float" office:value="34.7239" calcext:value-type="float">
            <text:p>34,7239</text:p>
          </table:table-cell>
          <table:table-cell office:value-type="float" office:value="0.584629" calcext:value-type="float">
            <text:p>0,584629</text:p>
          </table:table-cell>
          <table:table-cell office:value-type="float" office:value="32.4736" calcext:value-type="float">
            <text:p>32,4736</text:p>
          </table:table-cell>
          <table:table-cell office:value-type="float" office:value="0.483476" calcext:value-type="float">
            <text:p>0,483476</text:p>
          </table:table-cell>
          <table:table-cell table:number-columns-repeated="8"/>
        </table:table-row>
        <table:table-row table:style-name="ro1">
          <table:table-cell office:value-type="float" office:value="40.5777" calcext:value-type="float">
            <text:p>40,5777</text:p>
          </table:table-cell>
          <table:table-cell office:value-type="float" office:value="1.37704" calcext:value-type="float">
            <text:p>1,37704</text:p>
          </table:table-cell>
          <table:table-cell office:value-type="float" office:value="36.5317" calcext:value-type="float">
            <text:p>36,5317</text:p>
          </table:table-cell>
          <table:table-cell office:value-type="float" office:value="0.687407" calcext:value-type="float">
            <text:p>0,687407</text:p>
          </table:table-cell>
          <table:table-cell office:value-type="float" office:value="34.0435" calcext:value-type="float">
            <text:p>34,0435</text:p>
          </table:table-cell>
          <table:table-cell office:value-type="float" office:value="0.577825" calcext:value-type="float">
            <text:p>0,577825</text:p>
          </table:table-cell>
          <table:table-cell office:value-type="float" office:value="31.8619" calcext:value-type="float">
            <text:p>31,8619</text:p>
          </table:table-cell>
          <table:table-cell office:value-type="float" office:value="0.477359" calcext:value-type="float">
            <text:p>0,477359</text:p>
          </table:table-cell>
          <table:table-cell table:number-columns-repeated="8"/>
        </table:table-row>
        <table:table-row table:style-name="ro1">
          <table:table-cell office:value-type="float" office:value="39.7275" calcext:value-type="float">
            <text:p>39,7275</text:p>
          </table:table-cell>
          <table:table-cell office:value-type="float" office:value="1.32166" calcext:value-type="float">
            <text:p>1,32166</text:p>
          </table:table-cell>
          <table:table-cell office:value-type="float" office:value="35.8054" calcext:value-type="float">
            <text:p>35,8054</text:p>
          </table:table-cell>
          <table:table-cell office:value-type="float" office:value="0.680144" calcext:value-type="float">
            <text:p>0,680144</text:p>
          </table:table-cell>
          <table:table-cell office:value-type="float" office:value="33.3925" calcext:value-type="float">
            <text:p>33,3925</text:p>
          </table:table-cell>
          <table:table-cell office:value-type="float" office:value="0.571315" calcext:value-type="float">
            <text:p>0,571315</text:p>
          </table:table-cell>
          <table:table-cell office:value-type="float" office:value="31.2765" calcext:value-type="float">
            <text:p>31,2765</text:p>
          </table:table-cell>
          <table:table-cell office:value-type="float" office:value="0.471505" calcext:value-type="float">
            <text:p>0,471505</text:p>
          </table:table-cell>
          <table:table-cell table:number-columns-repeated="8"/>
        </table:table-row>
        <table:table-row table:style-name="ro1">
          <table:table-cell office:value-type="float" office:value="38.9145" calcext:value-type="float">
            <text:p>38,9145</text:p>
          </table:table-cell>
          <table:table-cell office:value-type="float" office:value="0.839495" calcext:value-type="float">
            <text:p>0,839495</text:p>
          </table:table-cell>
          <table:table-cell office:value-type="float" office:value="35.1103" calcext:value-type="float">
            <text:p>35,1103</text:p>
          </table:table-cell>
          <table:table-cell office:value-type="float" office:value="0.673194" calcext:value-type="float">
            <text:p>0,673194</text:p>
          </table:table-cell>
          <table:table-cell office:value-type="float" office:value="32.7694" calcext:value-type="float">
            <text:p>32,7694</text:p>
          </table:table-cell>
          <table:table-cell office:value-type="float" office:value="0.565084" calcext:value-type="float">
            <text:p>0,565084</text:p>
          </table:table-cell>
          <table:table-cell office:value-type="float" office:value="30.7159" calcext:value-type="float">
            <text:p>30,7159</text:p>
          </table:table-cell>
          <table:table-cell office:value-type="float" office:value="0.465899" calcext:value-type="float">
            <text:p>0,465899</text:p>
          </table:table-cell>
          <table:table-cell table:number-columns-repeated="8"/>
        </table:table-row>
        <table:table-row table:style-name="ro1">
          <table:table-cell office:value-type="float" office:value="38.1364" calcext:value-type="float">
            <text:p>38,1364</text:p>
          </table:table-cell>
          <table:table-cell office:value-type="float" office:value="0.831713" calcext:value-type="float">
            <text:p>0,831713</text:p>
          </table:table-cell>
          <table:table-cell office:value-type="float" office:value="34.4448" calcext:value-type="float">
            <text:p>34,4448</text:p>
          </table:table-cell>
          <table:table-cell office:value-type="float" office:value="0.666539" calcext:value-type="float">
            <text:p>0,666539</text:p>
          </table:table-cell>
          <table:table-cell office:value-type="float" office:value="32.1725" calcext:value-type="float">
            <text:p>32,1725</text:p>
          </table:table-cell>
          <table:table-cell office:value-type="float" office:value="0.559115" calcext:value-type="float">
            <text:p>0,559115</text:p>
          </table:table-cell>
          <table:table-cell office:value-type="float" office:value="30.1789" calcext:value-type="float">
            <text:p>30,1789</text:p>
          </table:table-cell>
          <table:table-cell office:value-type="float" office:value="0.460529" calcext:value-type="float">
            <text:p>0,460529</text:p>
          </table:table-cell>
          <table:table-cell table:number-columns-repeated="8"/>
        </table:table-row>
        <table:table-row table:style-name="ro1">
          <table:table-cell office:value-type="float" office:value="39.3392" calcext:value-type="float">
            <text:p>39,3392</text:p>
          </table:table-cell>
          <table:table-cell office:value-type="float" office:value="1.29711" calcext:value-type="float">
            <text:p>1,29711</text:p>
          </table:table-cell>
          <table:table-cell office:value-type="float" office:value="35.4668" calcext:value-type="float">
            <text:p>35,4668</text:p>
          </table:table-cell>
          <table:table-cell office:value-type="float" office:value="0.676758" calcext:value-type="float">
            <text:p>0,676758</text:p>
          </table:table-cell>
          <table:table-cell office:value-type="float" office:value="33.0855" calcext:value-type="float">
            <text:p>33,0855</text:p>
          </table:table-cell>
          <table:table-cell office:value-type="float" office:value="0.568245" calcext:value-type="float">
            <text:p>0,568245</text:p>
          </table:table-cell>
          <table:table-cell office:value-type="float" office:value="30.9977" calcext:value-type="float">
            <text:p>30,9977</text:p>
          </table:table-cell>
          <table:table-cell office:value-type="float" office:value="0.468717" calcext:value-type="float">
            <text:p>0,468717</text:p>
          </table:table-cell>
          <table:table-cell table:number-columns-repeated="8"/>
        </table:table-row>
        <table:table-row table:style-name="ro1">
          <table:table-cell office:value-type="float" office:value="41.1706" calcext:value-type="float">
            <text:p>41,1706</text:p>
          </table:table-cell>
          <table:table-cell office:value-type="float" office:value="1.41703" calcext:value-type="float">
            <text:p>1,41703</text:p>
          </table:table-cell>
          <table:table-cell office:value-type="float" office:value="37.0244" calcext:value-type="float">
            <text:p>37,0244</text:p>
          </table:table-cell>
          <table:table-cell office:value-type="float" office:value="0.692334" calcext:value-type="float">
            <text:p>0,692334</text:p>
          </table:table-cell>
          <table:table-cell office:value-type="float" office:value="34.478" calcext:value-type="float">
            <text:p>34,478</text:p>
          </table:table-cell>
          <table:table-cell office:value-type="float" office:value="0.58217" calcext:value-type="float">
            <text:p>0,58217</text:p>
          </table:table-cell>
          <table:table-cell office:value-type="float" office:value="32.2473" calcext:value-type="float">
            <text:p>32,2473</text:p>
          </table:table-cell>
          <table:table-cell office:value-type="float" office:value="0.481213" calcext:value-type="float">
            <text:p>0,481213</text:p>
          </table:table-cell>
          <table:table-cell table:number-columns-repeated="8"/>
        </table:table-row>
        <table:table-row table:style-name="ro1">
          <table:table-cell office:value-type="float" office:value="42.9445" calcext:value-type="float">
            <text:p>42,9445</text:p>
          </table:table-cell>
          <table:table-cell office:value-type="float" office:value="1.54374" calcext:value-type="float">
            <text:p>1,54374</text:p>
          </table:table-cell>
          <table:table-cell office:value-type="float" office:value="38.532" calcext:value-type="float">
            <text:p>38,532</text:p>
          </table:table-cell>
          <table:table-cell office:value-type="float" office:value="0.70741" calcext:value-type="float">
            <text:p>0,70741</text:p>
          </table:table-cell>
          <table:table-cell office:value-type="float" office:value="35.8251" calcext:value-type="float">
            <text:p>35,8251</text:p>
          </table:table-cell>
          <table:table-cell office:value-type="float" office:value="0.595641" calcext:value-type="float">
            <text:p>0,595641</text:p>
          </table:table-cell>
          <table:table-cell office:value-type="float" office:value="33.4556" calcext:value-type="float">
            <text:p>33,4556</text:p>
          </table:table-cell>
          <table:table-cell office:value-type="float" office:value="0.493296" calcext:value-type="float">
            <text:p>0,493296</text:p>
          </table:table-cell>
          <table:table-cell table:number-columns-repeated="8"/>
        </table:table-row>
        <table:table-row table:style-name="ro1">
          <table:table-cell office:value-type="float" office:value="44.6465" calcext:value-type="float">
            <text:p>44,6465</text:p>
          </table:table-cell>
          <table:table-cell office:value-type="float" office:value="1.67595" calcext:value-type="float">
            <text:p>1,67595</text:p>
          </table:table-cell>
          <table:table-cell office:value-type="float" office:value="39.9774" calcext:value-type="float">
            <text:p>39,9774</text:p>
          </table:table-cell>
          <table:table-cell office:value-type="float" office:value="0.721865" calcext:value-type="float">
            <text:p>0,721865</text:p>
          </table:table-cell>
          <table:table-cell office:value-type="float" office:value="37.1161" calcext:value-type="float">
            <text:p>37,1161</text:p>
          </table:table-cell>
          <table:table-cell office:value-type="float" office:value="0.608551" calcext:value-type="float">
            <text:p>0,608551</text:p>
          </table:table-cell>
          <table:table-cell office:value-type="float" office:value="34.6132" calcext:value-type="float">
            <text:p>34,6132</text:p>
          </table:table-cell>
          <table:table-cell office:value-type="float" office:value="0.504872" calcext:value-type="float">
            <text:p>0,504872</text:p>
          </table:table-cell>
          <table:table-cell table:number-columns-repeated="8"/>
        </table:table-row>
        <table:table-row table:style-name="ro1">
          <table:table-cell office:value-type="float" office:value="46.2792" calcext:value-type="float">
            <text:p>46,2792</text:p>
          </table:table-cell>
          <table:table-cell office:value-type="float" office:value="1.81341" calcext:value-type="float">
            <text:p>1,81341</text:p>
          </table:table-cell>
          <table:table-cell office:value-type="float" office:value="41.3632" calcext:value-type="float">
            <text:p>41,3632</text:p>
          </table:table-cell>
          <table:table-cell office:value-type="float" office:value="0.735722" calcext:value-type="float">
            <text:p>0,735722</text:p>
          </table:table-cell>
          <table:table-cell office:value-type="float" office:value="38.3533" calcext:value-type="float">
            <text:p>38,3533</text:p>
          </table:table-cell>
          <table:table-cell office:value-type="float" office:value="0.620923" calcext:value-type="float">
            <text:p>0,620923</text:p>
          </table:table-cell>
          <table:table-cell office:value-type="float" office:value="35.7221" calcext:value-type="float">
            <text:p>35,7221</text:p>
          </table:table-cell>
          <table:table-cell office:value-type="float" office:value="0.515961" calcext:value-type="float">
            <text:p>0,515961</text:p>
          </table:table-cell>
          <table:table-cell table:number-columns-repeated="8"/>
        </table:table-row>
        <table:table-row table:style-name="ro1">
          <table:table-cell office:value-type="float" office:value="47.8455" calcext:value-type="float">
            <text:p>47,8455</text:p>
          </table:table-cell>
          <table:table-cell office:value-type="float" office:value="1.95587" calcext:value-type="float">
            <text:p>1,95587</text:p>
          </table:table-cell>
          <table:table-cell office:value-type="float" office:value="42.6919" calcext:value-type="float">
            <text:p>42,6919</text:p>
          </table:table-cell>
          <table:table-cell office:value-type="float" office:value="1.22806" calcext:value-type="float">
            <text:p>1,22806</text:p>
          </table:table-cell>
          <table:table-cell office:value-type="float" office:value="39.5391" calcext:value-type="float">
            <text:p>39,5391</text:p>
          </table:table-cell>
          <table:table-cell office:value-type="float" office:value="0.632781" calcext:value-type="float">
            <text:p>0,632781</text:p>
          </table:table-cell>
          <table:table-cell office:value-type="float" office:value="36.7847" calcext:value-type="float">
            <text:p>36,7847</text:p>
          </table:table-cell>
          <table:table-cell office:value-type="float" office:value="0.526587" calcext:value-type="float">
            <text:p>0,526587</text:p>
          </table:table-cell>
          <table:table-cell table:number-columns-repeated="8"/>
        </table:table-row>
        <table:table-row table:style-name="ro1">
          <table:table-cell office:value-type="float" office:value="49.3482" calcext:value-type="float">
            <text:p>49,3482</text:p>
          </table:table-cell>
          <table:table-cell office:value-type="float" office:value="2.10305" calcext:value-type="float">
            <text:p>2,10305</text:p>
          </table:table-cell>
          <table:table-cell office:value-type="float" office:value="43.9661" calcext:value-type="float">
            <text:p>43,9661</text:p>
          </table:table-cell>
          <table:table-cell office:value-type="float" office:value="1.30598" calcext:value-type="float">
            <text:p>1,30598</text:p>
          </table:table-cell>
          <table:table-cell office:value-type="float" office:value="40.6759" calcext:value-type="float">
            <text:p>40,6759</text:p>
          </table:table-cell>
          <table:table-cell office:value-type="float" office:value="0.644149" calcext:value-type="float">
            <text:p>0,644149</text:p>
          </table:table-cell>
          <table:table-cell office:value-type="float" office:value="37.8031" calcext:value-type="float">
            <text:p>37,8031</text:p>
          </table:table-cell>
          <table:table-cell office:value-type="float" office:value="0.536771" calcext:value-type="float">
            <text:p>0,536771</text:p>
          </table:table-cell>
          <table:table-cell table:number-columns-repeated="8"/>
        </table:table-row>
        <table:table-row table:style-name="ro1">
          <table:table-cell office:value-type="float" office:value="50.7901" calcext:value-type="float">
            <text:p>50,7901</text:p>
          </table:table-cell>
          <table:table-cell office:value-type="float" office:value="2.25467" calcext:value-type="float">
            <text:p>2,25467</text:p>
          </table:table-cell>
          <table:table-cell office:value-type="float" office:value="45.1881" calcext:value-type="float">
            <text:p>45,1881</text:p>
          </table:table-cell>
          <table:table-cell office:value-type="float" office:value="1.38535" calcext:value-type="float">
            <text:p>1,38535</text:p>
          </table:table-cell>
          <table:table-cell office:value-type="float" office:value="41.7659" calcext:value-type="float">
            <text:p>41,7659</text:p>
          </table:table-cell>
          <table:table-cell office:value-type="float" office:value="0.655049" calcext:value-type="float">
            <text:p>0,655049</text:p>
          </table:table-cell>
          <table:table-cell office:value-type="float" office:value="38.7792" calcext:value-type="float">
            <text:p>38,7792</text:p>
          </table:table-cell>
          <table:table-cell office:value-type="float" office:value="0.546532" calcext:value-type="float">
            <text:p>0,546532</text:p>
          </table:table-cell>
          <table:table-cell table:number-columns-repeated="8"/>
        </table:table-row>
        <table:table-row table:style-name="ro1">
          <table:table-cell office:value-type="float" office:value="52.1738" calcext:value-type="float">
            <text:p>52,1738</text:p>
          </table:table-cell>
          <table:table-cell office:value-type="float" office:value="2.41044" calcext:value-type="float">
            <text:p>2,41044</text:p>
          </table:table-cell>
          <table:table-cell office:value-type="float" office:value="46.3602" calcext:value-type="float">
            <text:p>46,3602</text:p>
          </table:table-cell>
          <table:table-cell office:value-type="float" office:value="1.46601" calcext:value-type="float">
            <text:p>1,46601</text:p>
          </table:table-cell>
          <table:table-cell office:value-type="float" office:value="42.8111" calcext:value-type="float">
            <text:p>42,8111</text:p>
          </table:table-cell>
          <table:table-cell office:value-type="float" office:value="0.665501" calcext:value-type="float">
            <text:p>0,665501</text:p>
          </table:table-cell>
          <table:table-cell office:value-type="float" office:value="39.715" calcext:value-type="float">
            <text:p>39,715</text:p>
          </table:table-cell>
          <table:table-cell office:value-type="float" office:value="0.55589" calcext:value-type="float">
            <text:p>0,55589</text:p>
          </table:table-cell>
          <table:table-cell table:number-columns-repeated="8"/>
        </table:table-row>
        <table:table-row table:style-name="ro1">
          <table:table-cell office:value-type="float" office:value="53.5018" calcext:value-type="float">
            <text:p>53,5018</text:p>
          </table:table-cell>
          <table:table-cell office:value-type="float" office:value="2.57005" calcext:value-type="float">
            <text:p>2,57005</text:p>
          </table:table-cell>
          <table:table-cell office:value-type="float" office:value="47.4848" calcext:value-type="float">
            <text:p>47,4848</text:p>
          </table:table-cell>
          <table:table-cell office:value-type="float" office:value="1.54781" calcext:value-type="float">
            <text:p>1,54781</text:p>
          </table:table-cell>
          <table:table-cell office:value-type="float" office:value="43.8136" calcext:value-type="float">
            <text:p>43,8136</text:p>
          </table:table-cell>
          <table:table-cell office:value-type="float" office:value="0.675526" calcext:value-type="float">
            <text:p>0,675526</text:p>
          </table:table-cell>
          <table:table-cell office:value-type="float" office:value="40.6123" calcext:value-type="float">
            <text:p>40,6123</text:p>
          </table:table-cell>
          <table:table-cell office:value-type="float" office:value="0.564863" calcext:value-type="float">
            <text:p>0,564863</text:p>
          </table:table-cell>
          <table:table-cell table:number-columns-repeated="8"/>
        </table:table-row>
        <table:table-row table:style-name="ro1">
          <table:table-cell office:value-type="float" office:value="54.7766" calcext:value-type="float">
            <text:p>54,7766</text:p>
          </table:table-cell>
          <table:table-cell office:value-type="float" office:value="2.7332" calcext:value-type="float">
            <text:p>2,7332</text:p>
          </table:table-cell>
          <table:table-cell office:value-type="float" office:value="48.5639" calcext:value-type="float">
            <text:p>48,5639</text:p>
          </table:table-cell>
          <table:table-cell office:value-type="float" office:value="1.63059" calcext:value-type="float">
            <text:p>1,63059</text:p>
          </table:table-cell>
          <table:table-cell office:value-type="float" office:value="44.7754" calcext:value-type="float">
            <text:p>44,7754</text:p>
          </table:table-cell>
          <table:table-cell office:value-type="float" office:value="1.17704" calcext:value-type="float">
            <text:p>1,17704</text:p>
          </table:table-cell>
          <table:table-cell office:value-type="float" office:value="41.4731" calcext:value-type="float">
            <text:p>41,4731</text:p>
          </table:table-cell>
          <table:table-cell office:value-type="float" office:value="0.573471" calcext:value-type="float">
            <text:p>0,573471</text:p>
          </table:table-cell>
          <table:table-cell table:number-columns-repeated="8"/>
        </table:table-row>
        <table:table-row table:style-name="ro1">
          <table:table-cell office:value-type="float" office:value="56.0004" calcext:value-type="float">
            <text:p>56,0004</text:p>
          </table:table-cell>
          <table:table-cell office:value-type="float" office:value="2.89957" calcext:value-type="float">
            <text:p>2,89957</text:p>
          </table:table-cell>
          <table:table-cell office:value-type="float" office:value="49.5996" calcext:value-type="float">
            <text:p>49,5996</text:p>
          </table:table-cell>
          <table:table-cell office:value-type="float" office:value="1.7142" calcext:value-type="float">
            <text:p>1,7142</text:p>
          </table:table-cell>
          <table:table-cell office:value-type="float" office:value="45.6983" calcext:value-type="float">
            <text:p>45,6983</text:p>
          </table:table-cell>
          <table:table-cell office:value-type="float" office:value="1.23067" calcext:value-type="float">
            <text:p>1,23067</text:p>
          </table:table-cell>
          <table:table-cell office:value-type="float" office:value="42.2989" calcext:value-type="float">
            <text:p>42,2989</text:p>
          </table:table-cell>
          <table:table-cell office:value-type="float" office:value="0.581729" calcext:value-type="float">
            <text:p>0,581729</text:p>
          </table:table-cell>
          <table:table-cell table:number-columns-repeated="8"/>
        </table:table-row>
        <table:table-row table:style-name="ro1">
          <table:table-cell office:value-type="float" office:value="57.1757" calcext:value-type="float">
            <text:p>57,1757</text:p>
          </table:table-cell>
          <table:table-cell office:value-type="float" office:value="3.06885" calcext:value-type="float">
            <text:p>3,06885</text:p>
          </table:table-cell>
          <table:table-cell office:value-type="float" office:value="50.5939" calcext:value-type="float">
            <text:p>50,5939</text:p>
          </table:table-cell>
          <table:table-cell office:value-type="float" office:value="1.79849" calcext:value-type="float">
            <text:p>1,79849</text:p>
          </table:table-cell>
          <table:table-cell office:value-type="float" office:value="46.5841" calcext:value-type="float">
            <text:p>46,5841</text:p>
          </table:table-cell>
          <table:table-cell office:value-type="float" office:value="1.28445" calcext:value-type="float">
            <text:p>1,28445</text:p>
          </table:table-cell>
          <table:table-cell office:value-type="float" office:value="43.0913" calcext:value-type="float">
            <text:p>43,0913</text:p>
          </table:table-cell>
          <table:table-cell office:value-type="float" office:value="0.589653" calcext:value-type="float">
            <text:p>0,589653</text:p>
          </table:table-cell>
          <table:table-cell table:number-columns-repeated="8"/>
        </table:table-row>
        <table:table-row table:style-name="ro1">
          <table:table-cell office:value-type="float" office:value="58.3044" calcext:value-type="float">
            <text:p>58,3044</text:p>
          </table:table-cell>
          <table:table-cell office:value-type="float" office:value="3.24074" calcext:value-type="float">
            <text:p>3,24074</text:p>
          </table:table-cell>
          <table:table-cell office:value-type="float" office:value="51.5486" calcext:value-type="float">
            <text:p>51,5486</text:p>
          </table:table-cell>
          <table:table-cell office:value-type="float" office:value="1.88334" calcext:value-type="float">
            <text:p>1,88334</text:p>
          </table:table-cell>
          <table:table-cell office:value-type="float" office:value="47.4345" calcext:value-type="float">
            <text:p>47,4345</text:p>
          </table:table-cell>
          <table:table-cell office:value-type="float" office:value="1.33829" calcext:value-type="float">
            <text:p>1,33829</text:p>
          </table:table-cell>
          <table:table-cell office:value-type="float" office:value="43.852" calcext:value-type="float">
            <text:p>43,852</text:p>
          </table:table-cell>
          <table:table-cell office:value-type="float" office:value="0.59726" calcext:value-type="float">
            <text:p>0,59726</text:p>
          </table:table-cell>
          <table:table-cell table:number-columns-repeated="8"/>
        </table:table-row>
        <table:table-row table:style-name="ro1">
          <table:table-cell office:value-type="float" office:value="59.3888" calcext:value-type="float">
            <text:p>59,3888</text:p>
          </table:table-cell>
          <table:table-cell office:value-type="float" office:value="3.41492" calcext:value-type="float">
            <text:p>3,41492</text:p>
          </table:table-cell>
          <table:table-cell office:value-type="float" office:value="52.4656" calcext:value-type="float">
            <text:p>52,4656</text:p>
          </table:table-cell>
          <table:table-cell office:value-type="float" office:value="1.96859" calcext:value-type="float">
            <text:p>1,96859</text:p>
          </table:table-cell>
          <table:table-cell office:value-type="float" office:value="48.2512" calcext:value-type="float">
            <text:p>48,2512</text:p>
          </table:table-cell>
          <table:table-cell office:value-type="float" office:value="1.39211" calcext:value-type="float">
            <text:p>1,39211</text:p>
          </table:table-cell>
          <table:table-cell office:value-type="float" office:value="44.5824" calcext:value-type="float">
            <text:p>44,5824</text:p>
          </table:table-cell>
          <table:table-cell office:value-type="float" office:value="0.604564" calcext:value-type="float">
            <text:p>0,604564</text:p>
          </table:table-cell>
          <table:table-cell table:number-columns-repeated="8"/>
        </table:table-row>
        <table:table-row table:style-name="ro1">
          <table:table-cell office:value-type="float" office:value="60.4307" calcext:value-type="float">
            <text:p>60,4307</text:p>
          </table:table-cell>
          <table:table-cell office:value-type="float" office:value="3.59111" calcext:value-type="float">
            <text:p>3,59111</text:p>
          </table:table-cell>
          <table:table-cell office:value-type="float" office:value="53.3466" calcext:value-type="float">
            <text:p>53,3466</text:p>
          </table:table-cell>
          <table:table-cell office:value-type="float" office:value="2.05413" calcext:value-type="float">
            <text:p>2,05413</text:p>
          </table:table-cell>
          <table:table-cell office:value-type="float" office:value="49.0357" calcext:value-type="float">
            <text:p>49,0357</text:p>
          </table:table-cell>
          <table:table-cell office:value-type="float" office:value="1.44585" calcext:value-type="float">
            <text:p>1,44585</text:p>
          </table:table-cell>
          <table:table-cell office:value-type="float" office:value="45.2839" calcext:value-type="float">
            <text:p>45,2839</text:p>
          </table:table-cell>
          <table:table-cell office:value-type="float" office:value="0.611579" calcext:value-type="float">
            <text:p>0,611579</text:p>
          </table:table-cell>
          <table:table-cell table:number-columns-repeated="8"/>
        </table:table-row>
        <table:table-row table:style-name="ro1">
          <table:table-cell office:value-type="float" office:value="61.4322" calcext:value-type="float">
            <text:p>61,4322</text:p>
          </table:table-cell>
          <table:table-cell office:value-type="float" office:value="3.76902" calcext:value-type="float">
            <text:p>3,76902</text:p>
          </table:table-cell>
          <table:table-cell office:value-type="float" office:value="54.1932" calcext:value-type="float">
            <text:p>54,1932</text:p>
          </table:table-cell>
          <table:table-cell office:value-type="float" office:value="2.13983" calcext:value-type="float">
            <text:p>2,13983</text:p>
          </table:table-cell>
          <table:table-cell office:value-type="float" office:value="49.7895" calcext:value-type="float">
            <text:p>49,7895</text:p>
          </table:table-cell>
          <table:table-cell office:value-type="float" office:value="1.49944" calcext:value-type="float">
            <text:p>1,49944</text:p>
          </table:table-cell>
          <table:table-cell office:value-type="float" office:value="45.9579" calcext:value-type="float">
            <text:p>45,9579</text:p>
          </table:table-cell>
          <table:table-cell office:value-type="float" office:value="0.618319" calcext:value-type="float">
            <text:p>0,618319</text:p>
          </table:table-cell>
          <table:table-cell table:number-columns-repeated="8"/>
        </table:table-row>
        <table:table-row table:style-name="ro1">
          <table:table-cell office:value-type="float" office:value="62.395" calcext:value-type="float">
            <text:p>62,395</text:p>
          </table:table-cell>
          <table:table-cell office:value-type="float" office:value="3.94836" calcext:value-type="float">
            <text:p>3,94836</text:p>
          </table:table-cell>
          <table:table-cell office:value-type="float" office:value="55.007" calcext:value-type="float">
            <text:p>55,007</text:p>
          </table:table-cell>
          <table:table-cell office:value-type="float" office:value="2.22558" calcext:value-type="float">
            <text:p>2,22558</text:p>
          </table:table-cell>
          <table:table-cell office:value-type="float" office:value="50.5141" calcext:value-type="float">
            <text:p>50,5141</text:p>
          </table:table-cell>
          <table:table-cell office:value-type="float" office:value="1.55282" calcext:value-type="float">
            <text:p>1,55282</text:p>
          </table:table-cell>
          <table:table-cell office:value-type="float" office:value="46.6056" calcext:value-type="float">
            <text:p>46,6056</text:p>
          </table:table-cell>
          <table:table-cell office:value-type="float" office:value="1.12588" calcext:value-type="float">
            <text:p>1,12588</text:p>
          </table:table-cell>
          <table:table-cell table:number-columns-repeated="8"/>
        </table:table-row>
        <table:table-row table:style-name="ro1">
          <table:table-cell office:value-type="float" office:value="63.3209" calcext:value-type="float">
            <text:p>63,3209</text:p>
          </table:table-cell>
          <table:table-cell office:value-type="float" office:value="4.12886" calcext:value-type="float">
            <text:p>4,12886</text:p>
          </table:table-cell>
          <table:table-cell office:value-type="float" office:value="55.7895" calcext:value-type="float">
            <text:p>55,7895</text:p>
          </table:table-cell>
          <table:table-cell office:value-type="float" office:value="2.31128" calcext:value-type="float">
            <text:p>2,31128</text:p>
          </table:table-cell>
          <table:table-cell office:value-type="float" office:value="51.2107" calcext:value-type="float">
            <text:p>51,2107</text:p>
          </table:table-cell>
          <table:table-cell office:value-type="float" office:value="1.60594" calcext:value-type="float">
            <text:p>1,60594</text:p>
          </table:table-cell>
          <table:table-cell office:value-type="float" office:value="47.2283" calcext:value-type="float">
            <text:p>47,2283</text:p>
          </table:table-cell>
          <table:table-cell office:value-type="float" office:value="1.16024" calcext:value-type="float">
            <text:p>1,16024</text:p>
          </table:table-cell>
          <table:table-cell table:number-columns-repeated="8"/>
        </table:table-row>
        <table:table-row table:style-name="ro1">
          <table:table-cell office:value-type="float" office:value="64.2116" calcext:value-type="float">
            <text:p>64,2116</text:p>
          </table:table-cell>
          <table:table-cell office:value-type="float" office:value="4.31028" calcext:value-type="float">
            <text:p>4,31028</text:p>
          </table:table-cell>
          <table:table-cell office:value-type="float" office:value="56.5422" calcext:value-type="float">
            <text:p>56,5422</text:p>
          </table:table-cell>
          <table:table-cell office:value-type="float" office:value="2.39681" calcext:value-type="float">
            <text:p>2,39681</text:p>
          </table:table-cell>
          <table:table-cell office:value-type="float" office:value="51.8807" calcext:value-type="float">
            <text:p>51,8807</text:p>
          </table:table-cell>
          <table:table-cell office:value-type="float" office:value="1.65873" calcext:value-type="float">
            <text:p>1,65873</text:p>
          </table:table-cell>
          <table:table-cell office:value-type="float" office:value="47.8272" calcext:value-type="float">
            <text:p>47,8272</text:p>
          </table:table-cell>
          <table:table-cell office:value-type="float" office:value="1.19428" calcext:value-type="float">
            <text:p>1,19428</text:p>
          </table:table-cell>
          <table:table-cell table:number-columns-repeated="8"/>
        </table:table-row>
        <table:table-row table:style-name="ro1">
          <table:table-cell office:value-type="float" office:value="65.0685" calcext:value-type="float">
            <text:p>65,0685</text:p>
          </table:table-cell>
          <table:table-cell office:value-type="float" office:value="4.49236" calcext:value-type="float">
            <text:p>4,49236</text:p>
          </table:table-cell>
          <table:table-cell office:value-type="float" office:value="57.2663" calcext:value-type="float">
            <text:p>57,2663</text:p>
          </table:table-cell>
          <table:table-cell office:value-type="float" office:value="2.4821" calcext:value-type="float">
            <text:p>2,4821</text:p>
          </table:table-cell>
          <table:table-cell office:value-type="float" office:value="52.5253" calcext:value-type="float">
            <text:p>52,5253</text:p>
          </table:table-cell>
          <table:table-cell office:value-type="float" office:value="1.71117" calcext:value-type="float">
            <text:p>1,71117</text:p>
          </table:table-cell>
          <table:table-cell office:value-type="float" office:value="48.4033" calcext:value-type="float">
            <text:p>48,4033</text:p>
          </table:table-cell>
          <table:table-cell office:value-type="float" office:value="1.22796" calcext:value-type="float">
            <text:p>1,22796</text:p>
          </table:table-cell>
          <table:table-cell table:number-columns-repeated="8"/>
        </table:table-row>
        <table:table-row table:style-name="ro1">
          <table:table-cell office:value-type="float" office:value="63.7061" calcext:value-type="float">
            <text:p>63,7061</text:p>
          </table:table-cell>
          <table:table-cell office:value-type="float" office:value="4.20637" calcext:value-type="float">
            <text:p>4,20637</text:p>
          </table:table-cell>
          <table:table-cell office:value-type="float" office:value="56.1286" calcext:value-type="float">
            <text:p>56,1286</text:p>
          </table:table-cell>
          <table:table-cell office:value-type="float" office:value="2.34943" calcext:value-type="float">
            <text:p>2,34943</text:p>
          </table:table-cell>
          <table:table-cell office:value-type="float" office:value="51.5196" calcext:value-type="float">
            <text:p>51,5196</text:p>
          </table:table-cell>
          <table:table-cell office:value-type="float" office:value="1.63007" calcext:value-type="float">
            <text:p>1,63007</text:p>
          </table:table-cell>
          <table:table-cell office:value-type="float" office:value="47.5097" calcext:value-type="float">
            <text:p>47,5097</text:p>
          </table:table-cell>
          <table:table-cell office:value-type="float" office:value="1.17611" calcext:value-type="float">
            <text:p>1,17611</text:p>
          </table:table-cell>
          <table:table-cell table:number-columns-repeated="8"/>
        </table:table-row>
        <table:table-row table:style-name="ro1">
          <table:table-cell office:value-type="float" office:value="61.7119" calcext:value-type="float">
            <text:p>61,7119</text:p>
          </table:table-cell>
          <table:table-cell office:value-type="float" office:value="3.82025" calcext:value-type="float">
            <text:p>3,82025</text:p>
          </table:table-cell>
          <table:table-cell office:value-type="float" office:value="54.4521" calcext:value-type="float">
            <text:p>54,4521</text:p>
          </table:table-cell>
          <table:table-cell office:value-type="float" office:value="2.16675" calcext:value-type="float">
            <text:p>2,16675</text:p>
          </table:table-cell>
          <table:table-cell office:value-type="float" office:value="50.0315" calcext:value-type="float">
            <text:p>50,0315</text:p>
          </table:table-cell>
          <table:table-cell office:value-type="float" office:value="1.51706" calcext:value-type="float">
            <text:p>1,51706</text:p>
          </table:table-cell>
          <table:table-cell office:value-type="float" office:value="46.1828" calcext:value-type="float">
            <text:p>46,1828</text:p>
          </table:table-cell>
          <table:table-cell office:value-type="float" office:value="0.620568" calcext:value-type="float">
            <text:p>0,620568</text:p>
          </table:table-cell>
          <table:table-cell table:number-columns-repeated="8"/>
        </table:table-row>
        <table:table-row table:style-name="ro1">
          <table:table-cell office:value-type="float" office:value="59.8139" calcext:value-type="float">
            <text:p>59,8139</text:p>
          </table:table-cell>
          <table:table-cell office:value-type="float" office:value="3.48574" calcext:value-type="float">
            <text:p>3,48574</text:p>
          </table:table-cell>
          <table:table-cell office:value-type="float" office:value="52.8538" calcext:value-type="float">
            <text:p>52,8538</text:p>
          </table:table-cell>
          <table:table-cell office:value-type="float" office:value="2.00584" calcext:value-type="float">
            <text:p>2,00584</text:p>
          </table:table-cell>
          <table:table-cell office:value-type="float" office:value="48.6116" calcext:value-type="float">
            <text:p>48,6116</text:p>
          </table:table-cell>
          <table:table-cell office:value-type="float" office:value="1.41655" calcext:value-type="float">
            <text:p>1,41655</text:p>
          </table:table-cell>
          <table:table-cell office:value-type="float" office:value="44.9156" calcext:value-type="float">
            <text:p>44,9156</text:p>
          </table:table-cell>
          <table:table-cell office:value-type="float" office:value="0.607896" calcext:value-type="float">
            <text:p>0,607896</text:p>
          </table:table-cell>
          <table:table-cell table:number-columns-repeated="8"/>
        </table:table-row>
        <table:table-row table:style-name="ro1">
          <table:table-cell office:value-type="float" office:value="58.0185" calcext:value-type="float">
            <text:p>58,0185</text:p>
          </table:table-cell>
          <table:table-cell office:value-type="float" office:value="3.1963" calcext:value-type="float">
            <text:p>3,1963</text:p>
          </table:table-cell>
          <table:table-cell office:value-type="float" office:value="51.3399" calcext:value-type="float">
            <text:p>51,3399</text:p>
          </table:table-cell>
          <table:table-cell office:value-type="float" office:value="1.86446" calcext:value-type="float">
            <text:p>1,86446</text:p>
          </table:table-cell>
          <table:table-cell office:value-type="float" office:value="47.2655" calcext:value-type="float">
            <text:p>47,2655</text:p>
          </table:table-cell>
          <table:table-cell office:value-type="float" office:value="1.32741" calcext:value-type="float">
            <text:p>1,32741</text:p>
          </table:table-cell>
          <table:table-cell office:value-type="float" office:value="43.7135" calcext:value-type="float">
            <text:p>43,7135</text:p>
          </table:table-cell>
          <table:table-cell office:value-type="float" office:value="0.595875" calcext:value-type="float">
            <text:p>0,595875</text:p>
          </table:table-cell>
          <table:table-cell table:number-columns-repeated="8"/>
        </table:table-row>
        <table:table-row table:style-name="ro1">
          <table:table-cell office:value-type="float" office:value="56.3186" calcext:value-type="float">
            <text:p>56,3186</text:p>
          </table:table-cell>
          <table:table-cell office:value-type="float" office:value="2.94445" calcext:value-type="float">
            <text:p>2,94445</text:p>
          </table:table-cell>
          <table:table-cell office:value-type="float" office:value="49.9048" calcext:value-type="float">
            <text:p>49,9048</text:p>
          </table:table-cell>
          <table:table-cell office:value-type="float" office:value="1.73965" calcext:value-type="float">
            <text:p>1,73965</text:p>
          </table:table-cell>
          <table:table-cell office:value-type="float" office:value="45.9886" calcext:value-type="float">
            <text:p>45,9886</text:p>
          </table:table-cell>
          <table:table-cell office:value-type="float" office:value="1.24805" calcext:value-type="float">
            <text:p>1,24805</text:p>
          </table:table-cell>
          <table:table-cell office:value-type="float" office:value="42.5724" calcext:value-type="float">
            <text:p>42,5724</text:p>
          </table:table-cell>
          <table:table-cell office:value-type="float" office:value="0.584464" calcext:value-type="float">
            <text:p>0,584464</text:p>
          </table:table-cell>
          <table:table-cell table:number-columns-repeated="8"/>
        </table:table-row>
        <table:table-row table:style-name="ro1">
          <table:table-cell office:value-type="float" office:value="54.708" calcext:value-type="float">
            <text:p>54,708</text:p>
          </table:table-cell>
          <table:table-cell office:value-type="float" office:value="2.72416" calcext:value-type="float">
            <text:p>2,72416</text:p>
          </table:table-cell>
          <table:table-cell office:value-type="float" office:value="48.5435" calcext:value-type="float">
            <text:p>48,5435</text:p>
          </table:table-cell>
          <table:table-cell office:value-type="float" office:value="1.62898" calcext:value-type="float">
            <text:p>1,62898</text:p>
          </table:table-cell>
          <table:table-cell office:value-type="float" office:value="44.7764" calcext:value-type="float">
            <text:p>44,7764</text:p>
          </table:table-cell>
          <table:table-cell office:value-type="float" office:value="1.1771" calcext:value-type="float">
            <text:p>1,1771</text:p>
          </table:table-cell>
          <table:table-cell office:value-type="float" office:value="41.4884" calcext:value-type="float">
            <text:p>41,4884</text:p>
          </table:table-cell>
          <table:table-cell office:value-type="float" office:value="0.573625" calcext:value-type="float">
            <text:p>0,573625</text:p>
          </table:table-cell>
          <table:table-cell table:number-columns-repeated="8"/>
        </table:table-row>
        <table:table-row table:style-name="ro1">
          <table:table-cell office:value-type="float" office:value="53.1808" calcext:value-type="float">
            <text:p>53,1808</text:p>
          </table:table-cell>
          <table:table-cell office:value-type="float" office:value="2.53053" calcext:value-type="float">
            <text:p>2,53053</text:p>
          </table:table-cell>
          <table:table-cell office:value-type="float" office:value="47.2512" calcext:value-type="float">
            <text:p>47,2512</text:p>
          </table:table-cell>
          <table:table-cell office:value-type="float" office:value="1.53045" calcext:value-type="float">
            <text:p>1,53045</text:p>
          </table:table-cell>
          <table:table-cell office:value-type="float" office:value="43.625" calcext:value-type="float">
            <text:p>43,625</text:p>
          </table:table-cell>
          <table:table-cell office:value-type="float" office:value="0.67364" calcext:value-type="float">
            <text:p>0,67364</text:p>
          </table:table-cell>
          <table:table-cell office:value-type="float" office:value="40.4583" calcext:value-type="float">
            <text:p>40,4583</text:p>
          </table:table-cell>
          <table:table-cell office:value-type="float" office:value="0.563323" calcext:value-type="float">
            <text:p>0,563323</text:p>
          </table:table-cell>
          <table:table-cell table:number-columns-repeated="8"/>
        </table:table-row>
        <table:table-row table:style-name="ro1">
          <table:table-cell office:value-type="float" office:value="51.7317" calcext:value-type="float">
            <text:p>51,7317</text:p>
          </table:table-cell>
          <table:table-cell office:value-type="float" office:value="2.35954" calcext:value-type="float">
            <text:p>2,35954</text:p>
          </table:table-cell>
          <table:table-cell office:value-type="float" office:value="46.0238" calcext:value-type="float">
            <text:p>46,0238</text:p>
          </table:table-cell>
          <table:table-cell office:value-type="float" office:value="1.44239" calcext:value-type="float">
            <text:p>1,44239</text:p>
          </table:table-cell>
          <table:table-cell office:value-type="float" office:value="42.5306" calcext:value-type="float">
            <text:p>42,5306</text:p>
          </table:table-cell>
          <table:table-cell office:value-type="float" office:value="0.662696" calcext:value-type="float">
            <text:p>0,662696</text:p>
          </table:table-cell>
          <table:table-cell office:value-type="float" office:value="39.4786" calcext:value-type="float">
            <text:p>39,4786</text:p>
          </table:table-cell>
          <table:table-cell office:value-type="float" office:value="0.553526" calcext:value-type="float">
            <text:p>0,553526</text:p>
          </table:table-cell>
          <table:table-cell table:number-columns-repeated="8"/>
        </table:table-row>
        <table:table-row table:style-name="ro1">
          <table:table-cell office:value-type="float" office:value="50.3558" calcext:value-type="float">
            <text:p>50,3558</text:p>
          </table:table-cell>
          <table:table-cell office:value-type="float" office:value="2.20788" calcext:value-type="float">
            <text:p>2,20788</text:p>
          </table:table-cell>
          <table:table-cell office:value-type="float" office:value="44.8571" calcext:value-type="float">
            <text:p>44,8571</text:p>
          </table:table-cell>
          <table:table-cell office:value-type="float" office:value="1.36339" calcext:value-type="float">
            <text:p>1,36339</text:p>
          </table:table-cell>
          <table:table-cell office:value-type="float" office:value="41.4898" calcext:value-type="float">
            <text:p>41,4898</text:p>
          </table:table-cell>
          <table:table-cell office:value-type="float" office:value="0.652288" calcext:value-type="float">
            <text:p>0,652288</text:p>
          </table:table-cell>
          <table:table-cell office:value-type="float" office:value="38.5463" calcext:value-type="float">
            <text:p>38,5463</text:p>
          </table:table-cell>
          <table:table-cell office:value-type="float" office:value="0.544203" calcext:value-type="float">
            <text:p>0,544203</text:p>
          </table:table-cell>
          <table:table-cell table:number-columns-repeated="8"/>
        </table:table-row>
        <table:table-row table:style-name="ro1">
          <table:table-cell office:value-type="float" office:value="49.0484" calcext:value-type="float">
            <text:p>49,0484</text:p>
          </table:table-cell>
          <table:table-cell office:value-type="float" office:value="2.07282" calcext:value-type="float">
            <text:p>2,07282</text:p>
          </table:table-cell>
          <table:table-cell office:value-type="float" office:value="43.7474" calcext:value-type="float">
            <text:p>43,7474</text:p>
          </table:table-cell>
          <table:table-cell office:value-type="float" office:value="1.29227" calcext:value-type="float">
            <text:p>1,29227</text:p>
          </table:table-cell>
          <table:table-cell office:value-type="float" office:value="40.4992" calcext:value-type="float">
            <text:p>40,4992</text:p>
          </table:table-cell>
          <table:table-cell office:value-type="float" office:value="0.642382" calcext:value-type="float">
            <text:p>0,642382</text:p>
          </table:table-cell>
          <table:table-cell office:value-type="float" office:value="37.6586" calcext:value-type="float">
            <text:p>37,6586</text:p>
          </table:table-cell>
          <table:table-cell office:value-type="float" office:value="0.535327" calcext:value-type="float">
            <text:p>0,535327</text:p>
          </table:table-cell>
          <table:table-cell table:number-columns-repeated="8"/>
        </table:table-row>
        <table:table-row table:style-name="ro1">
          <table:table-cell office:value-type="float" office:value="47.8052" calcext:value-type="float">
            <text:p>47,8052</text:p>
          </table:table-cell>
          <table:table-cell office:value-type="float" office:value="1.95206" calcext:value-type="float">
            <text:p>1,95206</text:p>
          </table:table-cell>
          <table:table-cell office:value-type="float" office:value="42.6914" calcext:value-type="float">
            <text:p>42,6914</text:p>
          </table:table-cell>
          <table:table-cell office:value-type="float" office:value="1.22803" calcext:value-type="float">
            <text:p>1,22803</text:p>
          </table:table-cell>
          <table:table-cell office:value-type="float" office:value="39.556" calcext:value-type="float">
            <text:p>39,556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36.813" calcext:value-type="float">
            <text:p>36,813</text:p>
          </table:table-cell>
          <table:table-cell office:value-type="float" office:value="0.52687" calcext:value-type="float">
            <text:p>0,52687</text:p>
          </table:table-cell>
          <table:table-cell table:number-columns-repeated="8"/>
        </table:table-row>
        <table:table-row table:style-name="ro1">
          <table:table-cell office:value-type="float" office:value="46.6223" calcext:value-type="float">
            <text:p>46,6223</text:p>
          </table:table-cell>
          <table:table-cell office:value-type="float" office:value="1.8437" calcext:value-type="float">
            <text:p>1,8437</text:p>
          </table:table-cell>
          <table:table-cell office:value-type="float" office:value="41.6856" calcext:value-type="float">
            <text:p>41,6856</text:p>
          </table:table-cell>
          <table:table-cell office:value-type="float" office:value="0.738946" calcext:value-type="float">
            <text:p>0,738946</text:p>
          </table:table-cell>
          <table:table-cell office:value-type="float" office:value="38.6573" calcext:value-type="float">
            <text:p>38,6573</text:p>
          </table:table-cell>
          <table:table-cell office:value-type="float" office:value="0.623963" calcext:value-type="float">
            <text:p>0,623963</text:p>
          </table:table-cell>
          <table:table-cell office:value-type="float" office:value="36.0069" calcext:value-type="float">
            <text:p>36,0069</text:p>
          </table:table-cell>
          <table:table-cell office:value-type="float" office:value="0.518809" calcext:value-type="float">
            <text:p>0,518809</text:p>
          </table:table-cell>
          <table:table-cell table:number-columns-repeated="8"/>
        </table:table-row>
        <table:table-row table:style-name="ro1">
          <table:table-cell office:value-type="float" office:value="45.496" calcext:value-type="float">
            <text:p>45,496</text:p>
          </table:table-cell>
          <table:table-cell office:value-type="float" office:value="1.74612" calcext:value-type="float">
            <text:p>1,74612</text:p>
          </table:table-cell>
          <table:table-cell office:value-type="float" office:value="40.7273" calcext:value-type="float">
            <text:p>40,7273</text:p>
          </table:table-cell>
          <table:table-cell office:value-type="float" office:value="0.729363" calcext:value-type="float">
            <text:p>0,729363</text:p>
          </table:table-cell>
          <table:table-cell office:value-type="float" office:value="37.8005" calcext:value-type="float">
            <text:p>37,8005</text:p>
          </table:table-cell>
          <table:table-cell office:value-type="float" office:value="0.615395" calcext:value-type="float">
            <text:p>0,615395</text:p>
          </table:table-cell>
          <table:table-cell office:value-type="float" office:value="35.2381" calcext:value-type="float">
            <text:p>35,2381</text:p>
          </table:table-cell>
          <table:table-cell office:value-type="float" office:value="0.511121" calcext:value-type="float">
            <text:p>0,511121</text:p>
          </table:table-cell>
          <table:table-cell table:number-columns-repeated="8"/>
        </table:table-row>
        <table:table-row table:style-name="ro1">
          <table:table-cell office:value-type="float" office:value="44.423" calcext:value-type="float">
            <text:p>44,423</text:p>
          </table:table-cell>
          <table:table-cell office:value-type="float" office:value="1.65796" calcext:value-type="float">
            <text:p>1,65796</text:p>
          </table:table-cell>
          <table:table-cell office:value-type="float" office:value="39.8135" calcext:value-type="float">
            <text:p>39,8135</text:p>
          </table:table-cell>
          <table:table-cell office:value-type="float" office:value="0.720225" calcext:value-type="float">
            <text:p>0,720225</text:p>
          </table:table-cell>
          <table:table-cell office:value-type="float" office:value="36.9832" calcext:value-type="float">
            <text:p>36,9832</text:p>
          </table:table-cell>
          <table:table-cell office:value-type="float" office:value="0.607222" calcext:value-type="float">
            <text:p>0,607222</text:p>
          </table:table-cell>
          <table:table-cell office:value-type="float" office:value="34.5043" calcext:value-type="float">
            <text:p>34,5043</text:p>
          </table:table-cell>
          <table:table-cell office:value-type="float" office:value="0.503783" calcext:value-type="float">
            <text:p>0,503783</text:p>
          </table:table-cell>
          <table:table-cell table:number-columns-repeated="8"/>
        </table:table-row>
        <table:table-row table:style-name="ro1">
          <table:table-cell office:value-type="float" office:value="43.3999" calcext:value-type="float">
            <text:p>43,3999</text:p>
          </table:table-cell>
          <table:table-cell office:value-type="float" office:value="1.57806" calcext:value-type="float">
            <text:p>1,57806</text:p>
          </table:table-cell>
          <table:table-cell office:value-type="float" office:value="38.9417" calcext:value-type="float">
            <text:p>38,9417</text:p>
          </table:table-cell>
          <table:table-cell office:value-type="float" office:value="0.711507" calcext:value-type="float">
            <text:p>0,711507</text:p>
          </table:table-cell>
          <table:table-cell office:value-type="float" office:value="36.203" calcext:value-type="float">
            <text:p>36,203</text:p>
          </table:table-cell>
          <table:table-cell office:value-type="float" office:value="0.59942" calcext:value-type="float">
            <text:p>0,59942</text:p>
          </table:table-cell>
          <table:table-cell office:value-type="float" office:value="33.8037" calcext:value-type="float">
            <text:p>33,8037</text:p>
          </table:table-cell>
          <table:table-cell office:value-type="float" office:value="0.496777" calcext:value-type="float">
            <text:p>0,496777</text:p>
          </table:table-cell>
          <table:table-cell table:number-columns-repeated="8"/>
        </table:table-row>
        <table:table-row table:style-name="ro1">
          <table:table-cell office:value-type="float" office:value="42.4239" calcext:value-type="float">
            <text:p>42,4239</text:p>
          </table:table-cell>
          <table:table-cell office:value-type="float" office:value="1.50542" calcext:value-type="float">
            <text:p>1,50542</text:p>
          </table:table-cell>
          <table:table-cell office:value-type="float" office:value="38.1094" calcext:value-type="float">
            <text:p>38,1094</text:p>
          </table:table-cell>
          <table:table-cell office:value-type="float" office:value="0.703184" calcext:value-type="float">
            <text:p>0,703184</text:p>
          </table:table-cell>
          <table:table-cell office:value-type="float" office:value="35.4579" calcext:value-type="float">
            <text:p>35,4579</text:p>
          </table:table-cell>
          <table:table-cell office:value-type="float" office:value="0.591969" calcext:value-type="float">
            <text:p>0,591969</text:p>
          </table:table-cell>
          <table:table-cell office:value-type="float" office:value="33.1343" calcext:value-type="float">
            <text:p>33,1343</text:p>
          </table:table-cell>
          <table:table-cell office:value-type="float" office:value="0.490083" calcext:value-type="float">
            <text:p>0,490083</text:p>
          </table:table-cell>
          <table:table-cell table:number-columns-repeated="8"/>
        </table:table-row>
        <table:table-row table:style-name="ro1">
          <table:table-cell office:value-type="float" office:value="41.4923" calcext:value-type="float">
            <text:p>41,4923</text:p>
          </table:table-cell>
          <table:table-cell office:value-type="float" office:value="1.43921" calcext:value-type="float">
            <text:p>1,43921</text:p>
          </table:table-cell>
          <table:table-cell office:value-type="float" office:value="37.3144" calcext:value-type="float">
            <text:p>37,3144</text:p>
          </table:table-cell>
          <table:table-cell office:value-type="float" office:value="0.695234" calcext:value-type="float">
            <text:p>0,695234</text:p>
          </table:table-cell>
          <table:table-cell office:value-type="float" office:value="34.7459" calcext:value-type="float">
            <text:p>34,7459</text:p>
          </table:table-cell>
          <table:table-cell office:value-type="float" office:value="0.584849" calcext:value-type="float">
            <text:p>0,584849</text:p>
          </table:table-cell>
          <table:table-cell office:value-type="float" office:value="32.4944" calcext:value-type="float">
            <text:p>32,4944</text:p>
          </table:table-cell>
          <table:table-cell office:value-type="float" office:value="0.483684" calcext:value-type="float">
            <text:p>0,483684</text:p>
          </table:table-cell>
          <table:table-cell table:number-columns-repeated="8"/>
        </table:table-row>
        <table:table-row table:style-name="ro1">
          <table:table-cell office:value-type="float" office:value="40.6023" calcext:value-type="float">
            <text:p>40,6023</text:p>
          </table:table-cell>
          <table:table-cell office:value-type="float" office:value="1.37868" calcext:value-type="float">
            <text:p>1,37868</text:p>
          </table:table-cell>
          <table:table-cell office:value-type="float" office:value="36.5545" calcext:value-type="float">
            <text:p>36,5545</text:p>
          </table:table-cell>
          <table:table-cell office:value-type="float" office:value="0.687635" calcext:value-type="float">
            <text:p>0,687635</text:p>
          </table:table-cell>
          <table:table-cell office:value-type="float" office:value="34.0651" calcext:value-type="float">
            <text:p>34,0651</text:p>
          </table:table-cell>
          <table:table-cell office:value-type="float" office:value="0.578041" calcext:value-type="float">
            <text:p>0,578041</text:p>
          </table:table-cell>
          <table:table-cell office:value-type="float" office:value="31.8823" calcext:value-type="float">
            <text:p>31,8823</text:p>
          </table:table-cell>
          <table:table-cell office:value-type="float" office:value="0.477564" calcext:value-type="float">
            <text:p>0,477564</text:p>
          </table:table-cell>
          <table:table-cell table:number-columns-repeated="8"/>
        </table:table-row>
        <table:table-row table:style-name="ro1">
          <table:table-cell office:value-type="float" office:value="39.7517" calcext:value-type="float">
            <text:p>39,7517</text:p>
          </table:table-cell>
          <table:table-cell office:value-type="float" office:value="1.3232" calcext:value-type="float">
            <text:p>1,3232</text:p>
          </table:table-cell>
          <table:table-cell office:value-type="float" office:value="35.8278" calcext:value-type="float">
            <text:p>35,8278</text:p>
          </table:table-cell>
          <table:table-cell office:value-type="float" office:value="0.680368" calcext:value-type="float">
            <text:p>0,680368</text:p>
          </table:table-cell>
          <table:table-cell office:value-type="float" office:value="33.4137" calcext:value-type="float">
            <text:p>33,4137</text:p>
          </table:table-cell>
          <table:table-cell office:value-type="float" office:value="0.571527" calcext:value-type="float">
            <text:p>0,571527</text:p>
          </table:table-cell>
          <table:table-cell office:value-type="float" office:value="31.2966" calcext:value-type="float">
            <text:p>31,2966</text:p>
          </table:table-cell>
          <table:table-cell office:value-type="float" office:value="0.471706" calcext:value-type="float">
            <text:p>0,471706</text:p>
          </table:table-cell>
          <table:table-cell table:number-columns-repeated="8"/>
        </table:table-row>
        <table:table-row table:style-name="ro1">
          <table:table-cell office:value-type="float" office:value="38.9382" calcext:value-type="float">
            <text:p>38,9382</text:p>
          </table:table-cell>
          <table:table-cell office:value-type="float" office:value="0.839732" calcext:value-type="float">
            <text:p>0,839732</text:p>
          </table:table-cell>
          <table:table-cell office:value-type="float" office:value="35.1323" calcext:value-type="float">
            <text:p>35,1323</text:p>
          </table:table-cell>
          <table:table-cell office:value-type="float" office:value="0.673413" calcext:value-type="float">
            <text:p>0,673413</text:p>
          </table:table-cell>
          <table:table-cell office:value-type="float" office:value="32.7902" calcext:value-type="float">
            <text:p>32,7902</text:p>
          </table:table-cell>
          <table:table-cell office:value-type="float" office:value="0.565292" calcext:value-type="float">
            <text:p>0,565292</text:p>
          </table:table-cell>
          <table:table-cell office:value-type="float" office:value="30.7357" calcext:value-type="float">
            <text:p>30,7357</text:p>
          </table:table-cell>
          <table:table-cell office:value-type="float" office:value="0.466097" calcext:value-type="float">
            <text:p>0,466097</text:p>
          </table:table-cell>
          <table:table-cell table:number-columns-repeated="8"/>
        </table:table-row>
        <table:table-row table:style-name="ro1">
          <table:table-cell office:value-type="float" office:value="38.1596" calcext:value-type="float">
            <text:p>38,1596</text:p>
          </table:table-cell>
          <table:table-cell office:value-type="float" office:value="0.831946" calcext:value-type="float">
            <text:p>0,831946</text:p>
          </table:table-cell>
          <table:table-cell office:value-type="float" office:value="34.4664" calcext:value-type="float">
            <text:p>34,4664</text:p>
          </table:table-cell>
          <table:table-cell office:value-type="float" office:value="0.666754" calcext:value-type="float">
            <text:p>0,666754</text:p>
          </table:table-cell>
          <table:table-cell office:value-type="float" office:value="32.193" calcext:value-type="float">
            <text:p>32,193</text:p>
          </table:table-cell>
          <table:table-cell office:value-type="float" office:value="0.55932" calcext:value-type="float">
            <text:p>0,55932</text:p>
          </table:table-cell>
          <table:table-cell office:value-type="float" office:value="30.1983" calcext:value-type="float">
            <text:p>30,1983</text:p>
          </table:table-cell>
          <table:table-cell office:value-type="float" office:value="0.460722" calcext:value-type="float">
            <text:p>0,460722</text:p>
          </table:table-cell>
          <table:table-cell table:number-columns-repeated="8"/>
        </table:table-row>
        <table:table-row table:style-name="ro1">
          <table:table-cell office:value-type="float" office:value="39.3622" calcext:value-type="float">
            <text:p>39,3622</text:p>
          </table:table-cell>
          <table:table-cell office:value-type="float" office:value="1.29856" calcext:value-type="float">
            <text:p>1,29856</text:p>
          </table:table-cell>
          <table:table-cell office:value-type="float" office:value="35.4881" calcext:value-type="float">
            <text:p>35,4881</text:p>
          </table:table-cell>
          <table:table-cell office:value-type="float" office:value="0.676971" calcext:value-type="float">
            <text:p>0,676971</text:p>
          </table:table-cell>
          <table:table-cell office:value-type="float" office:value="33.1057" calcext:value-type="float">
            <text:p>33,1057</text:p>
          </table:table-cell>
          <table:table-cell office:value-type="float" office:value="0.568447" calcext:value-type="float">
            <text:p>0,568447</text:p>
          </table:table-cell>
          <table:table-cell office:value-type="float" office:value="31.0169" calcext:value-type="float">
            <text:p>31,0169</text:p>
          </table:table-cell>
          <table:table-cell office:value-type="float" office:value="0.468908" calcext:value-type="float">
            <text:p>0,468908</text:p>
          </table:table-cell>
          <table:table-cell table:number-columns-repeated="8"/>
        </table:table-row>
        <table:table-row table:style-name="ro1">
          <table:table-cell office:value-type="float" office:value="41.1934" calcext:value-type="float">
            <text:p>41,1934</text:p>
          </table:table-cell>
          <table:table-cell office:value-type="float" office:value="1.41859" calcext:value-type="float">
            <text:p>1,41859</text:p>
          </table:table-cell>
          <table:table-cell office:value-type="float" office:value="37.0455" calcext:value-type="float">
            <text:p>37,0455</text:p>
          </table:table-cell>
          <table:table-cell office:value-type="float" office:value="0.692545" calcext:value-type="float">
            <text:p>0,692545</text:p>
          </table:table-cell>
          <table:table-cell office:value-type="float" office:value="34.498" calcext:value-type="float">
            <text:p>34,498</text:p>
          </table:table-cell>
          <table:table-cell office:value-type="float" office:value="0.58237" calcext:value-type="float">
            <text:p>0,58237</text:p>
          </table:table-cell>
          <table:table-cell office:value-type="float" office:value="32.2663" calcext:value-type="float">
            <text:p>32,2663</text:p>
          </table:table-cell>
          <table:table-cell office:value-type="float" office:value="0.481403" calcext:value-type="float">
            <text:p>0,481403</text:p>
          </table:table-cell>
          <table:table-cell table:number-columns-repeated="8"/>
        </table:table-row>
        <table:table-row table:style-name="ro1">
          <table:table-cell office:value-type="float" office:value="42.9671" calcext:value-type="float">
            <text:p>42,9671</text:p>
          </table:table-cell>
          <table:table-cell office:value-type="float" office:value="1.54542" calcext:value-type="float">
            <text:p>1,54542</text:p>
          </table:table-cell>
          <table:table-cell office:value-type="float" office:value="38.5529" calcext:value-type="float">
            <text:p>38,5529</text:p>
          </table:table-cell>
          <table:table-cell office:value-type="float" office:value="0.707619" calcext:value-type="float">
            <text:p>0,707619</text:p>
          </table:table-cell>
          <table:table-cell office:value-type="float" office:value="35.8448" calcext:value-type="float">
            <text:p>35,8448</text:p>
          </table:table-cell>
          <table:table-cell office:value-type="float" office:value="0.595838" calcext:value-type="float">
            <text:p>0,595838</text:p>
          </table:table-cell>
          <table:table-cell office:value-type="float" office:value="33.4743" calcext:value-type="float">
            <text:p>33,4743</text:p>
          </table:table-cell>
          <table:table-cell office:value-type="float" office:value="0.493483" calcext:value-type="float">
            <text:p>0,493483</text:p>
          </table:table-cell>
          <table:table-cell table:number-columns-repeated="8"/>
        </table:table-row>
        <table:table-row table:style-name="ro1">
          <table:table-cell office:value-type="float" office:value="44.6688" calcext:value-type="float">
            <text:p>44,6688</text:p>
          </table:table-cell>
          <table:table-cell office:value-type="float" office:value="1.67776" calcext:value-type="float">
            <text:p>1,67776</text:p>
          </table:table-cell>
          <table:table-cell office:value-type="float" office:value="39.9981" calcext:value-type="float">
            <text:p>39,9981</text:p>
          </table:table-cell>
          <table:table-cell office:value-type="float" office:value="0.722071" calcext:value-type="float">
            <text:p>0,722071</text:p>
          </table:table-cell>
          <table:table-cell office:value-type="float" office:value="37.1356" calcext:value-type="float">
            <text:p>37,1356</text:p>
          </table:table-cell>
          <table:table-cell office:value-type="float" office:value="0.608746" calcext:value-type="float">
            <text:p>0,608746</text:p>
          </table:table-cell>
          <table:table-cell office:value-type="float" office:value="34.6317" calcext:value-type="float">
            <text:p>34,6317</text:p>
          </table:table-cell>
          <table:table-cell office:value-type="float" office:value="0.505057" calcext:value-type="float">
            <text:p>0,505057</text:p>
          </table:table-cell>
          <table:table-cell table:number-columns-repeated="8"/>
        </table:table-row>
        <table:table-row table:style-name="ro1">
          <table:table-cell office:value-type="float" office:value="46.3013" calcext:value-type="float">
            <text:p>46,3013</text:p>
          </table:table-cell>
          <table:table-cell office:value-type="float" office:value="1.81535" calcext:value-type="float">
            <text:p>1,81535</text:p>
          </table:table-cell>
          <table:table-cell office:value-type="float" office:value="41.3836" calcext:value-type="float">
            <text:p>41,3836</text:p>
          </table:table-cell>
          <table:table-cell office:value-type="float" office:value="0.735926" calcext:value-type="float">
            <text:p>0,735926</text:p>
          </table:table-cell>
          <table:table-cell office:value-type="float" office:value="38.3726" calcext:value-type="float">
            <text:p>38,3726</text:p>
          </table:table-cell>
          <table:table-cell office:value-type="float" office:value="0.621116" calcext:value-type="float">
            <text:p>0,621116</text:p>
          </table:table-cell>
          <table:table-cell office:value-type="float" office:value="35.7404" calcext:value-type="float">
            <text:p>35,7404</text:p>
          </table:table-cell>
          <table:table-cell office:value-type="float" office:value="0.516144" calcext:value-type="float">
            <text:p>0,516144</text:p>
          </table:table-cell>
          <table:table-cell table:number-columns-repeated="8"/>
        </table:table-row>
        <table:table-row table:style-name="ro1">
          <table:table-cell office:value-type="float" office:value="47.8674" calcext:value-type="float">
            <text:p>47,8674</text:p>
          </table:table-cell>
          <table:table-cell office:value-type="float" office:value="1.95793" calcext:value-type="float">
            <text:p>1,95793</text:p>
          </table:table-cell>
          <table:table-cell office:value-type="float" office:value="42.7121" calcext:value-type="float">
            <text:p>42,7121</text:p>
          </table:table-cell>
          <table:table-cell office:value-type="float" office:value="1.22926" calcext:value-type="float">
            <text:p>1,22926</text:p>
          </table:table-cell>
          <table:table-cell office:value-type="float" office:value="39.5582" calcext:value-type="float">
            <text:p>39,5582</text:p>
          </table:table-cell>
          <table:table-cell office:value-type="float" office:value="0.632972" calcext:value-type="float">
            <text:p>0,632972</text:p>
          </table:table-cell>
          <table:table-cell office:value-type="float" office:value="36.8028" calcext:value-type="float">
            <text:p>36,8028</text:p>
          </table:table-cell>
          <table:table-cell office:value-type="float" office:value="0.526768" calcext:value-type="float">
            <text:p>0,526768</text:p>
          </table:table-cell>
          <table:table-cell table:number-columns-repeated="8"/>
        </table:table-row>
        <table:table-row table:style-name="ro1">
          <table:table-cell office:value-type="float" office:value="49.3699" calcext:value-type="float">
            <text:p>49,3699</text:p>
          </table:table-cell>
          <table:table-cell office:value-type="float" office:value="2.10524" calcext:value-type="float">
            <text:p>2,10524</text:p>
          </table:table-cell>
          <table:table-cell office:value-type="float" office:value="43.986" calcext:value-type="float">
            <text:p>43,986</text:p>
          </table:table-cell>
          <table:table-cell office:value-type="float" office:value="1.30724" calcext:value-type="float">
            <text:p>1,30724</text:p>
          </table:table-cell>
          <table:table-cell office:value-type="float" office:value="40.6947" calcext:value-type="float">
            <text:p>40,6947</text:p>
          </table:table-cell>
          <table:table-cell office:value-type="float" office:value="0.644337" calcext:value-type="float">
            <text:p>0,644337</text:p>
          </table:table-cell>
          <table:table-cell office:value-type="float" office:value="37.8209" calcext:value-type="float">
            <text:p>37,8209</text:p>
          </table:table-cell>
          <table:table-cell office:value-type="float" office:value="0.536949" calcext:value-type="float">
            <text:p>0,536949</text:p>
          </table:table-cell>
          <table:table-cell table:number-columns-repeated="8"/>
        </table:table-row>
        <table:table-row table:style-name="ro1">
          <table:table-cell office:value-type="float" office:value="50.8115" calcext:value-type="float">
            <text:p>50,8115</text:p>
          </table:table-cell>
          <table:table-cell office:value-type="float" office:value="2.257" calcext:value-type="float">
            <text:p>2,257</text:p>
          </table:table-cell>
          <table:table-cell office:value-type="float" office:value="45.2077" calcext:value-type="float">
            <text:p>45,2077</text:p>
          </table:table-cell>
          <table:table-cell office:value-type="float" office:value="1.38667" calcext:value-type="float">
            <text:p>1,38667</text:p>
          </table:table-cell>
          <table:table-cell office:value-type="float" office:value="41.7844" calcext:value-type="float">
            <text:p>41,7844</text:p>
          </table:table-cell>
          <table:table-cell office:value-type="float" office:value="0.655234" calcext:value-type="float">
            <text:p>0,655234</text:p>
          </table:table-cell>
          <table:table-cell office:value-type="float" office:value="38.7967" calcext:value-type="float">
            <text:p>38,7967</text:p>
          </table:table-cell>
          <table:table-cell office:value-type="float" office:value="0.546707" calcext:value-type="float">
            <text:p>0,546707</text:p>
          </table:table-cell>
          <table:table-cell table:number-columns-repeated="8"/>
        </table:table-row>
        <table:table-row table:style-name="ro1">
          <table:table-cell office:value-type="float" office:value="52.1949" calcext:value-type="float">
            <text:p>52,1949</text:p>
          </table:table-cell>
          <table:table-cell office:value-type="float" office:value="2.4129" calcext:value-type="float">
            <text:p>2,4129</text:p>
          </table:table-cell>
          <table:table-cell office:value-type="float" office:value="46.3796" calcext:value-type="float">
            <text:p>46,3796</text:p>
          </table:table-cell>
          <table:table-cell office:value-type="float" office:value="1.46739" calcext:value-type="float">
            <text:p>1,46739</text:p>
          </table:table-cell>
          <table:table-cell office:value-type="float" office:value="42.8294" calcext:value-type="float">
            <text:p>42,8294</text:p>
          </table:table-cell>
          <table:table-cell office:value-type="float" office:value="0.665684" calcext:value-type="float">
            <text:p>0,665684</text:p>
          </table:table-cell>
          <table:table-cell office:value-type="float" office:value="39.7323" calcext:value-type="float">
            <text:p>39,7323</text:p>
          </table:table-cell>
          <table:table-cell office:value-type="float" office:value="0.556063" calcext:value-type="float">
            <text:p>0,556063</text:p>
          </table:table-cell>
          <table:table-cell table:number-columns-repeated="8"/>
        </table:table-row>
        <table:table-row table:style-name="ro1">
          <table:table-cell office:value-type="float" office:value="53.5226" calcext:value-type="float">
            <text:p>53,5226</text:p>
          </table:table-cell>
          <table:table-cell office:value-type="float" office:value="2.57264" calcext:value-type="float">
            <text:p>2,57264</text:p>
          </table:table-cell>
          <table:table-cell office:value-type="float" office:value="47.504" calcext:value-type="float">
            <text:p>47,504</text:p>
          </table:table-cell>
          <table:table-cell office:value-type="float" office:value="1.54924" calcext:value-type="float">
            <text:p>1,54924</text:p>
          </table:table-cell>
          <table:table-cell office:value-type="float" office:value="43.8317" calcext:value-type="float">
            <text:p>43,8317</text:p>
          </table:table-cell>
          <table:table-cell office:value-type="float" office:value="0.675707" calcext:value-type="float">
            <text:p>0,675707</text:p>
          </table:table-cell>
          <table:table-cell office:value-type="float" office:value="40.6294" calcext:value-type="float">
            <text:p>40,6294</text:p>
          </table:table-cell>
          <table:table-cell office:value-type="float" office:value="0.565034" calcext:value-type="float">
            <text:p>0,565034</text:p>
          </table:table-cell>
          <table:table-cell table:number-columns-repeated="8"/>
        </table:table-row>
        <table:table-row table:style-name="ro1">
          <table:table-cell office:value-type="float" office:value="54.7971" calcext:value-type="float">
            <text:p>54,7971</text:p>
          </table:table-cell>
          <table:table-cell office:value-type="float" office:value="2.73591" calcext:value-type="float">
            <text:p>2,73591</text:p>
          </table:table-cell>
          <table:table-cell office:value-type="float" office:value="48.5828" calcext:value-type="float">
            <text:p>48,5828</text:p>
          </table:table-cell>
          <table:table-cell office:value-type="float" office:value="1.63208" calcext:value-type="float">
            <text:p>1,63208</text:p>
          </table:table-cell>
          <table:table-cell office:value-type="float" office:value="44.7932" calcext:value-type="float">
            <text:p>44,7932</text:p>
          </table:table-cell>
          <table:table-cell office:value-type="float" office:value="1.17806" calcext:value-type="float">
            <text:p>1,17806</text:p>
          </table:table-cell>
          <table:table-cell office:value-type="float" office:value="41.4899" calcext:value-type="float">
            <text:p>41,4899</text:p>
          </table:table-cell>
          <table:table-cell office:value-type="float" office:value="0.573639" calcext:value-type="float">
            <text:p>0,573639</text:p>
          </table:table-cell>
          <table:table-cell table:number-columns-repeated="8"/>
        </table:table-row>
        <table:table-row table:style-name="ro1">
          <table:table-cell office:value-type="float" office:value="56.0207" calcext:value-type="float">
            <text:p>56,0207</text:p>
          </table:table-cell>
          <table:table-cell office:value-type="float" office:value="2.90241" calcext:value-type="float">
            <text:p>2,90241</text:p>
          </table:table-cell>
          <table:table-cell office:value-type="float" office:value="49.6183" calcext:value-type="float">
            <text:p>49,6183</text:p>
          </table:table-cell>
          <table:table-cell office:value-type="float" office:value="1.71574" calcext:value-type="float">
            <text:p>1,71574</text:p>
          </table:table-cell>
          <table:table-cell office:value-type="float" office:value="45.7159" calcext:value-type="float">
            <text:p>45,7159</text:p>
          </table:table-cell>
          <table:table-cell office:value-type="float" office:value="1.23172" calcext:value-type="float">
            <text:p>1,23172</text:p>
          </table:table-cell>
          <table:table-cell office:value-type="float" office:value="42.3155" calcext:value-type="float">
            <text:p>42,3155</text:p>
          </table:table-cell>
          <table:table-cell office:value-type="float" office:value="0.581895" calcext:value-type="float">
            <text:p>0,581895</text:p>
          </table:table-cell>
          <table:table-cell table:number-columns-repeated="8"/>
        </table:table-row>
        <table:table-row table:style-name="ro1">
          <table:table-cell office:value-type="float" office:value="57.1957" calcext:value-type="float">
            <text:p>57,1957</text:p>
          </table:table-cell>
          <table:table-cell office:value-type="float" office:value="3.07182" calcext:value-type="float">
            <text:p>3,07182</text:p>
          </table:table-cell>
          <table:table-cell office:value-type="float" office:value="50.6123" calcext:value-type="float">
            <text:p>50,6123</text:p>
          </table:table-cell>
          <table:table-cell office:value-type="float" office:value="1.80009" calcext:value-type="float">
            <text:p>1,80009</text:p>
          </table:table-cell>
          <table:table-cell office:value-type="float" office:value="46.6014" calcext:value-type="float">
            <text:p>46,6014</text:p>
          </table:table-cell>
          <table:table-cell office:value-type="float" office:value="1.28553" calcext:value-type="float">
            <text:p>1,28553</text:p>
          </table:table-cell>
          <table:table-cell office:value-type="float" office:value="43.1077" calcext:value-type="float">
            <text:p>43,1077</text:p>
          </table:table-cell>
          <table:table-cell office:value-type="float" office:value="0.589817" calcext:value-type="float">
            <text:p>0,589817</text:p>
          </table:table-cell>
          <table:table-cell table:number-columns-repeated="8"/>
        </table:table-row>
        <table:table-row table:style-name="ro1">
          <table:table-cell office:value-type="float" office:value="58.3242" calcext:value-type="float">
            <text:p>58,3242</text:p>
          </table:table-cell>
          <table:table-cell office:value-type="float" office:value="3.24383" calcext:value-type="float">
            <text:p>3,24383</text:p>
          </table:table-cell>
          <table:table-cell office:value-type="float" office:value="51.5668" calcext:value-type="float">
            <text:p>51,5668</text:p>
          </table:table-cell>
          <table:table-cell office:value-type="float" office:value="1.88499" calcext:value-type="float">
            <text:p>1,88499</text:p>
          </table:table-cell>
          <table:table-cell office:value-type="float" office:value="47.4516" calcext:value-type="float">
            <text:p>47,4516</text:p>
          </table:table-cell>
          <table:table-cell office:value-type="float" office:value="1.33939" calcext:value-type="float">
            <text:p>1,33939</text:p>
          </table:table-cell>
          <table:table-cell office:value-type="float" office:value="43.8681" calcext:value-type="float">
            <text:p>43,8681</text:p>
          </table:table-cell>
          <table:table-cell office:value-type="float" office:value="0.597421" calcext:value-type="float">
            <text:p>0,597421</text:p>
          </table:table-cell>
          <table:table-cell table:number-columns-repeated="8"/>
        </table:table-row>
        <table:table-row table:style-name="ro1">
          <table:table-cell office:value-type="float" office:value="59.4083" calcext:value-type="float">
            <text:p>59,4083</text:p>
          </table:table-cell>
          <table:table-cell office:value-type="float" office:value="3.41814" calcext:value-type="float">
            <text:p>3,41814</text:p>
          </table:table-cell>
          <table:table-cell office:value-type="float" office:value="52.4835" calcext:value-type="float">
            <text:p>52,4835</text:p>
          </table:table-cell>
          <table:table-cell office:value-type="float" office:value="1.97029" calcext:value-type="float">
            <text:p>1,97029</text:p>
          </table:table-cell>
          <table:table-cell office:value-type="float" office:value="48.2681" calcext:value-type="float">
            <text:p>48,2681</text:p>
          </table:table-cell>
          <table:table-cell office:value-type="float" office:value="1.39324" calcext:value-type="float">
            <text:p>1,39324</text:p>
          </table:table-cell>
          <table:table-cell office:value-type="float" office:value="44.5983" calcext:value-type="float">
            <text:p>44,5983</text:p>
          </table:table-cell>
          <table:table-cell office:value-type="float" office:value="0.604723" calcext:value-type="float">
            <text:p>0,604723</text:p>
          </table:table-cell>
          <table:table-cell table:number-columns-repeated="8"/>
        </table:table-row>
        <table:table-row table:style-name="ro1">
          <table:table-cell office:value-type="float" office:value="60.45" calcext:value-type="float">
            <text:p>60,45</text:p>
          </table:table-cell>
          <table:table-cell office:value-type="float" office:value="3.59444" calcext:value-type="float">
            <text:p>3,59444</text:p>
          </table:table-cell>
          <table:table-cell office:value-type="float" office:value="53.3642" calcext:value-type="float">
            <text:p>53,3642</text:p>
          </table:table-cell>
          <table:table-cell office:value-type="float" office:value="2.05588" calcext:value-type="float">
            <text:p>2,05588</text:p>
          </table:table-cell>
          <table:table-cell office:value-type="float" office:value="49.0523" calcext:value-type="float">
            <text:p>49,0523</text:p>
          </table:table-cell>
          <table:table-cell office:value-type="float" office:value="1.44701" calcext:value-type="float">
            <text:p>1,44701</text:p>
          </table:table-cell>
          <table:table-cell office:value-type="float" office:value="45.2996" calcext:value-type="float">
            <text:p>45,2996</text:p>
          </table:table-cell>
          <table:table-cell office:value-type="float" office:value="0.611736" calcext:value-type="float">
            <text:p>0,611736</text:p>
          </table:table-cell>
          <table:table-cell table:number-columns-repeated="8"/>
        </table:table-row>
        <table:table-row table:style-name="ro1">
          <table:table-cell office:value-type="float" office:value="61.4511" calcext:value-type="float">
            <text:p>61,4511</text:p>
          </table:table-cell>
          <table:table-cell office:value-type="float" office:value="3.77246" calcext:value-type="float">
            <text:p>3,77246</text:p>
          </table:table-cell>
          <table:table-cell office:value-type="float" office:value="54.2105" calcext:value-type="float">
            <text:p>54,2105</text:p>
          </table:table-cell>
          <table:table-cell office:value-type="float" office:value="2.14163" calcext:value-type="float">
            <text:p>2,14163</text:p>
          </table:table-cell>
          <table:table-cell office:value-type="float" office:value="49.8059" calcext:value-type="float">
            <text:p>49,8059</text:p>
          </table:table-cell>
          <table:table-cell office:value-type="float" office:value="1.50063" calcext:value-type="float">
            <text:p>1,50063</text:p>
          </table:table-cell>
          <table:table-cell office:value-type="float" office:value="45.9733" calcext:value-type="float">
            <text:p>45,9733</text:p>
          </table:table-cell>
          <table:table-cell office:value-type="float" office:value="0.618473" calcext:value-type="float">
            <text:p>0,618473</text:p>
          </table:table-cell>
          <table:table-cell table:number-columns-repeated="8"/>
        </table:table-row>
        <table:table-row table:style-name="ro1">
          <table:table-cell office:value-type="float" office:value="62.4137" calcext:value-type="float">
            <text:p>62,4137</text:p>
          </table:table-cell>
          <table:table-cell office:value-type="float" office:value="3.95191" calcext:value-type="float">
            <text:p>3,95191</text:p>
          </table:table-cell>
          <table:table-cell office:value-type="float" office:value="55.0241" calcext:value-type="float">
            <text:p>55,0241</text:p>
          </table:table-cell>
          <table:table-cell office:value-type="float" office:value="2.22742" calcext:value-type="float">
            <text:p>2,22742</text:p>
          </table:table-cell>
          <table:table-cell office:value-type="float" office:value="50.5302" calcext:value-type="float">
            <text:p>50,5302</text:p>
          </table:table-cell>
          <table:table-cell office:value-type="float" office:value="1.55403" calcext:value-type="float">
            <text:p>1,55403</text:p>
          </table:table-cell>
          <table:table-cell office:value-type="float" office:value="46.6208" calcext:value-type="float">
            <text:p>46,6208</text:p>
          </table:table-cell>
          <table:table-cell office:value-type="float" office:value="1.1267" calcext:value-type="float">
            <text:p>1,1267</text:p>
          </table:table-cell>
          <table:table-cell table:number-columns-repeated="8"/>
        </table:table-row>
        <table:table-row table:style-name="ro1">
          <table:table-cell office:value-type="float" office:value="63.3393" calcext:value-type="float">
            <text:p>63,3393</text:p>
          </table:table-cell>
          <table:table-cell office:value-type="float" office:value="4.13253" calcext:value-type="float">
            <text:p>4,13253</text:p>
          </table:table-cell>
          <table:table-cell office:value-type="float" office:value="55.8064" calcext:value-type="float">
            <text:p>55,8064</text:p>
          </table:table-cell>
          <table:table-cell office:value-type="float" office:value="2.31316" calcext:value-type="float">
            <text:p>2,31316</text:p>
          </table:table-cell>
          <table:table-cell office:value-type="float" office:value="51.2266" calcext:value-type="float">
            <text:p>51,2266</text:p>
          </table:table-cell>
          <table:table-cell office:value-type="float" office:value="1.60717" calcext:value-type="float">
            <text:p>1,60717</text:p>
          </table:table-cell>
          <table:table-cell office:value-type="float" office:value="47.2433" calcext:value-type="float">
            <text:p>47,2433</text:p>
          </table:table-cell>
          <table:table-cell office:value-type="float" office:value="1.16108" calcext:value-type="float">
            <text:p>1,16108</text:p>
          </table:table-cell>
          <table:table-cell table:number-columns-repeated="8"/>
        </table:table-row>
        <table:table-row table:style-name="ro1">
          <table:table-cell office:value-type="float" office:value="64.2297" calcext:value-type="float">
            <text:p>64,2297</text:p>
          </table:table-cell>
          <table:table-cell office:value-type="float" office:value="4.31405" calcext:value-type="float">
            <text:p>4,31405</text:p>
          </table:table-cell>
          <table:table-cell office:value-type="float" office:value="56.5588" calcext:value-type="float">
            <text:p>56,5588</text:p>
          </table:table-cell>
          <table:table-cell office:value-type="float" office:value="2.39874" calcext:value-type="float">
            <text:p>2,39874</text:p>
          </table:table-cell>
          <table:table-cell office:value-type="float" office:value="51.8963" calcext:value-type="float">
            <text:p>51,8963</text:p>
          </table:table-cell>
          <table:table-cell office:value-type="float" office:value="1.65999" calcext:value-type="float">
            <text:p>1,65999</text:p>
          </table:table-cell>
          <table:table-cell office:value-type="float" office:value="47.8419" calcext:value-type="float">
            <text:p>47,8419</text:p>
          </table:table-cell>
          <table:table-cell office:value-type="float" office:value="1.19513" calcext:value-type="float">
            <text:p>1,19513</text:p>
          </table:table-cell>
          <table:table-cell table:number-columns-repeated="8"/>
        </table:table-row>
        <table:table-row table:style-name="ro1">
          <table:table-cell office:value-type="float" office:value="65.0864" calcext:value-type="float">
            <text:p>65,0864</text:p>
          </table:table-cell>
          <table:table-cell office:value-type="float" office:value="4.49623" calcext:value-type="float">
            <text:p>4,49623</text:p>
          </table:table-cell>
          <table:table-cell office:value-type="float" office:value="57.2827" calcext:value-type="float">
            <text:p>57,2827</text:p>
          </table:table-cell>
          <table:table-cell office:value-type="float" office:value="2.48406" calcext:value-type="float">
            <text:p>2,48406</text:p>
          </table:table-cell>
          <table:table-cell office:value-type="float" office:value="52.5407" calcext:value-type="float">
            <text:p>52,5407</text:p>
          </table:table-cell>
          <table:table-cell office:value-type="float" office:value="1.71244" calcext:value-type="float">
            <text:p>1,71244</text:p>
          </table:table-cell>
          <table:table-cell office:value-type="float" office:value="48.4178" calcext:value-type="float">
            <text:p>48,4178</text:p>
          </table:table-cell>
          <table:table-cell office:value-type="float" office:value="1.22883" calcext:value-type="float">
            <text:p>1,22883</text:p>
          </table:table-cell>
          <table:table-cell table:number-columns-repeated="8"/>
        </table:table-row>
        <table:table-row table:style-name="ro1">
          <table:table-cell office:value-type="float" office:value="63.7235" calcext:value-type="float">
            <text:p>63,7235</text:p>
          </table:table-cell>
          <table:table-cell office:value-type="float" office:value="4.20991" calcext:value-type="float">
            <text:p>4,20991</text:p>
          </table:table-cell>
          <table:table-cell office:value-type="float" office:value="56.1446" calcext:value-type="float">
            <text:p>56,1446</text:p>
          </table:table-cell>
          <table:table-cell office:value-type="float" office:value="2.35125" calcext:value-type="float">
            <text:p>2,35125</text:p>
          </table:table-cell>
          <table:table-cell office:value-type="float" office:value="51.5347" calcext:value-type="float">
            <text:p>51,5347</text:p>
          </table:table-cell>
          <table:table-cell office:value-type="float" office:value="1.63126" calcext:value-type="float">
            <text:p>1,63126</text:p>
          </table:table-cell>
          <table:table-cell office:value-type="float" office:value="47.524" calcext:value-type="float">
            <text:p>47,524</text:p>
          </table:table-cell>
          <table:table-cell office:value-type="float" office:value="1.17692" calcext:value-type="float">
            <text:p>1,17692</text:p>
          </table:table-cell>
          <table:table-cell table:number-columns-repeated="8"/>
        </table:table-row>
        <table:table-row table:style-name="ro1">
          <table:table-cell office:value-type="float" office:value="61.7289" calcext:value-type="float">
            <text:p>61,7289</text:p>
          </table:table-cell>
          <table:table-cell office:value-type="float" office:value="3.82339" calcext:value-type="float">
            <text:p>3,82339</text:p>
          </table:table-cell>
          <table:table-cell office:value-type="float" office:value="54.4677" calcext:value-type="float">
            <text:p>54,4677</text:p>
          </table:table-cell>
          <table:table-cell office:value-type="float" office:value="2.16838" calcext:value-type="float">
            <text:p>2,16838</text:p>
          </table:table-cell>
          <table:table-cell office:value-type="float" office:value="50.0463" calcext:value-type="float">
            <text:p>50,0463</text:p>
          </table:table-cell>
          <table:table-cell office:value-type="float" office:value="1.51814" calcext:value-type="float">
            <text:p>1,51814</text:p>
          </table:table-cell>
          <table:table-cell office:value-type="float" office:value="46.1968" calcext:value-type="float">
            <text:p>46,1968</text:p>
          </table:table-cell>
          <table:table-cell office:value-type="float" office:value="0.620708" calcext:value-type="float">
            <text:p>0,620708</text:p>
          </table:table-cell>
          <table:table-cell table:number-columns-repeated="8"/>
        </table:table-row>
        <table:table-row table:style-name="ro1">
          <table:table-cell office:value-type="float" office:value="59.8305" calcext:value-type="float">
            <text:p>59,8305</text:p>
          </table:table-cell>
          <table:table-cell office:value-type="float" office:value="3.48853" calcext:value-type="float">
            <text:p>3,48853</text:p>
          </table:table-cell>
          <table:table-cell office:value-type="float" office:value="52.8691" calcext:value-type="float">
            <text:p>52,8691</text:p>
          </table:table-cell>
          <table:table-cell office:value-type="float" office:value="2.00732" calcext:value-type="float">
            <text:p>2,00732</text:p>
          </table:table-cell>
          <table:table-cell office:value-type="float" office:value="48.626" calcext:value-type="float">
            <text:p>48,626</text:p>
          </table:table-cell>
          <table:table-cell office:value-type="float" office:value="1.41753" calcext:value-type="float">
            <text:p>1,41753</text:p>
          </table:table-cell>
          <table:table-cell office:value-type="float" office:value="44.9292" calcext:value-type="float">
            <text:p>44,9292</text:p>
          </table:table-cell>
          <table:table-cell office:value-type="float" office:value="0.608032" calcext:value-type="float">
            <text:p>0,608032</text:p>
          </table:table-cell>
          <table:table-cell table:number-columns-repeated="8"/>
        </table:table-row>
        <table:table-row table:style-name="ro1">
          <table:table-cell office:value-type="float" office:value="58.0346" calcext:value-type="float">
            <text:p>58,0346</text:p>
          </table:table-cell>
          <table:table-cell office:value-type="float" office:value="3.1988" calcext:value-type="float">
            <text:p>3,1988</text:p>
          </table:table-cell>
          <table:table-cell office:value-type="float" office:value="51.3548" calcext:value-type="float">
            <text:p>51,3548</text:p>
          </table:table-cell>
          <table:table-cell office:value-type="float" office:value="1.8658" calcext:value-type="float">
            <text:p>1,8658</text:p>
          </table:table-cell>
          <table:table-cell office:value-type="float" office:value="47.2796" calcext:value-type="float">
            <text:p>47,2796</text:p>
          </table:table-cell>
          <table:table-cell office:value-type="float" office:value="1.32832" calcext:value-type="float">
            <text:p>1,32832</text:p>
          </table:table-cell>
          <table:table-cell office:value-type="float" office:value="43.7268" calcext:value-type="float">
            <text:p>43,7268</text:p>
          </table:table-cell>
          <table:table-cell office:value-type="float" office:value="0.596008" calcext:value-type="float">
            <text:p>0,596008</text:p>
          </table:table-cell>
          <table:table-cell table:number-columns-repeated="8"/>
        </table:table-row>
        <table:table-row table:style-name="ro1">
          <table:table-cell office:value-type="float" office:value="56.3344" calcext:value-type="float">
            <text:p>56,3344</text:p>
          </table:table-cell>
          <table:table-cell office:value-type="float" office:value="2.9467" calcext:value-type="float">
            <text:p>2,9467</text:p>
          </table:table-cell>
          <table:table-cell office:value-type="float" office:value="49.9194" calcext:value-type="float">
            <text:p>49,9194</text:p>
          </table:table-cell>
          <table:table-cell office:value-type="float" office:value="1.74087" calcext:value-type="float">
            <text:p>1,74087</text:p>
          </table:table-cell>
          <table:table-cell office:value-type="float" office:value="46.0024" calcext:value-type="float">
            <text:p>46,0024</text:p>
          </table:table-cell>
          <table:table-cell office:value-type="float" office:value="1.24888" calcext:value-type="float">
            <text:p>1,24888</text:p>
          </table:table-cell>
          <table:table-cell office:value-type="float" office:value="42.5854" calcext:value-type="float">
            <text:p>42,5854</text:p>
          </table:table-cell>
          <table:table-cell office:value-type="float" office:value="0.584594" calcext:value-type="float">
            <text:p>0,584594</text:p>
          </table:table-cell>
          <table:table-cell table:number-columns-repeated="8"/>
        </table:table-row>
        <table:table-row table:style-name="ro1">
          <table:table-cell office:value-type="float" office:value="54.7234" calcext:value-type="float">
            <text:p>54,7234</text:p>
          </table:table-cell>
          <table:table-cell office:value-type="float" office:value="2.72619" calcext:value-type="float">
            <text:p>2,72619</text:p>
          </table:table-cell>
          <table:table-cell office:value-type="float" office:value="48.5578" calcext:value-type="float">
            <text:p>48,5578</text:p>
          </table:table-cell>
          <table:table-cell office:value-type="float" office:value="1.6301" calcext:value-type="float">
            <text:p>1,6301</text:p>
          </table:table-cell>
          <table:table-cell office:value-type="float" office:value="44.7899" calcext:value-type="float">
            <text:p>44,7899</text:p>
          </table:table-cell>
          <table:table-cell office:value-type="float" office:value="1.17787" calcext:value-type="float">
            <text:p>1,17787</text:p>
          </table:table-cell>
          <table:table-cell office:value-type="float" office:value="41.5012" calcext:value-type="float">
            <text:p>41,5012</text:p>
          </table:table-cell>
          <table:table-cell office:value-type="float" office:value="0.573752" calcext:value-type="float">
            <text:p>0,573752</text:p>
          </table:table-cell>
          <table:table-cell table:number-columns-repeated="8"/>
        </table:table-row>
        <table:table-row table:style-name="ro1">
          <table:table-cell office:value-type="float" office:value="53.1959" calcext:value-type="float">
            <text:p>53,1959</text:p>
          </table:table-cell>
          <table:table-cell office:value-type="float" office:value="2.53237" calcext:value-type="float">
            <text:p>2,53237</text:p>
          </table:table-cell>
          <table:table-cell office:value-type="float" office:value="47.2652" calcext:value-type="float">
            <text:p>47,2652</text:p>
          </table:table-cell>
          <table:table-cell office:value-type="float" office:value="1.53149" calcext:value-type="float">
            <text:p>1,53149</text:p>
          </table:table-cell>
          <table:table-cell office:value-type="float" office:value="43.6382" calcext:value-type="float">
            <text:p>43,6382</text:p>
          </table:table-cell>
          <table:table-cell office:value-type="float" office:value="0.673772" calcext:value-type="float">
            <text:p>0,673772</text:p>
          </table:table-cell>
          <table:table-cell office:value-type="float" office:value="40.4708" calcext:value-type="float">
            <text:p>40,4708</text:p>
          </table:table-cell>
          <table:table-cell office:value-type="float" office:value="0.563448" calcext:value-type="float">
            <text:p>0,563448</text:p>
          </table:table-cell>
          <table:table-cell table:number-columns-repeated="8"/>
        </table:table-row>
        <table:table-row table:style-name="ro1">
          <table:table-cell office:value-type="float" office:value="51.7465" calcext:value-type="float">
            <text:p>51,7465</text:p>
          </table:table-cell>
          <table:table-cell office:value-type="float" office:value="2.36122" calcext:value-type="float">
            <text:p>2,36122</text:p>
          </table:table-cell>
          <table:table-cell office:value-type="float" office:value="46.0374" calcext:value-type="float">
            <text:p>46,0374</text:p>
          </table:table-cell>
          <table:table-cell office:value-type="float" office:value="1.44334" calcext:value-type="float">
            <text:p>1,44334</text:p>
          </table:table-cell>
          <table:table-cell office:value-type="float" office:value="42.5436" calcext:value-type="float">
            <text:p>42,5436</text:p>
          </table:table-cell>
          <table:table-cell office:value-type="float" office:value="0.662825" calcext:value-type="float">
            <text:p>0,662825</text:p>
          </table:table-cell>
          <table:table-cell office:value-type="float" office:value="39.4908" calcext:value-type="float">
            <text:p>39,4908</text:p>
          </table:table-cell>
          <table:table-cell office:value-type="float" office:value="0.553648" calcext:value-type="float">
            <text:p>0,553648</text:p>
          </table:table-cell>
          <table:table-cell table:number-columns-repeated="8"/>
        </table:table-row>
        <table:table-row table:style-name="ro1">
          <table:table-cell office:value-type="float" office:value="50.3702" calcext:value-type="float">
            <text:p>50,3702</text:p>
          </table:table-cell>
          <table:table-cell office:value-type="float" office:value="2.20942" calcext:value-type="float">
            <text:p>2,20942</text:p>
          </table:table-cell>
          <table:table-cell office:value-type="float" office:value="44.8705" calcext:value-type="float">
            <text:p>44,8705</text:p>
          </table:table-cell>
          <table:table-cell office:value-type="float" office:value="1.36427" calcext:value-type="float">
            <text:p>1,36427</text:p>
          </table:table-cell>
          <table:table-cell office:value-type="float" office:value="41.5024" calcext:value-type="float">
            <text:p>41,5024</text:p>
          </table:table-cell>
          <table:table-cell office:value-type="float" office:value="0.652414" calcext:value-type="float">
            <text:p>0,652414</text:p>
          </table:table-cell>
          <table:table-cell office:value-type="float" office:value="38.5583" calcext:value-type="float">
            <text:p>38,5583</text:p>
          </table:table-cell>
          <table:table-cell office:value-type="float" office:value="0.544323" calcext:value-type="float">
            <text:p>0,544323</text:p>
          </table:table-cell>
          <table:table-cell table:number-columns-repeated="8"/>
        </table:table-row>
        <table:table-row table:style-name="ro1">
          <table:table-cell office:value-type="float" office:value="49.0625" calcext:value-type="float">
            <text:p>49,0625</text:p>
          </table:table-cell>
          <table:table-cell office:value-type="float" office:value="2.07423" calcext:value-type="float">
            <text:p>2,07423</text:p>
          </table:table-cell>
          <table:table-cell office:value-type="float" office:value="43.7605" calcext:value-type="float">
            <text:p>43,7605</text:p>
          </table:table-cell>
          <table:table-cell office:value-type="float" office:value="1.29308" calcext:value-type="float">
            <text:p>1,29308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0.642507" calcext:value-type="float">
            <text:p>0,642507</text:p>
          </table:table-cell>
          <table:table-cell office:value-type="float" office:value="37.6704" calcext:value-type="float">
            <text:p>37,6704</text:p>
          </table:table-cell>
          <table:table-cell office:value-type="float" office:value="0.535444" calcext:value-type="float">
            <text:p>0,535444</text:p>
          </table:table-cell>
          <table:table-cell table:number-columns-repeated="8"/>
        </table:table-row>
        <table:table-row table:style-name="ro1">
          <table:table-cell office:value-type="float" office:value="47.819" calcext:value-type="float">
            <text:p>47,819</text:p>
          </table:table-cell>
          <table:table-cell office:value-type="float" office:value="1.95337" calcext:value-type="float">
            <text:p>1,95337</text:p>
          </table:table-cell>
          <table:table-cell office:value-type="float" office:value="42.7042" calcext:value-type="float">
            <text:p>42,7042</text:p>
          </table:table-cell>
          <table:table-cell office:value-type="float" office:value="1.22879" calcext:value-type="float">
            <text:p>1,22879</text:p>
          </table:table-cell>
          <table:table-cell office:value-type="float" office:value="39.5682" calcext:value-type="float">
            <text:p>39,5682</text:p>
          </table:table-cell>
          <table:table-cell office:value-type="float" office:value="0.633072" calcext:value-type="float">
            <text:p>0,633072</text:p>
          </table:table-cell>
          <table:table-cell office:value-type="float" office:value="36.8246" calcext:value-type="float">
            <text:p>36,8246</text:p>
          </table:table-cell>
          <table:table-cell office:value-type="float" office:value="0.526986" calcext:value-type="float">
            <text:p>0,526986</text:p>
          </table:table-cell>
          <table:table-cell table:number-columns-repeated="8"/>
        </table:table-row>
        <table:table-row table:style-name="ro1">
          <table:table-cell office:value-type="float" office:value="46.6358" calcext:value-type="float">
            <text:p>46,6358</text:p>
          </table:table-cell>
          <table:table-cell office:value-type="float" office:value="1.84491" calcext:value-type="float">
            <text:p>1,84491</text:p>
          </table:table-cell>
          <table:table-cell office:value-type="float" office:value="41.6982" calcext:value-type="float">
            <text:p>41,6982</text:p>
          </table:table-cell>
          <table:table-cell office:value-type="float" office:value="0.739072" calcext:value-type="float">
            <text:p>0,739072</text:p>
          </table:table-cell>
          <table:table-cell office:value-type="float" office:value="38.6693" calcext:value-type="float">
            <text:p>38,6693</text:p>
          </table:table-cell>
          <table:table-cell office:value-type="float" office:value="0.624082" calcext:value-type="float">
            <text:p>0,624082</text:p>
          </table:table-cell>
          <table:table-cell office:value-type="float" office:value="36.0182" calcext:value-type="float">
            <text:p>36,0182</text:p>
          </table:table-cell>
          <table:table-cell office:value-type="float" office:value="0.518923" calcext:value-type="float">
            <text:p>0,518923</text:p>
          </table:table-cell>
          <table:table-cell table:number-columns-repeated="8"/>
        </table:table-row>
        <table:table-row table:style-name="ro1">
          <table:table-cell office:value-type="float" office:value="45.5093" calcext:value-type="float">
            <text:p>45,5093</text:p>
          </table:table-cell>
          <table:table-cell office:value-type="float" office:value="1.74724" calcext:value-type="float">
            <text:p>1,74724</text:p>
          </table:table-cell>
          <table:table-cell office:value-type="float" office:value="40.7396" calcext:value-type="float">
            <text:p>40,7396</text:p>
          </table:table-cell>
          <table:table-cell office:value-type="float" office:value="0.729487" calcext:value-type="float">
            <text:p>0,729487</text:p>
          </table:table-cell>
          <table:table-cell office:value-type="float" office:value="37.8122" calcext:value-type="float">
            <text:p>37,8122</text:p>
          </table:table-cell>
          <table:table-cell office:value-type="float" office:value="0.615512" calcext:value-type="float">
            <text:p>0,615512</text:p>
          </table:table-cell>
          <table:table-cell office:value-type="float" office:value="35.2492" calcext:value-type="float">
            <text:p>35,2492</text:p>
          </table:table-cell>
          <table:table-cell office:value-type="float" office:value="0.511232" calcext:value-type="float">
            <text:p>0,511232</text:p>
          </table:table-cell>
          <table:table-cell table:number-columns-repeated="8"/>
        </table:table-row>
        <table:table-row table:style-name="ro1">
          <table:table-cell office:value-type="float" office:value="44.436" calcext:value-type="float">
            <text:p>44,436</text:p>
          </table:table-cell>
          <table:table-cell office:value-type="float" office:value="1.65901" calcext:value-type="float">
            <text:p>1,65901</text:p>
          </table:table-cell>
          <table:table-cell office:value-type="float" office:value="39.8256" calcext:value-type="float">
            <text:p>39,8256</text:p>
          </table:table-cell>
          <table:table-cell office:value-type="float" office:value="0.720346" calcext:value-type="float">
            <text:p>0,720346</text:p>
          </table:table-cell>
          <table:table-cell office:value-type="float" office:value="36.9947" calcext:value-type="float">
            <text:p>36,9947</text:p>
          </table:table-cell>
          <table:table-cell office:value-type="float" office:value="0.607337" calcext:value-type="float">
            <text:p>0,607337</text:p>
          </table:table-cell>
          <table:table-cell office:value-type="float" office:value="34.5152" calcext:value-type="float">
            <text:p>34,5152</text:p>
          </table:table-cell>
          <table:table-cell office:value-type="float" office:value="0.503892" calcext:value-type="float">
            <text:p>0,503892</text:p>
          </table:table-cell>
          <table:table-cell table:number-columns-repeated="8"/>
        </table:table-row>
        <table:table-row table:style-name="ro1">
          <table:table-cell office:value-type="float" office:value="43.4127" calcext:value-type="float">
            <text:p>43,4127</text:p>
          </table:table-cell>
          <table:table-cell office:value-type="float" office:value="1.57903" calcext:value-type="float">
            <text:p>1,57903</text:p>
          </table:table-cell>
          <table:table-cell office:value-type="float" office:value="38.9536" calcext:value-type="float">
            <text:p>38,9536</text:p>
          </table:table-cell>
          <table:table-cell office:value-type="float" office:value="0.711626" calcext:value-type="float">
            <text:p>0,711626</text:p>
          </table:table-cell>
          <table:table-cell office:value-type="float" office:value="36.2143" calcext:value-type="float">
            <text:p>36,2143</text:p>
          </table:table-cell>
          <table:table-cell office:value-type="float" office:value="0.599533" calcext:value-type="float">
            <text:p>0,599533</text:p>
          </table:table-cell>
          <table:table-cell office:value-type="float" office:value="33.8144" calcext:value-type="float">
            <text:p>33,8144</text:p>
          </table:table-cell>
          <table:table-cell office:value-type="float" office:value="0.496884" calcext:value-type="float">
            <text:p>0,496884</text:p>
          </table:table-cell>
          <table:table-cell table:number-columns-repeated="8"/>
        </table:table-row>
        <table:table-row table:style-name="ro1">
          <table:table-cell office:value-type="float" office:value="42.4365" calcext:value-type="float">
            <text:p>42,4365</text:p>
          </table:table-cell>
          <table:table-cell office:value-type="float" office:value="1.50633" calcext:value-type="float">
            <text:p>1,50633</text:p>
          </table:table-cell>
          <table:table-cell office:value-type="float" office:value="38.1211" calcext:value-type="float">
            <text:p>38,1211</text:p>
          </table:table-cell>
          <table:table-cell office:value-type="float" office:value="0.703301" calcext:value-type="float">
            <text:p>0,703301</text:p>
          </table:table-cell>
          <table:table-cell office:value-type="float" office:value="35.469" calcext:value-type="float">
            <text:p>35,469</text:p>
          </table:table-cell>
          <table:table-cell office:value-type="float" office:value="0.59208" calcext:value-type="float">
            <text:p>0,59208</text:p>
          </table:table-cell>
          <table:table-cell office:value-type="float" office:value="33.1448" calcext:value-type="float">
            <text:p>33,1448</text:p>
          </table:table-cell>
          <table:table-cell office:value-type="float" office:value="0.490188" calcext:value-type="float">
            <text:p>0,490188</text:p>
          </table:table-cell>
          <table:table-cell table:number-columns-repeated="8"/>
        </table:table-row>
        <table:table-row table:style-name="ro1">
          <table:table-cell office:value-type="float" office:value="41.5045" calcext:value-type="float">
            <text:p>41,5045</text:p>
          </table:table-cell>
          <table:table-cell office:value-type="float" office:value="1.44006" calcext:value-type="float">
            <text:p>1,44006</text:p>
          </table:table-cell>
          <table:table-cell office:value-type="float" office:value="37.3258" calcext:value-type="float">
            <text:p>37,3258</text:p>
          </table:table-cell>
          <table:table-cell office:value-type="float" office:value="0.695348" calcext:value-type="float">
            <text:p>0,695348</text:p>
          </table:table-cell>
          <table:table-cell office:value-type="float" office:value="34.7567" calcext:value-type="float">
            <text:p>34,7567</text:p>
          </table:table-cell>
          <table:table-cell office:value-type="float" office:value="0.584957" calcext:value-type="float">
            <text:p>0,584957</text:p>
          </table:table-cell>
          <table:table-cell office:value-type="float" office:value="32.5047" calcext:value-type="float">
            <text:p>32,5047</text:p>
          </table:table-cell>
          <table:table-cell office:value-type="float" office:value="0.483787" calcext:value-type="float">
            <text:p>0,483787</text:p>
          </table:table-cell>
          <table:table-cell table:number-columns-repeated="8"/>
        </table:table-row>
        <table:table-row table:style-name="ro1">
          <table:table-cell office:value-type="float" office:value="40.6144" calcext:value-type="float">
            <text:p>40,6144</text:p>
          </table:table-cell>
          <table:table-cell office:value-type="float" office:value="1.37948" calcext:value-type="float">
            <text:p>1,37948</text:p>
          </table:table-cell>
          <table:table-cell office:value-type="float" office:value="36.5657" calcext:value-type="float">
            <text:p>36,5657</text:p>
          </table:table-cell>
          <table:table-cell office:value-type="float" office:value="0.687747" calcext:value-type="float">
            <text:p>0,687747</text:p>
          </table:table-cell>
          <table:table-cell office:value-type="float" office:value="34.0757" calcext:value-type="float">
            <text:p>34,0757</text:p>
          </table:table-cell>
          <table:table-cell office:value-type="float" office:value="0.578147" calcext:value-type="float">
            <text:p>0,578147</text:p>
          </table:table-cell>
          <table:table-cell office:value-type="float" office:value="31.8924" calcext:value-type="float">
            <text:p>31,8924</text:p>
          </table:table-cell>
          <table:table-cell office:value-type="float" office:value="0.477665" calcext:value-type="float">
            <text:p>0,477665</text:p>
          </table:table-cell>
          <table:table-cell table:number-columns-repeated="8"/>
        </table:table-row>
        <table:table-row table:style-name="ro1">
          <table:table-cell office:value-type="float" office:value="39.7635" calcext:value-type="float">
            <text:p>39,7635</text:p>
          </table:table-cell>
          <table:table-cell office:value-type="float" office:value="1.32396" calcext:value-type="float">
            <text:p>1,32396</text:p>
          </table:table-cell>
          <table:table-cell office:value-type="float" office:value="35.8388" calcext:value-type="float">
            <text:p>35,8388</text:p>
          </table:table-cell>
          <table:table-cell office:value-type="float" office:value="0.680477" calcext:value-type="float">
            <text:p>0,680477</text:p>
          </table:table-cell>
          <table:table-cell office:value-type="float" office:value="33.4242" calcext:value-type="float">
            <text:p>33,4242</text:p>
          </table:table-cell>
          <table:table-cell office:value-type="float" office:value="0.571632" calcext:value-type="float">
            <text:p>0,571632</text:p>
          </table:table-cell>
          <table:table-cell office:value-type="float" office:value="31.3065" calcext:value-type="float">
            <text:p>31,3065</text:p>
          </table:table-cell>
          <table:table-cell office:value-type="float" office:value="0.471805" calcext:value-type="float">
            <text:p>0,471805</text:p>
          </table:table-cell>
          <table:table-cell table:number-columns-repeated="8"/>
        </table:table-row>
        <table:table-row table:style-name="ro1">
          <table:table-cell office:value-type="float" office:value="38.9497" calcext:value-type="float">
            <text:p>38,9497</text:p>
          </table:table-cell>
          <table:table-cell office:value-type="float" office:value="0.839847" calcext:value-type="float">
            <text:p>0,839847</text:p>
          </table:table-cell>
          <table:table-cell office:value-type="float" office:value="35.1431" calcext:value-type="float">
            <text:p>35,1431</text:p>
          </table:table-cell>
          <table:table-cell office:value-type="float" office:value="0.673521" calcext:value-type="float">
            <text:p>0,673521</text:p>
          </table:table-cell>
          <table:table-cell office:value-type="float" office:value="32.8004" calcext:value-type="float">
            <text:p>32,8004</text:p>
          </table:table-cell>
          <table:table-cell office:value-type="float" office:value="0.565394" calcext:value-type="float">
            <text:p>0,565394</text:p>
          </table:table-cell>
          <table:table-cell office:value-type="float" office:value="30.7454" calcext:value-type="float">
            <text:p>30,7454</text:p>
          </table:table-cell>
          <table:table-cell office:value-type="float" office:value="0.466194" calcext:value-type="float">
            <text:p>0,466194</text:p>
          </table:table-cell>
          <table:table-cell table:number-columns-repeated="8"/>
        </table:table-row>
        <table:table-row table:style-name="ro1">
          <table:table-cell office:value-type="float" office:value="38.171" calcext:value-type="float">
            <text:p>38,171</text:p>
          </table:table-cell>
          <table:table-cell office:value-type="float" office:value="0.83206" calcext:value-type="float">
            <text:p>0,83206</text:p>
          </table:table-cell>
          <table:table-cell office:value-type="float" office:value="34.477" calcext:value-type="float">
            <text:p>34,477</text:p>
          </table:table-cell>
          <table:table-cell office:value-type="float" office:value="0.66686" calcext:value-type="float">
            <text:p>0,66686</text:p>
          </table:table-cell>
          <table:table-cell office:value-type="float" office:value="32.203" calcext:value-type="float">
            <text:p>32,203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30.2078" calcext:value-type="float">
            <text:p>30,2078</text:p>
          </table:table-cell>
          <table:table-cell office:value-type="float" office:value="0.460818" calcext:value-type="float">
            <text:p>0,460818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formula="of:=AVERAGE([.B2];[.B463] )" office:value-type="float" office:value="0.65071" calcext:value-type="float">
            <text:p>0,65071</text:p>
          </table:table-cell>
          <table:table-cell/>
          <table:table-cell table:formula="of:=AVERAGE([.D2];[.D463] )" office:value-type="float" office:value="0.50287" calcext:value-type="float">
            <text:p>0,50287</text:p>
          </table:table-cell>
          <table:table-cell/>
          <table:table-cell table:formula="of:=AVERAGE([.F2];[.F463] )" office:value-type="float" office:value="0.406113" calcext:value-type="float">
            <text:p>0,406113</text:p>
          </table:table-cell>
          <table:table-cell/>
          <table:table-cell table:formula="of:=AVERAGE([.H2];[.H463] )" office:value-type="float" office:value="0.316881" calcext:value-type="float">
            <text:p>0,31688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9:10:35.252123772</dc:date>
    <meta:document-statistic meta:table-count="1" meta:cell-count="371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454cm" style:legend-expansion="high" chart:style-name="ch2"/>
        <chart:plot-area chart:style-name="ch3" table:cell-range-address="Лист1.B1:Лист1.B463 Лист1.D1:Лист1.D463 Лист1.F1:Лист1.F463 Лист1.H1:Лист1.H463" chart:data-source-has-labels="row" svg:x="0.32cm" svg:y="0.18cm" svg:width="12.19cm" svg:height="8.64cm">
          <chartooo:coordinate-region svg:x="1.047cm" svg:y="0.379cm" svg:width="11.44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463" chart:label-cell-address="Лист1.B1:Лист1.B1" chart:class="chart:line">
            <chart:data-point chart:repeated="462"/>
          </chart:series>
          <chart:series chart:style-name="ch7" chart:values-cell-range-address="Лист1.D2:Лист1.D463" chart:label-cell-address="Лист1.D1:Лист1.D1" chart:class="chart:line">
            <chart:data-point chart:repeated="462"/>
          </chart:series>
          <chart:series chart:style-name="ch8" chart:values-cell-range-address="Лист1.F2:Лист1.F463" chart:label-cell-address="Лист1.F1:Лист1.F1" chart:class="chart:line">
            <chart:data-point chart:repeated="462"/>
          </chart:series>
          <chart:series chart:style-name="ch9" chart:values-cell-range-address="Лист1.H2:Лист1.H463" chart:label-cell-address="Лист1.H1:Лист1.H1" chart:class="chart:line">
            <chart:data-point chart:repeated="4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lfa_6min</text:p>
                <draw:g>
                  <svg:desc>Лист1.B1:Лист1.B1</svg:desc>
                </draw:g>
              </table:table-cell>
              <table:table-cell office:value-type="string">
                <text:p> Alfa_8min</text:p>
                <draw:g>
                  <svg:desc>Лист1.D1:Лист1.D1</svg:desc>
                </draw:g>
              </table:table-cell>
              <table:table-cell office:value-type="string">
                <text:p> Alfa_10min</text:p>
                <draw:g>
                  <svg:desc>Лист1.F1:Лист1.F1</svg:desc>
                </draw:g>
              </table:table-cell>
              <table:table-cell office:value-type="string">
                <text:p> Alfa_12min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936">
                <text:p>0.46936</text:p>
                <draw:g>
                  <svg:desc>Лист1.B2:Лист1.B463</svg:desc>
                </draw:g>
              </table:table-cell>
              <table:table-cell office:value-type="float" office:value="0.33888">
                <text:p>0.33888</text:p>
                <draw:g>
                  <svg:desc>Лист1.D2:Лист1.D463</svg:desc>
                </draw:g>
              </table:table-cell>
              <table:table-cell office:value-type="float" office:value="0.252806">
                <text:p>0.252806</text:p>
                <draw:g>
                  <svg:desc>Лист1.F2:Лист1.F463</svg:desc>
                </draw:g>
              </table:table-cell>
              <table:table-cell office:value-type="float" office:value="0.172944">
                <text:p>0.172944</text:p>
                <draw:g>
                  <svg:desc>Лист1.H2:Лист1.H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4802">
                <text:p>0.494802</text:p>
              </table:table-cell>
              <table:table-cell office:value-type="float" office:value="0.361312">
                <text:p>0.361312</text:p>
              </table:table-cell>
              <table:table-cell office:value-type="float" office:value="0.273379">
                <text:p>0.273379</text:p>
              </table:table-cell>
              <table:table-cell office:value-type="float" office:value="0.191882">
                <text:p>0.191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642">
                <text:p>0.519642</text:p>
              </table:table-cell>
              <table:table-cell office:value-type="float" office:value="0.383181">
                <text:p>0.383181</text:p>
              </table:table-cell>
              <table:table-cell office:value-type="float" office:value="0.293419">
                <text:p>0.293419</text:p>
              </table:table-cell>
              <table:table-cell office:value-type="float" office:value="0.210316">
                <text:p>0.210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3687">
                <text:p>0.543687</text:p>
              </table:table-cell>
              <table:table-cell office:value-type="float" office:value="0.404324">
                <text:p>0.404324</text:p>
              </table:table-cell>
              <table:table-cell office:value-type="float" office:value="0.312779">
                <text:p>0.312779</text:p>
              </table:table-cell>
              <table:table-cell office:value-type="float" office:value="0.228112">
                <text:p>0.228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6953">
                <text:p>0.566953</text:p>
              </table:table-cell>
              <table:table-cell office:value-type="float" office:value="0.424758">
                <text:p>0.424758</text:p>
              </table:table-cell>
              <table:table-cell office:value-type="float" office:value="0.331476">
                <text:p>0.331476</text:p>
              </table:table-cell>
              <table:table-cell office:value-type="float" office:value="0.245288">
                <text:p>0.245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9461">
                <text:p>0.589461</text:p>
              </table:table-cell>
              <table:table-cell office:value-type="float" office:value="0.444505">
                <text:p>0.444505</text:p>
              </table:table-cell>
              <table:table-cell office:value-type="float" office:value="0.349532">
                <text:p>0.349532</text:p>
              </table:table-cell>
              <table:table-cell office:value-type="float" office:value="0.261866">
                <text:p>0.261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1235">
                <text:p>0.611235</text:p>
              </table:table-cell>
              <table:table-cell office:value-type="float" office:value="0.463588">
                <text:p>0.463588</text:p>
              </table:table-cell>
              <table:table-cell office:value-type="float" office:value="0.366969">
                <text:p>0.366969</text:p>
              </table:table-cell>
              <table:table-cell office:value-type="float" office:value="0.277865">
                <text:p>0.277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2297">
                <text:p>0.632297</text:p>
              </table:table-cell>
              <table:table-cell office:value-type="float" office:value="0.482027">
                <text:p>0.482027</text:p>
              </table:table-cell>
              <table:table-cell office:value-type="float" office:value="0.383807">
                <text:p>0.383807</text:p>
              </table:table-cell>
              <table:table-cell office:value-type="float" office:value="0.293307">
                <text:p>0.293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267">
                <text:p>0.65267</text:p>
              </table:table-cell>
              <table:table-cell office:value-type="float" office:value="0.499845">
                <text:p>0.499845</text:p>
              </table:table-cell>
              <table:table-cell office:value-type="float" office:value="0.400069">
                <text:p>0.400069</text:p>
              </table:table-cell>
              <table:table-cell office:value-type="float" office:value="0.308212">
                <text:p>0.308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2375">
                <text:p>0.672375</text:p>
              </table:table-cell>
              <table:table-cell office:value-type="float" office:value="0.517064">
                <text:p>0.517064</text:p>
              </table:table-cell>
              <table:table-cell office:value-type="float" office:value="0.415774">
                <text:p>0.415774</text:p>
              </table:table-cell>
              <table:table-cell office:value-type="float" office:value="0.3226">
                <text:p>0.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1437">
                <text:p>0.691437</text:p>
              </table:table-cell>
              <table:table-cell office:value-type="float" office:value="0.533705">
                <text:p>0.533705</text:p>
              </table:table-cell>
              <table:table-cell office:value-type="float" office:value="0.430945">
                <text:p>0.430945</text:p>
              </table:table-cell>
              <table:table-cell office:value-type="float" office:value="0.336491">
                <text:p>0.336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875">
                <text:p>0.709875</text:p>
              </table:table-cell>
              <table:table-cell office:value-type="float" office:value="0.549789">
                <text:p>0.549789</text:p>
              </table:table-cell>
              <table:table-cell office:value-type="float" office:value="0.445599">
                <text:p>0.445599</text:p>
              </table:table-cell>
              <table:table-cell office:value-type="float" office:value="0.349903">
                <text:p>0.349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7713">
                <text:p>0.727713</text:p>
              </table:table-cell>
              <table:table-cell office:value-type="float" office:value="0.565336">
                <text:p>0.565336</text:p>
              </table:table-cell>
              <table:table-cell office:value-type="float" office:value="0.459757">
                <text:p>0.459757</text:p>
              </table:table-cell>
              <table:table-cell office:value-type="float" office:value="0.362855">
                <text:p>0.362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4971">
                <text:p>0.744971</text:p>
              </table:table-cell>
              <table:table-cell office:value-type="float" office:value="0.580366">
                <text:p>0.580366</text:p>
              </table:table-cell>
              <table:table-cell office:value-type="float" office:value="0.473438">
                <text:p>0.473438</text:p>
              </table:table-cell>
              <table:table-cell office:value-type="float" office:value="0.375365">
                <text:p>0.375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1669">
                <text:p>0.761669</text:p>
              </table:table-cell>
              <table:table-cell office:value-type="float" office:value="0.594898">
                <text:p>0.594898</text:p>
              </table:table-cell>
              <table:table-cell office:value-type="float" office:value="0.486659">
                <text:p>0.486659</text:p>
              </table:table-cell>
              <table:table-cell office:value-type="float" office:value="0.387451">
                <text:p>0.38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828">
                <text:p>0.777828</text:p>
              </table:table-cell>
              <table:table-cell office:value-type="float" office:value="0.60895">
                <text:p>0.60895</text:p>
              </table:table-cell>
              <table:table-cell office:value-type="float" office:value="0.499439">
                <text:p>0.499439</text:p>
              </table:table-cell>
              <table:table-cell office:value-type="float" office:value="0.399128">
                <text:p>0.399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3466">
                <text:p>0.793466</text:p>
              </table:table-cell>
              <table:table-cell office:value-type="float" office:value="0.622542">
                <text:p>0.622542</text:p>
              </table:table-cell>
              <table:table-cell office:value-type="float" office:value="0.511794">
                <text:p>0.511794</text:p>
              </table:table-cell>
              <table:table-cell office:value-type="float" office:value="0.410412">
                <text:p>0.410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8604">
                <text:p>0.808604</text:p>
              </table:table-cell>
              <table:table-cell office:value-type="float" office:value="0.635689">
                <text:p>0.635689</text:p>
              </table:table-cell>
              <table:table-cell office:value-type="float" office:value="0.52374">
                <text:p>0.52374</text:p>
              </table:table-cell>
              <table:table-cell office:value-type="float" office:value="0.42132">
                <text:p>0.42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3258">
                <text:p>0.823258</text:p>
              </table:table-cell>
              <table:table-cell office:value-type="float" office:value="0.64841">
                <text:p>0.64841</text:p>
              </table:table-cell>
              <table:table-cell office:value-type="float" office:value="0.535295">
                <text:p>0.535295</text:p>
              </table:table-cell>
              <table:table-cell office:value-type="float" office:value="0.431867">
                <text:p>0.431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7448">
                <text:p>0.837448</text:p>
              </table:table-cell>
              <table:table-cell office:value-type="float" office:value="0.660719">
                <text:p>0.660719</text:p>
              </table:table-cell>
              <table:table-cell office:value-type="float" office:value="0.546472">
                <text:p>0.546472</text:p>
              </table:table-cell>
              <table:table-cell office:value-type="float" office:value="0.442066">
                <text:p>0.442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446">
                <text:p>1.3446</text:p>
              </table:table-cell>
              <table:table-cell office:value-type="float" office:value="0.672634">
                <text:p>0.672634</text:p>
              </table:table-cell>
              <table:table-cell office:value-type="float" office:value="0.557288">
                <text:p>0.557288</text:p>
              </table:table-cell>
              <table:table-cell office:value-type="float" office:value="0.451932">
                <text:p>0.45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0283">
                <text:p>1.30283</text:p>
              </table:table-cell>
              <table:table-cell office:value-type="float" office:value="0.667376">
                <text:p>0.667376</text:p>
              </table:table-cell>
              <table:table-cell office:value-type="float" office:value="0.55279">
                <text:p>0.55279</text:p>
              </table:table-cell>
              <table:table-cell office:value-type="float" office:value="0.448086">
                <text:p>0.448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1879">
                <text:p>0.831879</text:p>
              </table:table-cell>
              <table:table-cell office:value-type="float" office:value="0.656779">
                <text:p>0.656779</text:p>
              </table:table-cell>
              <table:table-cell office:value-type="float" office:value="0.5435">
                <text:p>0.5435</text:p>
              </table:table-cell>
              <table:table-cell office:value-type="float" office:value="0.439923">
                <text:p>0.439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9698">
                <text:p>0.819698</text:p>
              </table:table-cell>
              <table:table-cell office:value-type="float" office:value="0.646663">
                <text:p>0.646663</text:p>
              </table:table-cell>
              <table:table-cell office:value-type="float" office:value="0.534626">
                <text:p>0.534626</text:p>
              </table:table-cell>
              <table:table-cell office:value-type="float" office:value="0.432122">
                <text:p>0.432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8205">
                <text:p>0.808205</text:p>
              </table:table-cell>
              <table:table-cell office:value-type="float" office:value="0.637113">
                <text:p>0.637113</text:p>
              </table:table-cell>
              <table:table-cell office:value-type="float" office:value="0.526248">
                <text:p>0.526248</text:p>
              </table:table-cell>
              <table:table-cell office:value-type="float" office:value="0.424755">
                <text:p>0.424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7353">
                <text:p>0.797353</text:p>
              </table:table-cell>
              <table:table-cell office:value-type="float" office:value="0.628094">
                <text:p>0.628094</text:p>
              </table:table-cell>
              <table:table-cell office:value-type="float" office:value="0.518333">
                <text:p>0.518333</text:p>
              </table:table-cell>
              <table:table-cell office:value-type="float" office:value="0.417796">
                <text:p>0.417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7104">
                <text:p>0.787104</text:p>
              </table:table-cell>
              <table:table-cell office:value-type="float" office:value="0.619571">
                <text:p>0.619571</text:p>
              </table:table-cell>
              <table:table-cell office:value-type="float" office:value="0.510853">
                <text:p>0.510853</text:p>
              </table:table-cell>
              <table:table-cell office:value-type="float" office:value="0.411219">
                <text:p>0.411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7418">
                <text:p>0.777418</text:p>
              </table:table-cell>
              <table:table-cell office:value-type="float" office:value="0.611515">
                <text:p>0.611515</text:p>
              </table:table-cell>
              <table:table-cell office:value-type="float" office:value="0.503782">
                <text:p>0.503782</text:p>
              </table:table-cell>
              <table:table-cell office:value-type="float" office:value="0.405002">
                <text:p>0.405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8261">
                <text:p>0.768261</text:p>
              </table:table-cell>
              <table:table-cell office:value-type="float" office:value="0.603897">
                <text:p>0.603897</text:p>
              </table:table-cell>
              <table:table-cell office:value-type="float" office:value="0.497095">
                <text:p>0.497095</text:p>
              </table:table-cell>
              <table:table-cell office:value-type="float" office:value="0.399122">
                <text:p>0.399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9601">
                <text:p>0.759601</text:p>
              </table:table-cell>
              <table:table-cell office:value-type="float" office:value="0.596691">
                <text:p>0.596691</text:p>
              </table:table-cell>
              <table:table-cell office:value-type="float" office:value="0.49077">
                <text:p>0.49077</text:p>
              </table:table-cell>
              <table:table-cell office:value-type="float" office:value="0.393561">
                <text:p>0.393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1407">
                <text:p>0.751407</text:p>
              </table:table-cell>
              <table:table-cell office:value-type="float" office:value="0.589871">
                <text:p>0.589871</text:p>
              </table:table-cell>
              <table:table-cell office:value-type="float" office:value="0.484784">
                <text:p>0.484784</text:p>
              </table:table-cell>
              <table:table-cell office:value-type="float" office:value="0.388298">
                <text:p>0.388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3651">
                <text:p>0.743651</text:p>
              </table:table-cell>
              <table:table-cell office:value-type="float" office:value="0.583415">
                <text:p>0.583415</text:p>
              </table:table-cell>
              <table:table-cell office:value-type="float" office:value="0.479117">
                <text:p>0.479117</text:p>
              </table:table-cell>
              <table:table-cell office:value-type="float" office:value="0.383318">
                <text:p>0.383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6307">
                <text:p>0.736307</text:p>
              </table:table-cell>
              <table:table-cell office:value-type="float" office:value="0.577302">
                <text:p>0.577302</text:p>
              </table:table-cell>
              <table:table-cell office:value-type="float" office:value="0.473751">
                <text:p>0.473751</text:p>
              </table:table-cell>
              <table:table-cell office:value-type="float" office:value="0.378602">
                <text:p>0.378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935">
                <text:p>0.72935</text:p>
              </table:table-cell>
              <table:table-cell office:value-type="float" office:value="0.57151">
                <text:p>0.57151</text:p>
              </table:table-cell>
              <table:table-cell office:value-type="float" office:value="0.468669">
                <text:p>0.468669</text:p>
              </table:table-cell>
              <table:table-cell office:value-type="float" office:value="0.374136">
                <text:p>0.374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2756">
                <text:p>0.722756</text:p>
              </table:table-cell>
              <table:table-cell office:value-type="float" office:value="0.566022">
                <text:p>0.566022</text:p>
              </table:table-cell>
              <table:table-cell office:value-type="float" office:value="0.463853">
                <text:p>0.463853</text:p>
              </table:table-cell>
              <table:table-cell office:value-type="float" office:value="0.369905">
                <text:p>0.369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6506">
                <text:p>0.716506</text:p>
              </table:table-cell>
              <table:table-cell office:value-type="float" office:value="0.560819">
                <text:p>0.560819</text:p>
              </table:table-cell>
              <table:table-cell office:value-type="float" office:value="0.459288">
                <text:p>0.459288</text:p>
              </table:table-cell>
              <table:table-cell office:value-type="float" office:value="0.365895">
                <text:p>0.365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0577">
                <text:p>0.710577</text:p>
              </table:table-cell>
              <table:table-cell office:value-type="float" office:value="0.555885">
                <text:p>0.555885</text:p>
              </table:table-cell>
              <table:table-cell office:value-type="float" office:value="0.454959">
                <text:p>0.454959</text:p>
              </table:table-cell>
              <table:table-cell office:value-type="float" office:value="0.362094">
                <text:p>0.362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4952">
                <text:p>0.704952</text:p>
              </table:table-cell>
              <table:table-cell office:value-type="float" office:value="0.551204">
                <text:p>0.551204</text:p>
              </table:table-cell>
              <table:table-cell office:value-type="float" office:value="0.450853">
                <text:p>0.450853</text:p>
              </table:table-cell>
              <table:table-cell office:value-type="float" office:value="0.35849">
                <text:p>0.35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9613">
                <text:p>0.699613</text:p>
              </table:table-cell>
              <table:table-cell office:value-type="float" office:value="0.546761">
                <text:p>0.546761</text:p>
              </table:table-cell>
              <table:table-cell office:value-type="float" office:value="0.446958">
                <text:p>0.446958</text:p>
              </table:table-cell>
              <table:table-cell office:value-type="float" office:value="0.355072">
                <text:p>0.355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4543">
                <text:p>0.694543</text:p>
              </table:table-cell>
              <table:table-cell office:value-type="float" office:value="0.542544">
                <text:p>0.542544</text:p>
              </table:table-cell>
              <table:table-cell office:value-type="float" office:value="0.44326">
                <text:p>0.44326</text:p>
              </table:table-cell>
              <table:table-cell office:value-type="float" office:value="0.351828">
                <text:p>0.351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9727">
                <text:p>0.689727</text:p>
              </table:table-cell>
              <table:table-cell office:value-type="float" office:value="0.538538">
                <text:p>0.538538</text:p>
              </table:table-cell>
              <table:table-cell office:value-type="float" office:value="0.43975">
                <text:p>0.43975</text:p>
              </table:table-cell>
              <table:table-cell office:value-type="float" office:value="0.34875">
                <text:p>0.34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515">
                <text:p>0.68515</text:p>
              </table:table-cell>
              <table:table-cell office:value-type="float" office:value="0.534733">
                <text:p>0.534733</text:p>
              </table:table-cell>
              <table:table-cell office:value-type="float" office:value="0.436416">
                <text:p>0.436416</text:p>
              </table:table-cell>
              <table:table-cell office:value-type="float" office:value="0.345827">
                <text:p>0.345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9105">
                <text:p>0.699105</text:p>
              </table:table-cell>
              <table:table-cell office:value-type="float" office:value="0.546799">
                <text:p>0.546799</text:p>
              </table:table-cell>
              <table:table-cell office:value-type="float" office:value="0.447331">
                <text:p>0.447331</text:p>
              </table:table-cell>
              <table:table-cell office:value-type="float" office:value="0.35574">
                <text:p>0.355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9091">
                <text:p>0.719091</text:p>
              </table:table-cell>
              <table:table-cell office:value-type="float" office:value="0.564016">
                <text:p>0.564016</text:p>
              </table:table-cell>
              <table:table-cell office:value-type="float" office:value="0.462862">
                <text:p>0.462862</text:p>
              </table:table-cell>
              <table:table-cell office:value-type="float" office:value="0.369802">
                <text:p>0.369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8541">
                <text:p>0.738541</text:p>
              </table:table-cell>
              <table:table-cell office:value-type="float" office:value="0.580753">
                <text:p>0.580753</text:p>
              </table:table-cell>
              <table:table-cell office:value-type="float" office:value="0.47795">
                <text:p>0.47795</text:p>
              </table:table-cell>
              <table:table-cell office:value-type="float" office:value="0.383457">
                <text:p>0.383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7303">
                <text:p>0.757303</text:p>
              </table:table-cell>
              <table:table-cell office:value-type="float" office:value="0.596885">
                <text:p>0.596885</text:p>
              </table:table-cell>
              <table:table-cell office:value-type="float" office:value="0.492486">
                <text:p>0.492486</text:p>
              </table:table-cell>
              <table:table-cell office:value-type="float" office:value="0.396605">
                <text:p>0.396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5399">
                <text:p>0.775399</text:p>
              </table:table-cell>
              <table:table-cell office:value-type="float" office:value="0.612432">
                <text:p>0.612432</text:p>
              </table:table-cell>
              <table:table-cell office:value-type="float" office:value="0.506489">
                <text:p>0.506489</text:p>
              </table:table-cell>
              <table:table-cell office:value-type="float" office:value="0.409267">
                <text:p>0.409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853">
                <text:p>0.792853</text:p>
              </table:table-cell>
              <table:table-cell office:value-type="float" office:value="0.627419">
                <text:p>0.627419</text:p>
              </table:table-cell>
              <table:table-cell office:value-type="float" office:value="0.519981">
                <text:p>0.519981</text:p>
              </table:table-cell>
              <table:table-cell office:value-type="float" office:value="0.421462">
                <text:p>0.421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9689">
                <text:p>0.809689</text:p>
              </table:table-cell>
              <table:table-cell office:value-type="float" office:value="0.641865">
                <text:p>0.641865</text:p>
              </table:table-cell>
              <table:table-cell office:value-type="float" office:value="0.532982">
                <text:p>0.532982</text:p>
              </table:table-cell>
              <table:table-cell office:value-type="float" office:value="0.433211">
                <text:p>0.433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5932">
                <text:p>0.825932</text:p>
              </table:table-cell>
              <table:table-cell office:value-type="float" office:value="0.655794">
                <text:p>0.655794</text:p>
              </table:table-cell>
              <table:table-cell office:value-type="float" office:value="0.545513">
                <text:p>0.545513</text:p>
              </table:table-cell>
              <table:table-cell office:value-type="float" office:value="0.44453">
                <text:p>0.44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8378">
                <text:p>1.28378</text:p>
              </table:table-cell>
              <table:table-cell office:value-type="float" office:value="0.669226">
                <text:p>0.669226</text:p>
              </table:table-cell>
              <table:table-cell office:value-type="float" office:value="0.557592">
                <text:p>0.557592</text:p>
              </table:table-cell>
              <table:table-cell office:value-type="float" office:value="0.45544">
                <text:p>0.45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8102">
                <text:p>1.38102</text:p>
              </table:table-cell>
              <table:table-cell office:value-type="float" office:value="0.68218">
                <text:p>0.68218</text:p>
              </table:table-cell>
              <table:table-cell office:value-type="float" office:value="0.569239">
                <text:p>0.569239</text:p>
              </table:table-cell>
              <table:table-cell office:value-type="float" office:value="0.465955">
                <text:p>0.465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184">
                <text:p>1.48184</text:p>
              </table:table-cell>
              <table:table-cell office:value-type="float" office:value="0.694677">
                <text:p>0.694677</text:p>
              </table:table-cell>
              <table:table-cell office:value-type="float" office:value="0.580471">
                <text:p>0.580471</text:p>
              </table:table-cell>
              <table:table-cell office:value-type="float" office:value="0.476094">
                <text:p>0.476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613">
                <text:p>1.58613</text:p>
              </table:table-cell>
              <table:table-cell office:value-type="float" office:value="0.706734">
                <text:p>0.706734</text:p>
              </table:table-cell>
              <table:table-cell office:value-type="float" office:value="0.591306">
                <text:p>0.591306</text:p>
              </table:table-cell>
              <table:table-cell office:value-type="float" office:value="0.485872">
                <text:p>0.485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377">
                <text:p>1.69377</text:p>
              </table:table-cell>
              <table:table-cell office:value-type="float" office:value="0.71837">
                <text:p>0.71837</text:p>
              </table:table-cell>
              <table:table-cell office:value-type="float" office:value="0.601759">
                <text:p>0.601759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0464">
                <text:p>1.80464</text:p>
              </table:table-cell>
              <table:table-cell office:value-type="float" office:value="0.729602">
                <text:p>0.729602</text:p>
              </table:table-cell>
              <table:table-cell office:value-type="float" office:value="0.611847">
                <text:p>0.611847</text:p>
              </table:table-cell>
              <table:table-cell office:value-type="float" office:value="0.504405">
                <text:p>0.5044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861">
                <text:p>1.91861</text:p>
              </table:table-cell>
              <table:table-cell office:value-type="float" office:value="0.740445">
                <text:p>0.740445</text:p>
              </table:table-cell>
              <table:table-cell office:value-type="float" office:value="0.621585">
                <text:p>0.621585</text:p>
              </table:table-cell>
              <table:table-cell office:value-type="float" office:value="0.513188">
                <text:p>0.513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553">
                <text:p>2.03553</text:p>
              </table:table-cell>
              <table:table-cell office:value-type="float" office:value="1.23943">
                <text:p>1.23943</text:p>
              </table:table-cell>
              <table:table-cell office:value-type="float" office:value="0.630988">
                <text:p>0.630988</text:p>
              </table:table-cell>
              <table:table-cell office:value-type="float" office:value="0.521668">
                <text:p>0.521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5526">
                <text:p>2.15526</text:p>
              </table:table-cell>
              <table:table-cell office:value-type="float" office:value="1.30147">
                <text:p>1.30147</text:p>
              </table:table-cell>
              <table:table-cell office:value-type="float" office:value="0.640069">
                <text:p>0.640069</text:p>
              </table:table-cell>
              <table:table-cell office:value-type="float" office:value="0.529857">
                <text:p>0.529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7767">
                <text:p>2.27767</text:p>
              </table:table-cell>
              <table:table-cell office:value-type="float" office:value="1.36436">
                <text:p>1.36436</text:p>
              </table:table-cell>
              <table:table-cell office:value-type="float" office:value="0.648842">
                <text:p>0.648842</text:p>
              </table:table-cell>
              <table:table-cell office:value-type="float" office:value="0.537767">
                <text:p>0.537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026">
                <text:p>2.4026</text:p>
              </table:table-cell>
              <table:table-cell office:value-type="float" office:value="1.42803">
                <text:p>1.42803</text:p>
              </table:table-cell>
              <table:table-cell office:value-type="float" office:value="0.65732">
                <text:p>0.65732</text:p>
              </table:table-cell>
              <table:table-cell office:value-type="float" office:value="0.545411">
                <text:p>0.545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2991">
                <text:p>2.52991</text:p>
              </table:table-cell>
              <table:table-cell office:value-type="float" office:value="1.49241">
                <text:p>1.49241</text:p>
              </table:table-cell>
              <table:table-cell office:value-type="float" office:value="0.665516">
                <text:p>0.665516</text:p>
              </table:table-cell>
              <table:table-cell office:value-type="float" office:value="0.552799">
                <text:p>0.552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5946">
                <text:p>2.65946</text:p>
              </table:table-cell>
              <table:table-cell office:value-type="float" office:value="1.55742">
                <text:p>1.55742</text:p>
              </table:table-cell>
              <table:table-cell office:value-type="float" office:value="0.673441">
                <text:p>0.673441</text:p>
              </table:table-cell>
              <table:table-cell office:value-type="float" office:value="0.559942">
                <text:p>0.559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21">
                <text:p>2.5221</text:p>
              </table:table-cell>
              <table:table-cell office:value-type="float" office:value="1.49028">
                <text:p>1.49028</text:p>
              </table:table-cell>
              <table:table-cell office:value-type="float" office:value="0.665409">
                <text:p>0.665409</text:p>
              </table:table-cell>
              <table:table-cell office:value-type="float" office:value="0.552844">
                <text:p>0.552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2071">
                <text:p>2.32071</text:p>
              </table:table-cell>
              <table:table-cell office:value-type="float" office:value="1.38975">
                <text:p>1.38975</text:p>
              </table:table-cell>
              <table:table-cell office:value-type="float" office:value="0.652595">
                <text:p>0.652595</text:p>
              </table:table-cell>
              <table:table-cell office:value-type="float" office:value="0.541447">
                <text:p>0.541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4401">
                <text:p>2.14401</text:p>
              </table:table-cell>
              <table:table-cell office:value-type="float" office:value="1.30027">
                <text:p>1.30027</text:p>
              </table:table-cell>
              <table:table-cell office:value-type="float" office:value="0.640375">
                <text:p>0.640375</text:p>
              </table:table-cell>
              <table:table-cell office:value-type="float" office:value="0.530571">
                <text:p>0.530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8946">
                <text:p>1.98946</text:p>
              </table:table-cell>
              <table:table-cell office:value-type="float" office:value="1.22096">
                <text:p>1.22096</text:p>
              </table:table-cell>
              <table:table-cell office:value-type="float" office:value="0.628814">
                <text:p>0.628814</text:p>
              </table:table-cell>
              <table:table-cell office:value-type="float" office:value="0.520276">
                <text:p>0.520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362">
                <text:p>1.85362</text:p>
              </table:table-cell>
              <table:table-cell office:value-type="float" office:value="0.735476">
                <text:p>0.735476</text:p>
              </table:table-cell>
              <table:table-cell office:value-type="float" office:value="0.617869">
                <text:p>0.617869</text:p>
              </table:table-cell>
              <table:table-cell office:value-type="float" office:value="0.510526">
                <text:p>0.510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366">
                <text:p>1.73366</text:p>
              </table:table-cell>
              <table:table-cell office:value-type="float" office:value="0.723801">
                <text:p>0.723801</text:p>
              </table:table-cell>
              <table:table-cell office:value-type="float" office:value="0.607503">
                <text:p>0.607503</text:p>
              </table:table-cell>
              <table:table-cell office:value-type="float" office:value="0.501288">
                <text:p>0.501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2728">
                <text:p>1.62728</text:p>
              </table:table-cell>
              <table:table-cell office:value-type="float" office:value="0.71274">
                <text:p>0.71274</text:p>
              </table:table-cell>
              <table:table-cell office:value-type="float" office:value="0.597678">
                <text:p>0.597678</text:p>
              </table:table-cell>
              <table:table-cell office:value-type="float" office:value="0.49253">
                <text:p>0.49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3256">
                <text:p>1.53256</text:p>
              </table:table-cell>
              <table:table-cell office:value-type="float" office:value="0.702258">
                <text:p>0.702258</text:p>
              </table:table-cell>
              <table:table-cell office:value-type="float" office:value="0.588363">
                <text:p>0.588363</text:p>
              </table:table-cell>
              <table:table-cell office:value-type="float" office:value="0.484223">
                <text:p>0.484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788">
                <text:p>1.44788</text:p>
              </table:table-cell>
              <table:table-cell office:value-type="float" office:value="0.692317">
                <text:p>0.692317</text:p>
              </table:table-cell>
              <table:table-cell office:value-type="float" office:value="0.579526">
                <text:p>0.579526</text:p>
              </table:table-cell>
              <table:table-cell office:value-type="float" office:value="0.47634">
                <text:p>0.47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7192">
                <text:p>1.37192</text:p>
              </table:table-cell>
              <table:table-cell office:value-type="float" office:value="0.682886">
                <text:p>0.682886</text:p>
              </table:table-cell>
              <table:table-cell office:value-type="float" office:value="0.571139">
                <text:p>0.571139</text:p>
              </table:table-cell>
              <table:table-cell office:value-type="float" office:value="0.468857">
                <text:p>0.4688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0353">
                <text:p>1.30353</text:p>
              </table:table-cell>
              <table:table-cell office:value-type="float" office:value="0.673932">
                <text:p>0.673932</text:p>
              </table:table-cell>
              <table:table-cell office:value-type="float" office:value="0.563175">
                <text:p>0.563175</text:p>
              </table:table-cell>
              <table:table-cell office:value-type="float" office:value="0.461748">
                <text:p>0.461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4712">
                <text:p>0.834712</text:p>
              </table:table-cell>
              <table:table-cell office:value-type="float" office:value="0.665428">
                <text:p>0.665428</text:p>
              </table:table-cell>
              <table:table-cell office:value-type="float" office:value="0.555607">
                <text:p>0.555607</text:p>
              </table:table-cell>
              <table:table-cell office:value-type="float" office:value="0.454993">
                <text:p>0.454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5163">
                <text:p>0.825163</text:p>
              </table:table-cell>
              <table:table-cell office:value-type="float" office:value="0.657347">
                <text:p>0.657347</text:p>
              </table:table-cell>
              <table:table-cell office:value-type="float" office:value="0.548415">
                <text:p>0.548415</text:p>
              </table:table-cell>
              <table:table-cell office:value-type="float" office:value="0.448571">
                <text:p>0.448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6089">
                <text:p>0.816089</text:p>
              </table:table-cell>
              <table:table-cell office:value-type="float" office:value="0.649663">
                <text:p>0.649663</text:p>
              </table:table-cell>
              <table:table-cell office:value-type="float" office:value="0.541574">
                <text:p>0.541574</text:p>
              </table:table-cell>
              <table:table-cell office:value-type="float" office:value="0.442462">
                <text:p>0.442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746">
                <text:p>0.80746</text:p>
              </table:table-cell>
              <table:table-cell office:value-type="float" office:value="0.642354">
                <text:p>0.642354</text:p>
              </table:table-cell>
              <table:table-cell office:value-type="float" office:value="0.535065">
                <text:p>0.535065</text:p>
              </table:table-cell>
              <table:table-cell office:value-type="float" office:value="0.436648">
                <text:p>0.4366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925">
                <text:p>0.79925</text:p>
              </table:table-cell>
              <table:table-cell office:value-type="float" office:value="0.635397">
                <text:p>0.635397</text:p>
              </table:table-cell>
              <table:table-cell office:value-type="float" office:value="0.528869">
                <text:p>0.528869</text:p>
              </table:table-cell>
              <table:table-cell office:value-type="float" office:value="0.431113">
                <text:p>0.431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1436">
                <text:p>0.791436</text:p>
              </table:table-cell>
              <table:table-cell office:value-type="float" office:value="0.628772">
                <text:p>0.628772</text:p>
              </table:table-cell>
              <table:table-cell office:value-type="float" office:value="0.522967">
                <text:p>0.522967</text:p>
              </table:table-cell>
              <table:table-cell office:value-type="float" office:value="0.42584">
                <text:p>0.42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3993">
                <text:p>0.783993</text:p>
              </table:table-cell>
              <table:table-cell office:value-type="float" office:value="0.62246">
                <text:p>0.62246</text:p>
              </table:table-cell>
              <table:table-cell office:value-type="float" office:value="0.517344">
                <text:p>0.517344</text:p>
              </table:table-cell>
              <table:table-cell office:value-type="float" office:value="0.420816">
                <text:p>0.420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6899">
                <text:p>0.776899</text:p>
              </table:table-cell>
              <table:table-cell office:value-type="float" office:value="0.616444">
                <text:p>0.616444</text:p>
              </table:table-cell>
              <table:table-cell office:value-type="float" office:value="0.511982">
                <text:p>0.511982</text:p>
              </table:table-cell>
              <table:table-cell office:value-type="float" office:value="0.416024">
                <text:p>0.416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0136">
                <text:p>0.770136</text:p>
              </table:table-cell>
              <table:table-cell office:value-type="float" office:value="0.610705">
                <text:p>0.610705</text:p>
              </table:table-cell>
              <table:table-cell office:value-type="float" office:value="0.506868">
                <text:p>0.506868</text:p>
              </table:table-cell>
              <table:table-cell office:value-type="float" office:value="0.411454">
                <text:p>0.411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684">
                <text:p>0.763684</text:p>
              </table:table-cell>
              <table:table-cell office:value-type="float" office:value="0.60523">
                <text:p>0.60523</text:p>
              </table:table-cell>
              <table:table-cell office:value-type="float" office:value="0.501987">
                <text:p>0.501987</text:p>
              </table:table-cell>
              <table:table-cell office:value-type="float" office:value="0.407092">
                <text:p>0.407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646">
                <text:p>0.77646</text:p>
              </table:table-cell>
              <table:table-cell office:value-type="float" office:value="0.616172">
                <text:p>0.616172</text:p>
              </table:table-cell>
              <table:table-cell office:value-type="float" office:value="0.51182">
                <text:p>0.51182</text:p>
              </table:table-cell>
              <table:table-cell office:value-type="float" office:value="0.415961">
                <text:p>0.415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5414">
                <text:p>0.795414</text:p>
              </table:table-cell>
              <table:table-cell office:value-type="float" office:value="0.632386">
                <text:p>0.632386</text:p>
              </table:table-cell>
              <table:table-cell office:value-type="float" office:value="0.526373">
                <text:p>0.526373</text:p>
              </table:table-cell>
              <table:table-cell office:value-type="float" office:value="0.429073">
                <text:p>0.429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382">
                <text:p>0.81382</text:p>
              </table:table-cell>
              <table:table-cell office:value-type="float" office:value="0.648117">
                <text:p>0.648117</text:p>
              </table:table-cell>
              <table:table-cell office:value-type="float" office:value="0.540486">
                <text:p>0.540486</text:p>
              </table:table-cell>
              <table:table-cell office:value-type="float" office:value="0.441782">
                <text:p>0.441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1531">
                <text:p>0.831531</text:p>
              </table:table-cell>
              <table:table-cell office:value-type="float" office:value="0.663243">
                <text:p>0.663243</text:p>
              </table:table-cell>
              <table:table-cell office:value-type="float" office:value="0.554049">
                <text:p>0.554049</text:p>
              </table:table-cell>
              <table:table-cell office:value-type="float" office:value="0.453992">
                <text:p>0.453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2771">
                <text:p>1.32771</text:p>
              </table:table-cell>
              <table:table-cell office:value-type="float" office:value="0.677786">
                <text:p>0.677786</text:p>
              </table:table-cell>
              <table:table-cell office:value-type="float" office:value="0.567085">
                <text:p>0.567085</text:p>
              </table:table-cell>
              <table:table-cell office:value-type="float" office:value="0.465723">
                <text:p>0.465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3706">
                <text:p>1.43706</text:p>
              </table:table-cell>
              <table:table-cell office:value-type="float" office:value="0.69177">
                <text:p>0.69177</text:p>
              </table:table-cell>
              <table:table-cell office:value-type="float" office:value="0.579615">
                <text:p>0.579615</text:p>
              </table:table-cell>
              <table:table-cell office:value-type="float" office:value="0.476996">
                <text:p>0.476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078">
                <text:p>1.55078</text:p>
              </table:table-cell>
              <table:table-cell office:value-type="float" office:value="0.705219">
                <text:p>0.705219</text:p>
              </table:table-cell>
              <table:table-cell office:value-type="float" office:value="0.591662">
                <text:p>0.591662</text:p>
              </table:table-cell>
              <table:table-cell office:value-type="float" office:value="0.48783">
                <text:p>0.48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6871">
                <text:p>1.66871</text:p>
              </table:table-cell>
              <table:table-cell office:value-type="float" office:value="0.718154">
                <text:p>0.718154</text:p>
              </table:table-cell>
              <table:table-cell office:value-type="float" office:value="0.603245">
                <text:p>0.603245</text:p>
              </table:table-cell>
              <table:table-cell office:value-type="float" office:value="0.498245">
                <text:p>0.498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9066">
                <text:p>1.79066</text:p>
              </table:table-cell>
              <table:table-cell office:value-type="float" office:value="0.730598">
                <text:p>0.730598</text:p>
              </table:table-cell>
              <table:table-cell office:value-type="float" office:value="0.614385">
                <text:p>0.614385</text:p>
              </table:table-cell>
              <table:table-cell office:value-type="float" office:value="0.50826">
                <text:p>0.508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1647">
                <text:p>1.91647</text:p>
              </table:table-cell>
              <table:table-cell office:value-type="float" office:value="1.19048">
                <text:p>1.19048</text:p>
              </table:table-cell>
              <table:table-cell office:value-type="float" office:value="0.625102">
                <text:p>0.625102</text:p>
              </table:table-cell>
              <table:table-cell office:value-type="float" office:value="0.517891">
                <text:p>0.517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4593">
                <text:p>2.04593</text:p>
              </table:table-cell>
              <table:table-cell office:value-type="float" office:value="1.25858">
                <text:p>1.25858</text:p>
              </table:table-cell>
              <table:table-cell office:value-type="float" office:value="0.635413">
                <text:p>0.635413</text:p>
              </table:table-cell>
              <table:table-cell office:value-type="float" office:value="0.527156">
                <text:p>0.527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7884">
                <text:p>2.17884</text:p>
              </table:table-cell>
              <table:table-cell office:value-type="float" office:value="1.32782">
                <text:p>1.32782</text:p>
              </table:table-cell>
              <table:table-cell office:value-type="float" office:value="0.645336">
                <text:p>0.645336</text:p>
              </table:table-cell>
              <table:table-cell office:value-type="float" office:value="0.536071">
                <text:p>0.536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1501">
                <text:p>2.31501</text:p>
              </table:table-cell>
              <table:table-cell office:value-type="float" office:value="1.39808">
                <text:p>1.39808</text:p>
              </table:table-cell>
              <table:table-cell office:value-type="float" office:value="0.654888">
                <text:p>0.654888</text:p>
              </table:table-cell>
              <table:table-cell office:value-type="float" office:value="0.544651">
                <text:p>0.544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5422">
                <text:p>2.45422</text:p>
              </table:table-cell>
              <table:table-cell office:value-type="float" office:value="1.46926">
                <text:p>1.46926</text:p>
              </table:table-cell>
              <table:table-cell office:value-type="float" office:value="0.664086">
                <text:p>0.664086</text:p>
              </table:table-cell>
              <table:table-cell office:value-type="float" office:value="0.552912">
                <text:p>0.552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9626">
                <text:p>2.59626</text:p>
              </table:table-cell>
              <table:table-cell office:value-type="float" office:value="1.54124">
                <text:p>1.54124</text:p>
              </table:table-cell>
              <table:table-cell office:value-type="float" office:value="0.672945">
                <text:p>0.672945</text:p>
              </table:table-cell>
              <table:table-cell office:value-type="float" office:value="0.560867">
                <text:p>0.560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4093">
                <text:p>2.74093</text:p>
              </table:table-cell>
              <table:table-cell office:value-type="float" office:value="1.61394">
                <text:p>1.61394</text:p>
              </table:table-cell>
              <table:table-cell office:value-type="float" office:value="1.1564">
                <text:p>1.1564</text:p>
              </table:table-cell>
              <table:table-cell office:value-type="float" office:value="0.568531">
                <text:p>0.568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8801">
                <text:p>2.88801</text:p>
              </table:table-cell>
              <table:table-cell office:value-type="float" office:value="1.68725">
                <text:p>1.68725</text:p>
              </table:table-cell>
              <table:table-cell office:value-type="float" office:value="1.20324">
                <text:p>1.20324</text:p>
              </table:table-cell>
              <table:table-cell office:value-type="float" office:value="0.575915">
                <text:p>0.575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3729">
                <text:p>3.03729</text:p>
              </table:table-cell>
              <table:table-cell office:value-type="float" office:value="1.76107">
                <text:p>1.76107</text:p>
              </table:table-cell>
              <table:table-cell office:value-type="float" office:value="1.2502">
                <text:p>1.2502</text:p>
              </table:table-cell>
              <table:table-cell office:value-type="float" office:value="0.583033">
                <text:p>0.583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8857">
                <text:p>3.18857</text:p>
              </table:table-cell>
              <table:table-cell office:value-type="float" office:value="1.83532">
                <text:p>1.83532</text:p>
              </table:table-cell>
              <table:table-cell office:value-type="float" office:value="1.29721">
                <text:p>1.29721</text:p>
              </table:table-cell>
              <table:table-cell office:value-type="float" office:value="0.589896">
                <text:p>0.589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4166">
                <text:p>3.34166</text:p>
              </table:table-cell>
              <table:table-cell office:value-type="float" office:value="1.90991">
                <text:p>1.90991</text:p>
              </table:table-cell>
              <table:table-cell office:value-type="float" office:value="1.34422">
                <text:p>1.34422</text:p>
              </table:table-cell>
              <table:table-cell office:value-type="float" office:value="0.596515">
                <text:p>0.5965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9635">
                <text:p>3.49635</text:p>
              </table:table-cell>
              <table:table-cell office:value-type="float" office:value="1.98476">
                <text:p>1.98476</text:p>
              </table:table-cell>
              <table:table-cell office:value-type="float" office:value="1.39121">
                <text:p>1.39121</text:p>
              </table:table-cell>
              <table:table-cell office:value-type="float" office:value="0.602902">
                <text:p>0.6029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29314">
                <text:p>3.29314</text:p>
              </table:table-cell>
              <table:table-cell office:value-type="float" office:value="1.88814">
                <text:p>1.88814</text:p>
              </table:table-cell>
              <table:table-cell office:value-type="float" office:value="1.33127">
                <text:p>1.33127</text:p>
              </table:table-cell>
              <table:table-cell office:value-type="float" office:value="0.594815">
                <text:p>0.594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0903">
                <text:p>3.00903</text:p>
              </table:table-cell>
              <table:table-cell office:value-type="float" office:value="1.75032">
                <text:p>1.75032</text:p>
              </table:table-cell>
              <table:table-cell office:value-type="float" office:value="1.24472">
                <text:p>1.24472</text:p>
              </table:table-cell>
              <table:table-cell office:value-type="float" office:value="0.582413">
                <text:p>0.582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6145">
                <text:p>2.76145</text:p>
              </table:table-cell>
              <table:table-cell office:value-type="float" office:value="1.62834">
                <text:p>1.62834</text:p>
              </table:table-cell>
              <table:table-cell office:value-type="float" office:value="1.16742">
                <text:p>1.16742</text:p>
              </table:table-cell>
              <table:table-cell office:value-type="float" office:value="0.570573">
                <text:p>0.570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4616">
                <text:p>2.54616</text:p>
              </table:table-cell>
              <table:table-cell office:value-type="float" office:value="1.52073">
                <text:p>1.52073</text:p>
              </table:table-cell>
              <table:table-cell office:value-type="float" office:value="0.670865">
                <text:p>0.670865</text:p>
              </table:table-cell>
              <table:table-cell office:value-type="float" office:value="0.559354">
                <text:p>0.559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5795">
                <text:p>2.35795</text:p>
              </table:table-cell>
              <table:table-cell office:value-type="float" office:value="1.42538">
                <text:p>1.42538</text:p>
              </table:table-cell>
              <table:table-cell office:value-type="float" office:value="0.658945">
                <text:p>0.658945</text:p>
              </table:table-cell>
              <table:table-cell office:value-type="float" office:value="0.548716">
                <text:p>0.548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926">
                <text:p>2.1926</text:p>
              </table:table-cell>
              <table:table-cell office:value-type="float" office:value="1.34054">
                <text:p>1.34054</text:p>
              </table:table-cell>
              <table:table-cell office:value-type="float" office:value="0.647642">
                <text:p>0.647642</text:p>
              </table:table-cell>
              <table:table-cell office:value-type="float" office:value="0.538623">
                <text:p>0.5386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4666">
                <text:p>2.04666</text:p>
              </table:table-cell>
              <table:table-cell office:value-type="float" office:value="1.26476">
                <text:p>1.26476</text:p>
              </table:table-cell>
              <table:table-cell office:value-type="float" office:value="0.636917">
                <text:p>0.636917</text:p>
              </table:table-cell>
              <table:table-cell office:value-type="float" office:value="0.529042">
                <text:p>0.529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1728">
                <text:p>1.91728</text:p>
              </table:table-cell>
              <table:table-cell office:value-type="float" office:value="1.19681">
                <text:p>1.19681</text:p>
              </table:table-cell>
              <table:table-cell office:value-type="float" office:value="0.626734">
                <text:p>0.626734</text:p>
              </table:table-cell>
              <table:table-cell office:value-type="float" office:value="0.519942">
                <text:p>0.5199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0211">
                <text:p>1.80211</text:p>
              </table:table-cell>
              <table:table-cell office:value-type="float" office:value="0.732812">
                <text:p>0.732812</text:p>
              </table:table-cell>
              <table:table-cell office:value-type="float" office:value="0.617062">
                <text:p>0.617062</text:p>
              </table:table-cell>
              <table:table-cell office:value-type="float" office:value="0.511294">
                <text:p>0.511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992">
                <text:p>1.6992</text:p>
              </table:table-cell>
              <table:table-cell office:value-type="float" office:value="0.722496">
                <text:p>0.722496</text:p>
              </table:table-cell>
              <table:table-cell office:value-type="float" office:value="0.607869">
                <text:p>0.607869</text:p>
              </table:table-cell>
              <table:table-cell office:value-type="float" office:value="0.50307">
                <text:p>0.50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0689">
                <text:p>1.60689</text:p>
              </table:table-cell>
              <table:table-cell office:value-type="float" office:value="0.712689">
                <text:p>0.712689</text:p>
              </table:table-cell>
              <table:table-cell office:value-type="float" office:value="0.599126">
                <text:p>0.599126</text:p>
              </table:table-cell>
              <table:table-cell office:value-type="float" office:value="0.495248">
                <text:p>0.495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238">
                <text:p>1.5238</text:p>
              </table:table-cell>
              <table:table-cell office:value-type="float" office:value="0.703362">
                <text:p>0.703362</text:p>
              </table:table-cell>
              <table:table-cell office:value-type="float" office:value="0.590807">
                <text:p>0.590807</text:p>
              </table:table-cell>
              <table:table-cell office:value-type="float" office:value="0.487801">
                <text:p>0.487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4878">
                <text:p>1.44878</text:p>
              </table:table-cell>
              <table:table-cell office:value-type="float" office:value="0.694485">
                <text:p>0.694485</text:p>
              </table:table-cell>
              <table:table-cell office:value-type="float" office:value="0.582886">
                <text:p>0.582886</text:p>
              </table:table-cell>
              <table:table-cell office:value-type="float" office:value="0.480709">
                <text:p>0.4807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8081">
                <text:p>1.38081</text:p>
              </table:table-cell>
              <table:table-cell office:value-type="float" office:value="0.686033">
                <text:p>0.686033</text:p>
              </table:table-cell>
              <table:table-cell office:value-type="float" office:value="0.575342">
                <text:p>0.575342</text:p>
              </table:table-cell>
              <table:table-cell office:value-type="float" office:value="0.473952">
                <text:p>0.473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1906">
                <text:p>1.31906</text:p>
              </table:table-cell>
              <table:table-cell office:value-type="float" office:value="0.67798">
                <text:p>0.67798</text:p>
              </table:table-cell>
              <table:table-cell office:value-type="float" office:value="0.568151">
                <text:p>0.568151</text:p>
              </table:table-cell>
              <table:table-cell office:value-type="float" office:value="0.467509">
                <text:p>0.467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38187">
                <text:p>0.838187</text:p>
              </table:table-cell>
              <table:table-cell office:value-type="float" office:value="0.670302">
                <text:p>0.670302</text:p>
              </table:table-cell>
              <table:table-cell office:value-type="float" office:value="0.561293">
                <text:p>0.561293</text:p>
              </table:table-cell>
              <table:table-cell office:value-type="float" office:value="0.461364">
                <text:p>0.461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29579">
                <text:p>0.829579</text:p>
              </table:table-cell>
              <table:table-cell office:value-type="float" office:value="0.662979">
                <text:p>0.662979</text:p>
              </table:table-cell>
              <table:table-cell office:value-type="float" office:value="0.55475">
                <text:p>0.55475</text:p>
              </table:table-cell>
              <table:table-cell office:value-type="float" office:value="0.455499">
                <text:p>0.455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1368">
                <text:p>0.821368</text:p>
              </table:table-cell>
              <table:table-cell office:value-type="float" office:value="0.65599">
                <text:p>0.65599</text:p>
              </table:table-cell>
              <table:table-cell office:value-type="float" office:value="0.548504">
                <text:p>0.548504</text:p>
              </table:table-cell>
              <table:table-cell office:value-type="float" office:value="0.449898">
                <text:p>0.449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353">
                <text:p>0.81353</text:p>
              </table:table-cell>
              <table:table-cell office:value-type="float" office:value="0.649315">
                <text:p>0.649315</text:p>
              </table:table-cell>
              <table:table-cell office:value-type="float" office:value="0.542537">
                <text:p>0.542537</text:p>
              </table:table-cell>
              <table:table-cell office:value-type="float" office:value="0.444548">
                <text:p>0.444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06044">
                <text:p>0.806044</text:p>
              </table:table-cell>
              <table:table-cell office:value-type="float" office:value="0.642938">
                <text:p>0.642938</text:p>
              </table:table-cell>
              <table:table-cell office:value-type="float" office:value="0.536835">
                <text:p>0.536835</text:p>
              </table:table-cell>
              <table:table-cell office:value-type="float" office:value="0.439433">
                <text:p>0.439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8891">
                <text:p>0.798891</text:p>
              </table:table-cell>
              <table:table-cell office:value-type="float" office:value="0.636842">
                <text:p>0.636842</text:p>
              </table:table-cell>
              <table:table-cell office:value-type="float" office:value="0.531383">
                <text:p>0.531383</text:p>
              </table:table-cell>
              <table:table-cell office:value-type="float" office:value="0.434541">
                <text:p>0.434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1267">
                <text:p>0.811267</text:p>
              </table:table-cell>
              <table:table-cell office:value-type="float" office:value="0.6474">
                <text:p>0.6474</text:p>
              </table:table-cell>
              <table:table-cell office:value-type="float" office:value="0.540842">
                <text:p>0.540842</text:p>
              </table:table-cell>
              <table:table-cell office:value-type="float" office:value="0.44305">
                <text:p>0.44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29878">
                <text:p>0.829878</text:p>
              </table:table-cell>
              <table:table-cell office:value-type="float" office:value="0.663274">
                <text:p>0.663274</text:p>
              </table:table-cell>
              <table:table-cell office:value-type="float" office:value="0.555062">
                <text:p>0.555062</text:p>
              </table:table-cell>
              <table:table-cell office:value-type="float" office:value="0.455836">
                <text:p>0.455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236">
                <text:p>1.3236</text:p>
              </table:table-cell>
              <table:table-cell office:value-type="float" office:value="0.678657">
                <text:p>0.678657</text:p>
              </table:table-cell>
              <table:table-cell office:value-type="float" office:value="0.568835">
                <text:p>0.568835</text:p>
              </table:table-cell>
              <table:table-cell office:value-type="float" office:value="0.468214">
                <text:p>0.468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3921">
                <text:p>1.43921</text:p>
              </table:table-cell>
              <table:table-cell office:value-type="float" office:value="0.693429">
                <text:p>0.693429</text:p>
              </table:table-cell>
              <table:table-cell office:value-type="float" office:value="0.582054">
                <text:p>0.582054</text:p>
              </table:table-cell>
              <table:table-cell office:value-type="float" office:value="0.48009">
                <text:p>0.48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5977">
                <text:p>1.55977</text:p>
              </table:table-cell>
              <table:table-cell office:value-type="float" office:value="0.70761">
                <text:p>0.70761</text:p>
              </table:table-cell>
              <table:table-cell office:value-type="float" office:value="0.59474">
                <text:p>0.59474</text:p>
              </table:table-cell>
              <table:table-cell office:value-type="float" office:value="0.491484">
                <text:p>0.491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851">
                <text:p>1.6851</text:p>
              </table:table-cell>
              <table:table-cell office:value-type="float" office:value="0.721227">
                <text:p>0.721227</text:p>
              </table:table-cell>
              <table:table-cell office:value-type="float" office:value="0.606917">
                <text:p>0.606917</text:p>
              </table:table-cell>
              <table:table-cell office:value-type="float" office:value="0.502417">
                <text:p>0.502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1499">
                <text:p>1.81499</text:p>
              </table:table-cell>
              <table:table-cell office:value-type="float" office:value="0.734303">
                <text:p>0.734303</text:p>
              </table:table-cell>
              <table:table-cell office:value-type="float" office:value="0.618608">
                <text:p>0.618608</text:p>
              </table:table-cell>
              <table:table-cell office:value-type="float" office:value="0.51291">
                <text:p>0.51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4924">
                <text:p>1.94924</text:p>
              </table:table-cell>
              <table:table-cell office:value-type="float" office:value="1.2154">
                <text:p>1.2154</text:p>
              </table:table-cell>
              <table:table-cell office:value-type="float" office:value="0.629833">
                <text:p>0.629833</text:p>
              </table:table-cell>
              <table:table-cell office:value-type="float" office:value="0.522983">
                <text:p>0.5229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76">
                <text:p>2.0876</text:p>
              </table:table-cell>
              <table:table-cell office:value-type="float" office:value="1.28831">
                <text:p>1.28831</text:p>
              </table:table-cell>
              <table:table-cell office:value-type="float" office:value="0.640613">
                <text:p>0.640613</text:p>
              </table:table-cell>
              <table:table-cell office:value-type="float" office:value="0.532655">
                <text:p>0.5326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984">
                <text:p>2.22984</text:p>
              </table:table-cell>
              <table:table-cell office:value-type="float" office:value="1.36247">
                <text:p>1.36247</text:p>
              </table:table-cell>
              <table:table-cell office:value-type="float" office:value="0.650969">
                <text:p>0.650969</text:p>
              </table:table-cell>
              <table:table-cell office:value-type="float" office:value="0.541944">
                <text:p>0.541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7571">
                <text:p>2.37571</text:p>
              </table:table-cell>
              <table:table-cell office:value-type="float" office:value="1.43777">
                <text:p>1.43777</text:p>
              </table:table-cell>
              <table:table-cell office:value-type="float" office:value="0.660919">
                <text:p>0.660919</text:p>
              </table:table-cell>
              <table:table-cell office:value-type="float" office:value="0.550866">
                <text:p>0.550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2496">
                <text:p>2.52496</text:p>
              </table:table-cell>
              <table:table-cell office:value-type="float" office:value="1.51406">
                <text:p>1.51406</text:p>
              </table:table-cell>
              <table:table-cell office:value-type="float" office:value="0.67048">
                <text:p>0.67048</text:p>
              </table:table-cell>
              <table:table-cell office:value-type="float" office:value="0.55944">
                <text:p>0.55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7733">
                <text:p>2.67733</text:p>
              </table:table-cell>
              <table:table-cell office:value-type="float" office:value="1.59123">
                <text:p>1.59123</text:p>
              </table:table-cell>
              <table:table-cell office:value-type="float" office:value="1.14635">
                <text:p>1.14635</text:p>
              </table:table-cell>
              <table:table-cell office:value-type="float" office:value="0.56768">
                <text:p>0.56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3256">
                <text:p>2.83256</text:p>
              </table:table-cell>
              <table:table-cell office:value-type="float" office:value="1.66914">
                <text:p>1.66914</text:p>
              </table:table-cell>
              <table:table-cell office:value-type="float" office:value="1.19632">
                <text:p>1.19632</text:p>
              </table:table-cell>
              <table:table-cell office:value-type="float" office:value="0.575601">
                <text:p>0.575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904">
                <text:p>2.9904</text:p>
              </table:table-cell>
              <table:table-cell office:value-type="float" office:value="1.74768">
                <text:p>1.74768</text:p>
              </table:table-cell>
              <table:table-cell office:value-type="float" office:value="1.24644">
                <text:p>1.24644</text:p>
              </table:table-cell>
              <table:table-cell office:value-type="float" office:value="0.583219">
                <text:p>0.583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506">
                <text:p>3.1506</text:p>
              </table:table-cell>
              <table:table-cell office:value-type="float" office:value="1.82674">
                <text:p>1.82674</text:p>
              </table:table-cell>
              <table:table-cell office:value-type="float" office:value="1.29664">
                <text:p>1.29664</text:p>
              </table:table-cell>
              <table:table-cell office:value-type="float" office:value="0.590547">
                <text:p>0.590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129">
                <text:p>3.3129</text:p>
              </table:table-cell>
              <table:table-cell office:value-type="float" office:value="1.90621">
                <text:p>1.90621</text:p>
              </table:table-cell>
              <table:table-cell office:value-type="float" office:value="1.34685">
                <text:p>1.34685</text:p>
              </table:table-cell>
              <table:table-cell office:value-type="float" office:value="0.597598">
                <text:p>0.5975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7707">
                <text:p>3.47707</text:p>
              </table:table-cell>
              <table:table-cell office:value-type="float" office:value="1.98597">
                <text:p>1.98597</text:p>
              </table:table-cell>
              <table:table-cell office:value-type="float" office:value="1.39702">
                <text:p>1.39702</text:p>
              </table:table-cell>
              <table:table-cell office:value-type="float" office:value="0.604385">
                <text:p>0.604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4286">
                <text:p>3.64286</text:p>
              </table:table-cell>
              <table:table-cell office:value-type="float" office:value="2.06594">
                <text:p>2.06594</text:p>
              </table:table-cell>
              <table:table-cell office:value-type="float" office:value="1.44709">
                <text:p>1.44709</text:p>
              </table:table-cell>
              <table:table-cell office:value-type="float" office:value="0.610919">
                <text:p>0.6109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1005">
                <text:p>3.81005</text:p>
              </table:table-cell>
              <table:table-cell office:value-type="float" office:value="2.14602">
                <text:p>2.14602</text:p>
              </table:table-cell>
              <table:table-cell office:value-type="float" office:value="1.49702">
                <text:p>1.49702</text:p>
              </table:table-cell>
              <table:table-cell office:value-type="float" office:value="0.617213">
                <text:p>0.6172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7842">
                <text:p>3.97842</text:p>
              </table:table-cell>
              <table:table-cell office:value-type="float" office:value="2.22611">
                <text:p>2.22611</text:p>
              </table:table-cell>
              <table:table-cell office:value-type="float" office:value="1.54676">
                <text:p>1.54676</text:p>
              </table:table-cell>
              <table:table-cell office:value-type="float" office:value="1.11765">
                <text:p>1.11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73577">
                <text:p>3.73577</text:p>
              </table:table-cell>
              <table:table-cell office:value-type="float" office:value="2.11226">
                <text:p>2.11226</text:p>
              </table:table-cell>
              <table:table-cell office:value-type="float" office:value="1.47668">
                <text:p>1.47668</text:p>
              </table:table-cell>
              <table:table-cell office:value-type="float" office:value="0.614754">
                <text:p>0.6147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0279">
                <text:p>3.40279</text:p>
              </table:table-cell>
              <table:table-cell office:value-type="float" office:value="1.95288">
                <text:p>1.95288</text:p>
              </table:table-cell>
              <table:table-cell office:value-type="float" office:value="1.3774">
                <text:p>1.3774</text:p>
              </table:table-cell>
              <table:table-cell office:value-type="float" office:value="0.601906">
                <text:p>0.601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1351">
                <text:p>3.11351</text:p>
              </table:table-cell>
              <table:table-cell office:value-type="float" office:value="1.81218">
                <text:p>1.81218</text:p>
              </table:table-cell>
              <table:table-cell office:value-type="float" office:value="1.28891">
                <text:p>1.28891</text:p>
              </table:table-cell>
              <table:table-cell office:value-type="float" office:value="0.589639">
                <text:p>0.5896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6259">
                <text:p>2.86259</text:p>
              </table:table-cell>
              <table:table-cell office:value-type="float" office:value="1.68831">
                <text:p>1.68831</text:p>
              </table:table-cell>
              <table:table-cell office:value-type="float" office:value="1.21031">
                <text:p>1.21031</text:p>
              </table:table-cell>
              <table:table-cell office:value-type="float" office:value="0.578008">
                <text:p>0.578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4376">
                <text:p>2.64376</text:p>
              </table:table-cell>
              <table:table-cell office:value-type="float" office:value="1.57876">
                <text:p>1.57876</text:p>
              </table:table-cell>
              <table:table-cell office:value-type="float" office:value="0.67856">
                <text:p>0.67856</text:p>
              </table:table-cell>
              <table:table-cell office:value-type="float" office:value="0.566972">
                <text:p>0.566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5195">
                <text:p>2.45195</text:p>
              </table:table-cell>
              <table:table-cell office:value-type="float" office:value="1.48146">
                <text:p>1.48146</text:p>
              </table:table-cell>
              <table:table-cell office:value-type="float" office:value="0.666836">
                <text:p>0.666836</text:p>
              </table:table-cell>
              <table:table-cell office:value-type="float" office:value="0.556496">
                <text:p>0.556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8301">
                <text:p>2.28301</text:p>
              </table:table-cell>
              <table:table-cell office:value-type="float" office:value="1.39469">
                <text:p>1.39469</text:p>
              </table:table-cell>
              <table:table-cell office:value-type="float" office:value="0.655705">
                <text:p>0.655705</text:p>
              </table:table-cell>
              <table:table-cell office:value-type="float" office:value="0.546545">
                <text:p>0.546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3354">
                <text:p>2.13354</text:p>
              </table:table-cell>
              <table:table-cell office:value-type="float" office:value="1.31701">
                <text:p>1.31701</text:p>
              </table:table-cell>
              <table:table-cell office:value-type="float" office:value="0.645131">
                <text:p>0.645131</text:p>
              </table:table-cell>
              <table:table-cell office:value-type="float" office:value="0.537088">
                <text:p>0.537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0074">
                <text:p>2.00074</text:p>
              </table:table-cell>
              <table:table-cell office:value-type="float" office:value="1.24724">
                <text:p>1.24724</text:p>
              </table:table-cell>
              <table:table-cell office:value-type="float" office:value="0.63508">
                <text:p>0.63508</text:p>
              </table:table-cell>
              <table:table-cell office:value-type="float" office:value="0.528093">
                <text:p>0.528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8228">
                <text:p>1.88228</text:p>
              </table:table-cell>
              <table:table-cell office:value-type="float" office:value="0.7415">
                <text:p>0.7415</text:p>
              </table:table-cell>
              <table:table-cell office:value-type="float" office:value="0.625521">
                <text:p>0.625521</text:p>
              </table:table-cell>
              <table:table-cell office:value-type="float" office:value="0.519535">
                <text:p>0.519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7619">
                <text:p>1.77619</text:p>
              </table:table-cell>
              <table:table-cell office:value-type="float" office:value="0.731306">
                <text:p>0.731306</text:p>
              </table:table-cell>
              <table:table-cell office:value-type="float" office:value="0.616424">
                <text:p>0.616424</text:p>
              </table:table-cell>
              <table:table-cell office:value-type="float" office:value="0.511387">
                <text:p>0.5113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086">
                <text:p>1.68086</text:p>
              </table:table-cell>
              <table:table-cell office:value-type="float" office:value="0.721603">
                <text:p>0.721603</text:p>
              </table:table-cell>
              <table:table-cell office:value-type="float" office:value="0.607762">
                <text:p>0.607762</text:p>
              </table:table-cell>
              <table:table-cell office:value-type="float" office:value="0.503626">
                <text:p>0.503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489">
                <text:p>1.59489</text:p>
              </table:table-cell>
              <table:table-cell office:value-type="float" office:value="0.712363">
                <text:p>0.712363</text:p>
              </table:table-cell>
              <table:table-cell office:value-type="float" office:value="0.599509">
                <text:p>0.599509</text:p>
              </table:table-cell>
              <table:table-cell office:value-type="float" office:value="0.496228">
                <text:p>0.496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1712">
                <text:p>1.51712</text:p>
              </table:table-cell>
              <table:table-cell office:value-type="float" office:value="0.703557">
                <text:p>0.703557</text:p>
              </table:table-cell>
              <table:table-cell office:value-type="float" office:value="0.591641">
                <text:p>0.591641</text:p>
              </table:table-cell>
              <table:table-cell office:value-type="float" office:value="0.489173">
                <text:p>0.489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4655">
                <text:p>1.44655</text:p>
              </table:table-cell>
              <table:table-cell office:value-type="float" office:value="0.695162">
                <text:p>0.695162</text:p>
              </table:table-cell>
              <table:table-cell office:value-type="float" office:value="0.584137">
                <text:p>0.584137</text:p>
              </table:table-cell>
              <table:table-cell office:value-type="float" office:value="0.482442">
                <text:p>0.482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8233">
                <text:p>1.38233</text:p>
              </table:table-cell>
              <table:table-cell office:value-type="float" office:value="0.687153">
                <text:p>0.687153</text:p>
              </table:table-cell>
              <table:table-cell office:value-type="float" office:value="0.576975">
                <text:p>0.576975</text:p>
              </table:table-cell>
              <table:table-cell office:value-type="float" office:value="0.476016">
                <text:p>0.476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2371">
                <text:p>1.32371</text:p>
              </table:table-cell>
              <table:table-cell office:value-type="float" office:value="0.679507">
                <text:p>0.679507</text:p>
              </table:table-cell>
              <table:table-cell office:value-type="float" office:value="0.570136">
                <text:p>0.570136</text:p>
              </table:table-cell>
              <table:table-cell office:value-type="float" office:value="0.469877">
                <text:p>0.4698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938">
                <text:p>0.83938</text:p>
              </table:table-cell>
              <table:table-cell office:value-type="float" office:value="0.672204">
                <text:p>0.672204</text:p>
              </table:table-cell>
              <table:table-cell office:value-type="float" office:value="0.563601">
                <text:p>0.563601</text:p>
              </table:table-cell>
              <table:table-cell office:value-type="float" office:value="0.46401">
                <text:p>0.464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1197">
                <text:p>0.831197</text:p>
              </table:table-cell>
              <table:table-cell office:value-type="float" office:value="0.665225">
                <text:p>0.665225</text:p>
              </table:table-cell>
              <table:table-cell office:value-type="float" office:value="0.557354">
                <text:p>0.557354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23376">
                <text:p>0.823376</text:p>
              </table:table-cell>
              <table:table-cell office:value-type="float" office:value="0.658551">
                <text:p>0.658551</text:p>
              </table:table-cell>
              <table:table-cell office:value-type="float" office:value="0.551379">
                <text:p>0.551379</text:p>
              </table:table-cell>
              <table:table-cell office:value-type="float" office:value="0.453032">
                <text:p>0.4530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5897">
                <text:p>0.815897</text:p>
              </table:table-cell>
              <table:table-cell office:value-type="float" office:value="0.652166">
                <text:p>0.652166</text:p>
              </table:table-cell>
              <table:table-cell office:value-type="float" office:value="0.54566">
                <text:p>0.54566</text:p>
              </table:table-cell>
              <table:table-cell office:value-type="float" office:value="0.447894">
                <text:p>0.447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8092">
                <text:p>0.828092</text:p>
              </table:table-cell>
              <table:table-cell office:value-type="float" office:value="0.662548">
                <text:p>0.662548</text:p>
              </table:table-cell>
              <table:table-cell office:value-type="float" office:value="0.554949">
                <text:p>0.554949</text:p>
              </table:table-cell>
              <table:table-cell office:value-type="float" office:value="0.456237">
                <text:p>0.456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1481">
                <text:p>1.31481</text:p>
              </table:table-cell>
              <table:table-cell office:value-type="float" office:value="0.678268">
                <text:p>0.678268</text:p>
              </table:table-cell>
              <table:table-cell office:value-type="float" office:value="0.569016">
                <text:p>0.569016</text:p>
              </table:table-cell>
              <table:table-cell office:value-type="float" office:value="0.468874">
                <text:p>0.4688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3341">
                <text:p>1.43341</text:p>
              </table:table-cell>
              <table:table-cell office:value-type="float" office:value="0.693492">
                <text:p>0.693492</text:p>
              </table:table-cell>
              <table:table-cell office:value-type="float" office:value="0.582633">
                <text:p>0.582633</text:p>
              </table:table-cell>
              <table:table-cell office:value-type="float" office:value="0.481099">
                <text:p>0.4810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5735">
                <text:p>1.55735</text:p>
              </table:table-cell>
              <table:table-cell office:value-type="float" office:value="0.708099">
                <text:p>0.708099</text:p>
              </table:table-cell>
              <table:table-cell office:value-type="float" office:value="0.595692">
                <text:p>0.595692</text:p>
              </table:table-cell>
              <table:table-cell office:value-type="float" office:value="0.49282">
                <text:p>0.49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8639">
                <text:p>1.68639</text:p>
              </table:table-cell>
              <table:table-cell office:value-type="float" office:value="0.722113">
                <text:p>0.722113</text:p>
              </table:table-cell>
              <table:table-cell office:value-type="float" office:value="0.608216">
                <text:p>0.608216</text:p>
              </table:table-cell>
              <table:table-cell office:value-type="float" office:value="0.504057">
                <text:p>0.5040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2032">
                <text:p>1.82032</text:p>
              </table:table-cell>
              <table:table-cell office:value-type="float" office:value="0.735559">
                <text:p>0.735559</text:p>
              </table:table-cell>
              <table:table-cell office:value-type="float" office:value="0.620229">
                <text:p>0.620229</text:p>
              </table:table-cell>
              <table:table-cell office:value-type="float" office:value="0.514832">
                <text:p>0.5148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589">
                <text:p>1.9589</text:p>
              </table:table-cell>
              <table:table-cell office:value-type="float" office:value="1.22482">
                <text:p>1.22482</text:p>
              </table:table-cell>
              <table:table-cell office:value-type="float" office:value="0.631753">
                <text:p>0.631753</text:p>
              </table:table-cell>
              <table:table-cell office:value-type="float" office:value="0.525166">
                <text:p>0.5251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0189">
                <text:p>2.10189</text:p>
              </table:table-cell>
              <table:table-cell office:value-type="float" office:value="1.30029">
                <text:p>1.30029</text:p>
              </table:table-cell>
              <table:table-cell office:value-type="float" office:value="0.64281">
                <text:p>0.64281</text:p>
              </table:table-cell>
              <table:table-cell office:value-type="float" office:value="0.535078">
                <text:p>0.535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4902">
                <text:p>2.24902</text:p>
              </table:table-cell>
              <table:table-cell office:value-type="float" office:value="1.37711">
                <text:p>1.37711</text:p>
              </table:table-cell>
              <table:table-cell office:value-type="float" office:value="0.653421">
                <text:p>0.653421</text:p>
              </table:table-cell>
              <table:table-cell office:value-type="float" office:value="0.544588">
                <text:p>0.5445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002">
                <text:p>2.40002</text:p>
              </table:table-cell>
              <table:table-cell office:value-type="float" office:value="1.45512">
                <text:p>1.45512</text:p>
              </table:table-cell>
              <table:table-cell office:value-type="float" office:value="0.663606">
                <text:p>0.663606</text:p>
              </table:table-cell>
              <table:table-cell office:value-type="float" office:value="0.553715">
                <text:p>0.5537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5461">
                <text:p>2.55461</text:p>
              </table:table-cell>
              <table:table-cell office:value-type="float" office:value="1.5342">
                <text:p>1.5342</text:p>
              </table:table-cell>
              <table:table-cell office:value-type="float" office:value="0.673385">
                <text:p>0.673385</text:p>
              </table:table-cell>
              <table:table-cell office:value-type="float" office:value="0.562475">
                <text:p>0.562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1251">
                <text:p>2.71251</text:p>
              </table:table-cell>
              <table:table-cell office:value-type="float" office:value="1.61419">
                <text:p>1.61419</text:p>
              </table:table-cell>
              <table:table-cell office:value-type="float" office:value="1.16366">
                <text:p>1.16366</text:p>
              </table:table-cell>
              <table:table-cell office:value-type="float" office:value="0.570887">
                <text:p>0.570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7344">
                <text:p>2.87344</text:p>
              </table:table-cell>
              <table:table-cell office:value-type="float" office:value="1.69497">
                <text:p>1.69497</text:p>
              </table:table-cell>
              <table:table-cell office:value-type="float" office:value="1.21545">
                <text:p>1.21545</text:p>
              </table:table-cell>
              <table:table-cell office:value-type="float" office:value="0.578964">
                <text:p>0.5789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3711">
                <text:p>3.03711</text:p>
              </table:table-cell>
              <table:table-cell office:value-type="float" office:value="1.77639">
                <text:p>1.77639</text:p>
              </table:table-cell>
              <table:table-cell office:value-type="float" office:value="1.26739">
                <text:p>1.26739</text:p>
              </table:table-cell>
              <table:table-cell office:value-type="float" office:value="0.586724">
                <text:p>0.586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20324">
                <text:p>3.20324</text:p>
              </table:table-cell>
              <table:table-cell office:value-type="float" office:value="1.85834">
                <text:p>1.85834</text:p>
              </table:table-cell>
              <table:table-cell office:value-type="float" office:value="1.31939">
                <text:p>1.31939</text:p>
              </table:table-cell>
              <table:table-cell office:value-type="float" office:value="0.59418">
                <text:p>0.594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7156">
                <text:p>3.37156</text:p>
              </table:table-cell>
              <table:table-cell office:value-type="float" office:value="1.9407">
                <text:p>1.9407</text:p>
              </table:table-cell>
              <table:table-cell office:value-type="float" office:value="1.37138">
                <text:p>1.37138</text:p>
              </table:table-cell>
              <table:table-cell office:value-type="float" office:value="0.601347">
                <text:p>0.601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4179">
                <text:p>3.54179</text:p>
              </table:table-cell>
              <table:table-cell office:value-type="float" office:value="2.02333">
                <text:p>2.02333</text:p>
              </table:table-cell>
              <table:table-cell office:value-type="float" office:value="1.42332">
                <text:p>1.42332</text:p>
              </table:table-cell>
              <table:table-cell office:value-type="float" office:value="0.608238">
                <text:p>0.608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1368">
                <text:p>3.71368</text:p>
              </table:table-cell>
              <table:table-cell office:value-type="float" office:value="2.10615">
                <text:p>2.10615</text:p>
              </table:table-cell>
              <table:table-cell office:value-type="float" office:value="1.47513">
                <text:p>1.47513</text:p>
              </table:table-cell>
              <table:table-cell office:value-type="float" office:value="0.614866">
                <text:p>0.6148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8698">
                <text:p>3.88698</text:p>
              </table:table-cell>
              <table:table-cell office:value-type="float" office:value="2.18904">
                <text:p>2.18904</text:p>
              </table:table-cell>
              <table:table-cell office:value-type="float" office:value="1.52676">
                <text:p>1.52676</text:p>
              </table:table-cell>
              <table:table-cell office:value-type="float" office:value="0.621243">
                <text:p>0.621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06143">
                <text:p>4.06143</text:p>
              </table:table-cell>
              <table:table-cell office:value-type="float" office:value="2.27191">
                <text:p>2.27191</text:p>
              </table:table-cell>
              <table:table-cell office:value-type="float" office:value="1.57816">
                <text:p>1.57816</text:p>
              </table:table-cell>
              <table:table-cell office:value-type="float" office:value="1.14001">
                <text:p>1.14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3681">
                <text:p>4.23681</text:p>
              </table:table-cell>
              <table:table-cell office:value-type="float" office:value="2.35466">
                <text:p>2.35466</text:p>
              </table:table-cell>
              <table:table-cell office:value-type="float" office:value="1.62928">
                <text:p>1.62928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7254">
                <text:p>3.97254</text:p>
              </table:table-cell>
              <table:table-cell office:value-type="float" office:value="2.23144">
                <text:p>2.23144</text:p>
              </table:table-cell>
              <table:table-cell office:value-type="float" office:value="1.55371">
                <text:p>1.55371</text:p>
              </table:table-cell>
              <table:table-cell office:value-type="float" office:value="1.12456">
                <text:p>1.124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1298">
                <text:p>3.61298</text:p>
              </table:table-cell>
              <table:table-cell office:value-type="float" office:value="2.06041">
                <text:p>2.06041</text:p>
              </table:table-cell>
              <table:table-cell office:value-type="float" office:value="1.44758">
                <text:p>1.44758</text:p>
              </table:table-cell>
              <table:table-cell office:value-type="float" office:value="0.611489">
                <text:p>0.611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30105">
                <text:p>3.30105</text:p>
              </table:table-cell>
              <table:table-cell office:value-type="float" office:value="1.90961">
                <text:p>1.90961</text:p>
              </table:table-cell>
              <table:table-cell office:value-type="float" office:value="1.35308">
                <text:p>1.35308</text:p>
              </table:table-cell>
              <table:table-cell office:value-type="float" office:value="0.599013">
                <text:p>0.5990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3084">
                <text:p>3.03084</text:p>
              </table:table-cell>
              <table:table-cell office:value-type="float" office:value="1.77698">
                <text:p>1.77698</text:p>
              </table:table-cell>
              <table:table-cell office:value-type="float" office:value="1.26921">
                <text:p>1.26921</text:p>
              </table:table-cell>
              <table:table-cell office:value-type="float" office:value="0.587182">
                <text:p>0.587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79546">
                <text:p>2.79546</text:p>
              </table:table-cell>
              <table:table-cell office:value-type="float" office:value="1.65979">
                <text:p>1.65979</text:p>
              </table:table-cell>
              <table:table-cell office:value-type="float" office:value="1.19448">
                <text:p>1.19448</text:p>
              </table:table-cell>
              <table:table-cell office:value-type="float" office:value="0.575954">
                <text:p>0.575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8936">
                <text:p>2.58936</text:p>
              </table:table-cell>
              <table:table-cell office:value-type="float" office:value="1.5558">
                <text:p>1.5558</text:p>
              </table:table-cell>
              <table:table-cell office:value-type="float" office:value="0.676261">
                <text:p>0.676261</text:p>
              </table:table-cell>
              <table:table-cell office:value-type="float" office:value="0.565291">
                <text:p>0.5652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0803">
                <text:p>2.40803</text:p>
              </table:table-cell>
              <table:table-cell office:value-type="float" office:value="1.46313">
                <text:p>1.46313</text:p>
              </table:table-cell>
              <table:table-cell office:value-type="float" office:value="0.664933">
                <text:p>0.664933</text:p>
              </table:table-cell>
              <table:table-cell office:value-type="float" office:value="0.55516">
                <text:p>0.55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4775">
                <text:p>2.24775</text:p>
              </table:table-cell>
              <table:table-cell office:value-type="float" office:value="1.38025">
                <text:p>1.38025</text:p>
              </table:table-cell>
              <table:table-cell office:value-type="float" office:value="0.654169">
                <text:p>0.654169</text:p>
              </table:table-cell>
              <table:table-cell office:value-type="float" office:value="0.545528">
                <text:p>0.5455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0548">
                <text:p>2.10548</text:p>
              </table:table-cell>
              <table:table-cell office:value-type="float" office:value="1.30585">
                <text:p>1.30585</text:p>
              </table:table-cell>
              <table:table-cell office:value-type="float" office:value="0.643934">
                <text:p>0.643934</text:p>
              </table:table-cell>
              <table:table-cell office:value-type="float" office:value="0.536365">
                <text:p>0.536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7867">
                <text:p>1.97867</text:p>
              </table:table-cell>
              <table:table-cell office:value-type="float" office:value="1.23883">
                <text:p>1.23883</text:p>
              </table:table-cell>
              <table:table-cell office:value-type="float" office:value="0.634196">
                <text:p>0.634196</text:p>
              </table:table-cell>
              <table:table-cell office:value-type="float" office:value="0.527643">
                <text:p>0.5276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6521">
                <text:p>1.86521</text:p>
              </table:table-cell>
              <table:table-cell office:value-type="float" office:value="0.740434">
                <text:p>0.740434</text:p>
              </table:table-cell>
              <table:table-cell office:value-type="float" office:value="0.624927">
                <text:p>0.624927</text:p>
              </table:table-cell>
              <table:table-cell office:value-type="float" office:value="0.519337">
                <text:p>0.5193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6332">
                <text:p>1.76332</text:p>
              </table:table-cell>
              <table:table-cell office:value-type="float" office:value="0.730548">
                <text:p>0.730548</text:p>
              </table:table-cell>
              <table:table-cell office:value-type="float" office:value="0.616097">
                <text:p>0.616097</text:p>
              </table:table-cell>
              <table:table-cell office:value-type="float" office:value="0.511422">
                <text:p>0.511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7151">
                <text:p>1.67151</text:p>
              </table:table-cell>
              <table:table-cell office:value-type="float" office:value="0.721131">
                <text:p>0.721131</text:p>
              </table:table-cell>
              <table:table-cell office:value-type="float" office:value="0.607682">
                <text:p>0.607682</text:p>
              </table:table-cell>
              <table:table-cell office:value-type="float" office:value="0.503875">
                <text:p>0.503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8851">
                <text:p>1.58851</text:p>
              </table:table-cell>
              <table:table-cell office:value-type="float" office:value="0.712154">
                <text:p>0.712154</text:p>
              </table:table-cell>
              <table:table-cell office:value-type="float" office:value="0.599657">
                <text:p>0.599657</text:p>
              </table:table-cell>
              <table:table-cell office:value-type="float" office:value="0.496675">
                <text:p>0.496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1323">
                <text:p>1.51323</text:p>
              </table:table-cell>
              <table:table-cell office:value-type="float" office:value="0.703592">
                <text:p>0.703592</text:p>
              </table:table-cell>
              <table:table-cell office:value-type="float" office:value="0.592">
                <text:p>0.592</text:p>
              </table:table-cell>
              <table:table-cell office:value-type="float" office:value="0.489802">
                <text:p>0.489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4477">
                <text:p>1.44477</text:p>
              </table:table-cell>
              <table:table-cell office:value-type="float" office:value="0.695421">
                <text:p>0.695421</text:p>
              </table:table-cell>
              <table:table-cell office:value-type="float" office:value="0.584689">
                <text:p>0.584689</text:p>
              </table:table-cell>
              <table:table-cell office:value-type="float" office:value="0.483238">
                <text:p>0.483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8232">
                <text:p>1.38232</text:p>
              </table:table-cell>
              <table:table-cell office:value-type="float" office:value="0.687618">
                <text:p>0.687618</text:p>
              </table:table-cell>
              <table:table-cell office:value-type="float" office:value="0.577706">
                <text:p>0.577706</text:p>
              </table:table-cell>
              <table:table-cell office:value-type="float" office:value="0.476966">
                <text:p>0.4769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2521">
                <text:p>1.32521</text:p>
              </table:table-cell>
              <table:table-cell office:value-type="float" office:value="0.680163">
                <text:p>0.680163</text:p>
              </table:table-cell>
              <table:table-cell office:value-type="float" office:value="0.57103">
                <text:p>0.57103</text:p>
              </table:table-cell>
              <table:table-cell office:value-type="float" office:value="0.470969">
                <text:p>0.4709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39831">
                <text:p>0.839831</text:p>
              </table:table-cell>
              <table:table-cell office:value-type="float" office:value="0.673035">
                <text:p>0.673035</text:p>
              </table:table-cell>
              <table:table-cell office:value-type="float" office:value="0.564646">
                <text:p>0.564646</text:p>
              </table:table-cell>
              <table:table-cell office:value-type="float" office:value="0.465231">
                <text:p>0.4652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1847">
                <text:p>0.831847</text:p>
              </table:table-cell>
              <table:table-cell office:value-type="float" office:value="0.666216">
                <text:p>0.666216</text:p>
              </table:table-cell>
              <table:table-cell office:value-type="float" office:value="0.558537">
                <text:p>0.558537</text:p>
              </table:table-cell>
              <table:table-cell office:value-type="float" office:value="0.45974">
                <text:p>0.459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24209">
                <text:p>0.824209</text:p>
              </table:table-cell>
              <table:table-cell office:value-type="float" office:value="0.659689">
                <text:p>0.659689</text:p>
              </table:table-cell>
              <table:table-cell office:value-type="float" office:value="0.552688">
                <text:p>0.552688</text:p>
              </table:table-cell>
              <table:table-cell office:value-type="float" office:value="0.45448">
                <text:p>0.454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36316">
                <text:p>0.836316</text:p>
              </table:table-cell>
              <table:table-cell office:value-type="float" office:value="0.669986">
                <text:p>0.669986</text:p>
              </table:table-cell>
              <table:table-cell office:value-type="float" office:value="0.561893">
                <text:p>0.561893</text:p>
              </table:table-cell>
              <table:table-cell office:value-type="float" office:value="0.462743">
                <text:p>0.4627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6757">
                <text:p>1.36757</text:p>
              </table:table-cell>
              <table:table-cell office:value-type="float" office:value="0.685631">
                <text:p>0.685631</text:p>
              </table:table-cell>
              <table:table-cell office:value-type="float" office:value="0.575886">
                <text:p>0.575886</text:p>
              </table:table-cell>
              <table:table-cell office:value-type="float" office:value="0.475306">
                <text:p>0.475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9037">
                <text:p>1.49037</text:p>
              </table:table-cell>
              <table:table-cell office:value-type="float" office:value="0.700777">
                <text:p>0.700777</text:p>
              </table:table-cell>
              <table:table-cell office:value-type="float" office:value="0.589426">
                <text:p>0.589426</text:p>
              </table:table-cell>
              <table:table-cell office:value-type="float" office:value="0.487457">
                <text:p>0.487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1859">
                <text:p>1.61859</text:p>
              </table:table-cell>
              <table:table-cell office:value-type="float" office:value="0.715305">
                <text:p>0.715305</text:p>
              </table:table-cell>
              <table:table-cell office:value-type="float" office:value="0.602408">
                <text:p>0.602408</text:p>
              </table:table-cell>
              <table:table-cell office:value-type="float" office:value="0.499103">
                <text:p>0.499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5199">
                <text:p>1.75199</text:p>
              </table:table-cell>
              <table:table-cell office:value-type="float" office:value="0.729237">
                <text:p>0.729237</text:p>
              </table:table-cell>
              <table:table-cell office:value-type="float" office:value="0.614852">
                <text:p>0.614852</text:p>
              </table:table-cell>
              <table:table-cell office:value-type="float" office:value="0.510263">
                <text:p>0.510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89034">
                <text:p>1.89034</text:p>
              </table:table-cell>
              <table:table-cell office:value-type="float" office:value="1.19064">
                <text:p>1.19064</text:p>
              </table:table-cell>
              <table:table-cell office:value-type="float" office:value="0.626785">
                <text:p>0.626785</text:p>
              </table:table-cell>
              <table:table-cell office:value-type="float" office:value="0.52096">
                <text:p>0.520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3338">
                <text:p>2.03338</text:p>
              </table:table-cell>
              <table:table-cell office:value-type="float" office:value="1.26666">
                <text:p>1.26666</text:p>
              </table:table-cell>
              <table:table-cell office:value-type="float" office:value="0.638227">
                <text:p>0.638227</text:p>
              </table:table-cell>
              <table:table-cell office:value-type="float" office:value="0.531215">
                <text:p>0.531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084">
                <text:p>2.18084</text:p>
              </table:table-cell>
              <table:table-cell office:value-type="float" office:value="1.34414">
                <text:p>1.34414</text:p>
              </table:table-cell>
              <table:table-cell office:value-type="float" office:value="0.649202">
                <text:p>0.649202</text:p>
              </table:table-cell>
              <table:table-cell office:value-type="float" office:value="0.541049">
                <text:p>0.5410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3246">
                <text:p>2.33246</text:p>
              </table:table-cell>
              <table:table-cell office:value-type="float" office:value="1.42295">
                <text:p>1.42295</text:p>
              </table:table-cell>
              <table:table-cell office:value-type="float" office:value="0.65973">
                <text:p>0.65973</text:p>
              </table:table-cell>
              <table:table-cell office:value-type="float" office:value="0.55048">
                <text:p>0.55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48793">
                <text:p>2.48793</text:p>
              </table:table-cell>
              <table:table-cell office:value-type="float" office:value="1.50293">
                <text:p>1.50293</text:p>
              </table:table-cell>
              <table:table-cell office:value-type="float" office:value="0.669832">
                <text:p>0.669832</text:p>
              </table:table-cell>
              <table:table-cell office:value-type="float" office:value="0.559527">
                <text:p>0.5595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64696">
                <text:p>2.64696</text:p>
              </table:table-cell>
              <table:table-cell office:value-type="float" office:value="1.58392">
                <text:p>1.58392</text:p>
              </table:table-cell>
              <table:table-cell office:value-type="float" office:value="1.14555">
                <text:p>1.14555</text:p>
              </table:table-cell>
              <table:table-cell office:value-type="float" office:value="0.568207">
                <text:p>0.5682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0926">
                <text:p>2.80926</text:p>
              </table:table-cell>
              <table:table-cell office:value-type="float" office:value="1.66579">
                <text:p>1.66579</text:p>
              </table:table-cell>
              <table:table-cell office:value-type="float" office:value="1.19819">
                <text:p>1.19819</text:p>
              </table:table-cell>
              <table:table-cell office:value-type="float" office:value="0.576539">
                <text:p>0.5765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7453">
                <text:p>2.97453</text:p>
              </table:table-cell>
              <table:table-cell office:value-type="float" office:value="1.7484">
                <text:p>1.7484</text:p>
              </table:table-cell>
              <table:table-cell office:value-type="float" office:value="1.25101">
                <text:p>1.25101</text:p>
              </table:table-cell>
              <table:table-cell office:value-type="float" office:value="0.584536">
                <text:p>0.5845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4248">
                <text:p>3.14248</text:p>
              </table:table-cell>
              <table:table-cell office:value-type="float" office:value="1.8316">
                <text:p>1.8316</text:p>
              </table:table-cell>
              <table:table-cell office:value-type="float" office:value="1.30394">
                <text:p>1.30394</text:p>
              </table:table-cell>
              <table:table-cell office:value-type="float" office:value="0.592216">
                <text:p>0.592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128">
                <text:p>3.3128</text:p>
              </table:table-cell>
              <table:table-cell office:value-type="float" office:value="1.91526">
                <text:p>1.91526</text:p>
              </table:table-cell>
              <table:table-cell office:value-type="float" office:value="1.35688">
                <text:p>1.35688</text:p>
              </table:table-cell>
              <table:table-cell office:value-type="float" office:value="0.599593">
                <text:p>0.5995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48522">
                <text:p>3.48522</text:p>
              </table:table-cell>
              <table:table-cell office:value-type="float" office:value="1.99927">
                <text:p>1.99927</text:p>
              </table:table-cell>
              <table:table-cell office:value-type="float" office:value="1.40979">
                <text:p>1.40979</text:p>
              </table:table-cell>
              <table:table-cell office:value-type="float" office:value="0.606681">
                <text:p>0.6066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65945">
                <text:p>3.65945</text:p>
              </table:table-cell>
              <table:table-cell office:value-type="float" office:value="2.08351">
                <text:p>2.08351</text:p>
              </table:table-cell>
              <table:table-cell office:value-type="float" office:value="1.46258">
                <text:p>1.46258</text:p>
              </table:table-cell>
              <table:table-cell office:value-type="float" office:value="0.613493">
                <text:p>0.6134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3523">
                <text:p>3.83523</text:p>
              </table:table-cell>
              <table:table-cell office:value-type="float" office:value="2.16785">
                <text:p>2.16785</text:p>
              </table:table-cell>
              <table:table-cell office:value-type="float" office:value="1.51521">
                <text:p>1.51521</text:p>
              </table:table-cell>
              <table:table-cell office:value-type="float" office:value="0.620043">
                <text:p>0.6200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1229">
                <text:p>4.01229</text:p>
              </table:table-cell>
              <table:table-cell office:value-type="float" office:value="2.2522">
                <text:p>2.2522</text:p>
              </table:table-cell>
              <table:table-cell office:value-type="float" office:value="1.56761">
                <text:p>1.56761</text:p>
              </table:table-cell>
              <table:table-cell office:value-type="float" office:value="1.13431">
                <text:p>1.13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19038">
                <text:p>4.19038</text:p>
              </table:table-cell>
              <table:table-cell office:value-type="float" office:value="2.33646">
                <text:p>2.33646</text:p>
              </table:table-cell>
              <table:table-cell office:value-type="float" office:value="1.61974">
                <text:p>1.61974</text:p>
              </table:table-cell>
              <table:table-cell office:value-type="float" office:value="1.16798">
                <text:p>1.16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6926">
                <text:p>4.36926</text:p>
              </table:table-cell>
              <table:table-cell office:value-type="float" office:value="2.42054">
                <text:p>2.42054</text:p>
              </table:table-cell>
              <table:table-cell office:value-type="float" office:value="1.67155">
                <text:p>1.67155</text:p>
              </table:table-cell>
              <table:table-cell office:value-type="float" office:value="1.20134">
                <text:p>1.20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09377">
                <text:p>4.09377</text:p>
              </table:table-cell>
              <table:table-cell office:value-type="float" office:value="2.29245">
                <text:p>2.29245</text:p>
              </table:table-cell>
              <table:table-cell office:value-type="float" office:value="1.59314">
                <text:p>1.59314</text:p>
              </table:table-cell>
              <table:table-cell office:value-type="float" office:value="1.15114">
                <text:p>1.151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72048">
                <text:p>3.72048</text:p>
              </table:table-cell>
              <table:table-cell office:value-type="float" office:value="2.11542">
                <text:p>2.11542</text:p>
              </table:table-cell>
              <table:table-cell office:value-type="float" office:value="1.48347">
                <text:p>1.48347</text:p>
              </table:table-cell>
              <table:table-cell office:value-type="float" office:value="0.616222">
                <text:p>0.6162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9687">
                <text:p>3.39687</text:p>
              </table:table-cell>
              <table:table-cell office:value-type="float" office:value="1.9594">
                <text:p>1.9594</text:p>
              </table:table-cell>
              <table:table-cell office:value-type="float" office:value="1.38587">
                <text:p>1.38587</text:p>
              </table:table-cell>
              <table:table-cell office:value-type="float" office:value="0.603644">
                <text:p>0.6036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1671">
                <text:p>3.11671</text:p>
              </table:table-cell>
              <table:table-cell office:value-type="float" office:value="1.82225">
                <text:p>1.82225</text:p>
              </table:table-cell>
              <table:table-cell office:value-type="float" office:value="1.29929">
                <text:p>1.29929</text:p>
              </table:table-cell>
              <table:table-cell office:value-type="float" office:value="0.591714">
                <text:p>0.591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7281">
                <text:p>2.87281</text:p>
              </table:table-cell>
              <table:table-cell office:value-type="float" office:value="1.70113">
                <text:p>1.70113</text:p>
              </table:table-cell>
              <table:table-cell office:value-type="float" office:value="1.22217">
                <text:p>1.22217</text:p>
              </table:table-cell>
              <table:table-cell office:value-type="float" office:value="0.58039">
                <text:p>0.580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65936">
                <text:p>2.65936</text:p>
              </table:table-cell>
              <table:table-cell office:value-type="float" office:value="1.59369">
                <text:p>1.59369</text:p>
              </table:table-cell>
              <table:table-cell office:value-type="float" office:value="1.15321">
                <text:p>1.15321</text:p>
              </table:table-cell>
              <table:table-cell office:value-type="float" office:value="0.569635">
                <text:p>0.5696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166">
                <text:p>2.47166</text:p>
              </table:table-cell>
              <table:table-cell office:value-type="float" office:value="1.498">
                <text:p>1.498</text:p>
              </table:table-cell>
              <table:table-cell office:value-type="float" office:value="0.669481">
                <text:p>0.669481</text:p>
              </table:table-cell>
              <table:table-cell office:value-type="float" office:value="0.559415">
                <text:p>0.559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0583">
                <text:p>2.30583</text:p>
              </table:table-cell>
              <table:table-cell office:value-type="float" office:value="1.41244">
                <text:p>1.41244</text:p>
              </table:table-cell>
              <table:table-cell office:value-type="float" office:value="0.658623">
                <text:p>0.658623</text:p>
              </table:table-cell>
              <table:table-cell office:value-type="float" office:value="0.549697">
                <text:p>0.549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587">
                <text:p>2.1587</text:p>
              </table:table-cell>
              <table:table-cell office:value-type="float" office:value="1.33566">
                <text:p>1.33566</text:p>
              </table:table-cell>
              <table:table-cell office:value-type="float" office:value="0.648297">
                <text:p>0.648297</text:p>
              </table:table-cell>
              <table:table-cell office:value-type="float" office:value="0.540451">
                <text:p>0.5404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02761">
                <text:p>2.02761</text:p>
              </table:table-cell>
              <table:table-cell office:value-type="float" office:value="1.26652">
                <text:p>1.26652</text:p>
              </table:table-cell>
              <table:table-cell office:value-type="float" office:value="0.638472">
                <text:p>0.638472</text:p>
              </table:table-cell>
              <table:table-cell office:value-type="float" office:value="0.531649">
                <text:p>0.5316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1037">
                <text:p>1.91037</text:p>
              </table:table-cell>
              <table:table-cell office:value-type="float" office:value="1.20405">
                <text:p>1.20405</text:p>
              </table:table-cell>
              <table:table-cell office:value-type="float" office:value="0.629118">
                <text:p>0.629118</text:p>
              </table:table-cell>
              <table:table-cell office:value-type="float" office:value="0.523264">
                <text:p>0.523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0512">
                <text:p>1.80512</text:p>
              </table:table-cell>
              <table:table-cell office:value-type="float" office:value="0.734945">
                <text:p>0.734945</text:p>
              </table:table-cell>
              <table:table-cell office:value-type="float" office:value="0.620206">
                <text:p>0.620206</text:p>
              </table:table-cell>
              <table:table-cell office:value-type="float" office:value="0.515273">
                <text:p>0.515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1032">
                <text:p>1.71032</text:p>
              </table:table-cell>
              <table:table-cell office:value-type="float" office:value="0.725441">
                <text:p>0.725441</text:p>
              </table:table-cell>
              <table:table-cell office:value-type="float" office:value="0.611711">
                <text:p>0.611711</text:p>
              </table:table-cell>
              <table:table-cell office:value-type="float" office:value="0.507652">
                <text:p>0.5076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2464">
                <text:p>1.62464</text:p>
              </table:table-cell>
              <table:table-cell office:value-type="float" office:value="0.71638">
                <text:p>0.71638</text:p>
              </table:table-cell>
              <table:table-cell office:value-type="float" office:value="0.603609">
                <text:p>0.603609</text:p>
              </table:table-cell>
              <table:table-cell office:value-type="float" office:value="0.500381">
                <text:p>0.5003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4697">
                <text:p>1.54697</text:p>
              </table:table-cell>
              <table:table-cell office:value-type="float" office:value="0.707736">
                <text:p>0.707736</text:p>
              </table:table-cell>
              <table:table-cell office:value-type="float" office:value="0.595876">
                <text:p>0.595876</text:p>
              </table:table-cell>
              <table:table-cell office:value-type="float" office:value="0.493439">
                <text:p>0.493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34">
                <text:p>1.47634</text:p>
              </table:table-cell>
              <table:table-cell office:value-type="float" office:value="0.699485">
                <text:p>0.699485</text:p>
              </table:table-cell>
              <table:table-cell office:value-type="float" office:value="0.588492">
                <text:p>0.588492</text:p>
              </table:table-cell>
              <table:table-cell office:value-type="float" office:value="0.486807">
                <text:p>0.4868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1194">
                <text:p>1.41194</text:p>
              </table:table-cell>
              <table:table-cell office:value-type="float" office:value="0.691605">
                <text:p>0.691605</text:p>
              </table:table-cell>
              <table:table-cell office:value-type="float" office:value="0.581437">
                <text:p>0.581437</text:p>
              </table:table-cell>
              <table:table-cell office:value-type="float" office:value="0.480469">
                <text:p>0.4804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5305">
                <text:p>1.35305</text:p>
              </table:table-cell>
              <table:table-cell office:value-type="float" office:value="0.684075">
                <text:p>0.684075</text:p>
              </table:table-cell>
              <table:table-cell office:value-type="float" office:value="0.574692">
                <text:p>0.574692</text:p>
              </table:table-cell>
              <table:table-cell office:value-type="float" office:value="0.474407">
                <text:p>0.474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9907">
                <text:p>1.29907</text:p>
              </table:table-cell>
              <table:table-cell office:value-type="float" office:value="0.676874">
                <text:p>0.676874</text:p>
              </table:table-cell>
              <table:table-cell office:value-type="float" office:value="0.56824">
                <text:p>0.56824</text:p>
              </table:table-cell>
              <table:table-cell office:value-type="float" office:value="0.468607">
                <text:p>0.4686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35991">
                <text:p>0.835991</text:p>
              </table:table-cell>
              <table:table-cell office:value-type="float" office:value="0.669984">
                <text:p>0.669984</text:p>
              </table:table-cell>
              <table:table-cell office:value-type="float" office:value="0.562065">
                <text:p>0.562065</text:p>
              </table:table-cell>
              <table:table-cell office:value-type="float" office:value="0.463054">
                <text:p>0.4630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28276">
                <text:p>0.828276</text:p>
              </table:table-cell>
              <table:table-cell office:value-type="float" office:value="0.663388">
                <text:p>0.663388</text:p>
              </table:table-cell>
              <table:table-cell office:value-type="float" office:value="0.556152">
                <text:p>0.556152</text:p>
              </table:table-cell>
              <table:table-cell office:value-type="float" office:value="0.457735">
                <text:p>0.4577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0341">
                <text:p>0.840341</text:p>
              </table:table-cell>
              <table:table-cell office:value-type="float" office:value="0.673643">
                <text:p>0.673643</text:p>
              </table:table-cell>
              <table:table-cell office:value-type="float" office:value="0.565317">
                <text:p>0.565317</text:p>
              </table:table-cell>
              <table:table-cell office:value-type="float" office:value="0.465957">
                <text:p>0.465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9416">
                <text:p>1.39416</text:p>
              </table:table-cell>
              <table:table-cell office:value-type="float" office:value="0.689251">
                <text:p>0.689251</text:p>
              </table:table-cell>
              <table:table-cell office:value-type="float" office:value="0.579273">
                <text:p>0.579273</text:p>
              </table:table-cell>
              <table:table-cell office:value-type="float" office:value="0.478485">
                <text:p>0.4784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1906">
                <text:p>1.51906</text:p>
              </table:table-cell>
              <table:table-cell office:value-type="float" office:value="0.704359">
                <text:p>0.704359</text:p>
              </table:table-cell>
              <table:table-cell office:value-type="float" office:value="0.592776">
                <text:p>0.592776</text:p>
              </table:table-cell>
              <table:table-cell office:value-type="float" office:value="0.490599">
                <text:p>0.4905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4943">
                <text:p>1.64943</text:p>
              </table:table-cell>
              <table:table-cell office:value-type="float" office:value="0.718848">
                <text:p>0.718848</text:p>
              </table:table-cell>
              <table:table-cell office:value-type="float" office:value="0.605718">
                <text:p>0.605718</text:p>
              </table:table-cell>
              <table:table-cell office:value-type="float" office:value="0.502207">
                <text:p>0.5022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501">
                <text:p>1.78501</text:p>
              </table:table-cell>
              <table:table-cell office:value-type="float" office:value="0.732739">
                <text:p>0.732739</text:p>
              </table:table-cell>
              <table:table-cell office:value-type="float" office:value="0.618124">
                <text:p>0.618124</text:p>
              </table:table-cell>
              <table:table-cell office:value-type="float" office:value="0.513329">
                <text:p>0.5133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2557">
                <text:p>1.92557</text:p>
              </table:table-cell>
              <table:table-cell office:value-type="float" office:value="1.21071">
                <text:p>1.21071</text:p>
              </table:table-cell>
              <table:table-cell office:value-type="float" office:value="0.630017">
                <text:p>0.630017</text:p>
              </table:table-cell>
              <table:table-cell office:value-type="float" office:value="0.523988">
                <text:p>0.5239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07084">
                <text:p>2.07084</text:p>
              </table:table-cell>
              <table:table-cell office:value-type="float" office:value="1.28774">
                <text:p>1.28774</text:p>
              </table:table-cell>
              <table:table-cell office:value-type="float" office:value="0.641419">
                <text:p>0.641419</text:p>
              </table:table-cell>
              <table:table-cell office:value-type="float" office:value="0.534204">
                <text:p>0.5342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2055">
                <text:p>2.22055</text:p>
              </table:table-cell>
              <table:table-cell office:value-type="float" office:value="1.36624">
                <text:p>1.36624</text:p>
              </table:table-cell>
              <table:table-cell office:value-type="float" office:value="0.652353">
                <text:p>0.652353</text:p>
              </table:table-cell>
              <table:table-cell office:value-type="float" office:value="0.543999">
                <text:p>0.543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3744">
                <text:p>2.3744</text:p>
              </table:table-cell>
              <table:table-cell office:value-type="float" office:value="1.44605">
                <text:p>1.44605</text:p>
              </table:table-cell>
              <table:table-cell office:value-type="float" office:value="0.66284">
                <text:p>0.66284</text:p>
              </table:table-cell>
              <table:table-cell office:value-type="float" office:value="0.553391">
                <text:p>0.5533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321">
                <text:p>2.5321</text:p>
              </table:table-cell>
              <table:table-cell office:value-type="float" office:value="1.527">
                <text:p>1.527</text:p>
              </table:table-cell>
              <table:table-cell office:value-type="float" office:value="0.6729">
                <text:p>0.6729</text:p>
              </table:table-cell>
              <table:table-cell office:value-type="float" office:value="0.562398">
                <text:p>0.5623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9335">
                <text:p>2.69335</text:p>
              </table:table-cell>
              <table:table-cell office:value-type="float" office:value="1.60896">
                <text:p>1.60896</text:p>
              </table:table-cell>
              <table:table-cell office:value-type="float" office:value="1.16242">
                <text:p>1.16242</text:p>
              </table:table-cell>
              <table:table-cell office:value-type="float" office:value="0.571039">
                <text:p>0.571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85785">
                <text:p>2.85785</text:p>
              </table:table-cell>
              <table:table-cell office:value-type="float" office:value="1.69176">
                <text:p>1.69176</text:p>
              </table:table-cell>
              <table:table-cell office:value-type="float" office:value="1.21559">
                <text:p>1.21559</text:p>
              </table:table-cell>
              <table:table-cell office:value-type="float" office:value="0.579331">
                <text:p>0.5793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2528">
                <text:p>3.02528</text:p>
              </table:table-cell>
              <table:table-cell office:value-type="float" office:value="1.77528">
                <text:p>1.77528</text:p>
              </table:table-cell>
              <table:table-cell office:value-type="float" office:value="1.26892">
                <text:p>1.26892</text:p>
              </table:table-cell>
              <table:table-cell office:value-type="float" office:value="0.587289">
                <text:p>0.587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9535">
                <text:p>3.19535</text:p>
              </table:table-cell>
              <table:table-cell office:value-type="float" office:value="1.85936">
                <text:p>1.85936</text:p>
              </table:table-cell>
              <table:table-cell office:value-type="float" office:value="1.32234">
                <text:p>1.32234</text:p>
              </table:table-cell>
              <table:table-cell office:value-type="float" office:value="0.59493">
                <text:p>0.594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6776">
                <text:p>3.36776</text:p>
              </table:table-cell>
              <table:table-cell office:value-type="float" office:value="1.94388">
                <text:p>1.94388</text:p>
              </table:table-cell>
              <table:table-cell office:value-type="float" office:value="1.37576">
                <text:p>1.37576</text:p>
              </table:table-cell>
              <table:table-cell office:value-type="float" office:value="0.602268">
                <text:p>0.6022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4222">
                <text:p>3.54222</text:p>
              </table:table-cell>
              <table:table-cell office:value-type="float" office:value="2.02872">
                <text:p>2.02872</text:p>
              </table:table-cell>
              <table:table-cell office:value-type="float" office:value="1.42911">
                <text:p>1.42911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71843">
                <text:p>3.71843</text:p>
              </table:table-cell>
              <table:table-cell office:value-type="float" office:value="2.11374">
                <text:p>2.11374</text:p>
              </table:table-cell>
              <table:table-cell office:value-type="float" office:value="1.48233">
                <text:p>1.48233</text:p>
              </table:table-cell>
              <table:table-cell office:value-type="float" office:value="0.61609">
                <text:p>0.616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89613">
                <text:p>3.89613</text:p>
              </table:table-cell>
              <table:table-cell office:value-type="float" office:value="2.19884">
                <text:p>2.19884</text:p>
              </table:table-cell>
              <table:table-cell office:value-type="float" office:value="1.53537">
                <text:p>1.53537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07505">
                <text:p>4.07505</text:p>
              </table:table-cell>
              <table:table-cell office:value-type="float" office:value="2.28392">
                <text:p>2.28392</text:p>
              </table:table-cell>
              <table:table-cell office:value-type="float" office:value="1.58815">
                <text:p>1.58815</text:p>
              </table:table-cell>
              <table:table-cell office:value-type="float" office:value="1.14819">
                <text:p>1.148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5494">
                <text:p>4.25494</text:p>
              </table:table-cell>
              <table:table-cell office:value-type="float" office:value="2.36887">
                <text:p>2.36887</text:p>
              </table:table-cell>
              <table:table-cell office:value-type="float" office:value="1.64064">
                <text:p>1.64064</text:p>
              </table:table-cell>
              <table:table-cell office:value-type="float" office:value="1.18206">
                <text:p>1.182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43555">
                <text:p>4.43555</text:p>
              </table:table-cell>
              <table:table-cell office:value-type="float" office:value="2.45359">
                <text:p>2.45359</text:p>
              </table:table-cell>
              <table:table-cell office:value-type="float" office:value="1.69279">
                <text:p>1.69279</text:p>
              </table:table-cell>
              <table:table-cell office:value-type="float" office:value="1.21559">
                <text:p>1.215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15442">
                <text:p>4.15442</text:p>
              </table:table-cell>
              <table:table-cell office:value-type="float" office:value="2.32305">
                <text:p>2.32305</text:p>
              </table:table-cell>
              <table:table-cell office:value-type="float" office:value="1.61294">
                <text:p>1.61294</text:p>
              </table:table-cell>
              <table:table-cell office:value-type="float" office:value="1.16451">
                <text:p>1.16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77423">
                <text:p>3.77423</text:p>
              </table:table-cell>
              <table:table-cell office:value-type="float" office:value="2.14299">
                <text:p>2.14299</text:p>
              </table:table-cell>
              <table:table-cell office:value-type="float" office:value="1.50148">
                <text:p>1.50148</text:p>
              </table:table-cell>
              <table:table-cell office:value-type="float" office:value="0.618561">
                <text:p>0.618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4476">
                <text:p>3.44476</text:p>
              </table:table-cell>
              <table:table-cell office:value-type="float" office:value="1.98435">
                <text:p>1.98435</text:p>
              </table:table-cell>
              <table:table-cell office:value-type="float" office:value="1.40232">
                <text:p>1.40232</text:p>
              </table:table-cell>
              <table:table-cell office:value-type="float" office:value="0.605932">
                <text:p>0.605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596">
                <text:p>3.1596</text:p>
              </table:table-cell>
              <table:table-cell office:value-type="float" office:value="1.84493">
                <text:p>1.84493</text:p>
              </table:table-cell>
              <table:table-cell office:value-type="float" office:value="1.31437">
                <text:p>1.31437</text:p>
              </table:table-cell>
              <table:table-cell office:value-type="float" office:value="0.593953">
                <text:p>0.5939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91142">
                <text:p>2.91142</text:p>
              </table:table-cell>
              <table:table-cell office:value-type="float" office:value="1.72182">
                <text:p>1.72182</text:p>
              </table:table-cell>
              <table:table-cell office:value-type="float" office:value="1.23605">
                <text:p>1.23605</text:p>
              </table:table-cell>
              <table:table-cell office:value-type="float" office:value="0.582582">
                <text:p>0.5825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69429">
                <text:p>2.69429</text:p>
              </table:table-cell>
              <table:table-cell office:value-type="float" office:value="1.61266">
                <text:p>1.61266</text:p>
              </table:table-cell>
              <table:table-cell office:value-type="float" office:value="1.16602">
                <text:p>1.16602</text:p>
              </table:table-cell>
              <table:table-cell office:value-type="float" office:value="0.571782">
                <text:p>0.5717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0339">
                <text:p>2.50339</text:p>
              </table:table-cell>
              <table:table-cell office:value-type="float" office:value="1.51544">
                <text:p>1.51544</text:p>
              </table:table-cell>
              <table:table-cell office:value-type="float" office:value="0.671723">
                <text:p>0.671723</text:p>
              </table:table-cell>
              <table:table-cell office:value-type="float" office:value="0.561518">
                <text:p>0.5615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33479">
                <text:p>2.33479</text:p>
              </table:table-cell>
              <table:table-cell office:value-type="float" office:value="1.42854">
                <text:p>1.42854</text:p>
              </table:table-cell>
              <table:table-cell office:value-type="float" office:value="0.660818">
                <text:p>0.660818</text:p>
              </table:table-cell>
              <table:table-cell office:value-type="float" office:value="0.551757">
                <text:p>0.5517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8522">
                <text:p>2.18522</text:p>
              </table:table-cell>
              <table:table-cell office:value-type="float" office:value="1.35057">
                <text:p>1.35057</text:p>
              </table:table-cell>
              <table:table-cell office:value-type="float" office:value="0.650448">
                <text:p>0.650448</text:p>
              </table:table-cell>
              <table:table-cell office:value-type="float" office:value="0.54247">
                <text:p>0.542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05199">
                <text:p>2.05199</text:p>
              </table:table-cell>
              <table:table-cell office:value-type="float" office:value="1.28036">
                <text:p>1.28036</text:p>
              </table:table-cell>
              <table:table-cell office:value-type="float" office:value="0.64058">
                <text:p>0.64058</text:p>
              </table:table-cell>
              <table:table-cell office:value-type="float" office:value="0.533628">
                <text:p>0.5336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3285">
                <text:p>1.93285</text:p>
              </table:table-cell>
              <table:table-cell office:value-type="float" office:value="1.21694">
                <text:p>1.21694</text:p>
              </table:table-cell>
              <table:table-cell office:value-type="float" office:value="0.631184">
                <text:p>0.631184</text:p>
              </table:table-cell>
              <table:table-cell office:value-type="float" office:value="0.525205">
                <text:p>0.5252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2593">
                <text:p>1.82593</text:p>
              </table:table-cell>
              <table:table-cell office:value-type="float" office:value="0.737106">
                <text:p>0.737106</text:p>
              </table:table-cell>
              <table:table-cell office:value-type="float" office:value="0.622231">
                <text:p>0.622231</text:p>
              </table:table-cell>
              <table:table-cell office:value-type="float" office:value="0.517176">
                <text:p>0.517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2963">
                <text:p>1.72963</text:p>
              </table:table-cell>
              <table:table-cell office:value-type="float" office:value="0.727559">
                <text:p>0.727559</text:p>
              </table:table-cell>
              <table:table-cell office:value-type="float" office:value="0.613697">
                <text:p>0.613697</text:p>
              </table:table-cell>
              <table:table-cell office:value-type="float" office:value="0.509519">
                <text:p>0.509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4262">
                <text:p>1.64262</text:p>
              </table:table-cell>
              <table:table-cell office:value-type="float" office:value="0.718457">
                <text:p>0.718457</text:p>
              </table:table-cell>
              <table:table-cell office:value-type="float" office:value="0.605556">
                <text:p>0.605556</text:p>
              </table:table-cell>
              <table:table-cell office:value-type="float" office:value="0.502212">
                <text:p>0.5022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6374">
                <text:p>1.56374</text:p>
              </table:table-cell>
              <table:table-cell office:value-type="float" office:value="0.709773">
                <text:p>0.709773</text:p>
              </table:table-cell>
              <table:table-cell office:value-type="float" office:value="0.597786">
                <text:p>0.597786</text:p>
              </table:table-cell>
              <table:table-cell office:value-type="float" office:value="0.495235">
                <text:p>0.495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9203">
                <text:p>1.49203</text:p>
              </table:table-cell>
              <table:table-cell office:value-type="float" office:value="0.701483">
                <text:p>0.701483</text:p>
              </table:table-cell>
              <table:table-cell office:value-type="float" office:value="0.590366">
                <text:p>0.590366</text:p>
              </table:table-cell>
              <table:table-cell office:value-type="float" office:value="0.48857">
                <text:p>0.48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2665">
                <text:p>1.42665</text:p>
              </table:table-cell>
              <table:table-cell office:value-type="float" office:value="0.693565">
                <text:p>0.693565</text:p>
              </table:table-cell>
              <table:table-cell office:value-type="float" office:value="0.583276">
                <text:p>0.583276</text:p>
              </table:table-cell>
              <table:table-cell office:value-type="float" office:value="0.482199">
                <text:p>0.482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6688">
                <text:p>1.36688</text:p>
              </table:table-cell>
              <table:table-cell office:value-type="float" office:value="0.685998">
                <text:p>0.685998</text:p>
              </table:table-cell>
              <table:table-cell office:value-type="float" office:value="0.576497">
                <text:p>0.576497</text:p>
              </table:table-cell>
              <table:table-cell office:value-type="float" office:value="0.476105">
                <text:p>0.476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121">
                <text:p>1.3121</text:p>
              </table:table-cell>
              <table:table-cell office:value-type="float" office:value="0.678761">
                <text:p>0.678761</text:p>
              </table:table-cell>
              <table:table-cell office:value-type="float" office:value="0.570012">
                <text:p>0.570012</text:p>
              </table:table-cell>
              <table:table-cell office:value-type="float" office:value="0.470274">
                <text:p>0.4702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38019">
                <text:p>0.838019</text:p>
              </table:table-cell>
              <table:table-cell office:value-type="float" office:value="0.671836">
                <text:p>0.671836</text:p>
              </table:table-cell>
              <table:table-cell office:value-type="float" office:value="0.563804">
                <text:p>0.563804</text:p>
              </table:table-cell>
              <table:table-cell office:value-type="float" office:value="0.464691">
                <text:p>0.4646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30265">
                <text:p>0.830265</text:p>
              </table:table-cell>
              <table:table-cell office:value-type="float" office:value="0.665206">
                <text:p>0.665206</text:p>
              </table:table-cell>
              <table:table-cell office:value-type="float" office:value="0.557859">
                <text:p>0.557859</text:p>
              </table:table-cell>
              <table:table-cell office:value-type="float" office:value="0.459342">
                <text:p>0.45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8817">
                <text:p>1.28817</text:p>
              </table:table-cell>
              <table:table-cell office:value-type="float" office:value="0.675441">
                <text:p>0.675441</text:p>
              </table:table-cell>
              <table:table-cell office:value-type="float" office:value="0.567004">
                <text:p>0.567004</text:p>
              </table:table-cell>
              <table:table-cell office:value-type="float" office:value="0.467546">
                <text:p>0.467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0735">
                <text:p>1.40735</text:p>
              </table:table-cell>
              <table:table-cell office:value-type="float" office:value="0.69103">
                <text:p>0.69103</text:p>
              </table:table-cell>
              <table:table-cell office:value-type="float" office:value="0.580942">
                <text:p>0.580942</text:p>
              </table:table-cell>
              <table:table-cell office:value-type="float" office:value="0.480055">
                <text:p>0.480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3329">
                <text:p>1.53329</text:p>
              </table:table-cell>
              <table:table-cell office:value-type="float" office:value="0.70612">
                <text:p>0.70612</text:p>
              </table:table-cell>
              <table:table-cell office:value-type="float" office:value="0.594426">
                <text:p>0.594426</text:p>
              </table:table-cell>
              <table:table-cell office:value-type="float" office:value="0.492151">
                <text:p>0.4921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6473">
                <text:p>1.66473</text:p>
              </table:table-cell>
              <table:table-cell office:value-type="float" office:value="0.720589">
                <text:p>0.720589</text:p>
              </table:table-cell>
              <table:table-cell office:value-type="float" office:value="0.60735">
                <text:p>0.60735</text:p>
              </table:table-cell>
              <table:table-cell office:value-type="float" office:value="0.50374">
                <text:p>0.503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0139">
                <text:p>1.80139</text:p>
              </table:table-cell>
              <table:table-cell office:value-type="float" office:value="0.734461">
                <text:p>0.734461</text:p>
              </table:table-cell>
              <table:table-cell office:value-type="float" office:value="0.619737">
                <text:p>0.619737</text:p>
              </table:table-cell>
              <table:table-cell office:value-type="float" office:value="0.514844">
                <text:p>0.5148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4305">
                <text:p>1.94305</text:p>
              </table:table-cell>
              <table:table-cell office:value-type="float" office:value="1.22069">
                <text:p>1.22069</text:p>
              </table:table-cell>
              <table:table-cell office:value-type="float" office:value="0.63161">
                <text:p>0.63161</text:p>
              </table:table-cell>
              <table:table-cell office:value-type="float" office:value="0.525483">
                <text:p>0.5254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8942">
                <text:p>2.08942</text:p>
              </table:table-cell>
              <table:table-cell office:value-type="float" office:value="1.29824">
                <text:p>1.29824</text:p>
              </table:table-cell>
              <table:table-cell office:value-type="float" office:value="0.642992">
                <text:p>0.642992</text:p>
              </table:table-cell>
              <table:table-cell office:value-type="float" office:value="0.535681">
                <text:p>0.5356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24023">
                <text:p>2.24023</text:p>
              </table:table-cell>
              <table:table-cell office:value-type="float" office:value="1.37724">
                <text:p>1.37724</text:p>
              </table:table-cell>
              <table:table-cell office:value-type="float" office:value="0.653906">
                <text:p>0.653906</text:p>
              </table:table-cell>
              <table:table-cell office:value-type="float" office:value="0.545456">
                <text:p>0.5454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39519">
                <text:p>2.39519</text:p>
              </table:table-cell>
              <table:table-cell office:value-type="float" office:value="1.45753">
                <text:p>1.45753</text:p>
              </table:table-cell>
              <table:table-cell office:value-type="float" office:value="0.664373">
                <text:p>0.664373</text:p>
              </table:table-cell>
              <table:table-cell office:value-type="float" office:value="0.554829">
                <text:p>0.5548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5399">
                <text:p>2.55399</text:p>
              </table:table-cell>
              <table:table-cell office:value-type="float" office:value="1.53897">
                <text:p>1.53897</text:p>
              </table:table-cell>
              <table:table-cell office:value-type="float" office:value="0.674413">
                <text:p>0.674413</text:p>
              </table:table-cell>
              <table:table-cell office:value-type="float" office:value="0.563817">
                <text:p>0.563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71634">
                <text:p>2.71634</text:p>
              </table:table-cell>
              <table:table-cell office:value-type="float" office:value="1.6214">
                <text:p>1.6214</text:p>
              </table:table-cell>
              <table:table-cell office:value-type="float" office:value="1.17082">
                <text:p>1.17082</text:p>
              </table:table-cell>
              <table:table-cell office:value-type="float" office:value="0.572438">
                <text:p>0.5724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8192">
                <text:p>2.88192</text:p>
              </table:table-cell>
              <table:table-cell office:value-type="float" office:value="1.70467">
                <text:p>1.70467</text:p>
              </table:table-cell>
              <table:table-cell office:value-type="float" office:value="1.22426">
                <text:p>1.22426</text:p>
              </table:table-cell>
              <table:table-cell office:value-type="float" office:value="0.580711">
                <text:p>0.5807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042">
                <text:p>3.05042</text:p>
              </table:table-cell>
              <table:table-cell office:value-type="float" office:value="1.78864">
                <text:p>1.78864</text:p>
              </table:table-cell>
              <table:table-cell office:value-type="float" office:value="1.27785">
                <text:p>1.27785</text:p>
              </table:table-cell>
              <table:table-cell office:value-type="float" office:value="0.588649">
                <text:p>0.5886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22154">
                <text:p>3.22154</text:p>
              </table:table-cell>
              <table:table-cell office:value-type="float" office:value="1.87316">
                <text:p>1.87316</text:p>
              </table:table-cell>
              <table:table-cell office:value-type="float" office:value="1.3315">
                <text:p>1.3315</text:p>
              </table:table-cell>
              <table:table-cell office:value-type="float" office:value="0.596271">
                <text:p>0.5962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39497">
                <text:p>3.39497</text:p>
              </table:table-cell>
              <table:table-cell office:value-type="float" office:value="1.9581">
                <text:p>1.9581</text:p>
              </table:table-cell>
              <table:table-cell office:value-type="float" office:value="1.38516">
                <text:p>1.38516</text:p>
              </table:table-cell>
              <table:table-cell office:value-type="float" office:value="0.603589">
                <text:p>0.603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57043">
                <text:p>3.57043</text:p>
              </table:table-cell>
              <table:table-cell office:value-type="float" office:value="2.04334">
                <text:p>2.04334</text:p>
              </table:table-cell>
              <table:table-cell office:value-type="float" office:value="1.43873">
                <text:p>1.43873</text:p>
              </table:table-cell>
              <table:table-cell office:value-type="float" office:value="0.610618">
                <text:p>0.6106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74762">
                <text:p>3.74762</text:p>
              </table:table-cell>
              <table:table-cell office:value-type="float" office:value="2.12876">
                <text:p>2.12876</text:p>
              </table:table-cell>
              <table:table-cell office:value-type="float" office:value="1.49217">
                <text:p>1.49217</text:p>
              </table:table-cell>
              <table:table-cell office:value-type="float" office:value="0.617372">
                <text:p>0.6173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2627">
                <text:p>3.92627</text:p>
              </table:table-cell>
              <table:table-cell office:value-type="float" office:value="2.21424">
                <text:p>2.21424</text:p>
              </table:table-cell>
              <table:table-cell office:value-type="float" office:value="1.5454">
                <text:p>1.5454</text:p>
              </table:table-cell>
              <table:table-cell office:value-type="float" office:value="1.12082">
                <text:p>1.120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0611">
                <text:p>4.10611</text:p>
              </table:table-cell>
              <table:table-cell office:value-type="float" office:value="2.29967">
                <text:p>2.29967</text:p>
              </table:table-cell>
              <table:table-cell office:value-type="float" office:value="1.59838">
                <text:p>1.59838</text:p>
              </table:table-cell>
              <table:table-cell office:value-type="float" office:value="1.15511">
                <text:p>1.155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8688">
                <text:p>4.28688</text:p>
              </table:table-cell>
              <table:table-cell office:value-type="float" office:value="2.38495">
                <text:p>2.38495</text:p>
              </table:table-cell>
              <table:table-cell office:value-type="float" office:value="1.65104">
                <text:p>1.65104</text:p>
              </table:table-cell>
              <table:table-cell office:value-type="float" office:value="1.18907">
                <text:p>1.189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46834">
                <text:p>4.46834</text:p>
              </table:table-cell>
              <table:table-cell office:value-type="float" office:value="2.47">
                <text:p>2.47</text:p>
              </table:table-cell>
              <table:table-cell office:value-type="float" office:value="1.70335">
                <text:p>1.70335</text:p>
              </table:table-cell>
              <table:table-cell office:value-type="float" office:value="1.2227">
                <text:p>1.22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8441">
                <text:p>4.18441</text:p>
              </table:table-cell>
              <table:table-cell office:value-type="float" office:value="2.33824">
                <text:p>2.33824</text:p>
              </table:table-cell>
              <table:table-cell office:value-type="float" office:value="1.62279">
                <text:p>1.62279</text:p>
              </table:table-cell>
              <table:table-cell office:value-type="float" office:value="1.17117">
                <text:p>1.171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80079">
                <text:p>3.80079</text:p>
              </table:table-cell>
              <table:table-cell office:value-type="float" office:value="2.15667">
                <text:p>2.15667</text:p>
              </table:table-cell>
              <table:table-cell office:value-type="float" office:value="1.51044">
                <text:p>1.51044</text:p>
              </table:table-cell>
              <table:table-cell office:value-type="float" office:value="0.619716">
                <text:p>0.619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46842">
                <text:p>3.46842</text:p>
              </table:table-cell>
              <table:table-cell office:value-type="float" office:value="1.99672">
                <text:p>1.99672</text:p>
              </table:table-cell>
              <table:table-cell office:value-type="float" office:value="1.4105">
                <text:p>1.4105</text:p>
              </table:table-cell>
              <table:table-cell office:value-type="float" office:value="0.607062">
                <text:p>0.6070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079">
                <text:p>3.18079</text:p>
              </table:table-cell>
              <table:table-cell office:value-type="float" office:value="1.85617">
                <text:p>1.85617</text:p>
              </table:table-cell>
              <table:table-cell office:value-type="float" office:value="1.32187">
                <text:p>1.32187</text:p>
              </table:table-cell>
              <table:table-cell office:value-type="float" office:value="0.595059">
                <text:p>0.595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3049">
                <text:p>2.93049</text:p>
              </table:table-cell>
              <table:table-cell office:value-type="float" office:value="1.73209">
                <text:p>1.73209</text:p>
              </table:table-cell>
              <table:table-cell office:value-type="float" office:value="1.24295">
                <text:p>1.24295</text:p>
              </table:table-cell>
              <table:table-cell office:value-type="float" office:value="0.583665">
                <text:p>0.5836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71154">
                <text:p>2.71154</text:p>
              </table:table-cell>
              <table:table-cell office:value-type="float" office:value="1.62206">
                <text:p>1.62206</text:p>
              </table:table-cell>
              <table:table-cell office:value-type="float" office:value="1.17239">
                <text:p>1.17239</text:p>
              </table:table-cell>
              <table:table-cell office:value-type="float" office:value="0.572842">
                <text:p>0.5728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1906">
                <text:p>2.51906</text:p>
              </table:table-cell>
              <table:table-cell office:value-type="float" office:value="1.52409">
                <text:p>1.52409</text:p>
              </table:table-cell>
              <table:table-cell office:value-type="float" office:value="0.672828">
                <text:p>0.672828</text:p>
              </table:table-cell>
              <table:table-cell office:value-type="float" office:value="0.562557">
                <text:p>0.5625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34908">
                <text:p>2.34908</text:p>
              </table:table-cell>
              <table:table-cell office:value-type="float" office:value="1.43652">
                <text:p>1.43652</text:p>
              </table:table-cell>
              <table:table-cell office:value-type="float" office:value="0.6619">
                <text:p>0.6619</text:p>
              </table:table-cell>
              <table:table-cell office:value-type="float" office:value="0.552775">
                <text:p>0.5527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1983">
                <text:p>2.1983</text:p>
              </table:table-cell>
              <table:table-cell office:value-type="float" office:value="1.35795">
                <text:p>1.35795</text:p>
              </table:table-cell>
              <table:table-cell office:value-type="float" office:value="0.651508">
                <text:p>0.651508</text:p>
              </table:table-cell>
              <table:table-cell office:value-type="float" office:value="0.543467">
                <text:p>0.5434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06402">
                <text:p>2.06402</text:p>
              </table:table-cell>
              <table:table-cell office:value-type="float" office:value="1.28722">
                <text:p>1.28722</text:p>
              </table:table-cell>
              <table:table-cell office:value-type="float" office:value="0.641618">
                <text:p>0.641618</text:p>
              </table:table-cell>
              <table:table-cell office:value-type="float" office:value="0.534605">
                <text:p>0.5346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4395">
                <text:p>1.94395</text:p>
              </table:table-cell>
              <table:table-cell office:value-type="float" office:value="1.22333">
                <text:p>1.22333</text:p>
              </table:table-cell>
              <table:table-cell office:value-type="float" office:value="0.632201">
                <text:p>0.632201</text:p>
              </table:table-cell>
              <table:table-cell office:value-type="float" office:value="0.526163">
                <text:p>0.5261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3619">
                <text:p>1.83619</text:p>
              </table:table-cell>
              <table:table-cell office:value-type="float" office:value="0.738168">
                <text:p>0.738168</text:p>
              </table:table-cell>
              <table:table-cell office:value-type="float" office:value="0.623229">
                <text:p>0.623229</text:p>
              </table:table-cell>
              <table:table-cell office:value-type="float" office:value="0.518116">
                <text:p>0.518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3916">
                <text:p>1.73916</text:p>
              </table:table-cell>
              <table:table-cell office:value-type="float" office:value="0.7286">
                <text:p>0.7286</text:p>
              </table:table-cell>
              <table:table-cell office:value-type="float" office:value="0.614675">
                <text:p>0.614675</text:p>
              </table:table-cell>
              <table:table-cell office:value-type="float" office:value="0.51044">
                <text:p>0.510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65148">
                <text:p>1.65148</text:p>
              </table:table-cell>
              <table:table-cell office:value-type="float" office:value="0.719477">
                <text:p>0.719477</text:p>
              </table:table-cell>
              <table:table-cell office:value-type="float" office:value="0.606516">
                <text:p>0.606516</text:p>
              </table:table-cell>
              <table:table-cell office:value-type="float" office:value="0.503116">
                <text:p>0.5031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7201">
                <text:p>1.57201</text:p>
              </table:table-cell>
              <table:table-cell office:value-type="float" office:value="0.710774">
                <text:p>0.710774</text:p>
              </table:table-cell>
              <table:table-cell office:value-type="float" office:value="0.598728">
                <text:p>0.598728</text:p>
              </table:table-cell>
              <table:table-cell office:value-type="float" office:value="0.496123">
                <text:p>0.4961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9977">
                <text:p>1.49977</text:p>
              </table:table-cell>
              <table:table-cell office:value-type="float" office:value="0.702465">
                <text:p>0.702465</text:p>
              </table:table-cell>
              <table:table-cell office:value-type="float" office:value="0.59129">
                <text:p>0.59129</text:p>
              </table:table-cell>
              <table:table-cell office:value-type="float" office:value="0.489441">
                <text:p>0.4894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3391">
                <text:p>1.43391</text:p>
              </table:table-cell>
              <table:table-cell office:value-type="float" office:value="0.694528">
                <text:p>0.694528</text:p>
              </table:table-cell>
              <table:table-cell office:value-type="float" office:value="0.584183">
                <text:p>0.584183</text:p>
              </table:table-cell>
              <table:table-cell office:value-type="float" office:value="0.483053">
                <text:p>0.4830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737">
                <text:p>1.3737</text:p>
              </table:table-cell>
              <table:table-cell office:value-type="float" office:value="0.686943">
                <text:p>0.686943</text:p>
              </table:table-cell>
              <table:table-cell office:value-type="float" office:value="0.577387">
                <text:p>0.577387</text:p>
              </table:table-cell>
              <table:table-cell office:value-type="float" office:value="0.476944">
                <text:p>0.4769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1851">
                <text:p>1.31851</text:p>
              </table:table-cell>
              <table:table-cell office:value-type="float" office:value="0.679688">
                <text:p>0.679688</text:p>
              </table:table-cell>
              <table:table-cell office:value-type="float" office:value="0.570885">
                <text:p>0.570885</text:p>
              </table:table-cell>
              <table:table-cell office:value-type="float" office:value="0.471098">
                <text:p>0.4710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901">
                <text:p>0.83901</text:p>
              </table:table-cell>
              <table:table-cell office:value-type="float" office:value="0.672746">
                <text:p>0.672746</text:p>
              </table:table-cell>
              <table:table-cell office:value-type="float" office:value="0.564662">
                <text:p>0.564662</text:p>
              </table:table-cell>
              <table:table-cell office:value-type="float" office:value="0.4655">
                <text:p>0.46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1238">
                <text:p>0.831238</text:p>
              </table:table-cell>
              <table:table-cell office:value-type="float" office:value="0.666099">
                <text:p>0.666099</text:p>
              </table:table-cell>
              <table:table-cell office:value-type="float" office:value="0.558701">
                <text:p>0.558701</text:p>
              </table:table-cell>
              <table:table-cell office:value-type="float" office:value="0.460137">
                <text:p>0.460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9417">
                <text:p>1.29417</text:p>
              </table:table-cell>
              <table:table-cell office:value-type="float" office:value="0.676324">
                <text:p>0.676324</text:p>
              </table:table-cell>
              <table:table-cell office:value-type="float" office:value="0.567836">
                <text:p>0.567836</text:p>
              </table:table-cell>
              <table:table-cell office:value-type="float" office:value="0.46833">
                <text:p>0.46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1384">
                <text:p>1.41384</text:p>
              </table:table-cell>
              <table:table-cell office:value-type="float" office:value="0.691905">
                <text:p>0.691905</text:p>
              </table:table-cell>
              <table:table-cell office:value-type="float" office:value="0.581765">
                <text:p>0.581765</text:p>
              </table:table-cell>
              <table:table-cell office:value-type="float" office:value="0.48083">
                <text:p>0.480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403">
                <text:p>1.5403</text:p>
              </table:table-cell>
              <table:table-cell office:value-type="float" office:value="0.706985">
                <text:p>0.706985</text:p>
              </table:table-cell>
              <table:table-cell office:value-type="float" office:value="0.59524">
                <text:p>0.59524</text:p>
              </table:table-cell>
              <table:table-cell office:value-type="float" office:value="0.492918">
                <text:p>0.4929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67226">
                <text:p>1.67226</text:p>
              </table:table-cell>
              <table:table-cell office:value-type="float" office:value="0.721444">
                <text:p>0.721444</text:p>
              </table:table-cell>
              <table:table-cell office:value-type="float" office:value="0.608154">
                <text:p>0.608154</text:p>
              </table:table-cell>
              <table:table-cell office:value-type="float" office:value="0.504498">
                <text:p>0.504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0946">
                <text:p>1.80946</text:p>
              </table:table-cell>
              <table:table-cell office:value-type="float" office:value="0.735307">
                <text:p>0.735307</text:p>
              </table:table-cell>
              <table:table-cell office:value-type="float" office:value="0.620531">
                <text:p>0.620531</text:p>
              </table:table-cell>
              <table:table-cell office:value-type="float" office:value="0.515592">
                <text:p>0.5155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5165">
                <text:p>1.95165</text:p>
              </table:table-cell>
              <table:table-cell office:value-type="float" office:value="1.22563">
                <text:p>1.22563</text:p>
              </table:table-cell>
              <table:table-cell office:value-type="float" office:value="0.632395">
                <text:p>0.632395</text:p>
              </table:table-cell>
              <table:table-cell office:value-type="float" office:value="0.526222">
                <text:p>0.526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09856">
                <text:p>2.09856</text:p>
              </table:table-cell>
              <table:table-cell office:value-type="float" office:value="1.30342">
                <text:p>1.30342</text:p>
              </table:table-cell>
              <table:table-cell office:value-type="float" office:value="0.643767">
                <text:p>0.643767</text:p>
              </table:table-cell>
              <table:table-cell office:value-type="float" office:value="0.53641">
                <text:p>0.536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4992">
                <text:p>2.24992</text:p>
              </table:table-cell>
              <table:table-cell office:value-type="float" office:value="1.38267">
                <text:p>1.38267</text:p>
              </table:table-cell>
              <table:table-cell office:value-type="float" office:value="0.654671">
                <text:p>0.654671</text:p>
              </table:table-cell>
              <table:table-cell office:value-type="float" office:value="0.546176">
                <text:p>0.546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40542">
                <text:p>2.40542</text:p>
              </table:table-cell>
              <table:table-cell office:value-type="float" office:value="1.46321">
                <text:p>1.46321</text:p>
              </table:table-cell>
              <table:table-cell office:value-type="float" office:value="0.665129">
                <text:p>0.665129</text:p>
              </table:table-cell>
              <table:table-cell office:value-type="float" office:value="0.555539">
                <text:p>0.555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56477">
                <text:p>2.56477</text:p>
              </table:table-cell>
              <table:table-cell office:value-type="float" office:value="1.54489">
                <text:p>1.54489</text:p>
              </table:table-cell>
              <table:table-cell office:value-type="float" office:value="0.675159">
                <text:p>0.675159</text:p>
              </table:table-cell>
              <table:table-cell office:value-type="float" office:value="0.564517">
                <text:p>0.5645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72765">
                <text:p>2.72765</text:p>
              </table:table-cell>
              <table:table-cell office:value-type="float" office:value="1.62756">
                <text:p>1.62756</text:p>
              </table:table-cell>
              <table:table-cell office:value-type="float" office:value="1.17498">
                <text:p>1.17498</text:p>
              </table:table-cell>
              <table:table-cell office:value-type="float" office:value="0.573129">
                <text:p>0.5731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89376">
                <text:p>2.89376</text:p>
              </table:table-cell>
              <table:table-cell office:value-type="float" office:value="1.71105">
                <text:p>1.71105</text:p>
              </table:table-cell>
              <table:table-cell office:value-type="float" office:value="1.22855">
                <text:p>1.22855</text:p>
              </table:table-cell>
              <table:table-cell office:value-type="float" office:value="0.581392">
                <text:p>0.5813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06279">
                <text:p>3.06279</text:p>
              </table:table-cell>
              <table:table-cell office:value-type="float" office:value="1.79524">
                <text:p>1.79524</text:p>
              </table:table-cell>
              <table:table-cell office:value-type="float" office:value="1.28227">
                <text:p>1.28227</text:p>
              </table:table-cell>
              <table:table-cell office:value-type="float" office:value="0.589321">
                <text:p>0.589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23442">
                <text:p>3.23442</text:p>
              </table:table-cell>
              <table:table-cell office:value-type="float" office:value="1.87998">
                <text:p>1.87998</text:p>
              </table:table-cell>
              <table:table-cell office:value-type="float" office:value="1.33604">
                <text:p>1.33604</text:p>
              </table:table-cell>
              <table:table-cell office:value-type="float" office:value="0.596933">
                <text:p>0.5969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0836">
                <text:p>3.40836</text:p>
              </table:table-cell>
              <table:table-cell office:value-type="float" office:value="1.96513">
                <text:p>1.96513</text:p>
              </table:table-cell>
              <table:table-cell office:value-type="float" office:value="1.38981">
                <text:p>1.38981</text:p>
              </table:table-cell>
              <table:table-cell office:value-type="float" office:value="0.604241">
                <text:p>0.6042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8431">
                <text:p>3.58431</text:p>
              </table:table-cell>
              <table:table-cell office:value-type="float" office:value="2.05057">
                <text:p>2.05057</text:p>
              </table:table-cell>
              <table:table-cell office:value-type="float" office:value="1.4435">
                <text:p>1.4435</text:p>
              </table:table-cell>
              <table:table-cell office:value-type="float" office:value="0.611261">
                <text:p>0.6112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76198">
                <text:p>3.76198</text:p>
              </table:table-cell>
              <table:table-cell office:value-type="float" office:value="2.13618">
                <text:p>2.13618</text:p>
              </table:table-cell>
              <table:table-cell office:value-type="float" office:value="1.49704">
                <text:p>1.49704</text:p>
              </table:table-cell>
              <table:table-cell office:value-type="float" office:value="0.618006">
                <text:p>0.618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94109">
                <text:p>3.94109</text:p>
              </table:table-cell>
              <table:table-cell office:value-type="float" office:value="2.22184">
                <text:p>2.22184</text:p>
              </table:table-cell>
              <table:table-cell office:value-type="float" office:value="1.55037">
                <text:p>1.55037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2138">
                <text:p>4.12138</text:p>
              </table:table-cell>
              <table:table-cell office:value-type="float" office:value="2.30744">
                <text:p>2.30744</text:p>
              </table:table-cell>
              <table:table-cell office:value-type="float" office:value="1.60344">
                <text:p>1.60344</text:p>
              </table:table-cell>
              <table:table-cell office:value-type="float" office:value="1.15854">
                <text:p>1.158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30258">
                <text:p>4.30258</text:p>
              </table:table-cell>
              <table:table-cell office:value-type="float" office:value="2.3929">
                <text:p>2.3929</text:p>
              </table:table-cell>
              <table:table-cell office:value-type="float" office:value="1.65619">
                <text:p>1.65619</text:p>
              </table:table-cell>
              <table:table-cell office:value-type="float" office:value="1.19255">
                <text:p>1.19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8446">
                <text:p>4.48446</text:p>
              </table:table-cell>
              <table:table-cell office:value-type="float" office:value="2.47811">
                <text:p>2.47811</text:p>
              </table:table-cell>
              <table:table-cell office:value-type="float" office:value="1.70859">
                <text:p>1.70859</text:p>
              </table:table-cell>
              <table:table-cell office:value-type="float" office:value="1.22622">
                <text:p>1.226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19915">
                <text:p>4.19915</text:p>
              </table:table-cell>
              <table:table-cell office:value-type="float" office:value="2.34574">
                <text:p>2.34574</text:p>
              </table:table-cell>
              <table:table-cell office:value-type="float" office:value="1.62766">
                <text:p>1.62766</text:p>
              </table:table-cell>
              <table:table-cell office:value-type="float" office:value="1.17448">
                <text:p>1.174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1385">
                <text:p>3.81385</text:p>
              </table:table-cell>
              <table:table-cell office:value-type="float" office:value="2.16342">
                <text:p>2.16342</text:p>
              </table:table-cell>
              <table:table-cell office:value-type="float" office:value="1.51488">
                <text:p>1.51488</text:p>
              </table:table-cell>
              <table:table-cell office:value-type="float" office:value="0.620287">
                <text:p>0.6202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48005">
                <text:p>3.48005</text:p>
              </table:table-cell>
              <table:table-cell office:value-type="float" office:value="2.00283">
                <text:p>2.00283</text:p>
              </table:table-cell>
              <table:table-cell office:value-type="float" office:value="1.41455">
                <text:p>1.41455</text:p>
              </table:table-cell>
              <table:table-cell office:value-type="float" office:value="0.60762">
                <text:p>0.607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1912">
                <text:p>3.1912</text:p>
              </table:table-cell>
              <table:table-cell office:value-type="float" office:value="1.86172">
                <text:p>1.86172</text:p>
              </table:table-cell>
              <table:table-cell office:value-type="float" office:value="1.32558">
                <text:p>1.32558</text:p>
              </table:table-cell>
              <table:table-cell office:value-type="float" office:value="0.595605">
                <text:p>0.5956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3986">
                <text:p>2.93986</text:p>
              </table:table-cell>
              <table:table-cell office:value-type="float" office:value="1.73715">
                <text:p>1.73715</text:p>
              </table:table-cell>
              <table:table-cell office:value-type="float" office:value="1.24636">
                <text:p>1.24636</text:p>
              </table:table-cell>
              <table:table-cell office:value-type="float" office:value="0.5842">
                <text:p>0.58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72001">
                <text:p>2.72001</text:p>
              </table:table-cell>
              <table:table-cell office:value-type="float" office:value="1.6267">
                <text:p>1.6267</text:p>
              </table:table-cell>
              <table:table-cell office:value-type="float" office:value="1.17555">
                <text:p>1.17555</text:p>
              </table:table-cell>
              <table:table-cell office:value-type="float" office:value="0.573366">
                <text:p>0.5733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2676">
                <text:p>2.52676</text:p>
              </table:table-cell>
              <table:table-cell office:value-type="float" office:value="1.52835">
                <text:p>1.52835</text:p>
              </table:table-cell>
              <table:table-cell office:value-type="float" office:value="0.673372">
                <text:p>0.673372</text:p>
              </table:table-cell>
              <table:table-cell office:value-type="float" office:value="0.563069">
                <text:p>0.5630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561">
                <text:p>2.3561</text:p>
              </table:table-cell>
              <table:table-cell office:value-type="float" office:value="1.44045">
                <text:p>1.44045</text:p>
              </table:table-cell>
              <table:table-cell office:value-type="float" office:value="0.662433">
                <text:p>0.662433</text:p>
              </table:table-cell>
              <table:table-cell office:value-type="float" office:value="0.553277">
                <text:p>0.5532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20473">
                <text:p>2.20473</text:p>
              </table:table-cell>
              <table:table-cell office:value-type="float" office:value="1.36159">
                <text:p>1.36159</text:p>
              </table:table-cell>
              <table:table-cell office:value-type="float" office:value="0.65203">
                <text:p>0.65203</text:p>
              </table:table-cell>
              <table:table-cell office:value-type="float" office:value="0.54396">
                <text:p>0.543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6992">
                <text:p>2.06992</text:p>
              </table:table-cell>
              <table:table-cell office:value-type="float" office:value="1.2906">
                <text:p>1.2906</text:p>
              </table:table-cell>
              <table:table-cell office:value-type="float" office:value="0.64213">
                <text:p>0.64213</text:p>
              </table:table-cell>
              <table:table-cell office:value-type="float" office:value="0.535088">
                <text:p>0.5350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4939">
                <text:p>1.94939</text:p>
              </table:table-cell>
              <table:table-cell office:value-type="float" office:value="1.22648">
                <text:p>1.22648</text:p>
              </table:table-cell>
              <table:table-cell office:value-type="float" office:value="0.632703">
                <text:p>0.632703</text:p>
              </table:table-cell>
              <table:table-cell office:value-type="float" office:value="0.526636">
                <text:p>0.5266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4123">
                <text:p>1.84123</text:p>
              </table:table-cell>
              <table:table-cell office:value-type="float" office:value="0.73869">
                <text:p>0.73869</text:p>
              </table:table-cell>
              <table:table-cell office:value-type="float" office:value="0.623721">
                <text:p>0.623721</text:p>
              </table:table-cell>
              <table:table-cell office:value-type="float" office:value="0.51858">
                <text:p>0.518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4383">
                <text:p>1.74383</text:p>
              </table:table-cell>
              <table:table-cell office:value-type="float" office:value="0.729112">
                <text:p>0.729112</text:p>
              </table:table-cell>
              <table:table-cell office:value-type="float" office:value="0.615158">
                <text:p>0.615158</text:p>
              </table:table-cell>
              <table:table-cell office:value-type="float" office:value="0.510896">
                <text:p>0.5108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65583">
                <text:p>1.65583</text:p>
              </table:table-cell>
              <table:table-cell office:value-type="float" office:value="0.719979">
                <text:p>0.719979</text:p>
              </table:table-cell>
              <table:table-cell office:value-type="float" office:value="0.606989">
                <text:p>0.606989</text:p>
              </table:table-cell>
              <table:table-cell office:value-type="float" office:value="0.503563">
                <text:p>0.5035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607">
                <text:p>1.57607</text:p>
              </table:table-cell>
              <table:table-cell office:value-type="float" office:value="0.711265">
                <text:p>0.711265</text:p>
              </table:table-cell>
              <table:table-cell office:value-type="float" office:value="0.599192">
                <text:p>0.599192</text:p>
              </table:table-cell>
              <table:table-cell office:value-type="float" office:value="0.496561">
                <text:p>0.4965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0357">
                <text:p>1.50357</text:p>
              </table:table-cell>
              <table:table-cell office:value-type="float" office:value="0.702947">
                <text:p>0.702947</text:p>
              </table:table-cell>
              <table:table-cell office:value-type="float" office:value="0.591745">
                <text:p>0.591745</text:p>
              </table:table-cell>
              <table:table-cell office:value-type="float" office:value="0.489871">
                <text:p>0.4898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3746">
                <text:p>1.43746</text:p>
              </table:table-cell>
              <table:table-cell office:value-type="float" office:value="0.695001">
                <text:p>0.695001</text:p>
              </table:table-cell>
              <table:table-cell office:value-type="float" office:value="0.584629">
                <text:p>0.584629</text:p>
              </table:table-cell>
              <table:table-cell office:value-type="float" office:value="0.483476">
                <text:p>0.4834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37704">
                <text:p>1.37704</text:p>
              </table:table-cell>
              <table:table-cell office:value-type="float" office:value="0.687407">
                <text:p>0.687407</text:p>
              </table:table-cell>
              <table:table-cell office:value-type="float" office:value="0.577825">
                <text:p>0.577825</text:p>
              </table:table-cell>
              <table:table-cell office:value-type="float" office:value="0.477359">
                <text:p>0.4773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2166">
                <text:p>1.32166</text:p>
              </table:table-cell>
              <table:table-cell office:value-type="float" office:value="0.680144">
                <text:p>0.680144</text:p>
              </table:table-cell>
              <table:table-cell office:value-type="float" office:value="0.571315">
                <text:p>0.571315</text:p>
              </table:table-cell>
              <table:table-cell office:value-type="float" office:value="0.471505">
                <text:p>0.471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9495">
                <text:p>0.839495</text:p>
              </table:table-cell>
              <table:table-cell office:value-type="float" office:value="0.673194">
                <text:p>0.673194</text:p>
              </table:table-cell>
              <table:table-cell office:value-type="float" office:value="0.565084">
                <text:p>0.565084</text:p>
              </table:table-cell>
              <table:table-cell office:value-type="float" office:value="0.465899">
                <text:p>0.4658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31713">
                <text:p>0.831713</text:p>
              </table:table-cell>
              <table:table-cell office:value-type="float" office:value="0.666539">
                <text:p>0.666539</text:p>
              </table:table-cell>
              <table:table-cell office:value-type="float" office:value="0.559115">
                <text:p>0.559115</text:p>
              </table:table-cell>
              <table:table-cell office:value-type="float" office:value="0.460529">
                <text:p>0.4605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9711">
                <text:p>1.29711</text:p>
              </table:table-cell>
              <table:table-cell office:value-type="float" office:value="0.676758">
                <text:p>0.676758</text:p>
              </table:table-cell>
              <table:table-cell office:value-type="float" office:value="0.568245">
                <text:p>0.568245</text:p>
              </table:table-cell>
              <table:table-cell office:value-type="float" office:value="0.468717">
                <text:p>0.4687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1703">
                <text:p>1.41703</text:p>
              </table:table-cell>
              <table:table-cell office:value-type="float" office:value="0.692334">
                <text:p>0.692334</text:p>
              </table:table-cell>
              <table:table-cell office:value-type="float" office:value="0.58217">
                <text:p>0.58217</text:p>
              </table:table-cell>
              <table:table-cell office:value-type="float" office:value="0.481213">
                <text:p>0.4812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4374">
                <text:p>1.54374</text:p>
              </table:table-cell>
              <table:table-cell office:value-type="float" office:value="0.70741">
                <text:p>0.70741</text:p>
              </table:table-cell>
              <table:table-cell office:value-type="float" office:value="0.595641">
                <text:p>0.595641</text:p>
              </table:table-cell>
              <table:table-cell office:value-type="float" office:value="0.493296">
                <text:p>0.4932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7595">
                <text:p>1.67595</text:p>
              </table:table-cell>
              <table:table-cell office:value-type="float" office:value="0.721865">
                <text:p>0.721865</text:p>
              </table:table-cell>
              <table:table-cell office:value-type="float" office:value="0.608551">
                <text:p>0.608551</text:p>
              </table:table-cell>
              <table:table-cell office:value-type="float" office:value="0.504872">
                <text:p>0.504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81341">
                <text:p>1.81341</text:p>
              </table:table-cell>
              <table:table-cell office:value-type="float" office:value="0.735722">
                <text:p>0.735722</text:p>
              </table:table-cell>
              <table:table-cell office:value-type="float" office:value="0.620923">
                <text:p>0.620923</text:p>
              </table:table-cell>
              <table:table-cell office:value-type="float" office:value="0.515961">
                <text:p>0.5159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5587">
                <text:p>1.95587</text:p>
              </table:table-cell>
              <table:table-cell office:value-type="float" office:value="1.22806">
                <text:p>1.22806</text:p>
              </table:table-cell>
              <table:table-cell office:value-type="float" office:value="0.632781">
                <text:p>0.632781</text:p>
              </table:table-cell>
              <table:table-cell office:value-type="float" office:value="0.526587">
                <text:p>0.5265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10305">
                <text:p>2.10305</text:p>
              </table:table-cell>
              <table:table-cell office:value-type="float" office:value="1.30598">
                <text:p>1.30598</text:p>
              </table:table-cell>
              <table:table-cell office:value-type="float" office:value="0.644149">
                <text:p>0.644149</text:p>
              </table:table-cell>
              <table:table-cell office:value-type="float" office:value="0.536771">
                <text:p>0.5367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25467">
                <text:p>2.25467</text:p>
              </table:table-cell>
              <table:table-cell office:value-type="float" office:value="1.38535">
                <text:p>1.38535</text:p>
              </table:table-cell>
              <table:table-cell office:value-type="float" office:value="0.655049">
                <text:p>0.655049</text:p>
              </table:table-cell>
              <table:table-cell office:value-type="float" office:value="0.546532">
                <text:p>0.5465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41044">
                <text:p>2.41044</text:p>
              </table:table-cell>
              <table:table-cell office:value-type="float" office:value="1.46601">
                <text:p>1.46601</text:p>
              </table:table-cell>
              <table:table-cell office:value-type="float" office:value="0.665501">
                <text:p>0.665501</text:p>
              </table:table-cell>
              <table:table-cell office:value-type="float" office:value="0.55589">
                <text:p>0.555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7005">
                <text:p>2.57005</text:p>
              </table:table-cell>
              <table:table-cell office:value-type="float" office:value="1.54781">
                <text:p>1.54781</text:p>
              </table:table-cell>
              <table:table-cell office:value-type="float" office:value="0.675526">
                <text:p>0.675526</text:p>
              </table:table-cell>
              <table:table-cell office:value-type="float" office:value="0.564863">
                <text:p>0.5648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332">
                <text:p>2.7332</text:p>
              </table:table-cell>
              <table:table-cell office:value-type="float" office:value="1.63059">
                <text:p>1.63059</text:p>
              </table:table-cell>
              <table:table-cell office:value-type="float" office:value="1.17704">
                <text:p>1.17704</text:p>
              </table:table-cell>
              <table:table-cell office:value-type="float" office:value="0.573471">
                <text:p>0.5734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89957">
                <text:p>2.89957</text:p>
              </table:table-cell>
              <table:table-cell office:value-type="float" office:value="1.7142">
                <text:p>1.7142</text:p>
              </table:table-cell>
              <table:table-cell office:value-type="float" office:value="1.23067">
                <text:p>1.23067</text:p>
              </table:table-cell>
              <table:table-cell office:value-type="float" office:value="0.581729">
                <text:p>0.5817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06885">
                <text:p>3.06885</text:p>
              </table:table-cell>
              <table:table-cell office:value-type="float" office:value="1.79849">
                <text:p>1.79849</text:p>
              </table:table-cell>
              <table:table-cell office:value-type="float" office:value="1.28445">
                <text:p>1.28445</text:p>
              </table:table-cell>
              <table:table-cell office:value-type="float" office:value="0.589653">
                <text:p>0.5896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4074">
                <text:p>3.24074</text:p>
              </table:table-cell>
              <table:table-cell office:value-type="float" office:value="1.88334">
                <text:p>1.88334</text:p>
              </table:table-cell>
              <table:table-cell office:value-type="float" office:value="1.33829">
                <text:p>1.33829</text:p>
              </table:table-cell>
              <table:table-cell office:value-type="float" office:value="0.59726">
                <text:p>0.597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41492">
                <text:p>3.41492</text:p>
              </table:table-cell>
              <table:table-cell office:value-type="float" office:value="1.96859">
                <text:p>1.96859</text:p>
              </table:table-cell>
              <table:table-cell office:value-type="float" office:value="1.39211">
                <text:p>1.39211</text:p>
              </table:table-cell>
              <table:table-cell office:value-type="float" office:value="0.604564">
                <text:p>0.6045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59111">
                <text:p>3.59111</text:p>
              </table:table-cell>
              <table:table-cell office:value-type="float" office:value="2.05413">
                <text:p>2.05413</text:p>
              </table:table-cell>
              <table:table-cell office:value-type="float" office:value="1.44585">
                <text:p>1.44585</text:p>
              </table:table-cell>
              <table:table-cell office:value-type="float" office:value="0.611579">
                <text:p>0.6115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76902">
                <text:p>3.76902</text:p>
              </table:table-cell>
              <table:table-cell office:value-type="float" office:value="2.13983">
                <text:p>2.13983</text:p>
              </table:table-cell>
              <table:table-cell office:value-type="float" office:value="1.49944">
                <text:p>1.49944</text:p>
              </table:table-cell>
              <table:table-cell office:value-type="float" office:value="0.618319">
                <text:p>0.6183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836">
                <text:p>3.94836</text:p>
              </table:table-cell>
              <table:table-cell office:value-type="float" office:value="2.22558">
                <text:p>2.22558</text:p>
              </table:table-cell>
              <table:table-cell office:value-type="float" office:value="1.55282">
                <text:p>1.55282</text:p>
              </table:table-cell>
              <table:table-cell office:value-type="float" office:value="1.12588">
                <text:p>1.12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12886">
                <text:p>4.12886</text:p>
              </table:table-cell>
              <table:table-cell office:value-type="float" office:value="2.31128">
                <text:p>2.31128</text:p>
              </table:table-cell>
              <table:table-cell office:value-type="float" office:value="1.60594">
                <text:p>1.60594</text:p>
              </table:table-cell>
              <table:table-cell office:value-type="float" office:value="1.16024">
                <text:p>1.160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31028">
                <text:p>4.31028</text:p>
              </table:table-cell>
              <table:table-cell office:value-type="float" office:value="2.39681">
                <text:p>2.39681</text:p>
              </table:table-cell>
              <table:table-cell office:value-type="float" office:value="1.65873">
                <text:p>1.65873</text:p>
              </table:table-cell>
              <table:table-cell office:value-type="float" office:value="1.19428">
                <text:p>1.194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49236">
                <text:p>4.49236</text:p>
              </table:table-cell>
              <table:table-cell office:value-type="float" office:value="2.4821">
                <text:p>2.4821</text:p>
              </table:table-cell>
              <table:table-cell office:value-type="float" office:value="1.71117">
                <text:p>1.71117</text:p>
              </table:table-cell>
              <table:table-cell office:value-type="float" office:value="1.22796">
                <text:p>1.22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20637">
                <text:p>4.20637</text:p>
              </table:table-cell>
              <table:table-cell office:value-type="float" office:value="2.34943">
                <text:p>2.34943</text:p>
              </table:table-cell>
              <table:table-cell office:value-type="float" office:value="1.63007">
                <text:p>1.63007</text:p>
              </table:table-cell>
              <table:table-cell office:value-type="float" office:value="1.17611">
                <text:p>1.17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82025">
                <text:p>3.82025</text:p>
              </table:table-cell>
              <table:table-cell office:value-type="float" office:value="2.16675">
                <text:p>2.16675</text:p>
              </table:table-cell>
              <table:table-cell office:value-type="float" office:value="1.51706">
                <text:p>1.51706</text:p>
              </table:table-cell>
              <table:table-cell office:value-type="float" office:value="0.620568">
                <text:p>0.6205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48574">
                <text:p>3.48574</text:p>
              </table:table-cell>
              <table:table-cell office:value-type="float" office:value="2.00584">
                <text:p>2.00584</text:p>
              </table:table-cell>
              <table:table-cell office:value-type="float" office:value="1.41655">
                <text:p>1.41655</text:p>
              </table:table-cell>
              <table:table-cell office:value-type="float" office:value="0.607896">
                <text:p>0.6078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1963">
                <text:p>3.1963</text:p>
              </table:table-cell>
              <table:table-cell office:value-type="float" office:value="1.86446">
                <text:p>1.86446</text:p>
              </table:table-cell>
              <table:table-cell office:value-type="float" office:value="1.32741">
                <text:p>1.32741</text:p>
              </table:table-cell>
              <table:table-cell office:value-type="float" office:value="0.595875">
                <text:p>0.595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4445">
                <text:p>2.94445</text:p>
              </table:table-cell>
              <table:table-cell office:value-type="float" office:value="1.73965">
                <text:p>1.73965</text:p>
              </table:table-cell>
              <table:table-cell office:value-type="float" office:value="1.24805">
                <text:p>1.24805</text:p>
              </table:table-cell>
              <table:table-cell office:value-type="float" office:value="0.584464">
                <text:p>0.5844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72416">
                <text:p>2.72416</text:p>
              </table:table-cell>
              <table:table-cell office:value-type="float" office:value="1.62898">
                <text:p>1.62898</text:p>
              </table:table-cell>
              <table:table-cell office:value-type="float" office:value="1.1771">
                <text:p>1.1771</text:p>
              </table:table-cell>
              <table:table-cell office:value-type="float" office:value="0.573625">
                <text:p>0.573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53053">
                <text:p>2.53053</text:p>
              </table:table-cell>
              <table:table-cell office:value-type="float" office:value="1.53045">
                <text:p>1.53045</text:p>
              </table:table-cell>
              <table:table-cell office:value-type="float" office:value="0.67364">
                <text:p>0.67364</text:p>
              </table:table-cell>
              <table:table-cell office:value-type="float" office:value="0.563323">
                <text:p>0.5633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35954">
                <text:p>2.35954</text:p>
              </table:table-cell>
              <table:table-cell office:value-type="float" office:value="1.44239">
                <text:p>1.44239</text:p>
              </table:table-cell>
              <table:table-cell office:value-type="float" office:value="0.662696">
                <text:p>0.662696</text:p>
              </table:table-cell>
              <table:table-cell office:value-type="float" office:value="0.553526">
                <text:p>0.5535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20788">
                <text:p>2.20788</text:p>
              </table:table-cell>
              <table:table-cell office:value-type="float" office:value="1.36339">
                <text:p>1.36339</text:p>
              </table:table-cell>
              <table:table-cell office:value-type="float" office:value="0.652288">
                <text:p>0.652288</text:p>
              </table:table-cell>
              <table:table-cell office:value-type="float" office:value="0.544203">
                <text:p>0.5442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7282">
                <text:p>2.07282</text:p>
              </table:table-cell>
              <table:table-cell office:value-type="float" office:value="1.29227">
                <text:p>1.29227</text:p>
              </table:table-cell>
              <table:table-cell office:value-type="float" office:value="0.642382">
                <text:p>0.642382</text:p>
              </table:table-cell>
              <table:table-cell office:value-type="float" office:value="0.535327">
                <text:p>0.5353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5206">
                <text:p>1.95206</text:p>
              </table:table-cell>
              <table:table-cell office:value-type="float" office:value="1.22803">
                <text:p>1.22803</text:p>
              </table:table-cell>
              <table:table-cell office:value-type="float" office:value="0.63295">
                <text:p>0.63295</text:p>
              </table:table-cell>
              <table:table-cell office:value-type="float" office:value="0.52687">
                <text:p>0.526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8437">
                <text:p>1.8437</text:p>
              </table:table-cell>
              <table:table-cell office:value-type="float" office:value="0.738946">
                <text:p>0.738946</text:p>
              </table:table-cell>
              <table:table-cell office:value-type="float" office:value="0.623963">
                <text:p>0.623963</text:p>
              </table:table-cell>
              <table:table-cell office:value-type="float" office:value="0.518809">
                <text:p>0.5188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74612">
                <text:p>1.74612</text:p>
              </table:table-cell>
              <table:table-cell office:value-type="float" office:value="0.729363">
                <text:p>0.729363</text:p>
              </table:table-cell>
              <table:table-cell office:value-type="float" office:value="0.615395">
                <text:p>0.615395</text:p>
              </table:table-cell>
              <table:table-cell office:value-type="float" office:value="0.511121">
                <text:p>0.5111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5796">
                <text:p>1.65796</text:p>
              </table:table-cell>
              <table:table-cell office:value-type="float" office:value="0.720225">
                <text:p>0.720225</text:p>
              </table:table-cell>
              <table:table-cell office:value-type="float" office:value="0.607222">
                <text:p>0.607222</text:p>
              </table:table-cell>
              <table:table-cell office:value-type="float" office:value="0.503783">
                <text:p>0.5037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7806">
                <text:p>1.57806</text:p>
              </table:table-cell>
              <table:table-cell office:value-type="float" office:value="0.711507">
                <text:p>0.711507</text:p>
              </table:table-cell>
              <table:table-cell office:value-type="float" office:value="0.59942">
                <text:p>0.59942</text:p>
              </table:table-cell>
              <table:table-cell office:value-type="float" office:value="0.496777">
                <text:p>0.4967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0542">
                <text:p>1.50542</text:p>
              </table:table-cell>
              <table:table-cell office:value-type="float" office:value="0.703184">
                <text:p>0.703184</text:p>
              </table:table-cell>
              <table:table-cell office:value-type="float" office:value="0.591969">
                <text:p>0.591969</text:p>
              </table:table-cell>
              <table:table-cell office:value-type="float" office:value="0.490083">
                <text:p>0.4900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43921">
                <text:p>1.43921</text:p>
              </table:table-cell>
              <table:table-cell office:value-type="float" office:value="0.695234">
                <text:p>0.695234</text:p>
              </table:table-cell>
              <table:table-cell office:value-type="float" office:value="0.584849">
                <text:p>0.584849</text:p>
              </table:table-cell>
              <table:table-cell office:value-type="float" office:value="0.483684">
                <text:p>0.4836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7868">
                <text:p>1.37868</text:p>
              </table:table-cell>
              <table:table-cell office:value-type="float" office:value="0.687635">
                <text:p>0.687635</text:p>
              </table:table-cell>
              <table:table-cell office:value-type="float" office:value="0.578041">
                <text:p>0.578041</text:p>
              </table:table-cell>
              <table:table-cell office:value-type="float" office:value="0.477564">
                <text:p>0.4775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232">
                <text:p>1.3232</text:p>
              </table:table-cell>
              <table:table-cell office:value-type="float" office:value="0.680368">
                <text:p>0.680368</text:p>
              </table:table-cell>
              <table:table-cell office:value-type="float" office:value="0.571527">
                <text:p>0.571527</text:p>
              </table:table-cell>
              <table:table-cell office:value-type="float" office:value="0.471706">
                <text:p>0.4717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9732">
                <text:p>0.839732</text:p>
              </table:table-cell>
              <table:table-cell office:value-type="float" office:value="0.673413">
                <text:p>0.673413</text:p>
              </table:table-cell>
              <table:table-cell office:value-type="float" office:value="0.565292">
                <text:p>0.565292</text:p>
              </table:table-cell>
              <table:table-cell office:value-type="float" office:value="0.466097">
                <text:p>0.4660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1946">
                <text:p>0.831946</text:p>
              </table:table-cell>
              <table:table-cell office:value-type="float" office:value="0.666754">
                <text:p>0.666754</text:p>
              </table:table-cell>
              <table:table-cell office:value-type="float" office:value="0.55932">
                <text:p>0.55932</text:p>
              </table:table-cell>
              <table:table-cell office:value-type="float" office:value="0.460722">
                <text:p>0.460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9856">
                <text:p>1.29856</text:p>
              </table:table-cell>
              <table:table-cell office:value-type="float" office:value="0.676971">
                <text:p>0.676971</text:p>
              </table:table-cell>
              <table:table-cell office:value-type="float" office:value="0.568447">
                <text:p>0.568447</text:p>
              </table:table-cell>
              <table:table-cell office:value-type="float" office:value="0.468908">
                <text:p>0.468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41859">
                <text:p>1.41859</text:p>
              </table:table-cell>
              <table:table-cell office:value-type="float" office:value="0.692545">
                <text:p>0.692545</text:p>
              </table:table-cell>
              <table:table-cell office:value-type="float" office:value="0.58237">
                <text:p>0.58237</text:p>
              </table:table-cell>
              <table:table-cell office:value-type="float" office:value="0.481403">
                <text:p>0.4814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4542">
                <text:p>1.54542</text:p>
              </table:table-cell>
              <table:table-cell office:value-type="float" office:value="0.707619">
                <text:p>0.707619</text:p>
              </table:table-cell>
              <table:table-cell office:value-type="float" office:value="0.595838">
                <text:p>0.595838</text:p>
              </table:table-cell>
              <table:table-cell office:value-type="float" office:value="0.493483">
                <text:p>0.4934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7776">
                <text:p>1.67776</text:p>
              </table:table-cell>
              <table:table-cell office:value-type="float" office:value="0.722071">
                <text:p>0.722071</text:p>
              </table:table-cell>
              <table:table-cell office:value-type="float" office:value="0.608746">
                <text:p>0.608746</text:p>
              </table:table-cell>
              <table:table-cell office:value-type="float" office:value="0.505057">
                <text:p>0.5050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81535">
                <text:p>1.81535</text:p>
              </table:table-cell>
              <table:table-cell office:value-type="float" office:value="0.735926">
                <text:p>0.735926</text:p>
              </table:table-cell>
              <table:table-cell office:value-type="float" office:value="0.621116">
                <text:p>0.621116</text:p>
              </table:table-cell>
              <table:table-cell office:value-type="float" office:value="0.516144">
                <text:p>0.516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5793">
                <text:p>1.95793</text:p>
              </table:table-cell>
              <table:table-cell office:value-type="float" office:value="1.22926">
                <text:p>1.22926</text:p>
              </table:table-cell>
              <table:table-cell office:value-type="float" office:value="0.632972">
                <text:p>0.632972</text:p>
              </table:table-cell>
              <table:table-cell office:value-type="float" office:value="0.526768">
                <text:p>0.5267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0524">
                <text:p>2.10524</text:p>
              </table:table-cell>
              <table:table-cell office:value-type="float" office:value="1.30724">
                <text:p>1.30724</text:p>
              </table:table-cell>
              <table:table-cell office:value-type="float" office:value="0.644337">
                <text:p>0.644337</text:p>
              </table:table-cell>
              <table:table-cell office:value-type="float" office:value="0.536949">
                <text:p>0.5369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57">
                <text:p>2.257</text:p>
              </table:table-cell>
              <table:table-cell office:value-type="float" office:value="1.38667">
                <text:p>1.38667</text:p>
              </table:table-cell>
              <table:table-cell office:value-type="float" office:value="0.655234">
                <text:p>0.655234</text:p>
              </table:table-cell>
              <table:table-cell office:value-type="float" office:value="0.546707">
                <text:p>0.5467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4129">
                <text:p>2.4129</text:p>
              </table:table-cell>
              <table:table-cell office:value-type="float" office:value="1.46739">
                <text:p>1.46739</text:p>
              </table:table-cell>
              <table:table-cell office:value-type="float" office:value="0.665684">
                <text:p>0.665684</text:p>
              </table:table-cell>
              <table:table-cell office:value-type="float" office:value="0.556063">
                <text:p>0.5560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7264">
                <text:p>2.57264</text:p>
              </table:table-cell>
              <table:table-cell office:value-type="float" office:value="1.54924">
                <text:p>1.54924</text:p>
              </table:table-cell>
              <table:table-cell office:value-type="float" office:value="0.675707">
                <text:p>0.675707</text:p>
              </table:table-cell>
              <table:table-cell office:value-type="float" office:value="0.565034">
                <text:p>0.5650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73591">
                <text:p>2.73591</text:p>
              </table:table-cell>
              <table:table-cell office:value-type="float" office:value="1.63208">
                <text:p>1.63208</text:p>
              </table:table-cell>
              <table:table-cell office:value-type="float" office:value="1.17806">
                <text:p>1.17806</text:p>
              </table:table-cell>
              <table:table-cell office:value-type="float" office:value="0.573639">
                <text:p>0.5736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0241">
                <text:p>2.90241</text:p>
              </table:table-cell>
              <table:table-cell office:value-type="float" office:value="1.71574">
                <text:p>1.71574</text:p>
              </table:table-cell>
              <table:table-cell office:value-type="float" office:value="1.23172">
                <text:p>1.23172</text:p>
              </table:table-cell>
              <table:table-cell office:value-type="float" office:value="0.581895">
                <text:p>0.5818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07182">
                <text:p>3.07182</text:p>
              </table:table-cell>
              <table:table-cell office:value-type="float" office:value="1.80009">
                <text:p>1.80009</text:p>
              </table:table-cell>
              <table:table-cell office:value-type="float" office:value="1.28553">
                <text:p>1.28553</text:p>
              </table:table-cell>
              <table:table-cell office:value-type="float" office:value="0.589817">
                <text:p>0.5898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24383">
                <text:p>3.24383</text:p>
              </table:table-cell>
              <table:table-cell office:value-type="float" office:value="1.88499">
                <text:p>1.88499</text:p>
              </table:table-cell>
              <table:table-cell office:value-type="float" office:value="1.33939">
                <text:p>1.33939</text:p>
              </table:table-cell>
              <table:table-cell office:value-type="float" office:value="0.597421">
                <text:p>0.597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1814">
                <text:p>3.41814</text:p>
              </table:table-cell>
              <table:table-cell office:value-type="float" office:value="1.97029">
                <text:p>1.97029</text:p>
              </table:table-cell>
              <table:table-cell office:value-type="float" office:value="1.39324">
                <text:p>1.39324</text:p>
              </table:table-cell>
              <table:table-cell office:value-type="float" office:value="0.604723">
                <text:p>0.6047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59444">
                <text:p>3.59444</text:p>
              </table:table-cell>
              <table:table-cell office:value-type="float" office:value="2.05588">
                <text:p>2.05588</text:p>
              </table:table-cell>
              <table:table-cell office:value-type="float" office:value="1.44701">
                <text:p>1.44701</text:p>
              </table:table-cell>
              <table:table-cell office:value-type="float" office:value="0.611736">
                <text:p>0.6117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77246">
                <text:p>3.77246</text:p>
              </table:table-cell>
              <table:table-cell office:value-type="float" office:value="2.14163">
                <text:p>2.14163</text:p>
              </table:table-cell>
              <table:table-cell office:value-type="float" office:value="1.50063">
                <text:p>1.50063</text:p>
              </table:table-cell>
              <table:table-cell office:value-type="float" office:value="0.618473">
                <text:p>0.6184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95191">
                <text:p>3.95191</text:p>
              </table:table-cell>
              <table:table-cell office:value-type="float" office:value="2.22742">
                <text:p>2.22742</text:p>
              </table:table-cell>
              <table:table-cell office:value-type="float" office:value="1.55403">
                <text:p>1.55403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13253">
                <text:p>4.13253</text:p>
              </table:table-cell>
              <table:table-cell office:value-type="float" office:value="2.31316">
                <text:p>2.31316</text:p>
              </table:table-cell>
              <table:table-cell office:value-type="float" office:value="1.60717">
                <text:p>1.60717</text:p>
              </table:table-cell>
              <table:table-cell office:value-type="float" office:value="1.16108">
                <text:p>1.161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1405">
                <text:p>4.31405</text:p>
              </table:table-cell>
              <table:table-cell office:value-type="float" office:value="2.39874">
                <text:p>2.39874</text:p>
              </table:table-cell>
              <table:table-cell office:value-type="float" office:value="1.65999">
                <text:p>1.65999</text:p>
              </table:table-cell>
              <table:table-cell office:value-type="float" office:value="1.19513">
                <text:p>1.195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9623">
                <text:p>4.49623</text:p>
              </table:table-cell>
              <table:table-cell office:value-type="float" office:value="2.48406">
                <text:p>2.48406</text:p>
              </table:table-cell>
              <table:table-cell office:value-type="float" office:value="1.71244">
                <text:p>1.71244</text:p>
              </table:table-cell>
              <table:table-cell office:value-type="float" office:value="1.22883">
                <text:p>1.22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20991">
                <text:p>4.20991</text:p>
              </table:table-cell>
              <table:table-cell office:value-type="float" office:value="2.35125">
                <text:p>2.35125</text:p>
              </table:table-cell>
              <table:table-cell office:value-type="float" office:value="1.63126">
                <text:p>1.63126</text:p>
              </table:table-cell>
              <table:table-cell office:value-type="float" office:value="1.17692">
                <text:p>1.176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82339">
                <text:p>3.82339</text:p>
              </table:table-cell>
              <table:table-cell office:value-type="float" office:value="2.16838">
                <text:p>2.16838</text:p>
              </table:table-cell>
              <table:table-cell office:value-type="float" office:value="1.51814">
                <text:p>1.51814</text:p>
              </table:table-cell>
              <table:table-cell office:value-type="float" office:value="0.620708">
                <text:p>0.6207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48853">
                <text:p>3.48853</text:p>
              </table:table-cell>
              <table:table-cell office:value-type="float" office:value="2.00732">
                <text:p>2.00732</text:p>
              </table:table-cell>
              <table:table-cell office:value-type="float" office:value="1.41753">
                <text:p>1.41753</text:p>
              </table:table-cell>
              <table:table-cell office:value-type="float" office:value="0.608032">
                <text:p>0.6080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988">
                <text:p>3.1988</text:p>
              </table:table-cell>
              <table:table-cell office:value-type="float" office:value="1.8658">
                <text:p>1.8658</text:p>
              </table:table-cell>
              <table:table-cell office:value-type="float" office:value="1.32832">
                <text:p>1.32832</text:p>
              </table:table-cell>
              <table:table-cell office:value-type="float" office:value="0.596008">
                <text:p>0.5960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467">
                <text:p>2.9467</text:p>
              </table:table-cell>
              <table:table-cell office:value-type="float" office:value="1.74087">
                <text:p>1.74087</text:p>
              </table:table-cell>
              <table:table-cell office:value-type="float" office:value="1.24888">
                <text:p>1.24888</text:p>
              </table:table-cell>
              <table:table-cell office:value-type="float" office:value="0.584594">
                <text:p>0.584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72619">
                <text:p>2.72619</text:p>
              </table:table-cell>
              <table:table-cell office:value-type="float" office:value="1.6301">
                <text:p>1.6301</text:p>
              </table:table-cell>
              <table:table-cell office:value-type="float" office:value="1.17787">
                <text:p>1.17787</text:p>
              </table:table-cell>
              <table:table-cell office:value-type="float" office:value="0.573752">
                <text:p>0.5737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53237">
                <text:p>2.53237</text:p>
              </table:table-cell>
              <table:table-cell office:value-type="float" office:value="1.53149">
                <text:p>1.53149</text:p>
              </table:table-cell>
              <table:table-cell office:value-type="float" office:value="0.673772">
                <text:p>0.673772</text:p>
              </table:table-cell>
              <table:table-cell office:value-type="float" office:value="0.563448">
                <text:p>0.563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36122">
                <text:p>2.36122</text:p>
              </table:table-cell>
              <table:table-cell office:value-type="float" office:value="1.44334">
                <text:p>1.44334</text:p>
              </table:table-cell>
              <table:table-cell office:value-type="float" office:value="0.662825">
                <text:p>0.662825</text:p>
              </table:table-cell>
              <table:table-cell office:value-type="float" office:value="0.553648">
                <text:p>0.5536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20942">
                <text:p>2.20942</text:p>
              </table:table-cell>
              <table:table-cell office:value-type="float" office:value="1.36427">
                <text:p>1.36427</text:p>
              </table:table-cell>
              <table:table-cell office:value-type="float" office:value="0.652414">
                <text:p>0.652414</text:p>
              </table:table-cell>
              <table:table-cell office:value-type="float" office:value="0.544323">
                <text:p>0.5443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07423">
                <text:p>2.07423</text:p>
              </table:table-cell>
              <table:table-cell office:value-type="float" office:value="1.29308">
                <text:p>1.29308</text:p>
              </table:table-cell>
              <table:table-cell office:value-type="float" office:value="0.642507">
                <text:p>0.642507</text:p>
              </table:table-cell>
              <table:table-cell office:value-type="float" office:value="0.535444">
                <text:p>0.5354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5337">
                <text:p>1.95337</text:p>
              </table:table-cell>
              <table:table-cell office:value-type="float" office:value="1.22879">
                <text:p>1.22879</text:p>
              </table:table-cell>
              <table:table-cell office:value-type="float" office:value="0.633072">
                <text:p>0.633072</text:p>
              </table:table-cell>
              <table:table-cell office:value-type="float" office:value="0.526986">
                <text:p>0.5269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4491">
                <text:p>1.84491</text:p>
              </table:table-cell>
              <table:table-cell office:value-type="float" office:value="0.739072">
                <text:p>0.739072</text:p>
              </table:table-cell>
              <table:table-cell office:value-type="float" office:value="0.624082">
                <text:p>0.624082</text:p>
              </table:table-cell>
              <table:table-cell office:value-type="float" office:value="0.518923">
                <text:p>0.5189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74724">
                <text:p>1.74724</text:p>
              </table:table-cell>
              <table:table-cell office:value-type="float" office:value="0.729487">
                <text:p>0.729487</text:p>
              </table:table-cell>
              <table:table-cell office:value-type="float" office:value="0.615512">
                <text:p>0.615512</text:p>
              </table:table-cell>
              <table:table-cell office:value-type="float" office:value="0.511232">
                <text:p>0.5112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5901">
                <text:p>1.65901</text:p>
              </table:table-cell>
              <table:table-cell office:value-type="float" office:value="0.720346">
                <text:p>0.720346</text:p>
              </table:table-cell>
              <table:table-cell office:value-type="float" office:value="0.607337">
                <text:p>0.607337</text:p>
              </table:table-cell>
              <table:table-cell office:value-type="float" office:value="0.503892">
                <text:p>0.5038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7903">
                <text:p>1.57903</text:p>
              </table:table-cell>
              <table:table-cell office:value-type="float" office:value="0.711626">
                <text:p>0.711626</text:p>
              </table:table-cell>
              <table:table-cell office:value-type="float" office:value="0.599533">
                <text:p>0.599533</text:p>
              </table:table-cell>
              <table:table-cell office:value-type="float" office:value="0.496884">
                <text:p>0.4968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0633">
                <text:p>1.50633</text:p>
              </table:table-cell>
              <table:table-cell office:value-type="float" office:value="0.703301">
                <text:p>0.703301</text:p>
              </table:table-cell>
              <table:table-cell office:value-type="float" office:value="0.59208">
                <text:p>0.59208</text:p>
              </table:table-cell>
              <table:table-cell office:value-type="float" office:value="0.490188">
                <text:p>0.490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4006">
                <text:p>1.44006</text:p>
              </table:table-cell>
              <table:table-cell office:value-type="float" office:value="0.695348">
                <text:p>0.695348</text:p>
              </table:table-cell>
              <table:table-cell office:value-type="float" office:value="0.584957">
                <text:p>0.584957</text:p>
              </table:table-cell>
              <table:table-cell office:value-type="float" office:value="0.483787">
                <text:p>0.4837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7948">
                <text:p>1.37948</text:p>
              </table:table-cell>
              <table:table-cell office:value-type="float" office:value="0.687747">
                <text:p>0.687747</text:p>
              </table:table-cell>
              <table:table-cell office:value-type="float" office:value="0.578147">
                <text:p>0.578147</text:p>
              </table:table-cell>
              <table:table-cell office:value-type="float" office:value="0.477665">
                <text:p>0.4776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32396">
                <text:p>1.32396</text:p>
              </table:table-cell>
              <table:table-cell office:value-type="float" office:value="0.680477">
                <text:p>0.680477</text:p>
              </table:table-cell>
              <table:table-cell office:value-type="float" office:value="0.571632">
                <text:p>0.571632</text:p>
              </table:table-cell>
              <table:table-cell office:value-type="float" office:value="0.471805">
                <text:p>0.471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39847">
                <text:p>0.839847</text:p>
              </table:table-cell>
              <table:table-cell office:value-type="float" office:value="0.673521">
                <text:p>0.673521</text:p>
              </table:table-cell>
              <table:table-cell office:value-type="float" office:value="0.565394">
                <text:p>0.565394</text:p>
              </table:table-cell>
              <table:table-cell office:value-type="float" office:value="0.466194">
                <text:p>0.4661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3206">
                <text:p>0.83206</text:p>
              </table:table-cell>
              <table:table-cell office:value-type="float" office:value="0.66686">
                <text:p>0.66686</text:p>
              </table:table-cell>
              <table:table-cell office:value-type="float" office:value="0.55942">
                <text:p>0.55942</text:p>
              </table:table-cell>
              <table:table-cell office:value-type="float" office:value="0.460818">
                <text:p>0.460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